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238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13.7pt"/>
    </style:style>
    <style:style style:name="co13" style:family="table-column">
      <style:table-column-properties fo:break-before="auto" style:column-width="103.66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86.71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89.01pt"/>
    </style:style>
    <style:style style:name="co18" style:family="table-column">
      <style:table-column-properties fo:break-before="auto" style:column-width="119.91pt"/>
    </style:style>
    <style:style style:name="co19" style:family="table-column">
      <style:table-column-properties fo:break-before="auto" style:column-width="100.6pt"/>
    </style:style>
    <style:style style:name="co20" style:family="table-column">
      <style:table-column-properties fo:break-before="auto" style:column-width="110.61pt"/>
    </style:style>
    <style:style style:name="co21" style:family="table-column">
      <style:table-column-properties fo:break-before="auto" style:column-width="114.46pt"/>
    </style:style>
    <style:style style:name="co22" style:family="table-column">
      <style:table-column-properties fo:break-before="auto" style:column-width="105.99pt"/>
    </style:style>
    <style:style style:name="co23" style:family="table-column">
      <style:table-column-properties fo:break-before="auto" style:column-width="106.75pt"/>
    </style:style>
    <style:style style:name="co24" style:family="table-column">
      <style:table-column-properties fo:break-before="auto" style:column-width="74.35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55.06pt"/>
    </style:style>
    <style:style style:name="co27" style:family="table-column">
      <style:table-column-properties fo:break-before="auto" style:column-width="125.15pt"/>
    </style:style>
    <style:style style:name="co28" style:family="table-column">
      <style:table-column-properties fo:break-before="auto" style:column-width="78.29pt"/>
    </style:style>
    <style:style style:name="co29" style:family="table-column">
      <style:table-column-properties fo:break-before="auto" style:column-width="98.16pt"/>
    </style:style>
    <style:style style:name="co30" style:family="table-column">
      <style:table-column-properties fo:break-before="auto" style:column-width="149.75pt"/>
    </style:style>
    <style:style style:name="co31" style:family="table-column">
      <style:table-column-properties fo:break-before="auto" style:column-width="109.84pt"/>
    </style:style>
    <style:style style:name="co32" style:family="table-column">
      <style:table-column-properties fo:break-before="auto" style:column-width="64.8pt"/>
    </style:style>
    <style:style style:name="co33" style:family="table-column">
      <style:table-column-properties fo:break-before="auto" style:column-width="105.36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81.55pt"/>
    </style:style>
    <style:style style:name="co36" style:family="table-column">
      <style:table-column-properties fo:break-before="auto" style:column-width="138.16pt"/>
    </style:style>
    <style:style style:name="co37" style:family="table-column">
      <style:table-column-properties fo:break-before="auto" style:column-width="152.96pt"/>
    </style:style>
    <style:style style:name="co38" style:family="table-column">
      <style:table-column-properties fo:break-before="auto" style:column-width="103.41pt"/>
    </style:style>
    <style:style style:name="co39" style:family="table-column">
      <style:table-column-properties fo:break-before="auto" style:column-width="133pt"/>
    </style:style>
    <style:style style:name="co40" style:family="table-column">
      <style:table-column-properties fo:break-before="auto" style:column-width="11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7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2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>
      <style:table-cell-properties fo:border-bottom="none" fo:border-left="0.99pt solid #000000" fo:border-right="none" fo:border-top="none"/>
    </style:style>
    <style:style style:name="ce2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3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4" style:family="table-cell" style:parent-style-name="Pivot_20_Table_20_Value" style:data-style-name="N0"/>
    <style:style style:name="ce3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8" style:family="table-cell" style:parent-style-name="Pivot_20_Table_20_Value" style:data-style-name="N99">
      <style:table-cell-properties fo:border-bottom="none" fo:border-left="none" fo:border-right="none" fo:border-top="0.99pt solid #000000"/>
    </style:style>
    <style:style style:name="ce39" style:family="table-cell" style:parent-style-name="Pivot_20_Table_20_Value" style:data-style-name="N99"/>
    <style:style style:name="ce40" style:family="table-cell" style:parent-style-name="Pivot_20_Table_20_Value" style:data-style-name="N99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99">
      <style:table-cell-properties fo:border-bottom="0.99pt solid #000000" fo:border-left="none" fo:border-right="none" fo:border-top="0.99pt solid #000000"/>
    </style:style>
    <style:style style:name="ce42" style:family="table-cell" style:parent-style-name="Pivot_20_Table_20_Value" style:data-style-name="N99">
      <style:table-cell-properties fo:border-bottom="2.01pt solid #000000" fo:border-left="none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6" table:default-cell-style-name="Default"/>
        <table:table-row table:style-name="ro1">
          <table:table-cell office:value-type="string" calcext:value-type="string">
            <text:p>solv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timelimi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jval_reported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solver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decoun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rel_objval_error</text:p>
          </table:table-cell>
          <table:table-cell office:value-type="string" calcext:value-type="string">
            <text:p>max_linear_violation</text:p>
          </table:table-cell>
          <table:table-cell office:value-type="string" calcext:value-type="string">
            <text:p>max_soc_violation</text:p>
          </table:table-cell>
          <table:table-cell office:value-type="string" calcext:value-type="string">
            <text:p>max_socrot_violation</text:p>
          </table:table-cell>
          <table:table-cell office:value-type="string" calcext:value-type="string">
            <text:p>max_exp_violation</text:p>
          </table:table-cell>
          <table:table-cell office:value-type="string" calcext:value-type="string">
            <text:p>max_psd_violation</text:p>
          </table:table-cell>
          <table:table-cell office:value-type="string" calcext:value-type="string">
            <text:p>max_int_violation</text:p>
          </table:table-cell>
          <table:table-cell office:value-type="string" calcext:value-type="string">
            <text:p>validator_status</text:p>
          </table:table-cell>
          <table:table-cell office:value-type="string" calcext:value-type="string">
            <text:p>validator_relobjdiff</text:p>
          </table:table-cell>
          <table:table-cell office:value-type="string" calcext:value-type="string">
            <text:p>conic_subproblem_count</text:p>
          </table:table-cell>
          <table:table-cell office:value-type="string" calcext:value-type="string">
            <text:p>conic_optimal_count</text:p>
          </table:table-cell>
          <table:table-cell office:value-type="string" calcext:value-type="string">
            <text:p>conic_infeasible_count</text:p>
          </table:table-cell>
          <table:table-cell office:value-type="string" calcext:value-type="string">
            <text:p>conic_relaxation_status</text:p>
          </table:table-cell>
          <table:table-cell office:value-type="string" calcext:value-type="string">
            <text:p>conic_subproblem_time</text:p>
          </table:table-cell>
          <table:table-cell office:value-type="string" calcext:value-type="string">
            <text:p>conic_relaxation_time</text:p>
          </table:table-cell>
          <table:table-cell office:value-type="string" calcext:value-type="string">
            <text:p>mip_subproblem_time</text:p>
          </table:table-cell>
          <table:table-cell office:value-type="string" calcext:value-type="string">
            <text:p>iteration_count</text:p>
          </table:table-cell>
          <table:table-cell table:style-name="Default" office:value-type="string" calcext:value-type="string">
            <text:p>relax success?</text:p>
          </table:table-cell>
          <table:table-cell office:value-type="string" calcext:value-type="string">
            <text:p>subp 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conic vio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otal conic time</text:p>
          </table:table-cell>
          <table:table-cell office:value-type="string" calcext:value-type="string">
            <text:p>MSD MIP time (mip – subprob)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77828998" calcext:value-type="float">
            <text:p>-0.0837954378</text:p>
          </table:table-cell>
          <table:table-cell office:value-type="float" office:value="-0.0837954377705402" calcext:value-type="float">
            <text:p>-0.0837954378</text:p>
          </table:table-cell>
          <table:table-cell office:value-type="float" office:value="0.0135278701782227" calcext:value-type="float">
            <text:p>0.0135278702</text:p>
          </table:table-cell>
          <table:table-cell office:value-type="float" office:value="0.0138709545135498" calcext:value-type="float">
            <text:p>0.01387095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89576212258908" calcext:value-type="float">
            <text:p>1.89576212258908E-13</text:p>
          </table:table-cell>
          <table:table-cell office:value-type="float" office:value="0.0000000000184324430718696" calcext:value-type="float">
            <text:p>1.84324430718696E-11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2" calcext:value-type="float">
            <text:p>2</text:p>
          </table:table-cell>
          <table:table-cell table:formula="of:=([.X2]=&quot;Optimal&quot;)" office:value-type="boolean" office:boolean-value="true" calcext:value-type="boolean">
            <text:p>TRUE</text:p>
          </table:table-cell>
          <table:table-cell table:formula="of:=[.U2]-[.V2]-[.W2]" office:value-type="float" office:value="0" calcext:value-type="float">
            <text:p>0</text:p>
          </table:table-cell>
          <table:table-cell table:formula="of:=[.Y2]/[.U2]" office:value-type="float" office:value="0.00105" calcext:value-type="float">
            <text:p>0.00105</text:p>
          </table:table-cell>
          <table:table-cell table:formula="of:=MAX([.N2:.Q2])" office:value-type="float" office:value="0.0000000000184324430718696" calcext:value-type="float">
            <text:p>1.84324430718696E-11</text:p>
          </table:table-cell>
          <table:table-cell table:formula="of:=([.F2]-[.G2])/(ABS([.F2])+0.00001)" office:value-type="float" office:value="-0.000000000147479683681396" calcext:value-type="float">
            <text:p>-1.47479683681396E-10</text:p>
          </table:table-cell>
          <table:table-cell table:formula="of:=[.Y2]+[.Z2]" office:value-type="float" office:value="0.00369" calcext:value-type="float">
            <text:p>0.00369</text:p>
          </table:table-cell>
          <table:table-cell table:formula="of:=[.AA2]-[.Y2]" office:value-type="float" office:value="0.00627" calcext:value-type="float">
            <text:p>0.00627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1037526" calcext:value-type="float">
            <text:p>-0.110850201</text:p>
          </table:table-cell>
          <table:table-cell office:value-type="float" office:value="-0.110850525328985" calcext:value-type="float">
            <text:p>-0.1108505253</text:p>
          </table:table-cell>
          <table:table-cell office:value-type="float" office:value="0.125081777572632" calcext:value-type="float">
            <text:p>0.1250817776</text:p>
          </table:table-cell>
          <table:table-cell office:value-type="float" office:value="0.12543797492981" calcext:value-type="float">
            <text:p>0.125437974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283298198630599" calcext:value-type="float">
            <text:p>0.000002833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[.X3]=&quot;Optimal&quot;)" office:value-type="boolean" office:boolean-value="true" calcext:value-type="boolean">
            <text:p>TRUE</text:p>
          </table:table-cell>
          <table:table-cell table:formula="of:=[.U3]-[.V3]-[.W3]" office:value-type="float" office:value="0" calcext:value-type="float">
            <text:p>0</text:p>
          </table:table-cell>
          <table:table-cell table:formula="of:=[.Y3]/[.U3]" office:value-type="float" office:value="0.00251" calcext:value-type="float">
            <text:p>0.00251</text:p>
          </table:table-cell>
          <table:table-cell table:formula="of:=MAX([.N3:.Q3])" office:value-type="float" office:value="0.00000283298198630599" calcext:value-type="float">
            <text:p>0.000002833</text:p>
          </table:table-cell>
          <table:table-cell table:formula="of:=([.F3]-[.G3])/(ABS([.F3])+0.00001)" office:value-type="float" office:value="0.00000292522885553786" calcext:value-type="float">
            <text:p>2.92522885553786E-06</text:p>
          </table:table-cell>
          <table:table-cell table:formula="of:=[.Y3]+[.Z3]" office:value-type="float" office:value="0.01168" calcext:value-type="float">
            <text:p>0.01168</text:p>
          </table:table-cell>
          <table:table-cell table:formula="of:=[.AA3]-[.Y3]" office:value-type="float" office:value="0.10347" calcext:value-type="float">
            <text:p>0.10347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42224093" calcext:value-type="float">
            <text:p>-0.1338766422</text:p>
          </table:table-cell>
          <table:table-cell office:value-type="float" office:value="-0.133877886110522" calcext:value-type="float">
            <text:p>-0.1338778861</text:p>
          </table:table-cell>
          <table:table-cell office:value-type="float" office:value="2.32098698616028" calcext:value-type="float">
            <text:p>2.3209869862</text:p>
          </table:table-cell>
          <table:table-cell office:value-type="float" office:value="2.32148218154907" calcext:value-type="float">
            <text:p>2.321482181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8915411731667" calcext:value-type="float">
            <text:p>2.8915411731667E-13</text:p>
          </table:table-cell>
          <table:table-cell office:value-type="float" office:value="0.000000000141466706404803" calcext:value-type="float">
            <text:p>1.41466706404803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22" calcext:value-type="float">
            <text:p>0.0122</text:p>
          </table:table-cell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table:formula="of:=([.X4]=&quot;Optimal&quot;)" office:value-type="boolean" office:boolean-value="true" calcext:value-type="boolean">
            <text:p>TRUE</text:p>
          </table:table-cell>
          <table:table-cell table:formula="of:=[.U4]-[.V4]-[.W4]" office:value-type="float" office:value="0" calcext:value-type="float">
            <text:p>0</text:p>
          </table:table-cell>
          <table:table-cell table:formula="of:=[.Y4]/[.U4]" office:value-type="float" office:value="0.006425" calcext:value-type="float">
            <text:p>0.006425</text:p>
          </table:table-cell>
          <table:table-cell table:formula="of:=MAX([.N4:.Q4])" office:value-type="float" office:value="0.000000000141466706404803" calcext:value-type="float">
            <text:p>1.41466706404803E-10</text:p>
          </table:table-cell>
          <table:table-cell table:formula="of:=([.F4]-[.G4])/(ABS([.F4])+0.00001)" office:value-type="float" office:value="0.00000929059395571132" calcext:value-type="float">
            <text:p>9.29059395571132E-06</text:p>
          </table:table-cell>
          <table:table-cell table:formula="of:=[.Y4]+[.Z4]" office:value-type="float" office:value="0.0379" calcext:value-type="float">
            <text:p>0.0379</text:p>
          </table:table-cell>
          <table:table-cell table:formula="of:=[.AA4]-[.Y4]" office:value-type="float" office:value="2.2343" calcext:value-type="float">
            <text:p>2.2343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7789481" calcext:value-type="float">
            <text:p>-0.1474013678</text:p>
          </table:table-cell>
          <table:table-cell office:value-type="float" office:value="-0.147401385944751" calcext:value-type="float">
            <text:p>-0.1474013859</text:p>
          </table:table-cell>
          <table:table-cell office:value-type="float" office:value="1.38673901557922" calcext:value-type="float">
            <text:p>1.3867390156</text:p>
          </table:table-cell>
          <table:table-cell office:value-type="float" office:value="1.38732695579529" calcext:value-type="float">
            <text:p>1.387326955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0419226760459135" calcext:value-type="float">
            <text:p>4.19226760459135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1" calcext:value-type="float">
            <text:p>0.0441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table:formula="of:=([.X5]=&quot;Optimal&quot;)" office:value-type="boolean" office:boolean-value="true" calcext:value-type="boolean">
            <text:p>TRUE</text:p>
          </table:table-cell>
          <table:table-cell table:formula="of:=[.U5]-[.V5]-[.W5]" office:value-type="float" office:value="0" calcext:value-type="float">
            <text:p>0</text:p>
          </table:table-cell>
          <table:table-cell table:formula="of:=[.Y5]/[.U5]" office:value-type="float" office:value="0.03025" calcext:value-type="float">
            <text:p>0.03025</text:p>
          </table:table-cell>
          <table:table-cell table:formula="of:=MAX([.N5:.Q5])" office:value-type="float" office:value="0.0000000419226760459135" calcext:value-type="float">
            <text:p>4.19226760459135E-08</text:p>
          </table:table-cell>
          <table:table-cell table:formula="of:=([.F5]-[.G5])/(ABS([.F5])+0.00001)" office:value-type="float" office:value="0.000000123160583080116" calcext:value-type="float">
            <text:p>1.23160583080116E-07</text:p>
          </table:table-cell>
          <table:table-cell table:formula="of:=[.Y5]+[.Z5]" office:value-type="float" office:value="0.1651" calcext:value-type="float">
            <text:p>0.1651</text:p>
          </table:table-cell>
          <table:table-cell table:formula="of:=[.AA5]-[.Y5]"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56271866" calcext:value-type="float">
            <text:p>-0.1487883563</text:p>
          </table:table-cell>
          <table:table-cell office:value-type="float" office:value="-0.148788356025056" calcext:value-type="float">
            <text:p>-0.148788356</text:p>
          </table:table-cell>
          <table:table-cell office:value-type="float" office:value="0.56532883644104" calcext:value-type="float">
            <text:p>0.5653288364</text:p>
          </table:table-cell>
          <table:table-cell office:value-type="float" office:value="0.566238880157471" calcext:value-type="float">
            <text:p>0.56623888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76464745593741" calcext:value-type="float">
            <text:p>1.76464745593741E-13</text:p>
          </table:table-cell>
          <table:table-cell office:value-type="float" office:value="0.00000000012435198704086" calcext:value-type="float">
            <text:p>1.243519870408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formula="of:=([.X6]=&quot;Optimal&quot;)" office:value-type="boolean" office:boolean-value="true" calcext:value-type="boolean">
            <text:p>TRUE</text:p>
          </table:table-cell>
          <table:table-cell table:formula="of:=[.U6]-[.V6]-[.W6]" office:value-type="float" office:value="0" calcext:value-type="float">
            <text:p>0</text:p>
          </table:table-cell>
          <table:table-cell table:formula="of:=[.Y6]/[.U6]" office:value-type="float" office:value="0.134" calcext:value-type="float">
            <text:p>0.134</text:p>
          </table:table-cell>
          <table:table-cell table:formula="of:=MAX([.N6:.Q6])" office:value-type="float" office:value="0.00000000012435198704086" calcext:value-type="float">
            <text:p>1.2435198704086E-10</text:p>
          </table:table-cell>
          <table:table-cell table:formula="of:=([.F6]-[.G6])/(ABS([.F6])+0.00001)" office:value-type="float" office:value="-0.00000000165868760446467" calcext:value-type="float">
            <text:p>-1.65868760446467E-09</text:p>
          </table:table-cell>
          <table:table-cell table:formula="of:=[.Y6]+[.Z6]" office:value-type="float" office:value="0.334" calcext:value-type="float">
            <text:p>0.334</text:p>
          </table:table-cell>
          <table:table-cell table:formula="of:=[.AA6]-[.Y6]"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203606" calcext:value-type="float">
            <text:p>-0.1699927062</text:p>
          </table:table-cell>
          <table:table-cell office:value-type="float" office:value="-0.169992702053498" calcext:value-type="float">
            <text:p>-0.1699927021</text:p>
          </table:table-cell>
          <table:table-cell office:value-type="float" office:value="9.14856910705566" calcext:value-type="float">
            <text:p>9.1485691071</text:p>
          </table:table-cell>
          <table:table-cell office:value-type="float" office:value="9.15094113349915" calcext:value-type="float">
            <text:p>9.15094113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0984623629289" calcext:value-type="float">
            <text:p>2.70984623629289E-13</text:p>
          </table:table-cell>
          <table:table-cell office:value-type="float" office:value="0.000000000697651630909846" calcext:value-type="float">
            <text:p>6.9765163090984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float" office:value="6.15" calcext:value-type="float">
            <text:p>6.15</text:p>
          </table:table-cell>
          <table:table-cell office:value-type="float" office:value="2" calcext:value-type="float">
            <text:p>2</text:p>
          </table:table-cell>
          <table:table-cell table:formula="of:=([.X7]=&quot;Optimal&quot;)" office:value-type="boolean" office:boolean-value="true" calcext:value-type="boolean">
            <text:p>TRUE</text:p>
          </table:table-cell>
          <table:table-cell table:formula="of:=[.U7]-[.V7]-[.W7]" office:value-type="float" office:value="0" calcext:value-type="float">
            <text:p>0</text:p>
          </table:table-cell>
          <table:table-cell table:formula="of:=[.Y7]/[.U7]" office:value-type="float" office:value="0.605" calcext:value-type="float">
            <text:p>0.605</text:p>
          </table:table-cell>
          <table:table-cell table:formula="of:=MAX([.N7:.Q7])" office:value-type="float" office:value="0.000000000697651630909846" calcext:value-type="float">
            <text:p>6.97651630909846E-10</text:p>
          </table:table-cell>
          <table:table-cell table:formula="of:=([.F7]-[.G7])/(ABS([.F7])+0.00001)" office:value-type="float" office:value="-0.0000000244120114316293" calcext:value-type="float">
            <text:p>-2.44120114316293E-08</text:p>
          </table:table-cell>
          <table:table-cell table:formula="of:=[.Y7]+[.Z7]" office:value-type="float" office:value="2.91" calcext:value-type="float">
            <text:p>2.91</text:p>
          </table:table-cell>
          <table:table-cell table:formula="of:=[.AA7]-[.Y7]"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0552527114" calcext:value-type="float">
            <text:p>-0.0837950553</text:p>
          </table:table-cell>
          <table:table-cell office:value-type="float" office:value="-0.083795437351846" calcext:value-type="float">
            <text:p>-0.0837954374</text:p>
          </table:table-cell>
          <table:table-cell office:value-type="float" office:value="0.00865507125854492" calcext:value-type="float">
            <text:p>0.0086550713</text:p>
          </table:table-cell>
          <table:table-cell office:value-type="float" office:value="0.00900602340698242" calcext:value-type="float">
            <text:p>0.0090060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4.64212002171394E-015" calcext:value-type="float">
            <text:p>4.64212002171394E-15</text:p>
          </table:table-cell>
          <table:table-cell office:value-type="float" office:value="0.0000000118613677282942" calcext:value-type="float">
            <text:p>1.18613677282942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401" calcext:value-type="float">
            <text:p>0.00401</text:p>
          </table:table-cell>
          <table:table-cell office:value-type="string" calcext:value-type="string">
            <text:p><text:s/></text:p>
          </table:table-cell>
          <table:table-cell table:formula="of:=([.X8]=&quot;Optimal&quot;)" office:value-type="boolean" office:boolean-value="true" calcext:value-type="boolean">
            <text:p>TRUE</text:p>
          </table:table-cell>
          <table:table-cell table:formula="of:=[.U8]-[.V8]-[.W8]" office:value-type="float" office:value="0" calcext:value-type="float">
            <text:p>0</text:p>
          </table:table-cell>
          <table:table-cell table:formula="of:=[.Y8]/[.U8]" office:value-type="float" office:value="0.00111" calcext:value-type="float">
            <text:p>0.00111</text:p>
          </table:table-cell>
          <table:table-cell table:formula="of:=MAX([.N8:.Q8])" office:value-type="float" office:value="0.0000000118613677282942" calcext:value-type="float">
            <text:p>1.18613677282942E-08</text:p>
          </table:table-cell>
          <table:table-cell table:formula="of:=([.F8]-[.G8])/(ABS([.F8])+0.00001)" office:value-type="float" office:value="0.00000455938049868466" calcext:value-type="float">
            <text:p>4.55938049868466E-06</text:p>
          </table:table-cell>
          <table:table-cell table:formula="of:=[.Y8]+[.Z8]" office:value-type="float" office:value="0.00412" calcext:value-type="float">
            <text:p>0.00412</text:p>
          </table:table-cell>
          <table:table-cell table:formula="of:=[.AA8]-[.Y8]"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42802197" calcext:value-type="float">
            <text:p>-0.110850428</text:p>
          </table:table-cell>
          <table:table-cell office:value-type="float" office:value="-0.110850598203881" calcext:value-type="float">
            <text:p>-0.1108505982</text:p>
          </table:table-cell>
          <table:table-cell office:value-type="float" office:value="0.17128586769104" calcext:value-type="float">
            <text:p>0.1712858677</text:p>
          </table:table-cell>
          <table:table-cell office:value-type="float" office:value="0.171715974807739" calcext:value-type="float">
            <text:p>0.17171597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J_CPLEX_MOSEK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539578865184" calcext:value-type="float">
            <text:p>0.000002654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</text:p>
          </table:table-cell>
          <table:table-cell table:formula="of:=([.X9]=&quot;Optimal&quot;)" office:value-type="boolean" office:boolean-value="true" calcext:value-type="boolean">
            <text:p>TRUE</text:p>
          </table:table-cell>
          <table:table-cell table:formula="of:=[.U9]-[.V9]-[.W9]" office:value-type="float" office:value="0" calcext:value-type="float">
            <text:p>0</text:p>
          </table:table-cell>
          <table:table-cell table:formula="of:=[.Y9]/[.U9]" office:value-type="float" office:value="0.001784" calcext:value-type="float">
            <text:p>0.001784</text:p>
          </table:table-cell>
          <table:table-cell table:formula="of:=MAX([.N9:.Q9])" office:value-type="float" office:value="0.0000026539578865184" calcext:value-type="float">
            <text:p>0.000002654</text:p>
          </table:table-cell>
          <table:table-cell table:formula="of:=([.F9]-[.G9])/(ABS([.F9])+0.00001)" office:value-type="float" office:value="0.0000015351006129445" calcext:value-type="float">
            <text:p>1.5351006129445E-06</text:p>
          </table:table-cell>
          <table:table-cell table:formula="of:=[.Y9]+[.Z9]" office:value-type="float" office:value="0.01379" calcext:value-type="float">
            <text:p>0.01379</text:p>
          </table:table-cell>
          <table:table-cell table:formula="of:=[.AA9]-[.Y9]" office:value-type="float" office:value="0.15508" calcext:value-type="float">
            <text:p>0.15508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7395578643" calcext:value-type="float">
            <text:p>-0.1338773956</text:p>
          </table:table-cell>
          <table:table-cell office:value-type="float" office:value="-0.133878385315476" calcext:value-type="float">
            <text:p>-0.1338783853</text:p>
          </table:table-cell>
          <table:table-cell office:value-type="float" office:value="1.22290015220642" calcext:value-type="float">
            <text:p>1.2229001522</text:p>
          </table:table-cell>
          <table:table-cell office:value-type="float" office:value="1.22339510917664" calcext:value-type="float">
            <text:p>1.223395109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AJ_CPLEX_MOSEK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361731017649997" calcext:value-type="float">
            <text:p>3.6173101764999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</text:p>
          </table:table-cell>
          <table:table-cell table:formula="of:=([.X10]=&quot;Optimal&quot;)" office:value-type="boolean" office:boolean-value="true" calcext:value-type="boolean">
            <text:p>TRUE</text:p>
          </table:table-cell>
          <table:table-cell table:formula="of:=[.U10]-[.V10]-[.W10]" office:value-type="float" office:value="0" calcext:value-type="float">
            <text:p>0</text:p>
          </table:table-cell>
          <table:table-cell table:formula="of:=[.Y10]/[.U10]" office:value-type="float" office:value="0.00341428571428571" calcext:value-type="float">
            <text:p>0.0034142857</text:p>
          </table:table-cell>
          <table:table-cell table:formula="of:=MAX([.N10:.Q10])" office:value-type="float" office:value="0.00000361731017649997" calcext:value-type="float">
            <text:p>3.61731017649997E-06</text:p>
          </table:table-cell>
          <table:table-cell table:formula="of:=([.F10]-[.G10])/(ABS([.F10])+0.00001)" office:value-type="float" office:value="0.00000739230775787784" calcext:value-type="float">
            <text:p>7.39230775787784E-06</text:p>
          </table:table-cell>
          <table:table-cell table:formula="of:=[.Y10]+[.Z10]" office:value-type="float" office:value="0.05593" calcext:value-type="float">
            <text:p>0.05593</text:p>
          </table:table-cell>
          <table:table-cell table:formula="of:=[.AA10]-[.Y10]" office:value-type="float" office:value="1.1622" calcext:value-type="float">
            <text:p>1.162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399565176362" calcext:value-type="float">
            <text:p>-0.1473995652</text:p>
          </table:table-cell>
          <table:table-cell office:value-type="float" office:value="-0.147400987073841" calcext:value-type="float">
            <text:p>-0.1474009871</text:p>
          </table:table-cell>
          <table:table-cell office:value-type="float" office:value="0.479613065719605" calcext:value-type="float">
            <text:p>0.4796130657</text:p>
          </table:table-cell>
          <table:table-cell office:value-type="float" office:value="0.480232000350952" calcext:value-type="float">
            <text:p>0.4802320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J_CPLEX_MOSEK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144147917344878" calcext:value-type="float">
            <text:p>1.44147917344878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<text:s/></text:p>
          </table:table-cell>
          <table:table-cell table:formula="of:=([.X11]=&quot;Optimal&quot;)" office:value-type="boolean" office:boolean-value="true" calcext:value-type="boolean">
            <text:p>TRUE</text:p>
          </table:table-cell>
          <table:table-cell table:formula="of:=[.U11]-[.V11]-[.W11]" office:value-type="float" office:value="0" calcext:value-type="float">
            <text:p>0</text:p>
          </table:table-cell>
          <table:table-cell table:formula="of:=[.Y11]/[.U11]" office:value-type="float" office:value="0.0057" calcext:value-type="float">
            <text:p>0.0057</text:p>
          </table:table-cell>
          <table:table-cell table:formula="of:=MAX([.N11:.Q11])" office:value-type="float" office:value="0.00000144147917344878" calcext:value-type="float">
            <text:p>1.44147917344878E-06</text:p>
          </table:table-cell>
          <table:table-cell table:formula="of:=([.F11]-[.G11])/(ABS([.F11])+0.00001)" office:value-type="float" office:value="0.0000096458969760904" calcext:value-type="float">
            <text:p>9.6458969760904E-06</text:p>
          </table:table-cell>
          <table:table-cell table:formula="of:=[.Y11]+[.Z11]" office:value-type="float" office:value="0.0427" calcext:value-type="float">
            <text:p>0.0427</text:p>
          </table:table-cell>
          <table:table-cell table:formula="of:=[.AA11]-[.Y11]" office:value-type="float" office:value="0.4292" calcext:value-type="float">
            <text:p>0.429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849112" calcext:value-type="float">
            <text:p>-0.1487883608</text:p>
          </table:table-cell>
          <table:table-cell office:value-type="float" office:value="-0.148788316750435" calcext:value-type="float">
            <text:p>-0.1487883168</text:p>
          </table:table-cell>
          <table:table-cell office:value-type="float" office:value="0.354962110519409" calcext:value-type="float">
            <text:p>0.3549621105</text:p>
          </table:table-cell>
          <table:table-cell office:value-type="float" office:value="0.355884075164795" calcext:value-type="float">
            <text:p>0.355884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31956945370604" calcext:value-type="float">
            <text:p>1.31956945370604E-13</text:p>
          </table:table-cell>
          <table:table-cell office:value-type="float" office:value="0.00000000490376056427877" calcext:value-type="float">
            <text:p>4.90376056427877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</text:p>
          </table:table-cell>
          <table:table-cell table:formula="of:=([.X12]=&quot;Optimal&quot;)" office:value-type="boolean" office:boolean-value="true" calcext:value-type="boolean">
            <text:p>TRUE</text:p>
          </table:table-cell>
          <table:table-cell table:formula="of:=[.U12]-[.V12]-[.W12]" office:value-type="float" office:value="0" calcext:value-type="float">
            <text:p>0</text:p>
          </table:table-cell>
          <table:table-cell table:formula="of:=[.Y12]/[.U12]" office:value-type="float" office:value="0.01295" calcext:value-type="float">
            <text:p>0.01295</text:p>
          </table:table-cell>
          <table:table-cell table:formula="of:=MAX([.N12:.Q12])" office:value-type="float" office:value="0.00000000490376056427877" calcext:value-type="float">
            <text:p>4.90376056427877E-09</text:p>
          </table:table-cell>
          <table:table-cell table:formula="of:=([.F12]-[.G12])/(ABS([.F12])+0.00001)" office:value-type="float" office:value="-0.000000296365341232254" calcext:value-type="float">
            <text:p>-2.96365341232254E-07</text:p>
          </table:table-cell>
          <table:table-cell table:formula="of:=[.Y12]+[.Z12]" office:value-type="float" office:value="0.0934" calcext:value-type="float">
            <text:p>0.0934</text:p>
          </table:table-cell>
          <table:table-cell table:formula="of:=[.AA12]-[.Y12]" office:value-type="float" office:value="0.2361" calcext:value-type="float">
            <text:p>0.2361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16877841" calcext:value-type="float">
            <text:p>-0.1699927169</text:p>
          </table:table-cell>
          <table:table-cell office:value-type="float" office:value="-0.169992316987566" calcext:value-type="float">
            <text:p>-0.169992317</text:p>
          </table:table-cell>
          <table:table-cell office:value-type="float" office:value="1.66317796707153" calcext:value-type="float">
            <text:p>1.6631779671</text:p>
          </table:table-cell>
          <table:table-cell office:value-type="float" office:value="1.66584205627441" calcext:value-type="float">
            <text:p>1.665842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493953557369629" calcext:value-type="float">
            <text:p>4.93953557369629E-09</text:p>
          </table:table-cell>
          <table:table-cell office:value-type="float" office:value="0.00000000894824204317191" calcext:value-type="float">
            <text:p>8.94824204317191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311" calcext:value-type="float">
            <text:p>0.311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<text:s/></text:p>
          </table:table-cell>
          <table:table-cell table:formula="of:=([.X13]=&quot;Optimal&quot;)" office:value-type="boolean" office:boolean-value="true" calcext:value-type="boolean">
            <text:p>TRUE</text:p>
          </table:table-cell>
          <table:table-cell table:formula="of:=[.U13]-[.V13]-[.W13]" office:value-type="float" office:value="0" calcext:value-type="float">
            <text:p>0</text:p>
          </table:table-cell>
          <table:table-cell table:formula="of:=[.Y13]/[.U13]" office:value-type="float" office:value="0.0486" calcext:value-type="float">
            <text:p>0.0486</text:p>
          </table:table-cell>
          <table:table-cell table:formula="of:=MAX([.N13:.Q13])" office:value-type="float" office:value="0.00000000894824204317191" calcext:value-type="float">
            <text:p>8.94824204317191E-09</text:p>
          </table:table-cell>
          <table:table-cell table:formula="of:=([.F13]-[.G13])/(ABS([.F13])+0.00001)" office:value-type="float" office:value="-0.00000235225814239189" calcext:value-type="float">
            <text:p>-2.35225814239189E-06</text:p>
          </table:table-cell>
          <table:table-cell table:formula="of:=[.Y13]+[.Z13]" office:value-type="float" office:value="0.3596" calcext:value-type="float">
            <text:p>0.3596</text:p>
          </table:table-cell>
          <table:table-cell table:formula="of:=[.AA13]-[.Y13]" office:value-type="float" office:value="1.2214" calcext:value-type="float">
            <text:p>1.221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95117016" calcext:value-type="float">
            <text:p>-0.0837954395</text:p>
          </table:table-cell>
          <table:table-cell office:value-type="float" office:value="-0.083795437351846" calcext:value-type="float">
            <text:p>-0.0837954374</text:p>
          </table:table-cell>
          <table:table-cell office:value-type="float" office:value="0.0166330337524414" calcext:value-type="float">
            <text:p>0.0166330338</text:p>
          </table:table-cell>
          <table:table-cell office:value-type="float" office:value="0.0169479846954346" calcext:value-type="float">
            <text:p>0.016947984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83811299514502" calcext:value-type="float">
            <text:p>1.83811299514502E-14</text:p>
          </table:table-cell>
          <table:table-cell office:value-type="float" office:value="0.00000000387420086289669" calcext:value-type="float">
            <text:p>3.87420086289669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" calcext:value-type="float">
            <text:p>2</text:p>
          </table:table-cell>
          <table:table-cell table:formula="of:=([.X14]=&quot;Optimal&quot;)" office:value-type="boolean" office:boolean-value="true" calcext:value-type="boolean">
            <text:p>TRUE</text:p>
          </table:table-cell>
          <table:table-cell table:formula="of:=[.U14]-[.V14]-[.W14]" office:value-type="float" office:value="0" calcext:value-type="float">
            <text:p>0</text:p>
          </table:table-cell>
          <table:table-cell table:formula="of:=[.Y14]/[.U14]" office:value-type="float" office:value="0.00112" calcext:value-type="float">
            <text:p>0.00112</text:p>
          </table:table-cell>
          <table:table-cell table:formula="of:=MAX([.N14:.Q14])" office:value-type="float" office:value="0.00000000387420086289669" calcext:value-type="float">
            <text:p>3.87420086289669E-09</text:p>
          </table:table-cell>
          <table:table-cell table:formula="of:=([.F14]-[.G14])/(ABS([.F14])+0.00001)" office:value-type="float" office:value="-0.0000000257722601138134" calcext:value-type="float">
            <text:p>-2.57722601138134E-08</text:p>
          </table:table-cell>
          <table:table-cell table:formula="of:=[.Y14]+[.Z14]" office:value-type="float" office:value="0.00517" calcext:value-type="float">
            <text:p>0.00517</text:p>
          </table:table-cell>
          <table:table-cell table:formula="of:=[.AA14]-[.Y14]" office:value-type="float" office:value="0.00651" calcext:value-type="float">
            <text:p>0.00651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3116153" calcext:value-type="float">
            <text:p>-0.1108502031</text:p>
          </table:table-cell>
          <table:table-cell office:value-type="float" office:value="-0.110850935164185" calcext:value-type="float">
            <text:p>-0.1108509352</text:p>
          </table:table-cell>
          <table:table-cell office:value-type="float" office:value="0.119735956192017" calcext:value-type="float">
            <text:p>0.1197359562</text:p>
          </table:table-cell>
          <table:table-cell office:value-type="float" office:value="0.120110988616943" calcext:value-type="float">
            <text:p>0.120110988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9.95037385820297E-015" calcext:value-type="float">
            <text:p>9.95037385820297E-15</text:p>
          </table:table-cell>
          <table:table-cell office:value-type="float" office:value="0.00000000596226788079912" calcext:value-type="float">
            <text:p>0.0000000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  <table:table-cell table:formula="of:=([.X15]=&quot;Optimal&quot;)" office:value-type="boolean" office:boolean-value="true" calcext:value-type="boolean">
            <text:p>TRUE</text:p>
          </table:table-cell>
          <table:table-cell table:formula="of:=[.U15]-[.V15]-[.W15]" office:value-type="float" office:value="0" calcext:value-type="float">
            <text:p>0</text:p>
          </table:table-cell>
          <table:table-cell table:formula="of:=[.Y15]/[.U15]" office:value-type="float" office:value="0.00181333333333333" calcext:value-type="float">
            <text:p>0.0018133333</text:p>
          </table:table-cell>
          <table:table-cell table:formula="of:=MAX([.N15:.Q15])" office:value-type="float" office:value="0.00000000596226788079912" calcext:value-type="float">
            <text:p>0.000000006</text:p>
          </table:table-cell>
          <table:table-cell table:formula="of:=([.F15]-[.G15])/(ABS([.F15])+0.00001)" office:value-type="float" office:value="0.00000660334377370151" calcext:value-type="float">
            <text:p>6.60334377370151E-06</text:p>
          </table:table-cell>
          <table:table-cell table:formula="of:=[.Y15]+[.Z15]" office:value-type="float" office:value="0.01037" calcext:value-type="float">
            <text:p>0.01037</text:p>
          </table:table-cell>
          <table:table-cell table:formula="of:=[.AA15]-[.Y15]" office:value-type="float" office:value="0.09956" calcext:value-type="float">
            <text:p>0.09956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50566666" calcext:value-type="float">
            <text:p>-0.1338766506</text:p>
          </table:table-cell>
          <table:table-cell office:value-type="float" office:value="-0.133877887840131" calcext:value-type="float">
            <text:p>-0.1338778878</text:p>
          </table:table-cell>
          <table:table-cell office:value-type="float" office:value="2.26259207725525" calcext:value-type="float">
            <text:p>2.2625920773</text:p>
          </table:table-cell>
          <table:table-cell office:value-type="float" office:value="2.26308298110962" calcext:value-type="float">
            <text:p>2.26308298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24820162486594" calcext:value-type="float">
            <text:p>2.24820162486594E-14</text:p>
          </table:table-cell>
          <table:table-cell office:value-type="float" office:value="0.00000000784787733409953" calcext:value-type="float">
            <text:p>7.84787733409953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2.23" calcext:value-type="float">
            <text:p>2.23</text:p>
          </table:table-cell>
          <table:table-cell office:value-type="float" office:value="4" calcext:value-type="float">
            <text:p>4</text:p>
          </table:table-cell>
          <table:table-cell table:formula="of:=([.X16]=&quot;Optimal&quot;)" office:value-type="boolean" office:boolean-value="true" calcext:value-type="boolean">
            <text:p>TRUE</text:p>
          </table:table-cell>
          <table:table-cell table:formula="of:=[.U16]-[.V16]-[.W16]" office:value-type="float" office:value="0" calcext:value-type="float">
            <text:p>0</text:p>
          </table:table-cell>
          <table:table-cell table:formula="of:=[.Y16]/[.U16]" office:value-type="float" office:value="0.002675" calcext:value-type="float">
            <text:p>0.002675</text:p>
          </table:table-cell>
          <table:table-cell table:formula="of:=MAX([.N16:.Q16])" office:value-type="float" office:value="0.00000000784787733409953" calcext:value-type="float">
            <text:p>7.84787733409953E-09</text:p>
          </table:table-cell>
          <table:table-cell table:formula="of:=([.F16]-[.G16])/(ABS([.F16])+0.00001)" office:value-type="float" office:value="0.00000924120111884943" calcext:value-type="float">
            <text:p>9.24120111884943E-06</text:p>
          </table:table-cell>
          <table:table-cell table:formula="of:=[.Y16]+[.Z16]" office:value-type="float" office:value="0.01865" calcext:value-type="float">
            <text:p>0.01865</text:p>
          </table:table-cell>
          <table:table-cell table:formula="of:=[.AA16]-[.Y16]" office:value-type="float" office:value="2.2193" calcext:value-type="float">
            <text:p>2.2193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1914694" calcext:value-type="float">
            <text:p>-0.1474013619</text:p>
          </table:table-cell>
          <table:table-cell office:value-type="float" office:value="-0.147400987073841" calcext:value-type="float">
            <text:p>-0.1474009871</text:p>
          </table:table-cell>
          <table:table-cell office:value-type="float" office:value="0.246454000473022" calcext:value-type="float">
            <text:p>0.2464540005</text:p>
          </table:table-cell>
          <table:table-cell office:value-type="float" office:value="0.247055053710937" calcext:value-type="float">
            <text:p>0.247055053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86950496486816E-016" calcext:value-type="float">
            <text:p>6.86950496486816E-16</text:p>
          </table:table-cell>
          <table:table-cell office:value-type="float" office:value="0.0000000059477531302865" calcext:value-type="float">
            <text:p>5.9477531302865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94" calcext:value-type="float">
            <text:p>0.194</text:p>
          </table:table-cell>
          <table:table-cell office:value-type="float" office:value="2" calcext:value-type="float">
            <text:p>2</text:p>
          </table:table-cell>
          <table:table-cell table:formula="of:=([.X17]=&quot;Optimal&quot;)" office:value-type="boolean" office:boolean-value="true" calcext:value-type="boolean">
            <text:p>TRUE</text:p>
          </table:table-cell>
          <table:table-cell table:formula="of:=[.U17]-[.V17]-[.W17]" office:value-type="float" office:value="0" calcext:value-type="float">
            <text:p>0</text:p>
          </table:table-cell>
          <table:table-cell table:formula="of:=[.Y17]/[.U17]" office:value-type="float" office:value="0.00575" calcext:value-type="float">
            <text:p>0.00575</text:p>
          </table:table-cell>
          <table:table-cell table:formula="of:=MAX([.N17:.Q17])" office:value-type="float" office:value="0.0000000059477531302865" calcext:value-type="float">
            <text:p>5.9477531302865E-09</text:p>
          </table:table-cell>
          <table:table-cell table:formula="of:=([.F17]-[.G17])/(ABS([.F17])+0.00001)" office:value-type="float" office:value="-0.00000254282199251674" calcext:value-type="float">
            <text:p>-2.54282199251674E-06</text:p>
          </table:table-cell>
          <table:table-cell table:formula="of:=[.Y17]+[.Z17]" office:value-type="float" office:value="0.0317" calcext:value-type="float">
            <text:p>0.0317</text:p>
          </table:table-cell>
          <table:table-cell table:formula="of:=[.AA17]-[.Y17]" office:value-type="float" office:value="0.1825" calcext:value-type="float">
            <text:p>0.182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659758" calcext:value-type="float">
            <text:p>-0.1487883607</text:p>
          </table:table-cell>
          <table:table-cell office:value-type="float" office:value="-0.148788316750435" calcext:value-type="float">
            <text:p>-0.1487883168</text:p>
          </table:table-cell>
          <table:table-cell office:value-type="float" office:value="2.30736589431763" calcext:value-type="float">
            <text:p>2.3073658943</text:p>
          </table:table-cell>
          <table:table-cell office:value-type="float" office:value="2.30828404426575" calcext:value-type="float">
            <text:p>2.30828404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22418783180478" calcext:value-type="float">
            <text:p>6.22418783180478E-14</text:p>
          </table:table-cell>
          <table:table-cell office:value-type="float" office:value="0.00000000450820946545916" calcext:value-type="float">
            <text:p>4.50820946545916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table:formula="of:=([.X18]=&quot;Optimal&quot;)" office:value-type="boolean" office:boolean-value="true" calcext:value-type="boolean">
            <text:p>TRUE</text:p>
          </table:table-cell>
          <table:table-cell table:formula="of:=[.U18]-[.V18]-[.W18]" office:value-type="float" office:value="0" calcext:value-type="float">
            <text:p>0</text:p>
          </table:table-cell>
          <table:table-cell table:formula="of:=[.Y18]/[.U18]" office:value-type="float" office:value="0.0130333333333333" calcext:value-type="float">
            <text:p>0.0130333333</text:p>
          </table:table-cell>
          <table:table-cell table:formula="of:=MAX([.N18:.Q18])" office:value-type="float" office:value="0.00000000450820946545916" calcext:value-type="float">
            <text:p>4.50820946545916E-09</text:p>
          </table:table-cell>
          <table:table-cell table:formula="of:=([.F18]-[.G18])/(ABS([.F18])+0.00001)" office:value-type="float" office:value="-0.000000295092787235417" calcext:value-type="float">
            <text:p>-2.95092787235417E-07</text:p>
          </table:table-cell>
          <table:table-cell table:formula="of:=[.Y18]+[.Z18]" office:value-type="float" office:value="0.1058" calcext:value-type="float">
            <text:p>0.1058</text:p>
          </table:table-cell>
          <table:table-cell table:formula="of:=[.AA18]-[.Y18]" office:value-type="float" office:value="2.1209" calcext:value-type="float">
            <text:p>2.1209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337775" calcext:value-type="float">
            <text:p>-0.1699927063</text:p>
          </table:table-cell>
          <table:table-cell office:value-type="float" office:value="-0.169992316987566" calcext:value-type="float">
            <text:p>-0.169992317</text:p>
          </table:table-cell>
          <table:table-cell office:value-type="float" office:value="4.85733222961426" calcext:value-type="float">
            <text:p>4.8573322296</text:p>
          </table:table-cell>
          <table:table-cell office:value-type="float" office:value="4.8596658706665" calcext:value-type="float">
            <text:p>4.85966587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222242901403305" calcext:value-type="float">
            <text:p>2.22242901403305E-10</text:p>
          </table:table-cell>
          <table:table-cell office:value-type="float" office:value="0.000000000481611042713048" calcext:value-type="float">
            <text:p>4.81611042713048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3" calcext:value-type="float">
            <text:p>0.3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table:formula="of:=([.X19]=&quot;Optimal&quot;)" office:value-type="boolean" office:boolean-value="true" calcext:value-type="boolean">
            <text:p>TRUE</text:p>
          </table:table-cell>
          <table:table-cell table:formula="of:=[.U19]-[.V19]-[.W19]" office:value-type="float" office:value="0" calcext:value-type="float">
            <text:p>0</text:p>
          </table:table-cell>
          <table:table-cell table:formula="of:=[.Y19]/[.U19]" office:value-type="float" office:value="0.0449" calcext:value-type="float">
            <text:p>0.0449</text:p>
          </table:table-cell>
          <table:table-cell table:formula="of:=MAX([.N19:.Q19])" office:value-type="float" office:value="0.000000000481611042713048" calcext:value-type="float">
            <text:p>4.81611042713048E-10</text:p>
          </table:table-cell>
          <table:table-cell table:formula="of:=([.F19]-[.G19])/(ABS([.F19])+0.00001)" office:value-type="float" office:value="-0.00000229025888708141" calcext:value-type="float">
            <text:p>-2.29025888708141E-06</text:p>
          </table:table-cell>
          <table:table-cell table:formula="of:=[.Y19]+[.Z19]" office:value-type="float" office:value="0.3898" calcext:value-type="float">
            <text:p>0.3898</text:p>
          </table:table-cell>
          <table:table-cell table:formula="of:=[.AA19]-[.Y19]" office:value-type="float" office:value="4.2802" calcext:value-type="float">
            <text:p>4.280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65284834961" calcext:value-type="float">
            <text:p>-0.0837965285</text:p>
          </table:table-cell>
          <table:table-cell office:value-type="float" office:value="-0.0837957597179321" calcext:value-type="float">
            <text:p>-0.0837957597</text:p>
          </table:table-cell>
          <table:table-cell office:value-type="float" office:value="0.00637102127075195" calcext:value-type="float">
            <text:p>0.0063710213</text:p>
          </table:table-cell>
          <table:table-cell office:value-type="float" office:value="0.00665998458862305" calcext:value-type="float">
            <text:p>0.0066599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5785518248076" calcext:value-type="float">
            <text:p>5.4578551824807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8" calcext:value-type="float">
            <text:p>0.00578</text:p>
          </table:table-cell>
          <table:table-cell office:value-type="string" calcext:value-type="string">
            <text:p><text:s/></text:p>
          </table:table-cell>
          <table:table-cell table:formula="of:=([.X20]=&quot;Optimal&quot;)" office:value-type="boolean" office:boolean-value="false" calcext:value-type="boolean">
            <text:p>FALSE</text:p>
          </table:table-cell>
          <table:table-cell table:formula="of:=[.U20]-[.V20]-[.W20]" office:value-type="string" office:string-value="" calcext:value-type="error">
            <text:p>#VALUE!</text:p>
          </table:table-cell>
          <table:table-cell table:formula="of:=[.Y20]/[.U20]" office:value-type="string" office:string-value="" calcext:value-type="error">
            <text:p>#DIV/0!</text:p>
          </table:table-cell>
          <table:table-cell table:formula="of:=MAX([.N20:.Q20])" office:value-type="float" office:value="0.00000545785518248076" calcext:value-type="float">
            <text:p>5.45785518248076E-06</text:p>
          </table:table-cell>
          <table:table-cell table:formula="of:=([.F20]-[.G20])/(ABS([.F20])+0.00001)" office:value-type="float" office:value="-0.00000917309877774842" calcext:value-type="float">
            <text:p>-9.17309877774842E-06</text:p>
          </table:table-cell>
          <table:table-cell table:formula="of:=[.Y20]+[.Z20]" office:value-type="float" office:value="0" calcext:value-type="float">
            <text:p>0</text:p>
          </table:table-cell>
          <table:table-cell table:formula="of:=[.AA20]-[.Y20]" office:value-type="float" office:value="0.00578" calcext:value-type="float">
            <text:p>0.00578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1067941556" calcext:value-type="float">
            <text:p>-0.1108510679</text:p>
          </table:table-cell>
          <table:table-cell office:value-type="float" office:value="-0.110850738759418" calcext:value-type="float">
            <text:p>-0.1108507388</text:p>
          </table:table-cell>
          <table:table-cell office:value-type="float" office:value="0.0885119438171387" calcext:value-type="float">
            <text:p>0.0885119438</text:p>
          </table:table-cell>
          <table:table-cell office:value-type="float" office:value="0.0888588428497315" calcext:value-type="float">
            <text:p>0.08885884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J_CPLEX_noconic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574942239189857" calcext:value-type="float">
            <text:p>5.7494223918985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<text:s/></text:p>
          </table:table-cell>
          <table:table-cell table:formula="of:=([.X21]=&quot;Optimal&quot;)" office:value-type="boolean" office:boolean-value="false" calcext:value-type="boolean">
            <text:p>FALSE</text:p>
          </table:table-cell>
          <table:table-cell table:formula="of:=[.U21]-[.V21]-[.W21]" office:value-type="string" office:string-value="" calcext:value-type="error">
            <text:p>#VALUE!</text:p>
          </table:table-cell>
          <table:table-cell table:formula="of:=[.Y21]/[.U21]" office:value-type="string" office:string-value="" calcext:value-type="error">
            <text:p>#DIV/0!</text:p>
          </table:table-cell>
          <table:table-cell table:formula="of:=MAX([.N21:.Q21])" office:value-type="float" office:value="0.00000574942239189857" calcext:value-type="float">
            <text:p>5.74942239189857E-06</text:p>
          </table:table-cell>
          <table:table-cell table:formula="of:=([.F21]-[.G21])/(ABS([.F21])+0.00001)" office:value-type="float" office:value="-0.00000296932136879564" calcext:value-type="float">
            <text:p>-2.96932136879564E-06</text:p>
          </table:table-cell>
          <table:table-cell table:formula="of:=[.Y21]+[.Z21]" office:value-type="float" office:value="0" calcext:value-type="float">
            <text:p>0</text:p>
          </table:table-cell>
          <table:table-cell table:formula="of:=[.AA21]-[.Y21]" office:value-type="float" office:value="0.0876" calcext:value-type="float">
            <text:p>0.0876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543171885" calcext:value-type="float">
            <text:p>-0.1338785432</text:p>
          </table:table-cell>
          <table:table-cell office:value-type="float" office:value="-0.133878787830832" calcext:value-type="float">
            <text:p>-0.1338787878</text:p>
          </table:table-cell>
          <table:table-cell office:value-type="float" office:value="0.790899038314819" calcext:value-type="float">
            <text:p>0.7908990383</text:p>
          </table:table-cell>
          <table:table-cell office:value-type="float" office:value="0.791353940963745" calcext:value-type="float">
            <text:p>0.791353941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PAJ_CPLEX_noconic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8.67361737988404E-018" calcext:value-type="float">
            <text:p>8.67361737988404E-18</text:p>
          </table:table-cell>
          <table:table-cell office:value-type="float" office:value="0.00000542274545189264" calcext:value-type="float">
            <text:p>5.4227454518926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</text:p>
          </table:table-cell>
          <table:table-cell table:formula="of:=([.X22]=&quot;Optimal&quot;)" office:value-type="boolean" office:boolean-value="false" calcext:value-type="boolean">
            <text:p>FALSE</text:p>
          </table:table-cell>
          <table:table-cell table:formula="of:=[.U22]-[.V22]-[.W22]" office:value-type="string" office:string-value="" calcext:value-type="error">
            <text:p>#VALUE!</text:p>
          </table:table-cell>
          <table:table-cell table:formula="of:=[.Y22]/[.U22]" office:value-type="string" office:string-value="" calcext:value-type="error">
            <text:p>#DIV/0!</text:p>
          </table:table-cell>
          <table:table-cell table:formula="of:=MAX([.N22:.Q22])" office:value-type="float" office:value="0.00000542274545189264" calcext:value-type="float">
            <text:p>5.42274545189264E-06</text:p>
          </table:table-cell>
          <table:table-cell table:formula="of:=([.F22]-[.G22])/(ABS([.F22])+0.00001)" office:value-type="float" office:value="0.00000182733295317561" calcext:value-type="float">
            <text:p>1.82733295317561E-06</text:p>
          </table:table-cell>
          <table:table-cell table:formula="of:=[.Y22]+[.Z22]" office:value-type="float" office:value="0" calcext:value-type="float">
            <text:p>0</text:p>
          </table:table-cell>
          <table:table-cell table:formula="of:=[.AA22]-[.Y22]"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2929248829" calcext:value-type="float">
            <text:p>-0.1474029292</text:p>
          </table:table-cell>
          <table:table-cell office:value-type="float" office:value="-0.147403554988962" calcext:value-type="float">
            <text:p>-0.147403555</text:p>
          </table:table-cell>
          <table:table-cell office:value-type="float" office:value="0.107639074325562" calcext:value-type="float">
            <text:p>0.1076390743</text:p>
          </table:table-cell>
          <table:table-cell office:value-type="float" office:value="0.108228921890259" calcext:value-type="float">
            <text:p>0.1082289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69034281819214" calcext:value-type="float">
            <text:p>4.6903428181921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<text:s/></text:p>
          </table:table-cell>
          <table:table-cell table:formula="of:=([.X23]=&quot;Optimal&quot;)" office:value-type="boolean" office:boolean-value="false" calcext:value-type="boolean">
            <text:p>FALSE</text:p>
          </table:table-cell>
          <table:table-cell table:formula="of:=[.U23]-[.V23]-[.W23]" office:value-type="string" office:string-value="" calcext:value-type="error">
            <text:p>#VALUE!</text:p>
          </table:table-cell>
          <table:table-cell table:formula="of:=[.Y23]/[.U23]" office:value-type="string" office:string-value="" calcext:value-type="error">
            <text:p>#DIV/0!</text:p>
          </table:table-cell>
          <table:table-cell table:formula="of:=MAX([.N23:.Q23])" office:value-type="float" office:value="0.00000469034281819214" calcext:value-type="float">
            <text:p>4.69034281819214E-06</text:p>
          </table:table-cell>
          <table:table-cell table:formula="of:=([.F23]-[.G23])/(ABS([.F23])+0.00001)" office:value-type="float" office:value="0.00000424481174211183" calcext:value-type="float">
            <text:p>4.24481174211183E-06</text:p>
          </table:table-cell>
          <table:table-cell table:formula="of:=[.Y23]+[.Z23]" office:value-type="float" office:value="0" calcext:value-type="float">
            <text:p>0</text:p>
          </table:table-cell>
          <table:table-cell table:formula="of:=[.AA23]-[.Y23]"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91709066578" calcext:value-type="float">
            <text:p>-0.1487917091</text:p>
          </table:table-cell>
          <table:table-cell office:value-type="float" office:value="-0.148789876209472" calcext:value-type="float">
            <text:p>-0.1487898762</text:p>
          </table:table-cell>
          <table:table-cell office:value-type="float" office:value="0.428537130355835" calcext:value-type="float">
            <text:p>0.4285371304</text:p>
          </table:table-cell>
          <table:table-cell office:value-type="float" office:value="0.429411888122559" calcext:value-type="float">
            <text:p>0.429411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03223391088875" calcext:value-type="float">
            <text:p>8.03223391088875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</text:p>
          </table:table-cell>
          <table:table-cell table:formula="of:=([.X24]=&quot;Optimal&quot;)" office:value-type="boolean" office:boolean-value="false" calcext:value-type="boolean">
            <text:p>FALSE</text:p>
          </table:table-cell>
          <table:table-cell table:formula="of:=[.U24]-[.V24]-[.W24]" office:value-type="string" office:string-value="" calcext:value-type="error">
            <text:p>#VALUE!</text:p>
          </table:table-cell>
          <table:table-cell table:formula="of:=[.Y24]/[.U24]" office:value-type="string" office:string-value="" calcext:value-type="error">
            <text:p>#DIV/0!</text:p>
          </table:table-cell>
          <table:table-cell table:formula="of:=MAX([.N24:.Q24])" office:value-type="float" office:value="0.00000803223391088875" calcext:value-type="float">
            <text:p>8.03223391088875E-06</text:p>
          </table:table-cell>
          <table:table-cell table:formula="of:=([.F24]-[.G24])/(ABS([.F24])+0.00001)" office:value-type="float" office:value="-0.0000123174466039525" calcext:value-type="float">
            <text:p>-1.23174466039525E-05</text:p>
          </table:table-cell>
          <table:table-cell table:formula="of:=[.Y24]+[.Z24]" office:value-type="float" office:value="0" calcext:value-type="float">
            <text:p>0</text:p>
          </table:table-cell>
          <table:table-cell table:formula="of:=[.AA24]-[.Y24]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01217087492" calcext:value-type="float">
            <text:p>-0.1700012171</text:p>
          </table:table-cell>
          <table:table-cell office:value-type="float" office:value="-0.169996909483951" calcext:value-type="float">
            <text:p>-0.1699969095</text:p>
          </table:table-cell>
          <table:table-cell office:value-type="float" office:value="2.25086688995361" calcext:value-type="float">
            <text:p>2.25086689</text:p>
          </table:table-cell>
          <table:table-cell office:value-type="float" office:value="2.25348305702209" calcext:value-type="float">
            <text:p>2.253483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744755596080587" calcext:value-type="float">
            <text:p>7.4475559608058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</text:p>
          </table:table-cell>
          <table:table-cell table:formula="of:=([.X25]=&quot;Optimal&quot;)" office:value-type="boolean" office:boolean-value="false" calcext:value-type="boolean">
            <text:p>FALSE</text:p>
          </table:table-cell>
          <table:table-cell table:formula="of:=[.U25]-[.V25]-[.W25]" office:value-type="string" office:string-value="" calcext:value-type="error">
            <text:p>#VALUE!</text:p>
          </table:table-cell>
          <table:table-cell table:formula="of:=[.Y25]/[.U25]" office:value-type="string" office:string-value="" calcext:value-type="error">
            <text:p>#DIV/0!</text:p>
          </table:table-cell>
          <table:table-cell table:formula="of:=MAX([.N25:.Q25])" office:value-type="float" office:value="0.00000744755596080587" calcext:value-type="float">
            <text:p>7.44755596080587E-06</text:p>
          </table:table-cell>
          <table:table-cell table:formula="of:=([.F25]-[.G25])/(ABS([.F25])+0.00001)" office:value-type="float" office:value="-0.0000253371725395454" calcext:value-type="float">
            <text:p>-2.53371725395454E-05</text:p>
          </table:table-cell>
          <table:table-cell table:formula="of:=[.Y25]+[.Z25]" office:value-type="float" office:value="0" calcext:value-type="float">
            <text:p>0</text:p>
          </table:table-cell>
          <table:table-cell table:formula="of:=[.AA25]-[.Y25]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37964729267029" calcext:value-type="float">
            <text:p>-0.0837964729</text:p>
          </table:table-cell>
          <table:table-cell office:value-type="float" office:value="0.0237710475921631" calcext:value-type="float">
            <text:p>0.0237710476</text:p>
          </table:table-cell>
          <table:table-cell office:value-type="float" office:value="0.0241670608520508" calcext:value-type="float">
            <text:p>0.024167060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3526774653136" calcext:value-type="float">
            <text:p>5.4352677465313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6" calcext:value-type="float">
            <text:p>6</text:p>
          </table:table-cell>
          <table:table-cell table:formula="of:=([.X26]=&quot;Optimal&quot;)" office:value-type="boolean" office:boolean-value="false" calcext:value-type="boolean">
            <text:p>FALSE</text:p>
          </table:table-cell>
          <table:table-cell table:formula="of:=[.U26]-[.V26]-[.W26]" office:value-type="string" office:string-value="" calcext:value-type="error">
            <text:p>#VALUE!</text:p>
          </table:table-cell>
          <table:table-cell table:formula="of:=[.Y26]/[.U26]" office:value-type="string" office:string-value="" calcext:value-type="error">
            <text:p>#DIV/0!</text:p>
          </table:table-cell>
          <table:table-cell table:formula="of:=MAX([.N26:.Q26])" office:value-type="float" office:value="0.00000543526774653136" calcext:value-type="float">
            <text:p>5.43526774653136E-06</text:p>
          </table:table-cell>
          <table:table-cell table:formula="of:=([.F26]-[.G26])/(ABS([.F26])+0.00001)" office:value-type="float" office:value="0" calcext:value-type="float">
            <text:p>0</text:p>
          </table:table-cell>
          <table:table-cell table:formula="of:=[.Y26]+[.Z26]" office:value-type="float" office:value="0" calcext:value-type="float">
            <text:p>0</text:p>
          </table:table-cell>
          <table:table-cell table:formula="of:=[.AA26]-[.Y26]"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781343134" calcext:value-type="float">
            <text:p>-0.1108507813</text:p>
          </table:table-cell>
          <table:table-cell office:value-type="float" office:value="-0.110851033759947" calcext:value-type="float">
            <text:p>-0.1108510338</text:p>
          </table:table-cell>
          <table:table-cell office:value-type="float" office:value="0.448657035827637" calcext:value-type="float">
            <text:p>0.4486570358</text:p>
          </table:table-cell>
          <table:table-cell office:value-type="float" office:value="0.449040174484253" calcext:value-type="float">
            <text:p>0.44904017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.00000546799221465971" calcext:value-type="float">
            <text:p>0.00000546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9" calcext:value-type="float">
            <text:p>9</text:p>
          </table:table-cell>
          <table:table-cell table:formula="of:=([.X27]=&quot;Optimal&quot;)" office:value-type="boolean" office:boolean-value="false" calcext:value-type="boolean">
            <text:p>FALSE</text:p>
          </table:table-cell>
          <table:table-cell table:formula="of:=[.U27]-[.V27]-[.W27]" office:value-type="string" office:string-value="" calcext:value-type="error">
            <text:p>#VALUE!</text:p>
          </table:table-cell>
          <table:table-cell table:formula="of:=[.Y27]/[.U27]" office:value-type="string" office:string-value="" calcext:value-type="error">
            <text:p>#DIV/0!</text:p>
          </table:table-cell>
          <table:table-cell table:formula="of:=MAX([.N27:.Q27])" office:value-type="float" office:value="0.00000546799221465971" calcext:value-type="float">
            <text:p>0.000005468</text:p>
          </table:table-cell>
          <table:table-cell table:formula="of:=([.F27]-[.G27])/(ABS([.F27])+0.00001)" office:value-type="float" office:value="0.0000022768810570227" calcext:value-type="float">
            <text:p>2.2768810570227E-06</text:p>
          </table:table-cell>
          <table:table-cell table:formula="of:=[.Y27]+[.Z27]" office:value-type="float" office:value="0" calcext:value-type="float">
            <text:p>0</text:p>
          </table:table-cell>
          <table:table-cell table:formula="of:=[.AA27]-[.Y27]"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71993139" calcext:value-type="float">
            <text:p>-0.1338787199</text:p>
          </table:table-cell>
          <table:table-cell office:value-type="float" office:value="-0.133879046474016" calcext:value-type="float">
            <text:p>-0.1338790465</text:p>
          </table:table-cell>
          <table:table-cell office:value-type="float" office:value="5.12793111801147" calcext:value-type="float">
            <text:p>5.127931118</text:p>
          </table:table-cell>
          <table:table-cell office:value-type="float" office:value="5.12847113609314" calcext:value-type="float">
            <text:p>5.12847113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7263227711229" calcext:value-type="float">
            <text:p>8.7263227711229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X28]=&quot;Optimal&quot;)" office:value-type="boolean" office:boolean-value="false" calcext:value-type="boolean">
            <text:p>FALSE</text:p>
          </table:table-cell>
          <table:table-cell table:formula="of:=[.U28]-[.V28]-[.W28]" office:value-type="string" office:string-value="" calcext:value-type="error">
            <text:p>#VALUE!</text:p>
          </table:table-cell>
          <table:table-cell table:formula="of:=[.Y28]/[.U28]" office:value-type="string" office:string-value="" calcext:value-type="error">
            <text:p>#DIV/0!</text:p>
          </table:table-cell>
          <table:table-cell table:formula="of:=MAX([.N28:.Q28])" office:value-type="float" office:value="0.0000087263227711229" calcext:value-type="float">
            <text:p>8.7263227711229E-06</text:p>
          </table:table-cell>
          <table:table-cell table:formula="of:=([.F28]-[.G28])/(ABS([.F28])+0.00001)" office:value-type="float" office:value="0.0000024389106579682" calcext:value-type="float">
            <text:p>2.4389106579682E-06</text:p>
          </table:table-cell>
          <table:table-cell table:formula="of:=[.Y28]+[.Z28]" office:value-type="float" office:value="0" calcext:value-type="float">
            <text:p>0</text:p>
          </table:table-cell>
          <table:table-cell table:formula="of:=[.AA28]-[.Y28]"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3260115402" calcext:value-type="float">
            <text:p>-0.1474032601</text:p>
          </table:table-cell>
          <table:table-cell office:value-type="float" office:value="-0.147403279270612" calcext:value-type="float">
            <text:p>-0.1474032793</text:p>
          </table:table-cell>
          <table:table-cell office:value-type="float" office:value="1.01571297645569" calcext:value-type="float">
            <text:p>1.0157129765</text:p>
          </table:table-cell>
          <table:table-cell office:value-type="float" office:value="1.01625609397888" calcext:value-type="float">
            <text:p>1.0162560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63029314469554" calcext:value-type="float">
            <text:p>5.6302931446955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10" calcext:value-type="float">
            <text:p>10</text:p>
          </table:table-cell>
          <table:table-cell table:formula="of:=([.X29]=&quot;Optimal&quot;)" office:value-type="boolean" office:boolean-value="false" calcext:value-type="boolean">
            <text:p>FALSE</text:p>
          </table:table-cell>
          <table:table-cell table:formula="of:=[.U29]-[.V29]-[.W29]" office:value-type="string" office:string-value="" calcext:value-type="error">
            <text:p>#VALUE!</text:p>
          </table:table-cell>
          <table:table-cell table:formula="of:=[.Y29]/[.U29]" office:value-type="string" office:string-value="" calcext:value-type="error">
            <text:p>#DIV/0!</text:p>
          </table:table-cell>
          <table:table-cell table:formula="of:=MAX([.N29:.Q29])" office:value-type="float" office:value="0.00000563029314469554" calcext:value-type="float">
            <text:p>5.63029314469554E-06</text:p>
          </table:table-cell>
          <table:table-cell table:formula="of:=([.F29]-[.G29])/(ABS([.F29])+0.00001)" office:value-type="float" office:value="0.000000129942245266901" calcext:value-type="float">
            <text:p>1.29942245266901E-07</text:p>
          </table:table-cell>
          <table:table-cell table:formula="of:=[.Y29]+[.Z29]" office:value-type="float" office:value="0" calcext:value-type="float">
            <text:p>0</text:p>
          </table:table-cell>
          <table:table-cell table:formula="of:=[.AA29]-[.Y29]"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48789352578097" calcext:value-type="float">
            <text:p>-0.1487893526</text:p>
          </table:table-cell>
          <table:table-cell office:value-type="float" office:value="5.72391414642334" calcext:value-type="float">
            <text:p>5.7239141464</text:p>
          </table:table-cell>
          <table:table-cell office:value-type="float" office:value="5.72481393814087" calcext:value-type="float">
            <text:p>5.72481393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70566228920133" calcext:value-type="float">
            <text:p>2.7056622892013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1" calcext:value-type="float">
            <text:p>11</text:p>
          </table:table-cell>
          <table:table-cell table:formula="of:=([.X30]=&quot;Optimal&quot;)" office:value-type="boolean" office:boolean-value="false" calcext:value-type="boolean">
            <text:p>FALSE</text:p>
          </table:table-cell>
          <table:table-cell table:formula="of:=[.U30]-[.V30]-[.W30]" office:value-type="string" office:string-value="" calcext:value-type="error">
            <text:p>#VALUE!</text:p>
          </table:table-cell>
          <table:table-cell table:formula="of:=[.Y30]/[.U30]" office:value-type="string" office:string-value="" calcext:value-type="error">
            <text:p>#DIV/0!</text:p>
          </table:table-cell>
          <table:table-cell table:formula="of:=MAX([.N30:.Q30])" office:value-type="float" office:value="0.00000270566228920133" calcext:value-type="float">
            <text:p>2.70566228920133E-06</text:p>
          </table:table-cell>
          <table:table-cell table:formula="of:=([.F30]-[.G30])/(ABS([.F30])+0.00001)" office:value-type="float" office:value="0" calcext:value-type="float">
            <text:p>0</text:p>
          </table:table-cell>
          <table:table-cell table:formula="of:=[.Y30]+[.Z30]" office:value-type="float" office:value="0" calcext:value-type="float">
            <text:p>0</text:p>
          </table:table-cell>
          <table:table-cell table:formula="of:=[.AA30]-[.Y30]"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699999342238" calcext:value-type="float">
            <text:p>-0.1699999342</text:p>
          </table:table-cell>
          <table:table-cell office:value-type="float" office:value="23.1788120269775" calcext:value-type="float">
            <text:p>23.178812027</text:p>
          </table:table-cell>
          <table:table-cell office:value-type="float" office:value="23.1814858913422" calcext:value-type="float">
            <text:p>23.18148589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97224011684563" calcext:value-type="float">
            <text:p>9.722401168456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([.X31]=&quot;Optimal&quot;)" office:value-type="boolean" office:boolean-value="false" calcext:value-type="boolean">
            <text:p>FALSE</text:p>
          </table:table-cell>
          <table:table-cell table:formula="of:=[.U31]-[.V31]-[.W31]" office:value-type="string" office:string-value="" calcext:value-type="error">
            <text:p>#VALUE!</text:p>
          </table:table-cell>
          <table:table-cell table:formula="of:=[.Y31]/[.U31]" office:value-type="string" office:string-value="" calcext:value-type="error">
            <text:p>#DIV/0!</text:p>
          </table:table-cell>
          <table:table-cell table:formula="of:=MAX([.N31:.Q31])" office:value-type="float" office:value="0.0000097224011684563" calcext:value-type="float">
            <text:p>9.7224011684563E-06</text:p>
          </table:table-cell>
          <table:table-cell table:formula="of:=([.F31]-[.G31])/(ABS([.F31])+0.00001)" office:value-type="float" office:value="0" calcext:value-type="float">
            <text:p>0</text:p>
          </table:table-cell>
          <table:table-cell table:formula="of:=[.Y31]+[.Z31]" office:value-type="float" office:value="0" calcext:value-type="float">
            <text:p>0</text:p>
          </table:table-cell>
          <table:table-cell table:formula="of:=[.AA31]-[.Y3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8052685794922" calcext:value-type="float">
            <text:p>-0.0838052686</text:p>
          </table:table-cell>
          <table:table-cell office:value-type="float" office:value="-0.0837378770245961" calcext:value-type="float">
            <text:p>-0.083737877</text:p>
          </table:table-cell>
          <table:table-cell office:value-type="float" office:value="0.0142459869384766" calcext:value-type="float">
            <text:p>0.0142459869</text:p>
          </table:table-cell>
          <table:table-cell office:value-type="float" office:value="0.0146911144256592" calcext:value-type="float">
            <text:p>0.014691114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157922322779933" calcext:value-type="float">
            <text:p>0.0001579223</text:p>
          </table:table-cell>
          <table:table-cell office:value-type="float" office:value="0.000160291235278436" calcext:value-type="float">
            <text:p>0.0001602912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2" calcext:value-type="float">
            <text:p>2</text:p>
          </table:table-cell>
          <table:table-cell table:formula="of:=([.X32]=&quot;Optimal&quot;)" office:value-type="boolean" office:boolean-value="true" calcext:value-type="boolean">
            <text:p>TRUE</text:p>
          </table:table-cell>
          <table:table-cell table:formula="of:=[.U32]-[.V32]-[.W32]" office:value-type="float" office:value="0" calcext:value-type="float">
            <text:p>0</text:p>
          </table:table-cell>
          <table:table-cell table:formula="of:=[.Y32]/[.U32]" office:value-type="float" office:value="0.00107" calcext:value-type="float">
            <text:p>0.00107</text:p>
          </table:table-cell>
          <table:table-cell table:formula="of:=MAX([.N32:.Q32])" office:value-type="float" office:value="0.000160291235278436" calcext:value-type="float">
            <text:p>0.0001602912</text:p>
          </table:table-cell>
          <table:table-cell table:formula="of:=([.F32]-[.G32])/(ABS([.F32])+0.00001)" office:value-type="float" office:value="-0.000804048666051482" calcext:value-type="float">
            <text:p>-0.0008040487</text:p>
          </table:table-cell>
          <table:table-cell table:formula="of:=[.Y32]+[.Z32]" office:value-type="float" office:value="0.00363" calcext:value-type="float">
            <text:p>0.00363</text:p>
          </table:table-cell>
          <table:table-cell table:formula="of:=[.AA32]-[.Y32]" office:value-type="float" office:value="0.00689" calcext:value-type="float">
            <text:p>0.0068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21374248" calcext:value-type="float">
            <text:p>-0.1108502214</text:p>
          </table:table-cell>
          <table:table-cell office:value-type="float" office:value="-0.110829392321791" calcext:value-type="float">
            <text:p>-0.1108293923</text:p>
          </table:table-cell>
          <table:table-cell office:value-type="float" office:value="0.0984911918640137" calcext:value-type="float">
            <text:p>0.0984911919</text:p>
          </table:table-cell>
          <table:table-cell office:value-type="float" office:value="0.0989270210266113" calcext:value-type="float">
            <text:p>0.09892702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906375408262" calcext:value-type="float">
            <text:p>7.906375408262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805" calcext:value-type="float">
            <text:p>0.0805</text:p>
          </table:table-cell>
          <table:table-cell office:value-type="float" office:value="3" calcext:value-type="float">
            <text:p>3</text:p>
          </table:table-cell>
          <table:table-cell table:formula="of:=([.X33]=&quot;Optimal&quot;)" office:value-type="boolean" office:boolean-value="true" calcext:value-type="boolean">
            <text:p>TRUE</text:p>
          </table:table-cell>
          <table:table-cell table:formula="of:=[.U33]-[.V33]-[.W33]" office:value-type="float" office:value="0" calcext:value-type="float">
            <text:p>0</text:p>
          </table:table-cell>
          <table:table-cell table:formula="of:=[.Y33]/[.U33]" office:value-type="float" office:value="0.00366666666666667" calcext:value-type="float">
            <text:p>0.0036666667</text:p>
          </table:table-cell>
          <table:table-cell table:formula="of:=MAX([.N33:.Q33])" office:value-type="float" office:value="0.0000007906375408262" calcext:value-type="float">
            <text:p>7.906375408262E-07</text:p>
          </table:table-cell>
          <table:table-cell table:formula="of:=([.F33]-[.G33])/(ABS([.F33])+0.00001)" office:value-type="float" office:value="-0.000187885719501508" calcext:value-type="float">
            <text:p>-0.0001878857</text:p>
          </table:table-cell>
          <table:table-cell table:formula="of:=[.Y33]+[.Z33]" office:value-type="float" office:value="0.01498" calcext:value-type="float">
            <text:p>0.01498</text:p>
          </table:table-cell>
          <table:table-cell table:formula="of:=[.AA33]-[.Y33]" office:value-type="float" office:value="0.0695" calcext:value-type="float">
            <text:p>0.069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991998289502" calcext:value-type="float">
            <text:p>-0.1339919983</text:p>
          </table:table-cell>
          <table:table-cell office:value-type="float" office:value="-0.133878065962186" calcext:value-type="float">
            <text:p>-0.133878066</text:p>
          </table:table-cell>
          <table:table-cell office:value-type="float" office:value="2.19722294807434" calcext:value-type="float">
            <text:p>2.1972229481</text:p>
          </table:table-cell>
          <table:table-cell office:value-type="float" office:value="2.1977391242981" calcext:value-type="float">
            <text:p>2.19773912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237391273212838" calcext:value-type="float">
            <text:p>0.0002373913</text:p>
          </table:table-cell>
          <table:table-cell office:value-type="float" office:value="0.000337714951909936" calcext:value-type="float">
            <text:p>0.000337715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2.17" calcext:value-type="float">
            <text:p>2.17</text:p>
          </table:table-cell>
          <table:table-cell office:value-type="float" office:value="4" calcext:value-type="float">
            <text:p>4</text:p>
          </table:table-cell>
          <table:table-cell table:formula="of:=([.X34]=&quot;Optimal&quot;)" office:value-type="boolean" office:boolean-value="true" calcext:value-type="boolean">
            <text:p>TRUE</text:p>
          </table:table-cell>
          <table:table-cell table:formula="of:=[.U34]-[.V34]-[.W34]" office:value-type="float" office:value="0" calcext:value-type="float">
            <text:p>0</text:p>
          </table:table-cell>
          <table:table-cell table:formula="of:=[.Y34]/[.U34]" office:value-type="float" office:value="0.004525" calcext:value-type="float">
            <text:p>0.004525</text:p>
          </table:table-cell>
          <table:table-cell table:formula="of:=MAX([.N34:.Q34])" office:value-type="float" office:value="0.000337714951909936" calcext:value-type="float">
            <text:p>0.000337715</text:p>
          </table:table-cell>
          <table:table-cell table:formula="of:=([.F34]-[.G34])/(ABS([.F34])+0.00001)" office:value-type="float" office:value="-0.00085022856950124" calcext:value-type="float">
            <text:p>-0.0008502286</text:p>
          </table:table-cell>
          <table:table-cell table:formula="of:=[.Y34]+[.Z34]" office:value-type="float" office:value="0.02333" calcext:value-type="float">
            <text:p>0.02333</text:p>
          </table:table-cell>
          <table:table-cell table:formula="of:=[.AA34]-[.Y34]" office:value-type="float" office:value="2.1519" calcext:value-type="float">
            <text:p>2.151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22756368827" calcext:value-type="float">
            <text:p>-0.1474227564</text:p>
          </table:table-cell>
          <table:table-cell office:value-type="float" office:value="-0.147309646752224" calcext:value-type="float">
            <text:p>-0.1473096468</text:p>
          </table:table-cell>
          <table:table-cell office:value-type="float" office:value="0.106685161590576" calcext:value-type="float">
            <text:p>0.1066851616</text:p>
          </table:table-cell>
          <table:table-cell office:value-type="float" office:value="0.107306003570557" calcext:value-type="float">
            <text:p>0.107306003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0.00079805291582611" calcext:value-type="float">
            <text:p>0.0007980529</text:p>
          </table:table-cell>
          <table:table-cell office:value-type="float" office:value="0.000000966916269121154" calcext:value-type="float">
            <text:p>9.66916269121154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89" calcext:value-type="float">
            <text:p>0.0589</text:p>
          </table:table-cell>
          <table:table-cell office:value-type="float" office:value="1" calcext:value-type="float">
            <text:p>1</text:p>
          </table:table-cell>
          <table:table-cell table:formula="of:=([.X35]=&quot;Optimal&quot;)" office:value-type="boolean" office:boolean-value="true" calcext:value-type="boolean">
            <text:p>TRUE</text:p>
          </table:table-cell>
          <table:table-cell table:formula="of:=[.U35]-[.V35]-[.W35]" office:value-type="float" office:value="0" calcext:value-type="float">
            <text:p>0</text:p>
          </table:table-cell>
          <table:table-cell table:formula="of:=[.Y35]/[.U35]" office:value-type="float" office:value="0.0209" calcext:value-type="float">
            <text:p>0.0209</text:p>
          </table:table-cell>
          <table:table-cell table:formula="of:=MAX([.N35:.Q35])" office:value-type="float" office:value="0.000000966916269121154" calcext:value-type="float">
            <text:p>9.66916269121154E-07</text:p>
          </table:table-cell>
          <table:table-cell table:formula="of:=([.F35]-[.G35])/(ABS([.F35])+0.00001)" office:value-type="float" office:value="-0.000767194613929817" calcext:value-type="float">
            <text:p>-0.0007671946</text:p>
          </table:table-cell>
          <table:table-cell table:formula="of:=[.Y35]+[.Z35]" office:value-type="float" office:value="0.0315" calcext:value-type="float">
            <text:p>0.0315</text:p>
          </table:table-cell>
          <table:table-cell table:formula="of:=[.AA35]-[.Y35]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80415857323" calcext:value-type="float">
            <text:p>-0.1488041586</text:p>
          </table:table-cell>
          <table:table-cell office:value-type="float" office:value="-0.148789546180353" calcext:value-type="float">
            <text:p>-0.1487895462</text:p>
          </table:table-cell>
          <table:table-cell office:value-type="float" office:value="0.377328872680664" calcext:value-type="float">
            <text:p>0.3773288727</text:p>
          </table:table-cell>
          <table:table-cell office:value-type="float" office:value="0.378207921981811" calcext:value-type="float">
            <text:p>0.3782079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753437023082393" calcext:value-type="float">
            <text:p>0.0007534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formula="of:=([.X36]=&quot;Optimal&quot;)" office:value-type="boolean" office:boolean-value="true" calcext:value-type="boolean">
            <text:p>TRUE</text:p>
          </table:table-cell>
          <table:table-cell table:formula="of:=[.U36]-[.V36]-[.W36]" office:value-type="float" office:value="0" calcext:value-type="float">
            <text:p>0</text:p>
          </table:table-cell>
          <table:table-cell table:formula="of:=[.Y36]/[.U36]" office:value-type="float" office:value="0.0678" calcext:value-type="float">
            <text:p>0.0678</text:p>
          </table:table-cell>
          <table:table-cell table:formula="of:=MAX([.N36:.Q36])" office:value-type="float" office:value="0" calcext:value-type="float">
            <text:p>0</text:p>
          </table:table-cell>
          <table:table-cell table:formula="of:=([.F36]-[.G36])/(ABS([.F36])+0.00001)" office:value-type="float" office:value="-0.0000981922218766252" calcext:value-type="float">
            <text:p>-9.81922218766252E-05</text:p>
          </table:table-cell>
          <table:table-cell table:formula="of:=[.Y36]+[.Z36]" office:value-type="float" office:value="0.127" calcext:value-type="float">
            <text:p>0.127</text:p>
          </table:table-cell>
          <table:table-cell table:formula="of:=[.AA36]-[.Y36]" office:value-type="float" office:value="0.1572" calcext:value-type="float">
            <text:p>0.157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10474227317" calcext:value-type="float">
            <text:p>-0.1700104742</text:p>
          </table:table-cell>
          <table:table-cell office:value-type="float" office:value="-0.169994396812222" calcext:value-type="float">
            <text:p>-0.1699943968</text:p>
          </table:table-cell>
          <table:table-cell office:value-type="float" office:value="2.23578500747681" calcext:value-type="float">
            <text:p>2.2357850075</text:p>
          </table:table-cell>
          <table:table-cell office:value-type="float" office:value="2.23821187019348" calcext:value-type="float">
            <text:p>2.23821187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110854524964332" calcext:value-type="float">
            <text:p>0.00110854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6" calcext:value-type="float">
            <text:p>0.26</text:p>
          </table:table-cell>
          <table:table-cell office:value-type="float" office:value="0.336" calcext:value-type="float">
            <text:p>0.336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formula="of:=([.X37]=&quot;Optimal&quot;)" office:value-type="boolean" office:boolean-value="true" calcext:value-type="boolean">
            <text:p>TRUE</text:p>
          </table:table-cell>
          <table:table-cell table:formula="of:=[.U37]-[.V37]-[.W37]" office:value-type="float" office:value="0" calcext:value-type="float">
            <text:p>0</text:p>
          </table:table-cell>
          <table:table-cell table:formula="of:=[.Y37]/[.U37]" office:value-type="float" office:value="0.26" calcext:value-type="float">
            <text:p>0.26</text:p>
          </table:table-cell>
          <table:table-cell table:formula="of:=MAX([.N37:.Q37])" office:value-type="float" office:value="0" calcext:value-type="float">
            <text:p>0</text:p>
          </table:table-cell>
          <table:table-cell table:formula="of:=([.F37]-[.G37])/(ABS([.F37])+0.00001)" office:value-type="float" office:value="-0.0000945616412851647" calcext:value-type="float">
            <text:p>-9.45616412851647E-05</text:p>
          </table:table-cell>
          <table:table-cell table:formula="of:=[.Y37]+[.Z37]" office:value-type="float" office:value="0.596" calcext:value-type="float">
            <text:p>0.596</text:p>
          </table:table-cell>
          <table:table-cell table:formula="of:=[.AA37]-[.Y37]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8</text:p>
          </table:table-cell>
          <table:table-cell office:value-type="float" office:value="-0.0844322111414498" calcext:value-type="float">
            <text:p>-0.0844322111</text:p>
          </table:table-cell>
          <table:table-cell office:value-type="float" office:value="0.0135338306427002" calcext:value-type="float">
            <text:p>0.0135338306</text:p>
          </table:table-cell>
          <table:table-cell office:value-type="float" office:value="0.0138850212097168" calcext:value-type="float">
            <text:p>0.0138850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ECOS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<text:s/></text:p>
          </table:table-cell>
          <table:table-cell table:formula="of:=([.X38]=&quot;Optimal&quot;)" office:value-type="boolean" office:boolean-value="true" calcext:value-type="boolean">
            <text:p>TRUE</text:p>
          </table:table-cell>
          <table:table-cell table:formula="of:=[.U38]-[.V38]-[.W38]" office:value-type="float" office:value="0" calcext:value-type="float">
            <text:p>0</text:p>
          </table:table-cell>
          <table:table-cell table:formula="of:=[.Y38]/[.U38]" office:value-type="float" office:value="0.00223" calcext:value-type="float">
            <text:p>0.00223</text:p>
          </table:table-cell>
          <table:table-cell table:formula="of:=MAX([.N38:.Q38])" office:value-type="float" office:value="0.00000000115663212341133" calcext:value-type="float">
            <text:p>1.15663212341133E-09</text:p>
          </table:table-cell>
          <table:table-cell table:formula="of:=([.F38]-[.G38])/(ABS([.F38])+0.00001)" office:value-type="float" office:value="-0.000000457558019810713" calcext:value-type="float">
            <text:p>-4.57558019810713E-07</text:p>
          </table:table-cell>
          <table:table-cell table:formula="of:=[.Y38]+[.Z38]" office:value-type="float" office:value="0.00954" calcext:value-type="float">
            <text:p>0.00954</text:p>
          </table:table-cell>
          <table:table-cell table:formula="of:=[.AA38]-[.Y38]" office:value-type="float" office:value="0.00334" calcext:value-type="float">
            <text:p>0.0033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</text:p>
          </table:table-cell>
          <table:table-cell office:value-type="float" office:value="-0.0969367544704579" calcext:value-type="float">
            <text:p>-0.0969367545</text:p>
          </table:table-cell>
          <table:table-cell office:value-type="float" office:value="0.171580076217651" calcext:value-type="float">
            <text:p>0.1715800762</text:p>
          </table:table-cell>
          <table:table-cell office:value-type="float" office:value="0.172039985656738" calcext:value-type="float">
            <text:p>0.17203998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J_CPLEX_ECOS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</text:p>
          </table:table-cell>
          <table:table-cell table:formula="of:=([.X39]=&quot;Optimal&quot;)" office:value-type="boolean" office:boolean-value="true" calcext:value-type="boolean">
            <text:p>TRUE</text:p>
          </table:table-cell>
          <table:table-cell table:formula="of:=[.U39]-[.V39]-[.W39]" office:value-type="float" office:value="0" calcext:value-type="float">
            <text:p>0</text:p>
          </table:table-cell>
          <table:table-cell table:formula="of:=[.Y39]/[.U39]" office:value-type="float" office:value="0.00538" calcext:value-type="float">
            <text:p>0.00538</text:p>
          </table:table-cell>
          <table:table-cell table:formula="of:=MAX([.N39:.Q39])" office:value-type="float" office:value="0.000000000472754724256674" calcext:value-type="float">
            <text:p>4.72754724256674E-10</text:p>
          </table:table-cell>
          <table:table-cell table:formula="of:=([.F39]-[.G39])/(ABS([.F39])+0.00001)" office:value-type="float" office:value="0.00000243764148729963" calcext:value-type="float">
            <text:p>2.43764148729963E-06</text:p>
          </table:table-cell>
          <table:table-cell table:formula="of:=[.Y39]+[.Z39]" office:value-type="float" office:value="0.0397" calcext:value-type="float">
            <text:p>0.0397</text:p>
          </table:table-cell>
          <table:table-cell table:formula="of:=[.AA39]-[.Y39]"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36354913852" calcext:value-type="float">
            <text:p>-0.1237363549</text:p>
          </table:table-cell>
          <table:table-cell office:value-type="float" office:value="-0.123730956489392" calcext:value-type="float">
            <text:p>-0.1237309565</text:p>
          </table:table-cell>
          <table:table-cell office:value-type="float" office:value="11.2225849628448" calcext:value-type="float">
            <text:p>11.2225849628</text:p>
          </table:table-cell>
          <table:table-cell office:value-type="float" office:value="11.2232038974762" calcext:value-type="float">
            <text:p>11.2232038975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PAJ_CPLEX_ECOS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4512979172461" calcext:value-type="float">
            <text:p>1.54512979172461E-06</text:p>
          </table:table-cell>
          <table:table-cell office:value-type="string" calcext:value-type="string">
            <text:p>-Inf</text:p>
          </table:table-cell>
          <table:table-cell office:value-type="float" office:value="0.00000144098802157266" calcext:value-type="float">
            <text:p>0.000001441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44" calcext:value-type="float">
            <text:p>0.024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</text:p>
          </table:table-cell>
          <table:table-cell table:formula="of:=([.X40]=&quot;Optimal&quot;)" office:value-type="boolean" office:boolean-value="true" calcext:value-type="boolean">
            <text:p>TRUE</text:p>
          </table:table-cell>
          <table:table-cell table:formula="of:=[.U40]-[.V40]-[.W40]" office:value-type="float" office:value="0" calcext:value-type="float">
            <text:p>0</text:p>
          </table:table-cell>
          <table:table-cell table:formula="of:=[.Y40]/[.U40]" office:value-type="float" office:value="0.0116153846153846" calcext:value-type="float">
            <text:p>0.0116153846</text:p>
          </table:table-cell>
          <table:table-cell table:formula="of:=MAX([.N40:.Q40])" office:value-type="float" office:value="0.00000154512979172461" calcext:value-type="float">
            <text:p>1.54512979172461E-06</text:p>
          </table:table-cell>
          <table:table-cell table:formula="of:=([.F40]-[.G40])/(ABS([.F40])+0.00001)" office:value-type="float" office:value="-0.0000436249169824582" calcext:value-type="float">
            <text:p>-4.36249169824582E-05</text:p>
          </table:table-cell>
          <table:table-cell table:formula="of:=[.Y40]+[.Z40]" office:value-type="float" office:value="0.3264" calcext:value-type="float">
            <text:p>0.3264</text:p>
          </table:table-cell>
          <table:table-cell table:formula="of:=[.AA40]-[.Y40]" office:value-type="float" office:value="10.898" calcext:value-type="float">
            <text:p>10.898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5999135935" calcext:value-type="float">
            <text:p>-0.1390259991</text:p>
          </table:table-cell>
          <table:table-cell office:value-type="float" office:value="-0.13902711409227" calcext:value-type="float">
            <text:p>-0.1390271141</text:p>
          </table:table-cell>
          <table:table-cell office:value-type="float" office:value="27.8284621238708" calcext:value-type="float">
            <text:p>27.8284621239</text:p>
          </table:table-cell>
          <table:table-cell office:value-type="float" office:value="27.8292169570923" calcext:value-type="float">
            <text:p>27.8292169571</text:p>
          </table:table-cell>
          <table:table-cell office:value-type="float" office:value="16697" calcext:value-type="float">
            <text:p>16697</text:p>
          </table:table-cell>
          <table:table-cell office:value-type="string" calcext:value-type="string">
            <text:p>PAJ_CPLEX_ECOS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24002628848091" calcext:value-type="float">
            <text:p>0.00000424</text:p>
          </table:table-cell>
          <table:table-cell office:value-type="string" calcext:value-type="string">
            <text:p>-Inf</text:p>
          </table:table-cell>
          <table:table-cell office:value-type="float" office:value="0.000000332053396334686" calcext:value-type="float">
            <text:p>3.32053396334686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15" calcext:value-type="float">
            <text:p>1.15</text:p>
          </table:table-cell>
          <table:table-cell office:value-type="float" office:value="0.105" calcext:value-type="float">
            <text:p>0.105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<text:s/></text:p>
          </table:table-cell>
          <table:table-cell table:formula="of:=([.X41]=&quot;Optimal&quot;)" office:value-type="boolean" office:boolean-value="true" calcext:value-type="boolean">
            <text:p>TRUE</text:p>
          </table:table-cell>
          <table:table-cell table:formula="of:=[.U41]-[.V41]-[.W41]" office:value-type="float" office:value="0" calcext:value-type="float">
            <text:p>0</text:p>
          </table:table-cell>
          <table:table-cell table:formula="of:=[.Y41]/[.U41]" office:value-type="float" office:value="0.046" calcext:value-type="float">
            <text:p>0.046</text:p>
          </table:table-cell>
          <table:table-cell table:formula="of:=MAX([.N41:.Q41])" office:value-type="float" office:value="0.00000424002628848091" calcext:value-type="float">
            <text:p>0.00000424</text:p>
          </table:table-cell>
          <table:table-cell table:formula="of:=([.F41]-[.G41])/(ABS([.F41])+0.00001)" office:value-type="float" office:value="0.00000801919173386055" calcext:value-type="float">
            <text:p>8.01919173386055E-06</text:p>
          </table:table-cell>
          <table:table-cell table:formula="of:=[.Y41]+[.Z41]" office:value-type="float" office:value="1.255" calcext:value-type="float">
            <text:p>1.255</text:p>
          </table:table-cell>
          <table:table-cell table:formula="of:=[.AA41]-[.Y41]"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41528306029242" calcext:value-type="float">
            <text:p>-0.141528306</text:p>
          </table:table-cell>
          <table:table-cell office:value-type="float" office:value="-0.14153145416368" calcext:value-type="float">
            <text:p>-0.1415314542</text:p>
          </table:table-cell>
          <table:table-cell office:value-type="float" office:value="10.4970059394836" calcext:value-type="float">
            <text:p>10.4970059395</text:p>
          </table:table-cell>
          <table:table-cell office:value-type="float" office:value="10.4982929229736" calcext:value-type="float">
            <text:p>10.498292923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AJ_CPLEX_ECOS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0000000119701191233362" calcext:value-type="float">
            <text:p>1.19701191233362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169421143780824" calcext:value-type="float">
            <text:p>1.694211437808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52" calcext:value-type="float">
            <text:p>3.52</text:p>
          </table:table-cell>
          <table:table-cell office:value-type="float" office:value="0.295" calcext:value-type="float">
            <text:p>0.295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<text:s/></text:p>
          </table:table-cell>
          <table:table-cell table:formula="of:=([.X42]=&quot;Optimal&quot;)" office:value-type="boolean" office:boolean-value="true" calcext:value-type="boolean">
            <text:p>TRUE</text:p>
          </table:table-cell>
          <table:table-cell table:formula="of:=[.U42]-[.V42]-[.W42]" office:value-type="float" office:value="0" calcext:value-type="float">
            <text:p>0</text:p>
          </table:table-cell>
          <table:table-cell table:formula="of:=[.Y42]/[.U42]" office:value-type="float" office:value="0.15304347826087" calcext:value-type="float">
            <text:p>0.1530434783</text:p>
          </table:table-cell>
          <table:table-cell table:formula="of:=MAX([.N42:.Q42])" office:value-type="float" office:value="0.000000000169421143780824" calcext:value-type="float">
            <text:p>1.69421143780824E-10</text:p>
          </table:table-cell>
          <table:table-cell table:formula="of:=([.F42]-[.G42])/(ABS([.F42])+0.00001)" office:value-type="float" office:value="0.0000222422786190384" calcext:value-type="float">
            <text:p>2.22422786190384E-05</text:p>
          </table:table-cell>
          <table:table-cell table:formula="of:=[.Y42]+[.Z42]" office:value-type="float" office:value="3.815" calcext:value-type="float">
            <text:p>3.815</text:p>
          </table:table-cell>
          <table:table-cell table:formula="of:=[.AA42]-[.Y42]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54984067963841" calcext:value-type="float">
            <text:p>-0.154984068</text:p>
          </table:table-cell>
          <table:table-cell office:value-type="float" office:value="-0.154986790337105" calcext:value-type="float">
            <text:p>-0.1549867903</text:p>
          </table:table-cell>
          <table:table-cell office:value-type="float" office:value="16.7521460056305" calcext:value-type="float">
            <text:p>16.7521460056</text:p>
          </table:table-cell>
          <table:table-cell office:value-type="float" office:value="16.7547888755798" calcext:value-type="float">
            <text:p>16.75478887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J_CPLEX_ECOS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83999109351629" calcext:value-type="float">
            <text:p>1.83999109351629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276385136999124" calcext:value-type="float">
            <text:p>2.763851369991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0.8" calcext:value-type="float">
            <text:p>10.8</text:p>
          </table:table-cell>
          <table:table-cell office:value-type="float" office:value="1.82" calcext:value-type="float">
            <text:p>1.82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</text:p>
          </table:table-cell>
          <table:table-cell table:formula="of:=([.X43]=&quot;Optimal&quot;)" office:value-type="boolean" office:boolean-value="true" calcext:value-type="boolean">
            <text:p>TRUE</text:p>
          </table:table-cell>
          <table:table-cell table:formula="of:=[.U43]-[.V43]-[.W43]" office:value-type="float" office:value="0" calcext:value-type="float">
            <text:p>0</text:p>
          </table:table-cell>
          <table:table-cell table:formula="of:=[.Y43]/[.U43]" office:value-type="float" office:value="0.9" calcext:value-type="float">
            <text:p>0.9</text:p>
          </table:table-cell>
          <table:table-cell table:formula="of:=MAX([.N43:.Q43])" office:value-type="float" office:value="0.000000000276385136999124" calcext:value-type="float">
            <text:p>2.76385136999124E-10</text:p>
          </table:table-cell>
          <table:table-cell table:formula="of:=([.F43]-[.G43])/(ABS([.F43])+0.00001)" office:value-type="float" office:value="0.0000175643706870685" calcext:value-type="float">
            <text:p>1.75643706870685E-05</text:p>
          </table:table-cell>
          <table:table-cell table:formula="of:=[.Y43]+[.Z43]" office:value-type="float" office:value="12.62" calcext:value-type="float">
            <text:p>12.62</text:p>
          </table:table-cell>
          <table:table-cell table:formula="of:=[.AA43]-[.Y43]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8</text:p>
          </table:table-cell>
          <table:table-cell office:value-type="float" office:value="-0.0844322111414498" calcext:value-type="float">
            <text:p>-0.0844322111</text:p>
          </table:table-cell>
          <table:table-cell office:value-type="float" office:value="0.0265350341796875" calcext:value-type="float">
            <text:p>0.0265350342</text:p>
          </table:table-cell>
          <table:table-cell office:value-type="float" office:value="0.0268669128417969" calcext:value-type="float">
            <text:p>0.02686691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13" calcext:value-type="float">
            <text:p>0.013</text:p>
          </table:table-cell>
          <table:table-cell office:value-type="float" office:value="3" calcext:value-type="float">
            <text:p>3</text:p>
          </table:table-cell>
          <table:table-cell table:formula="of:=([.X44]=&quot;Optimal&quot;)" office:value-type="boolean" office:boolean-value="true" calcext:value-type="boolean">
            <text:p>TRUE</text:p>
          </table:table-cell>
          <table:table-cell table:formula="of:=[.U44]-[.V44]-[.W44]" office:value-type="float" office:value="0" calcext:value-type="float">
            <text:p>0</text:p>
          </table:table-cell>
          <table:table-cell table:formula="of:=[.Y44]/[.U44]" office:value-type="float" office:value="0.00228333333333333" calcext:value-type="float">
            <text:p>0.0022833333</text:p>
          </table:table-cell>
          <table:table-cell table:formula="of:=MAX([.N44:.Q44])" office:value-type="float" office:value="0.00000000115663212341133" calcext:value-type="float">
            <text:p>1.15663212341133E-09</text:p>
          </table:table-cell>
          <table:table-cell table:formula="of:=([.F44]-[.G44])/(ABS([.F44])+0.00001)" office:value-type="float" office:value="-0.000000457558019810713" calcext:value-type="float">
            <text:p>-4.57558019810713E-07</text:p>
          </table:table-cell>
          <table:table-cell table:formula="of:=[.Y44]+[.Z44]" office:value-type="float" office:value="0.0119" calcext:value-type="float">
            <text:p>0.0119</text:p>
          </table:table-cell>
          <table:table-cell table:formula="of:=[.AA44]-[.Y44]" office:value-type="float" office:value="0.00615" calcext:value-type="float">
            <text:p>0.00615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</text:p>
          </table:table-cell>
          <table:table-cell office:value-type="float" office:value="-0.0969365042298835" calcext:value-type="float">
            <text:p>-0.0969365042</text:p>
          </table:table-cell>
          <table:table-cell office:value-type="float" office:value="0.20648193359375" calcext:value-type="float">
            <text:p>0.2064819336</text:p>
          </table:table-cell>
          <table:table-cell office:value-type="float" office:value="0.206907987594604" calcext:value-type="float">
            <text:p>0.206907987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2" calcext:value-type="float">
            <text:p>0.152</text:p>
          </table:table-cell>
          <table:table-cell office:value-type="float" office:value="4" calcext:value-type="float">
            <text:p>4</text:p>
          </table:table-cell>
          <table:table-cell table:formula="of:=([.X45]=&quot;Optimal&quot;)" office:value-type="boolean" office:boolean-value="true" calcext:value-type="boolean">
            <text:p>TRUE</text:p>
          </table:table-cell>
          <table:table-cell table:formula="of:=[.U45]-[.V45]-[.W45]" office:value-type="float" office:value="0" calcext:value-type="float">
            <text:p>0</text:p>
          </table:table-cell>
          <table:table-cell table:formula="of:=[.Y45]/[.U45]" office:value-type="float" office:value="0.0096" calcext:value-type="float">
            <text:p>0.0096</text:p>
          </table:table-cell>
          <table:table-cell table:formula="of:=MAX([.N45:.Q45])" office:value-type="float" office:value="0.000000000472754724256674" calcext:value-type="float">
            <text:p>4.72754724256674E-10</text:p>
          </table:table-cell>
          <table:table-cell table:formula="of:=([.F45]-[.G45])/(ABS([.F45])+0.00001)" office:value-type="float" office:value="-0.000000143581430007924" calcext:value-type="float">
            <text:p>-1.43581430007924E-07</text:p>
          </table:table-cell>
          <table:table-cell table:formula="of:=[.Y45]+[.Z45]" office:value-type="float" office:value="0.0512" calcext:value-type="float">
            <text:p>0.0512</text:p>
          </table:table-cell>
          <table:table-cell table:formula="of:=[.AA45]-[.Y45]" office:value-type="float" office:value="0.1136" calcext:value-type="float">
            <text:p>0.1136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27680948228" calcext:value-type="float">
            <text:p>-0.1237276809</text:p>
          </table:table-cell>
          <table:table-cell office:value-type="float" office:value="-0.123728637435002" calcext:value-type="float">
            <text:p>-0.1237286374</text:p>
          </table:table-cell>
          <table:table-cell office:value-type="float" office:value="43.5657391548157" calcext:value-type="float">
            <text:p>43.5657391548</text:p>
          </table:table-cell>
          <table:table-cell office:value-type="float" office:value="43.5813930034638" calcext:value-type="float">
            <text:p>43.58139300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0000000262429559420158" calcext:value-type="float">
            <text:p>2.62429559420158E-11</text:p>
          </table:table-cell>
          <table:table-cell office:value-type="float" office:value="0.000000000408172967647502" calcext:value-type="float">
            <text:p>4.08172967647502E-10</text:p>
          </table:table-cell>
          <table:table-cell office:value-type="string" calcext:value-type="string">
            <text:p>-Inf</text:p>
          </table:table-cell>
          <table:table-cell office:value-type="float" office:value="0.000000000295708124653515" calcext:value-type="float">
            <text:p>2.95708124653515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241" calcext:value-type="float">
            <text:p>0.0241</text:p>
          </table:table-cell>
          <table:table-cell office:value-type="float" office:value="43.4" calcext:value-type="float">
            <text:p>43.4</text:p>
          </table:table-cell>
          <table:table-cell office:value-type="float" office:value="7" calcext:value-type="float">
            <text:p>7</text:p>
          </table:table-cell>
          <table:table-cell table:formula="of:=([.X46]=&quot;Optimal&quot;)" office:value-type="boolean" office:boolean-value="true" calcext:value-type="boolean">
            <text:p>TRUE</text:p>
          </table:table-cell>
          <table:table-cell table:formula="of:=[.U46]-[.V46]-[.W46]" office:value-type="float" office:value="0" calcext:value-type="float">
            <text:p>0</text:p>
          </table:table-cell>
          <table:table-cell table:formula="of:=[.Y46]/[.U46]" office:value-type="float" office:value="0.0125285714285714" calcext:value-type="float">
            <text:p>0.0125285714</text:p>
          </table:table-cell>
          <table:table-cell table:formula="of:=MAX([.N46:.Q46])" office:value-type="float" office:value="0.000000000408172967647502" calcext:value-type="float">
            <text:p>4.08172967647502E-10</text:p>
          </table:table-cell>
          <table:table-cell table:formula="of:=([.F46]-[.G46])/(ABS([.F46])+0.00001)" office:value-type="float" office:value="0.00000772995555325391" calcext:value-type="float">
            <text:p>0.00000773</text:p>
          </table:table-cell>
          <table:table-cell table:formula="of:=[.Y46]+[.Z46]" office:value-type="float" office:value="0.1118" calcext:value-type="float">
            <text:p>0.1118</text:p>
          </table:table-cell>
          <table:table-cell table:formula="of:=[.AA46]-[.Y46]" office:value-type="float" office:value="43.3123" calcext:value-type="float">
            <text:p>43.3123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1411678667" calcext:value-type="float">
            <text:p>-0.1390214117</text:p>
          </table:table-cell>
          <table:table-cell office:value-type="float" office:value="-0.139022358048208" calcext:value-type="float">
            <text:p>-0.139022358</text:p>
          </table:table-cell>
          <table:table-cell office:value-type="float" office:value="41.1259360313416" calcext:value-type="float">
            <text:p>41.1259360313</text:p>
          </table:table-cell>
          <table:table-cell office:value-type="float" office:value="41.1266548633575" calcext:value-type="float">
            <text:p>41.126654863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0000000655520466467247" calcext:value-type="float">
            <text:p>6.55520466467247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845932879300904" calcext:value-type="float">
            <text:p>8.4593287930090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3" calcext:value-type="float">
            <text:p>0.103</text:p>
          </table:table-cell>
          <table:table-cell office:value-type="float" office:value="40.7" calcext:value-type="float">
            <text:p>40.7</text:p>
          </table:table-cell>
          <table:table-cell office:value-type="float" office:value="6" calcext:value-type="float">
            <text:p>6</text:p>
          </table:table-cell>
          <table:table-cell table:formula="of:=([.X47]=&quot;Optimal&quot;)" office:value-type="boolean" office:boolean-value="true" calcext:value-type="boolean">
            <text:p>TRUE</text:p>
          </table:table-cell>
          <table:table-cell table:formula="of:=[.U47]-[.V47]-[.W47]" office:value-type="float" office:value="0" calcext:value-type="float">
            <text:p>0</text:p>
          </table:table-cell>
          <table:table-cell table:formula="of:=[.Y47]/[.U47]" office:value-type="float" office:value="0.053" calcext:value-type="float">
            <text:p>0.053</text:p>
          </table:table-cell>
          <table:table-cell table:formula="of:=MAX([.N47:.Q47])" office:value-type="float" office:value="0.000000000845932879300904" calcext:value-type="float">
            <text:p>8.45932879300904E-10</text:p>
          </table:table-cell>
          <table:table-cell table:formula="of:=([.F47]-[.G47])/(ABS([.F47])+0.00001)" office:value-type="float" office:value="0.00000680687572366805" calcext:value-type="float">
            <text:p>6.80687572366805E-06</text:p>
          </table:table-cell>
          <table:table-cell table:formula="of:=[.Y47]+[.Z47]" office:value-type="float" office:value="0.421" calcext:value-type="float">
            <text:p>0.421</text:p>
          </table:table-cell>
          <table:table-cell table:formula="of:=[.AA47]-[.Y47]" office:value-type="float" office:value="40.382" calcext:value-type="float">
            <text:p>40.382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528349228741" calcext:value-type="float">
            <text:p>-0.1415283492</text:p>
          </table:table-cell>
          <table:table-cell office:value-type="float" office:value="-0.141529320855024" calcext:value-type="float">
            <text:p>-0.1415293209</text:p>
          </table:table-cell>
          <table:table-cell office:value-type="float" office:value="46.5261540412903" calcext:value-type="float">
            <text:p>46.5261540413</text:p>
          </table:table-cell>
          <table:table-cell office:value-type="float" office:value="46.5274648666382" calcext:value-type="float">
            <text:p>46.527464866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66133814775094E-016" calcext:value-type="float">
            <text:p>6.66133814775094E-16</text:p>
          </table:table-cell>
          <table:table-cell office:value-type="float" office:value="0.00000009979636138302" calcext:value-type="float">
            <text:p>9.979636138302E-08</text:p>
          </table:table-cell>
          <table:table-cell office:value-type="string" calcext:value-type="string">
            <text:p>-Inf</text:p>
          </table:table-cell>
          <table:table-cell office:value-type="float" office:value="0.00000000158591872967406" calcext:value-type="float">
            <text:p>1.58591872967406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11" calcext:value-type="float">
            <text:p>1.11</text:p>
          </table:table-cell>
          <table:table-cell office:value-type="float" office:value="0.296" calcext:value-type="float">
            <text:p>0.296</text:p>
          </table:table-cell>
          <table:table-cell office:value-type="float" office:value="45.1" calcext:value-type="float">
            <text:p>45.1</text:p>
          </table:table-cell>
          <table:table-cell office:value-type="float" office:value="7" calcext:value-type="float">
            <text:p>7</text:p>
          </table:table-cell>
          <table:table-cell table:formula="of:=([.X48]=&quot;Optimal&quot;)" office:value-type="boolean" office:boolean-value="true" calcext:value-type="boolean">
            <text:p>TRUE</text:p>
          </table:table-cell>
          <table:table-cell table:formula="of:=[.U48]-[.V48]-[.W48]" office:value-type="float" office:value="0" calcext:value-type="float">
            <text:p>0</text:p>
          </table:table-cell>
          <table:table-cell table:formula="of:=[.Y48]/[.U48]" office:value-type="float" office:value="0.158571428571429" calcext:value-type="float">
            <text:p>0.1585714286</text:p>
          </table:table-cell>
          <table:table-cell table:formula="of:=MAX([.N48:.Q48])" office:value-type="float" office:value="0.00000009979636138302" calcext:value-type="float">
            <text:p>9.979636138302E-08</text:p>
          </table:table-cell>
          <table:table-cell table:formula="of:=([.F48]-[.G48])/(ABS([.F48])+0.00001)" office:value-type="float" office:value="0.00000686475635953576" calcext:value-type="float">
            <text:p>6.86475635953576E-06</text:p>
          </table:table-cell>
          <table:table-cell table:formula="of:=[.Y48]+[.Z48]" office:value-type="float" office:value="1.406" calcext:value-type="float">
            <text:p>1.406</text:p>
          </table:table-cell>
          <table:table-cell table:formula="of:=[.AA48]-[.Y48]" office:value-type="float" office:value="43.99" calcext:value-type="float">
            <text:p>43.9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4986667346854" calcext:value-type="float">
            <text:p>-0.1549866673</text:p>
          </table:table-cell>
          <table:table-cell office:value-type="float" office:value="-0.154986743132065" calcext:value-type="float">
            <text:p>-0.1549867431</text:p>
          </table:table-cell>
          <table:table-cell office:value-type="float" office:value="18.3039410114288" calcext:value-type="float">
            <text:p>18.3039410114</text:p>
          </table:table-cell>
          <table:table-cell office:value-type="float" office:value="18.3065888881683" calcext:value-type="float">
            <text:p>18.306588888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93817980328331" calcext:value-type="float">
            <text:p>1.93817980328331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379615672230216" calcext:value-type="float">
            <text:p>3.79615672230216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59" calcext:value-type="float">
            <text:p>3.59</text:p>
          </table:table-cell>
          <table:table-cell office:value-type="float" office:value="1.83" calcext:value-type="float">
            <text:p>1.83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table:formula="of:=([.X49]=&quot;Optimal&quot;)" office:value-type="boolean" office:boolean-value="true" calcext:value-type="boolean">
            <text:p>TRUE</text:p>
          </table:table-cell>
          <table:table-cell table:formula="of:=[.U49]-[.V49]-[.W49]" office:value-type="float" office:value="0" calcext:value-type="float">
            <text:p>0</text:p>
          </table:table-cell>
          <table:table-cell table:formula="of:=[.Y49]/[.U49]" office:value-type="float" office:value="0.8975" calcext:value-type="float">
            <text:p>0.8975</text:p>
          </table:table-cell>
          <table:table-cell table:formula="of:=MAX([.N49:.Q49])" office:value-type="float" office:value="0.000000000379615672230216" calcext:value-type="float">
            <text:p>3.79615672230216E-10</text:p>
          </table:table-cell>
          <table:table-cell table:formula="of:=([.F49]-[.G49])/(ABS([.F49])+0.00001)" office:value-type="float" office:value="0.00000048894735798423" calcext:value-type="float">
            <text:p>4.8894735798423E-07</text:p>
          </table:table-cell>
          <table:table-cell table:formula="of:=[.Y49]+[.Z49]" office:value-type="float" office:value="5.42" calcext:value-type="float">
            <text:p>5.42</text:p>
          </table:table-cell>
          <table:table-cell table:formula="of:=[.AA49]-[.Y49]" office:value-type="float" office:value="9.21" calcext:value-type="float">
            <text:p>9.2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466842437766" calcext:value-type="float">
            <text:p>-0.0844466842</text:p>
          </table:table-cell>
          <table:table-cell office:value-type="float" office:value="-0.0844457189101449" calcext:value-type="float">
            <text:p>-0.0844457189</text:p>
          </table:table-cell>
          <table:table-cell office:value-type="float" office:value="0.00810098648071289" calcext:value-type="float">
            <text:p>0.0081009865</text:p>
          </table:table-cell>
          <table:table-cell office:value-type="float" office:value="0.00841498374938965" calcext:value-type="float">
            <text:p>0.0084149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526258714302758" calcext:value-type="float">
            <text:p>5.26258714302758E-06</text:p>
          </table:table-cell>
          <table:table-cell office:value-type="string" calcext:value-type="string">
            <text:p>-Inf</text:p>
          </table:table-cell>
          <table:table-cell office:value-type="float" office:value="0.000000692569655402764" calcext:value-type="float">
            <text:p>6.9256965540276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9" calcext:value-type="float">
            <text:p>0.00759</text:p>
          </table:table-cell>
          <table:table-cell office:value-type="string" calcext:value-type="string">
            <text:p><text:s/></text:p>
          </table:table-cell>
          <table:table-cell table:formula="of:=([.X50]=&quot;Optimal&quot;)" office:value-type="boolean" office:boolean-value="false" calcext:value-type="boolean">
            <text:p>FALSE</text:p>
          </table:table-cell>
          <table:table-cell table:formula="of:=[.U50]-[.V50]-[.W50]" office:value-type="string" office:string-value="" calcext:value-type="error">
            <text:p>#VALUE!</text:p>
          </table:table-cell>
          <table:table-cell table:formula="of:=[.Y50]/[.U50]" office:value-type="string" office:string-value="" calcext:value-type="error">
            <text:p>#DIV/0!</text:p>
          </table:table-cell>
          <table:table-cell table:formula="of:=MAX([.N50:.Q50])" office:value-type="float" office:value="0.00000526258714302758" calcext:value-type="float">
            <text:p>5.26258714302758E-06</text:p>
          </table:table-cell>
          <table:table-cell table:formula="of:=([.F50]-[.G50])/(ABS([.F50])+0.00001)" office:value-type="float" office:value="-0.0000114299257702894" calcext:value-type="float">
            <text:p>-1.14299257702894E-05</text:p>
          </table:table-cell>
          <table:table-cell table:formula="of:=[.Y50]+[.Z50]" office:value-type="float" office:value="0" calcext:value-type="float">
            <text:p>0</text:p>
          </table:table-cell>
          <table:table-cell table:formula="of:=[.AA50]-[.Y50]" office:value-type="float" office:value="0.00759" calcext:value-type="float">
            <text:p>0.00759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583591577467" calcext:value-type="float">
            <text:p>-0.0969583592</text:p>
          </table:table-cell>
          <table:table-cell office:value-type="float" office:value="-0.0969582426306975" calcext:value-type="float">
            <text:p>-0.0969582426</text:p>
          </table:table-cell>
          <table:table-cell office:value-type="float" office:value="0.0602750778198242" calcext:value-type="float">
            <text:p>0.0602750778</text:p>
          </table:table-cell>
          <table:table-cell office:value-type="float" office:value="0.060650110244751" calcext:value-type="float">
            <text:p>0.06065011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J_CPLEX_noconic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298205375937055" calcext:value-type="float">
            <text:p>2.98205375937055E-06</text:p>
          </table:table-cell>
          <table:table-cell office:value-type="string" calcext:value-type="string">
            <text:p>-Inf</text:p>
          </table:table-cell>
          <table:table-cell office:value-type="float" office:value="0.000000706740014955187" calcext:value-type="float">
            <text:p>7.06740014955187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" calcext:value-type="float">
            <text:p>0.0595</text:p>
          </table:table-cell>
          <table:table-cell office:value-type="string" calcext:value-type="string">
            <text:p><text:s/></text:p>
          </table:table-cell>
          <table:table-cell table:formula="of:=([.X51]=&quot;Optimal&quot;)" office:value-type="boolean" office:boolean-value="false" calcext:value-type="boolean">
            <text:p>FALSE</text:p>
          </table:table-cell>
          <table:table-cell table:formula="of:=[.U51]-[.V51]-[.W51]" office:value-type="string" office:string-value="" calcext:value-type="error">
            <text:p>#VALUE!</text:p>
          </table:table-cell>
          <table:table-cell table:formula="of:=[.Y51]/[.U51]" office:value-type="string" office:string-value="" calcext:value-type="error">
            <text:p>#DIV/0!</text:p>
          </table:table-cell>
          <table:table-cell table:formula="of:=MAX([.N51:.Q51])" office:value-type="float" office:value="0.00000298205375937055" calcext:value-type="float">
            <text:p>2.98205375937055E-06</text:p>
          </table:table-cell>
          <table:table-cell table:formula="of:=([.F51]-[.G51])/(ABS([.F51])+0.00001)" office:value-type="float" office:value="-0.00000120170177382006" calcext:value-type="float">
            <text:p>-1.20170177382006E-06</text:p>
          </table:table-cell>
          <table:table-cell table:formula="of:=[.Y51]+[.Z51]" office:value-type="float" office:value="0" calcext:value-type="float">
            <text:p>0</text:p>
          </table:table-cell>
          <table:table-cell table:formula="of:=[.AA51]-[.Y51]" office:value-type="float" office:value="0.0595" calcext:value-type="float">
            <text:p>0.0595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6176054564" calcext:value-type="float">
            <text:p>-0.1237561761</text:p>
          </table:table-cell>
          <table:table-cell office:value-type="float" office:value="-0.123757413096227" calcext:value-type="float">
            <text:p>-0.1237574131</text:p>
          </table:table-cell>
          <table:table-cell office:value-type="float" office:value="21.1317567825317" calcext:value-type="float">
            <text:p>21.1317567825</text:p>
          </table:table-cell>
          <table:table-cell office:value-type="float" office:value="21.1323971748352" calcext:value-type="float">
            <text:p>21.1323971748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PAJ_CPLEX_noconic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0646718858812734" calcext:value-type="float">
            <text:p>6.46718858812734E-07</text:p>
          </table:table-cell>
          <table:table-cell office:value-type="string" calcext:value-type="string">
            <text:p>-Inf</text:p>
          </table:table-cell>
          <table:table-cell office:value-type="float" office:value="0.00000074913461700632" calcext:value-type="float">
            <text:p>7.491346170063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<text:s/></text:p>
          </table:table-cell>
          <table:table-cell table:formula="of:=([.X52]=&quot;Optimal&quot;)" office:value-type="boolean" office:boolean-value="false" calcext:value-type="boolean">
            <text:p>FALSE</text:p>
          </table:table-cell>
          <table:table-cell table:formula="of:=[.U52]-[.V52]-[.W52]" office:value-type="string" office:string-value="" calcext:value-type="error">
            <text:p>#VALUE!</text:p>
          </table:table-cell>
          <table:table-cell table:formula="of:=[.Y52]/[.U52]" office:value-type="string" office:string-value="" calcext:value-type="error">
            <text:p>#DIV/0!</text:p>
          </table:table-cell>
          <table:table-cell table:formula="of:=MAX([.N52:.Q52])" office:value-type="float" office:value="0.00000074913461700632" calcext:value-type="float">
            <text:p>7.4913461700632E-07</text:p>
          </table:table-cell>
          <table:table-cell table:formula="of:=([.F52]-[.G52])/(ABS([.F52])+0.00001)" office:value-type="float" office:value="0.00000999498976560678" calcext:value-type="float">
            <text:p>0.000009995</text:p>
          </table:table-cell>
          <table:table-cell table:formula="of:=[.Y52]+[.Z52]" office:value-type="float" office:value="0" calcext:value-type="float">
            <text:p>0</text:p>
          </table:table-cell>
          <table:table-cell table:formula="of:=[.AA52]-[.Y52]"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31292701036" calcext:value-type="float">
            <text:p>-0.1391312927</text:p>
          </table:table-cell>
          <table:table-cell office:value-type="float" office:value="-0.139132608260302" calcext:value-type="float">
            <text:p>-0.1391326083</text:p>
          </table:table-cell>
          <table:table-cell office:value-type="float" office:value="19.0612149238586" calcext:value-type="float">
            <text:p>19.0612149239</text:p>
          </table:table-cell>
          <table:table-cell office:value-type="float" office:value="19.0620720386505" calcext:value-type="float">
            <text:p>19.0620720387</text:p>
          </table:table-cell>
          <table:table-cell office:value-type="float" office:value="10953" calcext:value-type="float">
            <text:p>10953</text:p>
          </table:table-cell>
          <table:table-cell office:value-type="string" calcext:value-type="string">
            <text:p>PAJ_CPLEX_noconic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4.55364912443912E-018" calcext:value-type="float">
            <text:p>4.55364912443912E-18</text:p>
          </table:table-cell>
          <table:table-cell office:value-type="float" office:value="0.000000932709925724473" calcext:value-type="float">
            <text:p>9.32709925724473E-07</text:p>
          </table:table-cell>
          <table:table-cell office:value-type="string" calcext:value-type="string">
            <text:p>-Inf</text:p>
          </table:table-cell>
          <table:table-cell office:value-type="float" office:value="0.000000926586932070705" calcext:value-type="float">
            <text:p>9.26586932070705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<text:s/></text:p>
          </table:table-cell>
          <table:table-cell table:formula="of:=([.X53]=&quot;Optimal&quot;)" office:value-type="boolean" office:boolean-value="false" calcext:value-type="boolean">
            <text:p>FALSE</text:p>
          </table:table-cell>
          <table:table-cell table:formula="of:=[.U53]-[.V53]-[.W53]" office:value-type="string" office:string-value="" calcext:value-type="error">
            <text:p>#VALUE!</text:p>
          </table:table-cell>
          <table:table-cell table:formula="of:=[.Y53]/[.U53]" office:value-type="string" office:string-value="" calcext:value-type="error">
            <text:p>#DIV/0!</text:p>
          </table:table-cell>
          <table:table-cell table:formula="of:=MAX([.N53:.Q53])" office:value-type="float" office:value="0.000000932709925724473" calcext:value-type="float">
            <text:p>9.32709925724473E-07</text:p>
          </table:table-cell>
          <table:table-cell table:formula="of:=([.F53]-[.G53])/(ABS([.F53])+0.00001)" office:value-type="float" office:value="0.00000945484435611085" calcext:value-type="float">
            <text:p>9.45484435611085E-06</text:p>
          </table:table-cell>
          <table:table-cell table:formula="of:=[.Y53]+[.Z53]" office:value-type="float" office:value="0" calcext:value-type="float">
            <text:p>0</text:p>
          </table:table-cell>
          <table:table-cell table:formula="of:=[.AA53]-[.Y53]"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693347581969" calcext:value-type="float">
            <text:p>-0.1416933476</text:p>
          </table:table-cell>
          <table:table-cell office:value-type="float" office:value="-0.141694748899555" calcext:value-type="float">
            <text:p>-0.1416947489</text:p>
          </table:table-cell>
          <table:table-cell office:value-type="float" office:value="4.01931309700012" calcext:value-type="float">
            <text:p>4.019313097</text:p>
          </table:table-cell>
          <table:table-cell office:value-type="float" office:value="4.02048110961914" calcext:value-type="float">
            <text:p>4.020481109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AJ_CPLEX_noconic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6121163384648" calcext:value-type="float">
            <text:p>1.56121163384648E-06</text:p>
          </table:table-cell>
          <table:table-cell office:value-type="string" calcext:value-type="string">
            <text:p>-Inf</text:p>
          </table:table-cell>
          <table:table-cell office:value-type="float" office:value="0.000000990741642281634" calcext:value-type="float">
            <text:p>9.9074164228163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formula="of:=([.X54]=&quot;Optimal&quot;)" office:value-type="boolean" office:boolean-value="false" calcext:value-type="boolean">
            <text:p>FALSE</text:p>
          </table:table-cell>
          <table:table-cell table:formula="of:=[.U54]-[.V54]-[.W54]" office:value-type="string" office:string-value="" calcext:value-type="error">
            <text:p>#VALUE!</text:p>
          </table:table-cell>
          <table:table-cell table:formula="of:=[.Y54]/[.U54]" office:value-type="string" office:string-value="" calcext:value-type="error">
            <text:p>#DIV/0!</text:p>
          </table:table-cell>
          <table:table-cell table:formula="of:=MAX([.N54:.Q54])" office:value-type="float" office:value="0.00000156121163384648" calcext:value-type="float">
            <text:p>1.56121163384648E-06</text:p>
          </table:table-cell>
          <table:table-cell table:formula="of:=([.F54]-[.G54])/(ABS([.F54])+0.00001)" office:value-type="float" office:value="0.00000988909302382162" calcext:value-type="float">
            <text:p>9.88909302382162E-06</text:p>
          </table:table-cell>
          <table:table-cell table:formula="of:=[.Y54]+[.Z54]" office:value-type="float" office:value="0" calcext:value-type="float">
            <text:p>0</text:p>
          </table:table-cell>
          <table:table-cell table:formula="of:=[.AA54]-[.Y54]"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5479900411889" calcext:value-type="float">
            <text:p>-0.1554799004</text:p>
          </table:table-cell>
          <table:table-cell office:value-type="float" office:value="-0.15547703346256" calcext:value-type="float">
            <text:p>-0.1554770335</text:p>
          </table:table-cell>
          <table:table-cell office:value-type="float" office:value="2.24009609222412" calcext:value-type="float">
            <text:p>2.2400960922</text:p>
          </table:table-cell>
          <table:table-cell office:value-type="float" office:value="2.24251389503479" calcext:value-type="float">
            <text:p>2.242513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743032396513521" calcext:value-type="float">
            <text:p>7.43032396513521E-06</text:p>
          </table:table-cell>
          <table:table-cell office:value-type="string" calcext:value-type="string">
            <text:p>-Inf</text:p>
          </table:table-cell>
          <table:table-cell office:value-type="float" office:value="0.000000967810301899519" calcext:value-type="float">
            <text:p>9.67810301899519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</text:p>
          </table:table-cell>
          <table:table-cell table:formula="of:=([.X55]=&quot;Optimal&quot;)" office:value-type="boolean" office:boolean-value="false" calcext:value-type="boolean">
            <text:p>FALSE</text:p>
          </table:table-cell>
          <table:table-cell table:formula="of:=[.U55]-[.V55]-[.W55]" office:value-type="string" office:string-value="" calcext:value-type="error">
            <text:p>#VALUE!</text:p>
          </table:table-cell>
          <table:table-cell table:formula="of:=[.Y55]/[.U55]" office:value-type="string" office:string-value="" calcext:value-type="error">
            <text:p>#DIV/0!</text:p>
          </table:table-cell>
          <table:table-cell table:formula="of:=MAX([.N55:.Q55])" office:value-type="float" office:value="0.00000743032396513521" calcext:value-type="float">
            <text:p>7.43032396513521E-06</text:p>
          </table:table-cell>
          <table:table-cell table:formula="of:=([.F55]-[.G55])/(ABS([.F55])+0.00001)" office:value-type="float" office:value="-0.0000184381707197707" calcext:value-type="float">
            <text:p>-1.84381707197707E-05</text:p>
          </table:table-cell>
          <table:table-cell table:formula="of:=[.Y55]+[.Z55]" office:value-type="float" office:value="0" calcext:value-type="float">
            <text:p>0</text:p>
          </table:table-cell>
          <table:table-cell table:formula="of:=[.AA55]-[.Y55]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44400237861796" calcext:value-type="float">
            <text:p>-0.0844400238</text:p>
          </table:table-cell>
          <table:table-cell office:value-type="float" office:value="0.0585520267486572" calcext:value-type="float">
            <text:p>0.0585520267</text:p>
          </table:table-cell>
          <table:table-cell office:value-type="float" office:value="0.05889892578125" calcext:value-type="float">
            <text:p>0.058898925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17467282310641" calcext:value-type="float">
            <text:p>5.17467282310641E-06</text:p>
          </table:table-cell>
          <table:table-cell office:value-type="string" calcext:value-type="string">
            <text:p>-Inf</text:p>
          </table:table-cell>
          <table:table-cell office:value-type="float" office:value="0.00000129128219983343" calcext:value-type="float">
            <text:p>1.2912821998334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15" calcext:value-type="float">
            <text:p>15</text:p>
          </table:table-cell>
          <table:table-cell table:formula="of:=([.X56]=&quot;Optimal&quot;)" office:value-type="boolean" office:boolean-value="false" calcext:value-type="boolean">
            <text:p>FALSE</text:p>
          </table:table-cell>
          <table:table-cell table:formula="of:=[.U56]-[.V56]-[.W56]" office:value-type="string" office:string-value="" calcext:value-type="error">
            <text:p>#VALUE!</text:p>
          </table:table-cell>
          <table:table-cell table:formula="of:=[.Y56]/[.U56]" office:value-type="string" office:string-value="" calcext:value-type="error">
            <text:p>#DIV/0!</text:p>
          </table:table-cell>
          <table:table-cell table:formula="of:=MAX([.N56:.Q56])" office:value-type="float" office:value="0.00000517467282310641" calcext:value-type="float">
            <text:p>5.17467282310641E-06</text:p>
          </table:table-cell>
          <table:table-cell table:formula="of:=([.F56]-[.G56])/(ABS([.F56])+0.00001)" office:value-type="float" office:value="0" calcext:value-type="float">
            <text:p>0</text:p>
          </table:table-cell>
          <table:table-cell table:formula="of:=[.Y56]+[.Z56]" office:value-type="float" office:value="0" calcext:value-type="float">
            <text:p>0</text:p>
          </table:table-cell>
          <table:table-cell table:formula="of:=[.AA56]-[.Y56]"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69617047098462" calcext:value-type="float">
            <text:p>-0.0969617047</text:p>
          </table:table-cell>
          <table:table-cell office:value-type="float" office:value="0.271857976913452" calcext:value-type="float">
            <text:p>0.2718579769</text:p>
          </table:table-cell>
          <table:table-cell office:value-type="float" office:value="0.272265911102295" calcext:value-type="float">
            <text:p>0.27226591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442146233751994" calcext:value-type="float">
            <text:p>4.42146233751994E-06</text:p>
          </table:table-cell>
          <table:table-cell office:value-type="string" calcext:value-type="string">
            <text:p>-Inf</text:p>
          </table:table-cell>
          <table:table-cell office:value-type="float" office:value="0.000000948981247139713" calcext:value-type="float">
            <text:p>0.00000094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15" calcext:value-type="float">
            <text:p>15</text:p>
          </table:table-cell>
          <table:table-cell table:formula="of:=([.X57]=&quot;Optimal&quot;)" office:value-type="boolean" office:boolean-value="false" calcext:value-type="boolean">
            <text:p>FALSE</text:p>
          </table:table-cell>
          <table:table-cell table:formula="of:=[.U57]-[.V57]-[.W57]" office:value-type="string" office:string-value="" calcext:value-type="error">
            <text:p>#VALUE!</text:p>
          </table:table-cell>
          <table:table-cell table:formula="of:=[.Y57]/[.U57]" office:value-type="string" office:string-value="" calcext:value-type="error">
            <text:p>#DIV/0!</text:p>
          </table:table-cell>
          <table:table-cell table:formula="of:=MAX([.N57:.Q57])" office:value-type="float" office:value="0.00000442146233751994" calcext:value-type="float">
            <text:p>4.42146233751994E-06</text:p>
          </table:table-cell>
          <table:table-cell table:formula="of:=([.F57]-[.G57])/(ABS([.F57])+0.00001)" office:value-type="float" office:value="0" calcext:value-type="float">
            <text:p>0</text:p>
          </table:table-cell>
          <table:table-cell table:formula="of:=[.Y57]+[.Z57]" office:value-type="float" office:value="0" calcext:value-type="float">
            <text:p>0</text:p>
          </table:table-cell>
          <table:table-cell table:formula="of:=[.AA57]-[.Y57]"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7934253728" calcext:value-type="float">
            <text:p>-0.1237579343</text:p>
          </table:table-cell>
          <table:table-cell office:value-type="float" office:value="-0.123758887888333" calcext:value-type="float">
            <text:p>-0.1237588879</text:p>
          </table:table-cell>
          <table:table-cell office:value-type="float" office:value="53.9076020717621" calcext:value-type="float">
            <text:p>53.9076020718</text:p>
          </table:table-cell>
          <table:table-cell office:value-type="float" office:value="53.9083750247955" calcext:value-type="float">
            <text:p>53.90837502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627175995939616" calcext:value-type="float">
            <text:p>6.27175995939616E-06</text:p>
          </table:table-cell>
          <table:table-cell office:value-type="string" calcext:value-type="string">
            <text:p>-Inf</text:p>
          </table:table-cell>
          <table:table-cell office:value-type="float" office:value="0.00000160930668258175" calcext:value-type="float">
            <text:p>1.6093066825817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16" calcext:value-type="float">
            <text:p>16</text:p>
          </table:table-cell>
          <table:table-cell table:formula="of:=([.X58]=&quot;Optimal&quot;)" office:value-type="boolean" office:boolean-value="false" calcext:value-type="boolean">
            <text:p>FALSE</text:p>
          </table:table-cell>
          <table:table-cell table:formula="of:=[.U58]-[.V58]-[.W58]" office:value-type="string" office:string-value="" calcext:value-type="error">
            <text:p>#VALUE!</text:p>
          </table:table-cell>
          <table:table-cell table:formula="of:=[.Y58]/[.U58]" office:value-type="string" office:string-value="" calcext:value-type="error">
            <text:p>#DIV/0!</text:p>
          </table:table-cell>
          <table:table-cell table:formula="of:=MAX([.N58:.Q58])" office:value-type="float" office:value="0.00000627175995939616" calcext:value-type="float">
            <text:p>6.27175995939616E-06</text:p>
          </table:table-cell>
          <table:table-cell table:formula="of:=([.F58]-[.G58])/(ABS([.F58])+0.00001)" office:value-type="float" office:value="0.00000770502158540059" calcext:value-type="float">
            <text:p>0.000007705</text:p>
          </table:table-cell>
          <table:table-cell table:formula="of:=[.Y58]+[.Z58]" office:value-type="float" office:value="0" calcext:value-type="float">
            <text:p>0</text:p>
          </table:table-cell>
          <table:table-cell table:formula="of:=[.AA58]-[.Y58]"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59331938292" calcext:value-type="float">
            <text:p>-0.1391593319</text:p>
          </table:table-cell>
          <table:table-cell office:value-type="float" office:value="-0.139159948761831" calcext:value-type="float">
            <text:p>-0.1391599488</text:p>
          </table:table-cell>
          <table:table-cell office:value-type="float" office:value="38.1945779323578" calcext:value-type="float">
            <text:p>38.1945779324</text:p>
          </table:table-cell>
          <table:table-cell office:value-type="float" office:value="38.1954009532928" calcext:value-type="float">
            <text:p>38.195400953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390151352834545" calcext:value-type="float">
            <text:p>3.90151352834545E-06</text:p>
          </table:table-cell>
          <table:table-cell office:value-type="string" calcext:value-type="string">
            <text:p>-Inf</text:p>
          </table:table-cell>
          <table:table-cell office:value-type="float" office:value="0.00000133249802147795" calcext:value-type="float">
            <text:p>1.3324980214779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17" calcext:value-type="float">
            <text:p>17</text:p>
          </table:table-cell>
          <table:table-cell table:formula="of:=([.X59]=&quot;Optimal&quot;)" office:value-type="boolean" office:boolean-value="false" calcext:value-type="boolean">
            <text:p>FALSE</text:p>
          </table:table-cell>
          <table:table-cell table:formula="of:=[.U59]-[.V59]-[.W59]" office:value-type="string" office:string-value="" calcext:value-type="error">
            <text:p>#VALUE!</text:p>
          </table:table-cell>
          <table:table-cell table:formula="of:=[.Y59]/[.U59]" office:value-type="string" office:string-value="" calcext:value-type="error">
            <text:p>#DIV/0!</text:p>
          </table:table-cell>
          <table:table-cell table:formula="of:=MAX([.N59:.Q59])" office:value-type="float" office:value="0.00000390151352834545" calcext:value-type="float">
            <text:p>3.90151352834545E-06</text:p>
          </table:table-cell>
          <table:table-cell table:formula="of:=([.F59]-[.G59])/(ABS([.F59])+0.00001)" office:value-type="float" office:value="0.00000443218006729627" calcext:value-type="float">
            <text:p>4.43218006729627E-06</text:p>
          </table:table-cell>
          <table:table-cell table:formula="of:=[.Y59]+[.Z59]" office:value-type="float" office:value="0" calcext:value-type="float">
            <text:p>0</text:p>
          </table:table-cell>
          <table:table-cell table:formula="of:=[.AA59]-[.Y59]"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708122979903" calcext:value-type="float">
            <text:p>-0.141708123</text:p>
          </table:table-cell>
          <table:table-cell office:value-type="float" office:value="-0.141709030346395" calcext:value-type="float">
            <text:p>-0.1417090303</text:p>
          </table:table-cell>
          <table:table-cell office:value-type="float" office:value="37.8924860954285" calcext:value-type="float">
            <text:p>37.8924860954</text:p>
          </table:table-cell>
          <table:table-cell office:value-type="float" office:value="37.8939259052277" calcext:value-type="float">
            <text:p>37.893925905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9978182784347" calcext:value-type="float">
            <text:p>1.9978182784347E-06</text:p>
          </table:table-cell>
          <table:table-cell office:value-type="string" calcext:value-type="string">
            <text:p>-Inf</text:p>
          </table:table-cell>
          <table:table-cell office:value-type="float" office:value="0.00000226636287248283" calcext:value-type="float">
            <text:p>2.2663628724828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19" calcext:value-type="float">
            <text:p>19</text:p>
          </table:table-cell>
          <table:table-cell table:formula="of:=([.X60]=&quot;Optimal&quot;)" office:value-type="boolean" office:boolean-value="false" calcext:value-type="boolean">
            <text:p>FALSE</text:p>
          </table:table-cell>
          <table:table-cell table:formula="of:=[.U60]-[.V60]-[.W60]" office:value-type="string" office:string-value="" calcext:value-type="error">
            <text:p>#VALUE!</text:p>
          </table:table-cell>
          <table:table-cell table:formula="of:=[.Y60]/[.U60]" office:value-type="string" office:string-value="" calcext:value-type="error">
            <text:p>#DIV/0!</text:p>
          </table:table-cell>
          <table:table-cell table:formula="of:=MAX([.N60:.Q60])" office:value-type="float" office:value="0.00000226636287248283" calcext:value-type="float">
            <text:p>2.26636287248283E-06</text:p>
          </table:table-cell>
          <table:table-cell table:formula="of:=([.F60]-[.G60])/(ABS([.F60])+0.00001)" office:value-type="float" office:value="0.0000064026143792952" calcext:value-type="float">
            <text:p>6.4026143792952E-06</text:p>
          </table:table-cell>
          <table:table-cell table:formula="of:=[.Y60]+[.Z60]" office:value-type="float" office:value="0" calcext:value-type="float">
            <text:p>0</text:p>
          </table:table-cell>
          <table:table-cell table:formula="of:=[.AA60]-[.Y60]"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55429267894594" calcext:value-type="float">
            <text:p>-0.1554292679</text:p>
          </table:table-cell>
          <table:table-cell office:value-type="float" office:value="51.0393559932709" calcext:value-type="float">
            <text:p>51.0393559933</text:p>
          </table:table-cell>
          <table:table-cell office:value-type="float" office:value="51.0421390533447" calcext:value-type="float">
            <text:p>51.042139053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1.01047642475649E-016" calcext:value-type="float">
            <text:p>1.01047642475649E-16</text:p>
          </table:table-cell>
          <table:table-cell office:value-type="float" office:value="0.00000336308590100087" calcext:value-type="float">
            <text:p>3.36308590100087E-06</text:p>
          </table:table-cell>
          <table:table-cell office:value-type="string" calcext:value-type="string">
            <text:p>-Inf</text:p>
          </table:table-cell>
          <table:table-cell office:value-type="float" office:value="0.000000972087124351262" calcext:value-type="float">
            <text:p>9.7208712435126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20" calcext:value-type="float">
            <text:p>20</text:p>
          </table:table-cell>
          <table:table-cell table:formula="of:=([.X61]=&quot;Optimal&quot;)" office:value-type="boolean" office:boolean-value="false" calcext:value-type="boolean">
            <text:p>FALSE</text:p>
          </table:table-cell>
          <table:table-cell table:formula="of:=[.U61]-[.V61]-[.W61]" office:value-type="string" office:string-value="" calcext:value-type="error">
            <text:p>#VALUE!</text:p>
          </table:table-cell>
          <table:table-cell table:formula="of:=[.Y61]/[.U61]" office:value-type="string" office:string-value="" calcext:value-type="error">
            <text:p>#DIV/0!</text:p>
          </table:table-cell>
          <table:table-cell table:formula="of:=MAX([.N61:.Q61])" office:value-type="float" office:value="0.00000336308590100087" calcext:value-type="float">
            <text:p>3.36308590100087E-06</text:p>
          </table:table-cell>
          <table:table-cell table:formula="of:=([.F61]-[.G61])/(ABS([.F61])+0.00001)" office:value-type="float" office:value="0" calcext:value-type="float">
            <text:p>0</text:p>
          </table:table-cell>
          <table:table-cell table:formula="of:=[.Y61]+[.Z61]" office:value-type="float" office:value="0" calcext:value-type="float">
            <text:p>0</text:p>
          </table:table-cell>
          <table:table-cell table:formula="of:=[.AA61]-[.Y61]"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7549009567281" calcext:value-type="float">
            <text:p>-0.084754901</text:p>
          </table:table-cell>
          <table:table-cell office:value-type="float" office:value="-0.0846943085345999" calcext:value-type="float">
            <text:p>-0.0846943085</text:p>
          </table:table-cell>
          <table:table-cell office:value-type="float" office:value="1.90003395080566" calcext:value-type="float">
            <text:p>1.9000339508</text:p>
          </table:table-cell>
          <table:table-cell office:value-type="float" office:value="1.90042901039124" calcext:value-type="float">
            <text:p>1.90042901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141300688717806" calcext:value-type="float">
            <text:p>0.0001413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495539843203829" calcext:value-type="float">
            <text:p>0.000049554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819" calcext:value-type="float">
            <text:p>0.819</text:p>
          </table:table-cell>
          <table:table-cell office:value-type="float" office:value="1.07" calcext:value-type="float">
            <text:p>1.07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2" calcext:value-type="float">
            <text:p>2</text:p>
          </table:table-cell>
          <table:table-cell table:formula="of:=([.X62]=&quot;Optimal&quot;)" office:value-type="boolean" office:boolean-value="true" calcext:value-type="boolean">
            <text:p>TRUE</text:p>
          </table:table-cell>
          <table:table-cell table:formula="of:=[.U62]-[.V62]-[.W62]" office:value-type="float" office:value="0" calcext:value-type="float">
            <text:p>0</text:p>
          </table:table-cell>
          <table:table-cell table:formula="of:=[.Y62]/[.U62]" office:value-type="float" office:value="0.4095" calcext:value-type="float">
            <text:p>0.4095</text:p>
          </table:table-cell>
          <table:table-cell table:formula="of:=MAX([.N62:.Q62])" office:value-type="float" office:value="0.0000495539843203829" calcext:value-type="float">
            <text:p>0.000049554</text:p>
          </table:table-cell>
          <table:table-cell table:formula="of:=([.F62]-[.G62])/(ABS([.F62])+0.00001)" office:value-type="float" office:value="-0.00071482915032395" calcext:value-type="float">
            <text:p>-0.0007148292</text:p>
          </table:table-cell>
          <table:table-cell table:formula="of:=[.Y62]+[.Z62]" office:value-type="float" office:value="1.889" calcext:value-type="float">
            <text:p>1.889</text:p>
          </table:table-cell>
          <table:table-cell table:formula="of:=[.AA62]-[.Y62]" office:value-type="float" office:value="-0.81076" calcext:value-type="float">
            <text:p>-0.8107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79484575738726" calcext:value-type="float">
            <text:p>-0.0979484576</text:p>
          </table:table-cell>
          <table:table-cell office:value-type="float" office:value="-0.0976986525176777" calcext:value-type="float">
            <text:p>-0.0976986525</text:p>
          </table:table-cell>
          <table:table-cell office:value-type="float" office:value="6.49697303771973" calcext:value-type="float">
            <text:p>6.4969730377</text:p>
          </table:table-cell>
          <table:table-cell office:value-type="float" office:value="6.49756693840027" calcext:value-type="float">
            <text:p>6.497566938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815651753861776" calcext:value-type="float">
            <text:p>0.0008156518</text:p>
          </table:table-cell>
          <table:table-cell office:value-type="float" office:value="0.00000205247170664835" calcext:value-type="float">
            <text:p>2.05247170664835E-06</text:p>
          </table:table-cell>
          <table:table-cell office:value-type="string" calcext:value-type="string">
            <text:p>-Inf</text:p>
          </table:table-cell>
          <table:table-cell office:value-type="float" office:value="0.000138742914386425" calcext:value-type="float">
            <text:p>0.000138742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2.77" calcext:value-type="float">
            <text:p>2.77</text:p>
          </table:table-cell>
          <table:table-cell office:value-type="float" office:value="3.71" calcext:value-type="float">
            <text:p>3.71</text:p>
          </table:table-cell>
          <table:table-cell office:value-type="float" office:value="0.0134" calcext:value-type="float">
            <text:p>0.0134</text:p>
          </table:table-cell>
          <table:table-cell office:value-type="float" office:value="2" calcext:value-type="float">
            <text:p>2</text:p>
          </table:table-cell>
          <table:table-cell table:formula="of:=([.X63]=&quot;Optimal&quot;)" office:value-type="boolean" office:boolean-value="true" calcext:value-type="boolean">
            <text:p>TRUE</text:p>
          </table:table-cell>
          <table:table-cell table:formula="of:=[.U63]-[.V63]-[.W63]" office:value-type="float" office:value="0" calcext:value-type="float">
            <text:p>0</text:p>
          </table:table-cell>
          <table:table-cell table:formula="of:=[.Y63]/[.U63]" office:value-type="float" office:value="1.385" calcext:value-type="float">
            <text:p>1.385</text:p>
          </table:table-cell>
          <table:table-cell table:formula="of:=MAX([.N63:.Q63])" office:value-type="float" office:value="0.000138742914386425" calcext:value-type="float">
            <text:p>0.0001387429</text:p>
          </table:table-cell>
          <table:table-cell table:formula="of:=([.F63]-[.G63])/(ABS([.F63])+0.00001)" office:value-type="float" office:value="-0.00255011218410129" calcext:value-type="float">
            <text:p>-0.0025501122</text:p>
          </table:table-cell>
          <table:table-cell table:formula="of:=[.Y63]+[.Z63]" office:value-type="float" office:value="6.48" calcext:value-type="float">
            <text:p>6.48</text:p>
          </table:table-cell>
          <table:table-cell table:formula="of:=[.AA63]-[.Y63]" office:value-type="float" office:value="-2.7566" calcext:value-type="float">
            <text:p>-2.756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4254251919525" calcext:value-type="float">
            <text:p>-0.1242542519</text:p>
          </table:table-cell>
          <table:table-cell office:value-type="float" office:value="-0.124011543936013" calcext:value-type="float">
            <text:p>-0.1240115439</text:p>
          </table:table-cell>
          <table:table-cell office:value-type="float" office:value="53.6555700302124" calcext:value-type="float">
            <text:p>53.6555700302</text:p>
          </table:table-cell>
          <table:table-cell office:value-type="float" office:value="53.6563119888306" calcext:value-type="float">
            <text:p>53.656311988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388440319546383" calcext:value-type="float">
            <text:p>0.0003884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332028960052799" calcext:value-type="float">
            <text:p>3.32028960052799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28.4" calcext:value-type="float">
            <text:p>28.4</text:p>
          </table:table-cell>
          <table:table-cell office:value-type="float" office:value="20.8" calcext:value-type="float">
            <text:p>20.8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table:formula="of:=([.X64]=&quot;Optimal&quot;)" office:value-type="boolean" office:boolean-value="true" calcext:value-type="boolean">
            <text:p>TRUE</text:p>
          </table:table-cell>
          <table:table-cell table:formula="of:=[.U64]-[.V64]-[.W64]" office:value-type="float" office:value="0" calcext:value-type="float">
            <text:p>0</text:p>
          </table:table-cell>
          <table:table-cell table:formula="of:=[.Y64]/[.U64]" office:value-type="float" office:value="9.46666666666667" calcext:value-type="float">
            <text:p>9.4666666667</text:p>
          </table:table-cell>
          <table:table-cell table:formula="of:=MAX([.N64:.Q64])" office:value-type="float" office:value="0.0000332028960052799" calcext:value-type="float">
            <text:p>3.32028960052799E-05</text:p>
          </table:table-cell>
          <table:table-cell table:formula="of:=([.F64]-[.G64])/(ABS([.F64])+0.00001)" office:value-type="float" office:value="-0.00195316013867917" calcext:value-type="float">
            <text:p>-0.0019531601</text:p>
          </table:table-cell>
          <table:table-cell table:formula="of:=[.Y64]+[.Z64]" office:value-type="float" office:value="49.2" calcext:value-type="float">
            <text:p>49.2</text:p>
          </table:table-cell>
          <table:table-cell table:formula="of:=[.AA64]-[.Y64]" office:value-type="float" office:value="-23.94" calcext:value-type="float">
            <text:p>-23.9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3542259547162" calcext:value-type="float">
            <text:p>-0.1435422595</text:p>
          </table:table-cell>
          <table:table-cell office:value-type="float" office:value="-0.143445072502714" calcext:value-type="float">
            <text:p>-0.1434450725</text:p>
          </table:table-cell>
          <table:table-cell office:value-type="float" office:value="256.419161081314" calcext:value-type="float">
            <text:p>256.4191610813</text:p>
          </table:table-cell>
          <table:table-cell office:value-type="float" office:value="256.420153141022" calcext:value-type="float">
            <text:p>256.42015314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71004783337396" calcext:value-type="float">
            <text:p>0.0007100478</text:p>
          </table:table-cell>
          <table:table-cell office:value-type="float" office:value="0.000292354360446966" calcext:value-type="float">
            <text:p>0.0002923544</text:p>
          </table:table-cell>
          <table:table-cell office:value-type="string" calcext:value-type="string">
            <text:p>-Inf</text:p>
          </table:table-cell>
          <table:table-cell office:value-type="float" office:value="0.0000604299910174078" calcext:value-type="float">
            <text:p>0.00006043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10" calcext:value-type="float">
            <text:p>210</text:p>
          </table:table-cell>
          <table:table-cell office:value-type="float" office:value="44.5" calcext:value-type="float">
            <text:p>44.5</text:p>
          </table:table-cell>
          <table:table-cell office:value-type="float" office:value="2.11" calcext:value-type="float">
            <text:p>2.11</text:p>
          </table:table-cell>
          <table:table-cell office:value-type="float" office:value="10" calcext:value-type="float">
            <text:p>10</text:p>
          </table:table-cell>
          <table:table-cell table:formula="of:=([.X65]=&quot;Optimal&quot;)" office:value-type="boolean" office:boolean-value="false" calcext:value-type="boolean">
            <text:p>FALSE</text:p>
          </table:table-cell>
          <table:table-cell table:formula="of:=[.U65]-[.V65]-[.W65]" office:value-type="float" office:value="6" calcext:value-type="float">
            <text:p>6</text:p>
          </table:table-cell>
          <table:table-cell table:formula="of:=[.Y65]/[.U65]" office:value-type="float" office:value="21" calcext:value-type="float">
            <text:p>21</text:p>
          </table:table-cell>
          <table:table-cell table:formula="of:=MAX([.N65:.Q65])" office:value-type="float" office:value="0.000292354360446966" calcext:value-type="float">
            <text:p>0.0002923544</text:p>
          </table:table-cell>
          <table:table-cell table:formula="of:=([.F65]-[.G65])/(ABS([.F65])+0.00001)" office:value-type="float" office:value="-0.000677015079766613" calcext:value-type="float">
            <text:p>-0.0006770151</text:p>
          </table:table-cell>
          <table:table-cell table:formula="of:=[.Y65]+[.Z65]" office:value-type="float" office:value="254.5" calcext:value-type="float">
            <text:p>254.5</text:p>
          </table:table-cell>
          <table:table-cell table:formula="of:=[.AA65]-[.Y65]" office:value-type="float" office:value="-207.89" calcext:value-type="float">
            <text:p>-207.8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2889845945745" calcext:value-type="float">
            <text:p>-0.1428898459</text:p>
          </table:table-cell>
          <table:table-cell office:value-type="float" office:value="-0.142556366519507" calcext:value-type="float">
            <text:p>-0.1425563665</text:p>
          </table:table-cell>
          <table:table-cell office:value-type="float" office:value="657.463413000107" calcext:value-type="float">
            <text:p>657.4634130001</text:p>
          </table:table-cell>
          <table:table-cell office:value-type="float" office:value="657.464900016785" calcext:value-type="float">
            <text:p>657.464900016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513277364818808" calcext:value-type="float">
            <text:p>0.0005132774</text:p>
          </table:table-cell>
          <table:table-cell office:value-type="float" office:value="0.00000119878315282818" calcext:value-type="float">
            <text:p>1.19878315282818E-06</text:p>
          </table:table-cell>
          <table:table-cell office:value-type="string" calcext:value-type="string">
            <text:p>-Inf</text:p>
          </table:table-cell>
          <table:table-cell office:value-type="float" office:value="0.0000107603117223132" calcext:value-type="float">
            <text:p>1.07603117223132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35" calcext:value-type="float">
            <text:p>535</text:p>
          </table:table-cell>
          <table:table-cell office:value-type="float" office:value="112" calcext:value-type="float">
            <text:p>112</text:p>
          </table:table-cell>
          <table:table-cell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table:formula="of:=([.X66]=&quot;Optimal&quot;)" office:value-type="boolean" office:boolean-value="false" calcext:value-type="boolean">
            <text:p>FALSE</text:p>
          </table:table-cell>
          <table:table-cell table:formula="of:=[.U66]-[.V66]-[.W66]" office:value-type="float" office:value="5" calcext:value-type="float">
            <text:p>5</text:p>
          </table:table-cell>
          <table:table-cell table:formula="of:=[.Y66]/[.U66]" office:value-type="float" office:value="35.6666666666667" calcext:value-type="float">
            <text:p>35.6666666667</text:p>
          </table:table-cell>
          <table:table-cell table:formula="of:=MAX([.N66:.Q66])" office:value-type="float" office:value="0.0000107603117223132" calcext:value-type="float">
            <text:p>1.07603117223132E-05</text:p>
          </table:table-cell>
          <table:table-cell table:formula="of:=([.F66]-[.G66])/(ABS([.F66])+0.00001)" office:value-type="float" office:value="-0.00233365840271514" calcext:value-type="float">
            <text:p>-0.0023336584</text:p>
          </table:table-cell>
          <table:table-cell table:formula="of:=[.Y66]+[.Z66]" office:value-type="float" office:value="647" calcext:value-type="float">
            <text:p>647</text:p>
          </table:table-cell>
          <table:table-cell table:formula="of:=[.AA66]-[.Y66]" office:value-type="float" office:value="-524.3" calcext:value-type="float">
            <text:p>-524.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6381145786054" calcext:value-type="float">
            <text:p>-0.1563811458</text:p>
          </table:table-cell>
          <table:table-cell office:value-type="float" office:value="-0.155900300867527" calcext:value-type="float">
            <text:p>-0.1559003009</text:p>
          </table:table-cell>
          <table:table-cell office:value-type="float" office:value="1497.41919279099" calcext:value-type="float">
            <text:p>1497.419192791</text:p>
          </table:table-cell>
          <table:table-cell office:value-type="float" office:value="1497.42205500603" calcext:value-type="float">
            <text:p>1497.42205500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311116182564878" calcext:value-type="float">
            <text:p>0.0003111162</text:p>
          </table:table-cell>
          <table:table-cell office:value-type="float" office:value="0.0000438471451474909" calcext:value-type="float">
            <text:p>4.38471451474909E-05</text:p>
          </table:table-cell>
          <table:table-cell office:value-type="string" calcext:value-type="string">
            <text:p>-Inf</text:p>
          </table:table-cell>
          <table:table-cell office:value-type="float" office:value="0.00000853782479759424" calcext:value-type="float">
            <text:p>8.53782479759424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257" calcext:value-type="float">
            <text:p>257</text:p>
          </table:table-cell>
          <table:table-cell office:value-type="float" office:value="40.8" calcext:value-type="float">
            <text:p>40.8</text:p>
          </table:table-cell>
          <table:table-cell office:value-type="float" office:value="13" calcext:value-type="float">
            <text:p>13</text:p>
          </table:table-cell>
          <table:table-cell table:formula="of:=([.X67]=&quot;Optimal&quot;)" office:value-type="boolean" office:boolean-value="false" calcext:value-type="boolean">
            <text:p>FALSE</text:p>
          </table:table-cell>
          <table:table-cell table:formula="of:=[.U67]-[.V67]-[.W67]" office:value-type="float" office:value="10" calcext:value-type="float">
            <text:p>10</text:p>
          </table:table-cell>
          <table:table-cell table:formula="of:=[.Y67]/[.U67]" office:value-type="float" office:value="92.3076923076923" calcext:value-type="float">
            <text:p>92.3076923077</text:p>
          </table:table-cell>
          <table:table-cell table:formula="of:=MAX([.N67:.Q67])" office:value-type="float" office:value="0.0000438471451474909" calcext:value-type="float">
            <text:p>4.38471451474909E-05</text:p>
          </table:table-cell>
          <table:table-cell table:formula="of:=([.F67]-[.G67])/(ABS([.F67])+0.00001)" office:value-type="float" office:value="-0.00307463006367886" calcext:value-type="float">
            <text:p>-0.0030746301</text:p>
          </table:table-cell>
          <table:table-cell table:formula="of:=[.Y67]+[.Z67]" office:value-type="float" office:value="1457" calcext:value-type="float">
            <text:p>1457</text:p>
          </table:table-cell>
          <table:table-cell table:formula="of:=[.AA67]-[.Y67]" office:value-type="float" office:value="-1159.2" calcext:value-type="float">
            <text:p>-1159.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697721666686" calcext:value-type="float">
            <text:p>-0.0759697722</text:p>
          </table:table-cell>
          <table:table-cell office:value-type="float" office:value="0.0135660171508789" calcext:value-type="float">
            <text:p>0.0135660172</text:p>
          </table:table-cell>
          <table:table-cell office:value-type="float" office:value="0.0139961242675781" calcext:value-type="float">
            <text:p>0.0139961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667" calcext:value-type="float">
            <text:p>0.00667</text:p>
          </table:table-cell>
          <table:table-cell office:value-type="string" calcext:value-type="string">
            <text:p><text:s/></text:p>
          </table:table-cell>
          <table:table-cell table:formula="of:=([.X68]=&quot;Optimal&quot;)" office:value-type="boolean" office:boolean-value="true" calcext:value-type="boolean">
            <text:p>TRUE</text:p>
          </table:table-cell>
          <table:table-cell table:formula="of:=[.U68]-[.V68]-[.W68]" office:value-type="float" office:value="0" calcext:value-type="float">
            <text:p>0</text:p>
          </table:table-cell>
          <table:table-cell table:formula="of:=[.Y68]/[.U68]" office:value-type="float" office:value="0.00378" calcext:value-type="float">
            <text:p>0.00378</text:p>
          </table:table-cell>
          <table:table-cell table:formula="of:=MAX([.N68:.Q68])" office:value-type="float" office:value="0" calcext:value-type="float">
            <text:p>0</text:p>
          </table:table-cell>
          <table:table-cell table:formula="of:=([.F68]-[.G68])/(ABS([.F68])+0.00001)" office:value-type="float" office:value="-0.000152603305376301" calcext:value-type="float">
            <text:p>-0.0001526033</text:p>
          </table:table-cell>
          <table:table-cell table:formula="of:=[.Y68]+[.Z68]" office:value-type="float" office:value="0.00895" calcext:value-type="float">
            <text:p>0.00895</text:p>
          </table:table-cell>
          <table:table-cell table:formula="of:=[.AA68]-[.Y68]" office:value-type="float" office:value="0.00289" calcext:value-type="float">
            <text:p>0.0028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16594321812" calcext:value-type="float">
            <text:p>-0.0813916594</text:p>
          </table:table-cell>
          <table:table-cell office:value-type="float" office:value="0.0597870349884033" calcext:value-type="float">
            <text:p>0.059787035</text:p>
          </table:table-cell>
          <table:table-cell office:value-type="float" office:value="0.0602731704711914" calcext:value-type="float">
            <text:p>0.0602731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<text:s/></text:p>
          </table:table-cell>
          <table:table-cell table:formula="of:=([.X69]=&quot;Optimal&quot;)" office:value-type="boolean" office:boolean-value="true" calcext:value-type="boolean">
            <text:p>TRUE</text:p>
          </table:table-cell>
          <table:table-cell table:formula="of:=[.U69]-[.V69]-[.W69]" office:value-type="float" office:value="0" calcext:value-type="float">
            <text:p>0</text:p>
          </table:table-cell>
          <table:table-cell table:formula="of:=[.Y69]/[.U69]" office:value-type="float" office:value="0.01115" calcext:value-type="float">
            <text:p>0.01115</text:p>
          </table:table-cell>
          <table:table-cell table:formula="of:=MAX([.N69:.Q69])" office:value-type="float" office:value="0" calcext:value-type="float">
            <text:p>0</text:p>
          </table:table-cell>
          <table:table-cell table:formula="of:=([.F69]-[.G69])/(ABS([.F69])+0.00001)" office:value-type="float" office:value="-0.0000028869778772129" calcext:value-type="float">
            <text:p>-0.000002887</text:p>
          </table:table-cell>
          <table:table-cell table:formula="of:=[.Y69]+[.Z69]" office:value-type="float" office:value="0.0379" calcext:value-type="float">
            <text:p>0.0379</text:p>
          </table:table-cell>
          <table:table-cell table:formula="of:=[.AA69]-[.Y69]"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1802768064" calcext:value-type="float">
            <text:p>-0.1249418028</text:p>
          </table:table-cell>
          <table:table-cell office:value-type="float" office:value="1.18983387947083" calcext:value-type="float">
            <text:p>1.1898338795</text:p>
          </table:table-cell>
          <table:table-cell office:value-type="float" office:value="1.19073700904846" calcext:value-type="float">
            <text:p>1.190737009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AJ_CPLEX_MOSEK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" calcext:value-type="float">
            <text:p>0.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/></text:p>
          </table:table-cell>
          <table:table-cell table:formula="of:=([.X70]=&quot;Optimal&quot;)" office:value-type="boolean" office:boolean-value="true" calcext:value-type="boolean">
            <text:p>TRUE</text:p>
          </table:table-cell>
          <table:table-cell table:formula="of:=[.U70]-[.V70]-[.W70]" office:value-type="float" office:value="0" calcext:value-type="float">
            <text:p>0</text:p>
          </table:table-cell>
          <table:table-cell table:formula="of:=[.Y70]/[.U70]" office:value-type="float" office:value="0.0105882352941176" calcext:value-type="float">
            <text:p>0.0105882353</text:p>
          </table:table-cell>
          <table:table-cell table:formula="of:=MAX([.N70:.Q70])" office:value-type="float" office:value="0" calcext:value-type="float">
            <text:p>0</text:p>
          </table:table-cell>
          <table:table-cell table:formula="of:=([.F70]-[.G70])/(ABS([.F70])+0.00001)" office:value-type="float" office:value="0.00000130800297514118" calcext:value-type="float">
            <text:p>0.000001308</text:p>
          </table:table-cell>
          <table:table-cell table:formula="of:=[.Y70]+[.Z70]" office:value-type="float" office:value="0.1953" calcext:value-type="float">
            <text:p>0.1953</text:p>
          </table:table-cell>
          <table:table-cell table:formula="of:=[.AA70]-[.Y70]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4473811978" calcext:value-type="float">
            <text:p>-0.1325744738</text:p>
          </table:table-cell>
          <table:table-cell office:value-type="float" office:value="11.9676249027252" calcext:value-type="float">
            <text:p>11.9676249027</text:p>
          </table:table-cell>
          <table:table-cell office:value-type="float" office:value="11.9682478904724" calcext:value-type="float">
            <text:p>11.9682478905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PAJ_CPLEX_MOSEK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21" calcext:value-type="float">
            <text:p>0.022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</text:p>
          </table:table-cell>
          <table:table-cell table:formula="of:=([.X71]=&quot;Optimal&quot;)" office:value-type="boolean" office:boolean-value="true" calcext:value-type="boolean">
            <text:p>TRUE</text:p>
          </table:table-cell>
          <table:table-cell table:formula="of:=[.U71]-[.V71]-[.W71]" office:value-type="float" office:value="0" calcext:value-type="float">
            <text:p>0</text:p>
          </table:table-cell>
          <table:table-cell table:formula="of:=[.Y71]/[.U71]" office:value-type="float" office:value="0.0154210526315789" calcext:value-type="float">
            <text:p>0.0154210526</text:p>
          </table:table-cell>
          <table:table-cell table:formula="of:=MAX([.N71:.Q71])" office:value-type="float" office:value="0.000000000882203032848139" calcext:value-type="float">
            <text:p>8.82203032848139E-10</text:p>
          </table:table-cell>
          <table:table-cell table:formula="of:=([.F71]-[.G71])/(ABS([.F71])+0.00001)" office:value-type="float" office:value="0.0000186204614769653" calcext:value-type="float">
            <text:p>1.86204614769653E-05</text:p>
          </table:table-cell>
          <table:table-cell table:formula="of:=[.Y71]+[.Z71]" office:value-type="float" office:value="0.3151" calcext:value-type="float">
            <text:p>0.3151</text:p>
          </table:table-cell>
          <table:table-cell table:formula="of:=[.AA71]-[.Y71]" office:value-type="float" office:value="11.607" calcext:value-type="float">
            <text:p>11.607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519089124" calcext:value-type="float">
            <text:p>-0.1286385191</text:p>
          </table:table-cell>
          <table:table-cell office:value-type="float" office:value="-0.128639108279901" calcext:value-type="float">
            <text:p>-0.1286391083</text:p>
          </table:table-cell>
          <table:table-cell office:value-type="float" office:value="0.289607048034668" calcext:value-type="float">
            <text:p>0.289607048</text:p>
          </table:table-cell>
          <table:table-cell office:value-type="float" office:value="0.290307998657227" calcext:value-type="float">
            <text:p>0.2903079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97342142627122" calcext:value-type="float">
            <text:p>1.97342142627122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<text:s/></text:p>
          </table:table-cell>
          <table:table-cell table:formula="of:=([.X72]=&quot;Optimal&quot;)" office:value-type="boolean" office:boolean-value="true" calcext:value-type="boolean">
            <text:p>TRUE</text:p>
          </table:table-cell>
          <table:table-cell table:formula="of:=[.U72]-[.V72]-[.W72]" office:value-type="float" office:value="0" calcext:value-type="float">
            <text:p>0</text:p>
          </table:table-cell>
          <table:table-cell table:formula="of:=[.Y72]/[.U72]" office:value-type="float" office:value="0.0336666666666667" calcext:value-type="float">
            <text:p>0.0336666667</text:p>
          </table:table-cell>
          <table:table-cell table:formula="of:=MAX([.N72:.Q72])" office:value-type="float" office:value="0" calcext:value-type="float">
            <text:p>0</text:p>
          </table:table-cell>
          <table:table-cell table:formula="of:=([.F72]-[.G72])/(ABS([.F72])+0.00001)" office:value-type="float" office:value="0.00000457984888728037" calcext:value-type="float">
            <text:p>4.57984888728037E-06</text:p>
          </table:table-cell>
          <table:table-cell table:formula="of:=[.Y72]+[.Z72]" office:value-type="float" office:value="0.1664" calcext:value-type="float">
            <text:p>0.1664</text:p>
          </table:table-cell>
          <table:table-cell table:formula="of:=[.AA72]-[.Y72]"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544569687" calcext:value-type="float">
            <text:p>-0.1260405446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1.95171880722046" calcext:value-type="float">
            <text:p>1.9517188072</text:p>
          </table:table-cell>
          <table:table-cell office:value-type="float" office:value="1.95316195487976" calcext:value-type="float">
            <text:p>1.953161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35415592470179E-015" calcext:value-type="float">
            <text:p>4.35415592470179E-15</text:p>
          </table:table-cell>
          <table:table-cell office:value-type="float" office:value="0.00000000534393439222125" calcext:value-type="float">
            <text:p>5.34393439222125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9" calcext:value-type="float">
            <text:p>0.2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<text:s/></text:p>
          </table:table-cell>
          <table:table-cell table:formula="of:=([.X73]=&quot;Optimal&quot;)" office:value-type="boolean" office:boolean-value="true" calcext:value-type="boolean">
            <text:p>TRUE</text:p>
          </table:table-cell>
          <table:table-cell table:formula="of:=[.U73]-[.V73]-[.W73]" office:value-type="float" office:value="0" calcext:value-type="float">
            <text:p>0</text:p>
          </table:table-cell>
          <table:table-cell table:formula="of:=[.Y73]/[.U73]" office:value-type="float" office:value="0.0636666666666667" calcext:value-type="float">
            <text:p>0.0636666667</text:p>
          </table:table-cell>
          <table:table-cell table:formula="of:=MAX([.N73:.Q73])" office:value-type="float" office:value="0.00000000534393439222125" calcext:value-type="float">
            <text:p>5.34393439222125E-09</text:p>
          </table:table-cell>
          <table:table-cell table:formula="of:=([.F73]-[.G73])/(ABS([.F73])+0.00001)" office:value-type="float" office:value="-0.00000276209080382874" calcext:value-type="float">
            <text:p>-2.76209080382874E-06</text:p>
          </table:table-cell>
          <table:table-cell table:formula="of:=[.Y73]+[.Z73]" office:value-type="float" office:value="0.45" calcext:value-type="float">
            <text:p>0.45</text:p>
          </table:table-cell>
          <table:table-cell table:formula="of:=[.AA73]-[.Y73]" office:value-type="float" office:value="1.459" calcext:value-type="float">
            <text:p>1.459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740776277038" calcext:value-type="float">
            <text:p>-0.0759740776</text:p>
          </table:table-cell>
          <table:table-cell office:value-type="float" office:value="0.0136079788208008" calcext:value-type="float">
            <text:p>0.0136079788</text:p>
          </table:table-cell>
          <table:table-cell office:value-type="float" office:value="0.0139400959014893" calcext:value-type="float">
            <text:p>0.01394009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" calcext:value-type="float">
            <text:p>1</text:p>
          </table:table-cell>
          <table:table-cell table:formula="of:=([.X74]=&quot;Optimal&quot;)" office:value-type="boolean" office:boolean-value="true" calcext:value-type="boolean">
            <text:p>TRUE</text:p>
          </table:table-cell>
          <table:table-cell table:formula="of:=[.U74]-[.V74]-[.W74]" office:value-type="float" office:value="0" calcext:value-type="float">
            <text:p>0</text:p>
          </table:table-cell>
          <table:table-cell table:formula="of:=[.Y74]/[.U74]" office:value-type="float" office:value="0.00364" calcext:value-type="float">
            <text:p>0.00364</text:p>
          </table:table-cell>
          <table:table-cell table:formula="of:=MAX([.N74:.Q74])" office:value-type="float" office:value="0" calcext:value-type="float">
            <text:p>0</text:p>
          </table:table-cell>
          <table:table-cell table:formula="of:=([.F74]-[.G74])/(ABS([.F74])+0.00001)" office:value-type="float" office:value="-0.0000959460677346281" calcext:value-type="float">
            <text:p>-9.59460677346281E-05</text:p>
          </table:table-cell>
          <table:table-cell table:formula="of:=[.Y74]+[.Z74]" office:value-type="float" office:value="0.00865" calcext:value-type="float">
            <text:p>0.00865</text:p>
          </table:table-cell>
          <table:table-cell table:formula="of:=[.AA74]-[.Y74]" office:value-type="float" office:value="-0.00083" calcext:value-type="float">
            <text:p>-0.00083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26956896389" calcext:value-type="float">
            <text:p>-0.0813926957</text:p>
          </table:table-cell>
          <table:table-cell office:value-type="float" office:value="0.0614709854125977" calcext:value-type="float">
            <text:p>0.0614709854</text:p>
          </table:table-cell>
          <table:table-cell office:value-type="float" office:value="0.0618460178375244" calcext:value-type="float">
            <text:p>0.061846017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01" calcext:value-type="float">
            <text:p>0.0301</text:p>
          </table:table-cell>
          <table:table-cell office:value-type="float" office:value="2" calcext:value-type="float">
            <text:p>2</text:p>
          </table:table-cell>
          <table:table-cell table:formula="of:=([.X75]=&quot;Optimal&quot;)" office:value-type="boolean" office:boolean-value="true" calcext:value-type="boolean">
            <text:p>TRUE</text:p>
          </table:table-cell>
          <table:table-cell table:formula="of:=[.U75]-[.V75]-[.W75]" office:value-type="float" office:value="0" calcext:value-type="float">
            <text:p>0</text:p>
          </table:table-cell>
          <table:table-cell table:formula="of:=[.Y75]/[.U75]" office:value-type="float" office:value="0.0081" calcext:value-type="float">
            <text:p>0.0081</text:p>
          </table:table-cell>
          <table:table-cell table:formula="of:=MAX([.N75:.Q75])" office:value-type="float" office:value="0" calcext:value-type="float">
            <text:p>0</text:p>
          </table:table-cell>
          <table:table-cell table:formula="of:=([.F75]-[.G75])/(ABS([.F75])+0.00001)" office:value-type="float" office:value="0.00000984316145016589" calcext:value-type="float">
            <text:p>9.84316145016589E-06</text:p>
          </table:table-cell>
          <table:table-cell table:formula="of:=[.Y75]+[.Z75]" office:value-type="float" office:value="0.0274" calcext:value-type="float">
            <text:p>0.0274</text:p>
          </table:table-cell>
          <table:table-cell table:formula="of:=[.AA75]-[.Y75]"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836907451" calcext:value-type="float">
            <text:p>-0.1249428369</text:p>
          </table:table-cell>
          <table:table-cell office:value-type="float" office:value="6.53344416618347" calcext:value-type="float">
            <text:p>6.5334441662</text:p>
          </table:table-cell>
          <table:table-cell office:value-type="float" office:value="6.533940076828" calcext:value-type="float">
            <text:p>6.533940076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211" calcext:value-type="float">
            <text:p>0.0211</text:p>
          </table:table-cell>
          <table:table-cell office:value-type="float" office:value="6.16" calcext:value-type="float">
            <text:p>6.16</text:p>
          </table:table-cell>
          <table:table-cell office:value-type="float" office:value="6" calcext:value-type="float">
            <text:p>6</text:p>
          </table:table-cell>
          <table:table-cell table:formula="of:=([.X76]=&quot;Optimal&quot;)" office:value-type="boolean" office:boolean-value="true" calcext:value-type="boolean">
            <text:p>TRUE</text:p>
          </table:table-cell>
          <table:table-cell table:formula="of:=[.U76]-[.V76]-[.W76]" office:value-type="float" office:value="0" calcext:value-type="float">
            <text:p>0</text:p>
          </table:table-cell>
          <table:table-cell table:formula="of:=[.Y76]/[.U76]" office:value-type="float" office:value="0.01334" calcext:value-type="float">
            <text:p>0.01334</text:p>
          </table:table-cell>
          <table:table-cell table:formula="of:=MAX([.N76:.Q76])" office:value-type="float" office:value="0" calcext:value-type="float">
            <text:p>0</text:p>
          </table:table-cell>
          <table:table-cell table:formula="of:=([.F76]-[.G76])/(ABS([.F76])+0.00001)" office:value-type="float" office:value="0.00000958432005698347" calcext:value-type="float">
            <text:p>9.58432005698347E-06</text:p>
          </table:table-cell>
          <table:table-cell table:formula="of:=[.Y76]+[.Z76]" office:value-type="float" office:value="0.0878" calcext:value-type="float">
            <text:p>0.0878</text:p>
          </table:table-cell>
          <table:table-cell table:formula="of:=[.AA76]-[.Y76]" office:value-type="float" office:value="6.0933" calcext:value-type="float">
            <text:p>6.0933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225297331" calcext:value-type="float">
            <text:p>-0.1325732253</text:p>
          </table:table-cell>
          <table:table-cell office:value-type="float" office:value="120.434189081192" calcext:value-type="float">
            <text:p>120.4341890812</text:p>
          </table:table-cell>
          <table:table-cell office:value-type="float" office:value="120.43488407135" calcext:value-type="float">
            <text:p>120.43488407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([.X77]=&quot;Optimal&quot;)" office:value-type="boolean" office:boolean-value="true" calcext:value-type="boolean">
            <text:p>TRUE</text:p>
          </table:table-cell>
          <table:table-cell table:formula="of:=[.U77]-[.V77]-[.W77]" office:value-type="float" office:value="0" calcext:value-type="float">
            <text:p>0</text:p>
          </table:table-cell>
          <table:table-cell table:formula="of:=[.Y77]/[.U77]" office:value-type="float" office:value="0.0158571428571429" calcext:value-type="float">
            <text:p>0.0158571429</text:p>
          </table:table-cell>
          <table:table-cell table:formula="of:=MAX([.N77:.Q77])" office:value-type="float" office:value="0.000000000882203032848139" calcext:value-type="float">
            <text:p>8.82203032848139E-10</text:p>
          </table:table-cell>
          <table:table-cell table:formula="of:=([.F77]-[.G77])/(ABS([.F77])+0.00001)" office:value-type="float" office:value="0.00000920353761685772" calcext:value-type="float">
            <text:p>9.20353761685772E-06</text:p>
          </table:table-cell>
          <table:table-cell table:formula="of:=[.Y77]+[.Z77]" office:value-type="float" office:value="0.1334" calcext:value-type="float">
            <text:p>0.1334</text:p>
          </table:table-cell>
          <table:table-cell table:formula="of:=[.AA77]-[.Y77]" office:value-type="float" office:value="119.889" calcext:value-type="float">
            <text:p>119.889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</text:p>
          </table:table-cell>
          <table:table-cell office:value-type="float" office:value="-0.128639107527979" calcext:value-type="float">
            <text:p>-0.1286391075</text:p>
          </table:table-cell>
          <table:table-cell office:value-type="float" office:value="0.653429985046387" calcext:value-type="float">
            <text:p>0.653429985</text:p>
          </table:table-cell>
          <table:table-cell office:value-type="float" office:value="0.654171943664551" calcext:value-type="float">
            <text:p>0.654171943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493" calcext:value-type="float">
            <text:p>0.493</text:p>
          </table:table-cell>
          <table:table-cell office:value-type="float" office:value="2" calcext:value-type="float">
            <text:p>2</text:p>
          </table:table-cell>
          <table:table-cell table:formula="of:=([.X78]=&quot;Optimal&quot;)" office:value-type="boolean" office:boolean-value="true" calcext:value-type="boolean">
            <text:p>TRUE</text:p>
          </table:table-cell>
          <table:table-cell table:formula="of:=[.U78]-[.V78]-[.W78]" office:value-type="float" office:value="0" calcext:value-type="float">
            <text:p>0</text:p>
          </table:table-cell>
          <table:table-cell table:formula="of:=[.Y78]/[.U78]" office:value-type="float" office:value="0.0338" calcext:value-type="float">
            <text:p>0.0338</text:p>
          </table:table-cell>
          <table:table-cell table:formula="of:=MAX([.N78:.Q78])" office:value-type="float" office:value="0" calcext:value-type="float">
            <text:p>0</text:p>
          </table:table-cell>
          <table:table-cell table:formula="of:=([.F78]-[.G78])/(ABS([.F78])+0.00001)" office:value-type="float" office:value="0.000000923604617268996" calcext:value-type="float">
            <text:p>9.23604617268996E-07</text:p>
          </table:table-cell>
          <table:table-cell table:formula="of:=[.Y78]+[.Z78]" office:value-type="float" office:value="0.134" calcext:value-type="float">
            <text:p>0.134</text:p>
          </table:table-cell>
          <table:table-cell table:formula="of:=[.AA78]-[.Y78]" office:value-type="float" office:value="0.4254" calcext:value-type="float">
            <text:p>0.425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4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2.83555197715759" calcext:value-type="float">
            <text:p>2.8355519772</text:p>
          </table:table-cell>
          <table:table-cell office:value-type="float" office:value="2.83706998825073" calcext:value-type="float">
            <text:p>2.837069988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0.000000012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7" calcext:value-type="float">
            <text:p>0.257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formula="of:=([.X79]=&quot;Optimal&quot;)" office:value-type="boolean" office:boolean-value="true" calcext:value-type="boolean">
            <text:p>TRUE</text:p>
          </table:table-cell>
          <table:table-cell table:formula="of:=[.U79]-[.V79]-[.W79]" office:value-type="float" office:value="0" calcext:value-type="float">
            <text:p>0</text:p>
          </table:table-cell>
          <table:table-cell table:formula="of:=[.Y79]/[.U79]" office:value-type="float" office:value="0.0626666666666667" calcext:value-type="float">
            <text:p>0.0626666667</text:p>
          </table:table-cell>
          <table:table-cell table:formula="of:=MAX([.N79:.Q79])" office:value-type="float" office:value="0.0000000120482977830627" calcext:value-type="float">
            <text:p>0.000000012</text:p>
          </table:table-cell>
          <table:table-cell table:formula="of:=([.F79]-[.G79])/(ABS([.F79])+0.00001)" office:value-type="float" office:value="-0.00000228137137540235" calcext:value-type="float">
            <text:p>-2.28137137540235E-06</text:p>
          </table:table-cell>
          <table:table-cell table:formula="of:=[.Y79]+[.Z79]" office:value-type="float" office:value="0.445" calcext:value-type="float">
            <text:p>0.445</text:p>
          </table:table-cell>
          <table:table-cell table:formula="of:=[.AA79]-[.Y79]" office:value-type="float" office:value="2.152" calcext:value-type="float">
            <text:p>2.15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697721666686" calcext:value-type="float">
            <text:p>-0.0759697722</text:p>
          </table:table-cell>
          <table:table-cell office:value-type="float" office:value="0.0126800537109375" calcext:value-type="float">
            <text:p>0.0126800537</text:p>
          </table:table-cell>
          <table:table-cell office:value-type="float" office:value="0.0130550861358643" calcext:value-type="float">
            <text:p>0.01305508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" calcext:value-type="float">
            <text:p>1</text:p>
          </table:table-cell>
          <table:table-cell table:formula="of:=([.X80]=&quot;Optimal&quot;)" office:value-type="boolean" office:boolean-value="true" calcext:value-type="boolean">
            <text:p>TRUE</text:p>
          </table:table-cell>
          <table:table-cell table:formula="of:=[.U80]-[.V80]-[.W80]" office:value-type="float" office:value="0" calcext:value-type="float">
            <text:p>0</text:p>
          </table:table-cell>
          <table:table-cell table:formula="of:=[.Y80]/[.U80]" office:value-type="float" office:value="0.00362" calcext:value-type="float">
            <text:p>0.00362</text:p>
          </table:table-cell>
          <table:table-cell table:formula="of:=MAX([.N80:.Q80])" office:value-type="float" office:value="0" calcext:value-type="float">
            <text:p>0</text:p>
          </table:table-cell>
          <table:table-cell table:formula="of:=([.F80]-[.G80])/(ABS([.F80])+0.00001)" office:value-type="float" office:value="-0.000152603305376301" calcext:value-type="float">
            <text:p>-0.0001526033</text:p>
          </table:table-cell>
          <table:table-cell table:formula="of:=[.Y80]+[.Z80]" office:value-type="float" office:value="0.00863" calcext:value-type="float">
            <text:p>0.00863</text:p>
          </table:table-cell>
          <table:table-cell table:formula="of:=[.AA80]-[.Y80]" office:value-type="float" office:value="-0.00174" calcext:value-type="float">
            <text:p>-0.00174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10305881912" calcext:value-type="float">
            <text:p>-0.0813910306</text:p>
          </table:table-cell>
          <table:table-cell office:value-type="float" office:value="0.0583758354187012" calcext:value-type="float">
            <text:p>0.0583758354</text:p>
          </table:table-cell>
          <table:table-cell office:value-type="float" office:value="0.0587260723114014" calcext:value-type="float">
            <text:p>0.05872607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74" calcext:value-type="float">
            <text:p>0.0274</text:p>
          </table:table-cell>
          <table:table-cell office:value-type="float" office:value="2" calcext:value-type="float">
            <text:p>2</text:p>
          </table:table-cell>
          <table:table-cell table:formula="of:=([.X81]=&quot;Optimal&quot;)" office:value-type="boolean" office:boolean-value="true" calcext:value-type="boolean">
            <text:p>TRUE</text:p>
          </table:table-cell>
          <table:table-cell table:formula="of:=[.U81]-[.V81]-[.W81]" office:value-type="float" office:value="0" calcext:value-type="float">
            <text:p>0</text:p>
          </table:table-cell>
          <table:table-cell table:formula="of:=[.Y81]/[.U81]" office:value-type="float" office:value="0.0081" calcext:value-type="float">
            <text:p>0.0081</text:p>
          </table:table-cell>
          <table:table-cell table:formula="of:=MAX([.N81:.Q81])" office:value-type="float" office:value="0" calcext:value-type="float">
            <text:p>0</text:p>
          </table:table-cell>
          <table:table-cell table:formula="of:=([.F81]-[.G81])/(ABS([.F81])+0.00001)" office:value-type="float" office:value="-0.0000106121542302899" calcext:value-type="float">
            <text:p>-1.06121542302899E-05</text:p>
          </table:table-cell>
          <table:table-cell table:formula="of:=[.Y81]+[.Z81]" office:value-type="float" office:value="0.0272" calcext:value-type="float">
            <text:p>0.0272</text:p>
          </table:table-cell>
          <table:table-cell table:formula="of:=[.AA81]-[.Y81]"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507838236" calcext:value-type="float">
            <text:p>-0.1249425078</text:p>
          </table:table-cell>
          <table:table-cell office:value-type="float" office:value="5.67397499084473" calcext:value-type="float">
            <text:p>5.6739749908</text:p>
          </table:table-cell>
          <table:table-cell office:value-type="float" office:value="5.67439007759094" calcext:value-type="float">
            <text:p>5.674390077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99360577730113E-015" calcext:value-type="float">
            <text:p>7.9936057773011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152" calcext:value-type="float">
            <text:p>0.0152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table:formula="of:=([.X82]=&quot;Optimal&quot;)" office:value-type="boolean" office:boolean-value="true" calcext:value-type="boolean">
            <text:p>TRUE</text:p>
          </table:table-cell>
          <table:table-cell table:formula="of:=[.U82]-[.V82]-[.W82]" office:value-type="float" office:value="0" calcext:value-type="float">
            <text:p>0</text:p>
          </table:table-cell>
          <table:table-cell table:formula="of:=[.Y82]/[.U82]" office:value-type="float" office:value="0.0109166666666667" calcext:value-type="float">
            <text:p>0.0109166667</text:p>
          </table:table-cell>
          <table:table-cell table:formula="of:=MAX([.N82:.Q82])" office:value-type="float" office:value="0" calcext:value-type="float">
            <text:p>0</text:p>
          </table:table-cell>
          <table:table-cell table:formula="of:=([.F82]-[.G82])/(ABS([.F82])+0.00001)" office:value-type="float" office:value="0.00000695074744641025" calcext:value-type="float">
            <text:p>6.95074744641025E-06</text:p>
          </table:table-cell>
          <table:table-cell table:formula="of:=[.Y82]+[.Z82]" office:value-type="float" office:value="0.0807" calcext:value-type="float">
            <text:p>0.0807</text:p>
          </table:table-cell>
          <table:table-cell table:formula="of:=[.AA82]-[.Y82]" office:value-type="float" office:value="5.5145" calcext:value-type="float">
            <text:p>5.5145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234929627" calcext:value-type="float">
            <text:p>-0.1325732349</text:p>
          </table:table-cell>
          <table:table-cell office:value-type="float" office:value="109.377356052399" calcext:value-type="float">
            <text:p>109.3773560524</text:p>
          </table:table-cell>
          <table:table-cell office:value-type="float" office:value="109.377990961075" calcext:value-type="float">
            <text:p>109.37799096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1" calcext:value-type="float">
            <text:p>0.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([.X83]=&quot;Optimal&quot;)" office:value-type="boolean" office:boolean-value="true" calcext:value-type="boolean">
            <text:p>TRUE</text:p>
          </table:table-cell>
          <table:table-cell table:formula="of:=[.U83]-[.V83]-[.W83]" office:value-type="float" office:value="0" calcext:value-type="float">
            <text:p>0</text:p>
          </table:table-cell>
          <table:table-cell table:formula="of:=[.Y83]/[.U83]" office:value-type="float" office:value="0.0157142857142857" calcext:value-type="float">
            <text:p>0.0157142857</text:p>
          </table:table-cell>
          <table:table-cell table:formula="of:=MAX([.N83:.Q83])" office:value-type="float" office:value="0.000000000882203032848139" calcext:value-type="float">
            <text:p>8.82203032848139E-10</text:p>
          </table:table-cell>
          <table:table-cell table:formula="of:=([.F83]-[.G83])/(ABS([.F83])+0.00001)" office:value-type="float" office:value="0.00000927618922582409" calcext:value-type="float">
            <text:p>9.27618922582409E-06</text:p>
          </table:table-cell>
          <table:table-cell table:formula="of:=[.Y83]+[.Z83]" office:value-type="float" office:value="0.1322" calcext:value-type="float">
            <text:p>0.1322</text:p>
          </table:table-cell>
          <table:table-cell table:formula="of:=[.AA83]-[.Y83]" office:value-type="float" office:value="108.89" calcext:value-type="float">
            <text:p>108.89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</text:p>
          </table:table-cell>
          <table:table-cell office:value-type="float" office:value="-0.128639156182065" calcext:value-type="float">
            <text:p>-0.1286391562</text:p>
          </table:table-cell>
          <table:table-cell office:value-type="float" office:value="0.418329954147339" calcext:value-type="float">
            <text:p>0.4183299541</text:p>
          </table:table-cell>
          <table:table-cell office:value-type="float" office:value="0.419017791748047" calcext:value-type="float">
            <text:p>0.419017791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258" calcext:value-type="float">
            <text:p>0.258</text:p>
          </table:table-cell>
          <table:table-cell office:value-type="float" office:value="2" calcext:value-type="float">
            <text:p>2</text:p>
          </table:table-cell>
          <table:table-cell table:formula="of:=([.X84]=&quot;Optimal&quot;)" office:value-type="boolean" office:boolean-value="true" calcext:value-type="boolean">
            <text:p>TRUE</text:p>
          </table:table-cell>
          <table:table-cell table:formula="of:=[.U84]-[.V84]-[.W84]" office:value-type="float" office:value="0" calcext:value-type="float">
            <text:p>0</text:p>
          </table:table-cell>
          <table:table-cell table:formula="of:=[.Y84]/[.U84]" office:value-type="float" office:value="0.03455" calcext:value-type="float">
            <text:p>0.03455</text:p>
          </table:table-cell>
          <table:table-cell table:formula="of:=MAX([.N84:.Q84])" office:value-type="float" office:value="0" calcext:value-type="float">
            <text:p>0</text:p>
          </table:table-cell>
          <table:table-cell table:formula="of:=([.F84]-[.G84])/(ABS([.F84])+0.00001)" office:value-type="float" office:value="0.00000138112631796459" calcext:value-type="float">
            <text:p>1.38112631796459E-06</text:p>
          </table:table-cell>
          <table:table-cell table:formula="of:=[.Y84]+[.Z84]" office:value-type="float" office:value="0.1347" calcext:value-type="float">
            <text:p>0.1347</text:p>
          </table:table-cell>
          <table:table-cell table:formula="of:=[.AA84]-[.Y84]" office:value-type="float" office:value="0.1889" calcext:value-type="float">
            <text:p>0.1889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4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11.5055501461029" calcext:value-type="float">
            <text:p>11.5055501461</text:p>
          </table:table-cell>
          <table:table-cell office:value-type="float" office:value="11.5070698261261" calcext:value-type="float">
            <text:p>11.50706982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0.000000012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0.9" calcext:value-type="float">
            <text:p>10.9</text:p>
          </table:table-cell>
          <table:table-cell office:value-type="float" office:value="4" calcext:value-type="float">
            <text:p>4</text:p>
          </table:table-cell>
          <table:table-cell table:formula="of:=([.X85]=&quot;Optimal&quot;)" office:value-type="boolean" office:boolean-value="true" calcext:value-type="boolean">
            <text:p>TRUE</text:p>
          </table:table-cell>
          <table:table-cell table:formula="of:=[.U85]-[.V85]-[.W85]" office:value-type="float" office:value="0" calcext:value-type="float">
            <text:p>0</text:p>
          </table:table-cell>
          <table:table-cell table:formula="of:=[.Y85]/[.U85]" office:value-type="float" office:value="0.06375" calcext:value-type="float">
            <text:p>0.06375</text:p>
          </table:table-cell>
          <table:table-cell table:formula="of:=MAX([.N85:.Q85])" office:value-type="float" office:value="0.0000000120482977830627" calcext:value-type="float">
            <text:p>0.000000012</text:p>
          </table:table-cell>
          <table:table-cell table:formula="of:=([.F85]-[.G85])/(ABS([.F85])+0.00001)" office:value-type="float" office:value="-0.00000228137137540235" calcext:value-type="float">
            <text:p>-2.28137137540235E-06</text:p>
          </table:table-cell>
          <table:table-cell table:formula="of:=[.Y85]+[.Z85]" office:value-type="float" office:value="0.51" calcext:value-type="float">
            <text:p>0.51</text:p>
          </table:table-cell>
          <table:table-cell table:formula="of:=[.AA85]-[.Y85]" office:value-type="float" office:value="10.645" calcext:value-type="float">
            <text:p>10.645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740776277038" calcext:value-type="float">
            <text:p>-0.0759740776</text:p>
          </table:table-cell>
          <table:table-cell office:value-type="float" office:value="0.0136258602142334" calcext:value-type="float">
            <text:p>0.0136258602</text:p>
          </table:table-cell>
          <table:table-cell office:value-type="float" office:value="0.0139620304107666" calcext:value-type="float">
            <text:p>0.01396203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" calcext:value-type="float">
            <text:p>1</text:p>
          </table:table-cell>
          <table:table-cell table:formula="of:=([.X86]=&quot;Optimal&quot;)" office:value-type="boolean" office:boolean-value="true" calcext:value-type="boolean">
            <text:p>TRUE</text:p>
          </table:table-cell>
          <table:table-cell table:formula="of:=[.U86]-[.V86]-[.W86]" office:value-type="float" office:value="0" calcext:value-type="float">
            <text:p>0</text:p>
          </table:table-cell>
          <table:table-cell table:formula="of:=[.Y86]/[.U86]" office:value-type="float" office:value="0.00363" calcext:value-type="float">
            <text:p>0.00363</text:p>
          </table:table-cell>
          <table:table-cell table:formula="of:=MAX([.N86:.Q86])" office:value-type="float" office:value="0" calcext:value-type="float">
            <text:p>0</text:p>
          </table:table-cell>
          <table:table-cell table:formula="of:=([.F86]-[.G86])/(ABS([.F86])+0.00001)" office:value-type="float" office:value="-0.0000959460677346281" calcext:value-type="float">
            <text:p>-9.59460677346281E-05</text:p>
          </table:table-cell>
          <table:table-cell table:formula="of:=[.Y86]+[.Z86]" office:value-type="float" office:value="0.00876" calcext:value-type="float">
            <text:p>0.00876</text:p>
          </table:table-cell>
          <table:table-cell table:formula="of:=[.AA86]-[.Y86]" office:value-type="float" office:value="-0.00088" calcext:value-type="float">
            <text:p>-0.00088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26956896389" calcext:value-type="float">
            <text:p>-0.0813926957</text:p>
          </table:table-cell>
          <table:table-cell office:value-type="float" office:value="0.0595757961273193" calcext:value-type="float">
            <text:p>0.0595757961</text:p>
          </table:table-cell>
          <table:table-cell office:value-type="float" office:value="0.0599451065063477" calcext:value-type="float">
            <text:p>0.059945106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85" calcext:value-type="float">
            <text:p>0.0285</text:p>
          </table:table-cell>
          <table:table-cell office:value-type="float" office:value="2" calcext:value-type="float">
            <text:p>2</text:p>
          </table:table-cell>
          <table:table-cell table:formula="of:=([.X87]=&quot;Optimal&quot;)" office:value-type="boolean" office:boolean-value="true" calcext:value-type="boolean">
            <text:p>TRUE</text:p>
          </table:table-cell>
          <table:table-cell table:formula="of:=[.U87]-[.V87]-[.W87]" office:value-type="float" office:value="0" calcext:value-type="float">
            <text:p>0</text:p>
          </table:table-cell>
          <table:table-cell table:formula="of:=[.Y87]/[.U87]" office:value-type="float" office:value="0.008" calcext:value-type="float">
            <text:p>0.008</text:p>
          </table:table-cell>
          <table:table-cell table:formula="of:=MAX([.N87:.Q87])" office:value-type="float" office:value="0" calcext:value-type="float">
            <text:p>0</text:p>
          </table:table-cell>
          <table:table-cell table:formula="of:=([.F87]-[.G87])/(ABS([.F87])+0.00001)" office:value-type="float" office:value="0.00000984316145016589" calcext:value-type="float">
            <text:p>9.84316145016589E-06</text:p>
          </table:table-cell>
          <table:table-cell table:formula="of:=[.Y87]+[.Z87]" office:value-type="float" office:value="0.0272" calcext:value-type="float">
            <text:p>0.0272</text:p>
          </table:table-cell>
          <table:table-cell table:formula="of:=[.AA87]-[.Y87]"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612688131" calcext:value-type="float">
            <text:p>-0.1249426127</text:p>
          </table:table-cell>
          <table:table-cell office:value-type="float" office:value="9.1702401638031" calcext:value-type="float">
            <text:p>9.1702401638</text:p>
          </table:table-cell>
          <table:table-cell office:value-type="float" office:value="9.17076587677002" calcext:value-type="float">
            <text:p>9.170765876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52" calcext:value-type="float">
            <text:p>0.0152</text:p>
          </table:table-cell>
          <table:table-cell office:value-type="float" office:value="9.07" calcext:value-type="float">
            <text:p>9.07</text:p>
          </table:table-cell>
          <table:table-cell office:value-type="float" office:value="7" calcext:value-type="float">
            <text:p>7</text:p>
          </table:table-cell>
          <table:table-cell table:formula="of:=([.X88]=&quot;Optimal&quot;)" office:value-type="boolean" office:boolean-value="true" calcext:value-type="boolean">
            <text:p>TRUE</text:p>
          </table:table-cell>
          <table:table-cell table:formula="of:=[.U88]-[.V88]-[.W88]" office:value-type="float" office:value="0" calcext:value-type="float">
            <text:p>0</text:p>
          </table:table-cell>
          <table:table-cell table:formula="of:=[.Y88]/[.U88]" office:value-type="float" office:value="0.0108571428571429" calcext:value-type="float">
            <text:p>0.0108571429</text:p>
          </table:table-cell>
          <table:table-cell table:formula="of:=MAX([.N88:.Q88])" office:value-type="float" office:value="0" calcext:value-type="float">
            <text:p>0</text:p>
          </table:table-cell>
          <table:table-cell table:formula="of:=([.F88]-[.G88])/(ABS([.F88])+0.00001)" office:value-type="float" office:value="0.00000778987125102704" calcext:value-type="float">
            <text:p>7.78987125102704E-06</text:p>
          </table:table-cell>
          <table:table-cell table:formula="of:=[.Y88]+[.Z88]" office:value-type="float" office:value="0.0912" calcext:value-type="float">
            <text:p>0.0912</text:p>
          </table:table-cell>
          <table:table-cell table:formula="of:=[.AA88]-[.Y88]" office:value-type="float" office:value="8.994" calcext:value-type="float">
            <text:p>8.994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2242157" calcext:value-type="float">
            <text:p>-0.1325732242</text:p>
          </table:table-cell>
          <table:table-cell office:value-type="float" office:value="107.206124067307" calcext:value-type="float">
            <text:p>107.2061240673</text:p>
          </table:table-cell>
          <table:table-cell office:value-type="float" office:value="107.206787109375" calcext:value-type="float">
            <text:p>107.20678710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227" calcext:value-type="float">
            <text:p>0.022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table:formula="of:=([.X89]=&quot;Optimal&quot;)" office:value-type="boolean" office:boolean-value="true" calcext:value-type="boolean">
            <text:p>TRUE</text:p>
          </table:table-cell>
          <table:table-cell table:formula="of:=[.U89]-[.V89]-[.W89]" office:value-type="float" office:value="0" calcext:value-type="float">
            <text:p>0</text:p>
          </table:table-cell>
          <table:table-cell table:formula="of:=[.Y89]/[.U89]" office:value-type="float" office:value="0.01708" calcext:value-type="float">
            <text:p>0.01708</text:p>
          </table:table-cell>
          <table:table-cell table:formula="of:=MAX([.N89:.Q89])" office:value-type="float" office:value="0.000000000882203032848139" calcext:value-type="float">
            <text:p>8.82203032848139E-10</text:p>
          </table:table-cell>
          <table:table-cell table:formula="of:=([.F89]-[.G89])/(ABS([.F89])+0.00001)" office:value-type="float" office:value="0.00000919537941313784" calcext:value-type="float">
            <text:p>9.19537941313784E-06</text:p>
          </table:table-cell>
          <table:table-cell table:formula="of:=[.Y89]+[.Z89]" office:value-type="float" office:value="0.1081" calcext:value-type="float">
            <text:p>0.1081</text:p>
          </table:table-cell>
          <table:table-cell table:formula="of:=[.AA89]-[.Y89]" office:value-type="float" office:value="106.9146" calcext:value-type="float">
            <text:p>106.9146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</text:p>
          </table:table-cell>
          <table:table-cell office:value-type="float" office:value="-0.128639106989439" calcext:value-type="float">
            <text:p>-0.128639107</text:p>
          </table:table-cell>
          <table:table-cell office:value-type="float" office:value="0.505230903625488" calcext:value-type="float">
            <text:p>0.5052309036</text:p>
          </table:table-cell>
          <table:table-cell office:value-type="float" office:value="0.505945920944214" calcext:value-type="float">
            <text:p>0.505945920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47" calcext:value-type="float">
            <text:p>0.347</text:p>
          </table:table-cell>
          <table:table-cell office:value-type="float" office:value="2" calcext:value-type="float">
            <text:p>2</text:p>
          </table:table-cell>
          <table:table-cell table:formula="of:=([.X90]=&quot;Optimal&quot;)" office:value-type="boolean" office:boolean-value="true" calcext:value-type="boolean">
            <text:p>TRUE</text:p>
          </table:table-cell>
          <table:table-cell table:formula="of:=[.U90]-[.V90]-[.W90]" office:value-type="float" office:value="0" calcext:value-type="float">
            <text:p>0</text:p>
          </table:table-cell>
          <table:table-cell table:formula="of:=[.Y90]/[.U90]" office:value-type="float" office:value="0.03375" calcext:value-type="float">
            <text:p>0.03375</text:p>
          </table:table-cell>
          <table:table-cell table:formula="of:=MAX([.N90:.Q90])" office:value-type="float" office:value="0" calcext:value-type="float">
            <text:p>0</text:p>
          </table:table-cell>
          <table:table-cell table:formula="of:=([.F90]-[.G90])/(ABS([.F90])+0.00001)" office:value-type="float" office:value="0.000000919418498156891" calcext:value-type="float">
            <text:p>9.19418498156891E-07</text:p>
          </table:table-cell>
          <table:table-cell table:formula="of:=[.Y90]+[.Z90]" office:value-type="float" office:value="0.1331" calcext:value-type="float">
            <text:p>0.1331</text:p>
          </table:table-cell>
          <table:table-cell table:formula="of:=[.AA90]-[.Y90]" office:value-type="float" office:value="0.2795" calcext:value-type="float">
            <text:p>0.2795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2.8994460105896" calcext:value-type="float">
            <text:p>2.8994460106</text:p>
          </table:table-cell>
          <table:table-cell office:value-type="float" office:value="2.90065908432007" calcext:value-type="float">
            <text:p>2.90065908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9" calcext:value-type="float">
            <text:p>0.19</text:p>
          </table:table-cell>
          <table:table-cell office:value-type="float" office:value="0.259" calcext:value-type="float">
            <text:p>0.25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([.X91]=&quot;Optimal&quot;)" office:value-type="boolean" office:boolean-value="true" calcext:value-type="boolean">
            <text:p>TRUE</text:p>
          </table:table-cell>
          <table:table-cell table:formula="of:=[.U91]-[.V91]-[.W91]" office:value-type="float" office:value="0" calcext:value-type="float">
            <text:p>0</text:p>
          </table:table-cell>
          <table:table-cell table:formula="of:=[.Y91]/[.U91]" office:value-type="float" office:value="0.0633333333333333" calcext:value-type="float">
            <text:p>0.0633333333</text:p>
          </table:table-cell>
          <table:table-cell table:formula="of:=MAX([.N91:.Q91])" office:value-type="float" office:value="0.00000000221146791157256" calcext:value-type="float">
            <text:p>2.21146791157256E-09</text:p>
          </table:table-cell>
          <table:table-cell table:formula="of:=([.F91]-[.G91])/(ABS([.F91])+0.00001)" office:value-type="float" office:value="-0.00000198047536362032" calcext:value-type="float">
            <text:p>-1.98047536362032E-06</text:p>
          </table:table-cell>
          <table:table-cell table:formula="of:=[.Y91]+[.Z91]" office:value-type="float" office:value="0.449" calcext:value-type="float">
            <text:p>0.449</text:p>
          </table:table-cell>
          <table:table-cell table:formula="of:=[.AA91]-[.Y91]"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697721666686" calcext:value-type="float">
            <text:p>-0.0759697722</text:p>
          </table:table-cell>
          <table:table-cell office:value-type="float" office:value="0.0128090381622314" calcext:value-type="float">
            <text:p>0.0128090382</text:p>
          </table:table-cell>
          <table:table-cell office:value-type="float" office:value="0.0132021903991699" calcext:value-type="float">
            <text:p>0.01320219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1" calcext:value-type="float">
            <text:p>1</text:p>
          </table:table-cell>
          <table:table-cell table:formula="of:=([.X92]=&quot;Optimal&quot;)" office:value-type="boolean" office:boolean-value="true" calcext:value-type="boolean">
            <text:p>TRUE</text:p>
          </table:table-cell>
          <table:table-cell table:formula="of:=[.U92]-[.V92]-[.W92]" office:value-type="float" office:value="0" calcext:value-type="float">
            <text:p>0</text:p>
          </table:table-cell>
          <table:table-cell table:formula="of:=[.Y92]/[.U92]" office:value-type="float" office:value="0.00363" calcext:value-type="float">
            <text:p>0.00363</text:p>
          </table:table-cell>
          <table:table-cell table:formula="of:=MAX([.N92:.Q92])" office:value-type="float" office:value="0" calcext:value-type="float">
            <text:p>0</text:p>
          </table:table-cell>
          <table:table-cell table:formula="of:=([.F92]-[.G92])/(ABS([.F92])+0.00001)" office:value-type="float" office:value="-0.000152603305376301" calcext:value-type="float">
            <text:p>-0.0001526033</text:p>
          </table:table-cell>
          <table:table-cell table:formula="of:=[.Y92]+[.Z92]" office:value-type="float" office:value="0.0086" calcext:value-type="float">
            <text:p>0.0086</text:p>
          </table:table-cell>
          <table:table-cell table:formula="of:=[.AA92]-[.Y92]" office:value-type="float" office:value="-0.00172" calcext:value-type="float">
            <text:p>-0.00172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16595646909" calcext:value-type="float">
            <text:p>-0.0813916596</text:p>
          </table:table-cell>
          <table:table-cell office:value-type="float" office:value="0.0581378936767578" calcext:value-type="float">
            <text:p>0.0581378937</text:p>
          </table:table-cell>
          <table:table-cell office:value-type="float" office:value="0.0584750175476074" calcext:value-type="float">
            <text:p>0.05847501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72" calcext:value-type="float">
            <text:p>0.0272</text:p>
          </table:table-cell>
          <table:table-cell office:value-type="float" office:value="2" calcext:value-type="float">
            <text:p>2</text:p>
          </table:table-cell>
          <table:table-cell table:formula="of:=([.X93]=&quot;Optimal&quot;)" office:value-type="boolean" office:boolean-value="true" calcext:value-type="boolean">
            <text:p>TRUE</text:p>
          </table:table-cell>
          <table:table-cell table:formula="of:=[.U93]-[.V93]-[.W93]" office:value-type="float" office:value="0" calcext:value-type="float">
            <text:p>0</text:p>
          </table:table-cell>
          <table:table-cell table:formula="of:=[.Y93]/[.U93]" office:value-type="float" office:value="0.00795" calcext:value-type="float">
            <text:p>0.00795</text:p>
          </table:table-cell>
          <table:table-cell table:formula="of:=MAX([.N93:.Q93])" office:value-type="float" office:value="0" calcext:value-type="float">
            <text:p>0</text:p>
          </table:table-cell>
          <table:table-cell table:formula="of:=([.F93]-[.G93])/(ABS([.F93])+0.00001)" office:value-type="float" office:value="-0.00000288535003183443" calcext:value-type="float">
            <text:p>-2.88535003183443E-06</text:p>
          </table:table-cell>
          <table:table-cell table:formula="of:=[.Y93]+[.Z93]" office:value-type="float" office:value="0.027" calcext:value-type="float">
            <text:p>0.027</text:p>
          </table:table-cell>
          <table:table-cell table:formula="of:=[.AA93]-[.Y93]"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07522086" calcext:value-type="float">
            <text:p>-0.1249420752</text:p>
          </table:table-cell>
          <table:table-cell office:value-type="float" office:value="5.06874084472656" calcext:value-type="float">
            <text:p>5.0687408447</text:p>
          </table:table-cell>
          <table:table-cell office:value-type="float" office:value="5.06917190551758" calcext:value-type="float">
            <text:p>5.06917190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153" calcext:value-type="float">
            <text:p>0.0153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table:formula="of:=([.X94]=&quot;Optimal&quot;)" office:value-type="boolean" office:boolean-value="true" calcext:value-type="boolean">
            <text:p>TRUE</text:p>
          </table:table-cell>
          <table:table-cell table:formula="of:=[.U94]-[.V94]-[.W94]" office:value-type="float" office:value="0" calcext:value-type="float">
            <text:p>0</text:p>
          </table:table-cell>
          <table:table-cell table:formula="of:=[.Y94]/[.U94]" office:value-type="float" office:value="0.0109" calcext:value-type="float">
            <text:p>0.0109</text:p>
          </table:table-cell>
          <table:table-cell table:formula="of:=MAX([.N94:.Q94])" office:value-type="float" office:value="0" calcext:value-type="float">
            <text:p>0</text:p>
          </table:table-cell>
          <table:table-cell table:formula="of:=([.F94]-[.G94])/(ABS([.F94])+0.00001)" office:value-type="float" office:value="0.00000348846893340789" calcext:value-type="float">
            <text:p>3.48846893340789E-06</text:p>
          </table:table-cell>
          <table:table-cell table:formula="of:=[.Y94]+[.Z94]" office:value-type="float" office:value="0.0698" calcext:value-type="float">
            <text:p>0.0698</text:p>
          </table:table-cell>
          <table:table-cell table:formula="of:=[.AA94]-[.Y94]" office:value-type="float" office:value="4.9355" calcext:value-type="float">
            <text:p>4.9355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074292956" calcext:value-type="float">
            <text:p>-0.1325730743</text:p>
          </table:table-cell>
          <table:table-cell office:value-type="float" office:value="110.281339168549" calcext:value-type="float">
            <text:p>110.2813391685</text:p>
          </table:table-cell>
          <table:table-cell office:value-type="float" office:value="110.282001018524" calcext:value-type="float">
            <text:p>110.282001018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([.X95]=&quot;Optimal&quot;)" office:value-type="boolean" office:boolean-value="true" calcext:value-type="boolean">
            <text:p>TRUE</text:p>
          </table:table-cell>
          <table:table-cell table:formula="of:=[.U95]-[.V95]-[.W95]" office:value-type="float" office:value="0" calcext:value-type="float">
            <text:p>0</text:p>
          </table:table-cell>
          <table:table-cell table:formula="of:=[.Y95]/[.U95]" office:value-type="float" office:value="0.015625" calcext:value-type="float">
            <text:p>0.015625</text:p>
          </table:table-cell>
          <table:table-cell table:formula="of:=MAX([.N95:.Q95])" office:value-type="float" office:value="0.000000000882203032848139" calcext:value-type="float">
            <text:p>8.82203032848139E-10</text:p>
          </table:table-cell>
          <table:table-cell table:formula="of:=([.F95]-[.G95])/(ABS([.F95])+0.00001)" office:value-type="float" office:value="0.00000806458686015415" calcext:value-type="float">
            <text:p>8.06458686015415E-06</text:p>
          </table:table-cell>
          <table:table-cell table:formula="of:=[.Y95]+[.Z95]" office:value-type="float" office:value="0.1472" calcext:value-type="float">
            <text:p>0.1472</text:p>
          </table:table-cell>
          <table:table-cell table:formula="of:=[.AA95]-[.Y95]" office:value-type="float" office:value="109.875" calcext:value-type="float">
            <text:p>109.875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</text:p>
          </table:table-cell>
          <table:table-cell office:value-type="float" office:value="-0.128639106745246" calcext:value-type="float">
            <text:p>-0.1286391067</text:p>
          </table:table-cell>
          <table:table-cell office:value-type="float" office:value="0.483141899108887" calcext:value-type="float">
            <text:p>0.4831418991</text:p>
          </table:table-cell>
          <table:table-cell office:value-type="float" office:value="0.483858823776245" calcext:value-type="float">
            <text:p>0.48385882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323" calcext:value-type="float">
            <text:p>0.323</text:p>
          </table:table-cell>
          <table:table-cell office:value-type="float" office:value="2" calcext:value-type="float">
            <text:p>2</text:p>
          </table:table-cell>
          <table:table-cell table:formula="of:=([.X96]=&quot;Optimal&quot;)" office:value-type="boolean" office:boolean-value="true" calcext:value-type="boolean">
            <text:p>TRUE</text:p>
          </table:table-cell>
          <table:table-cell table:formula="of:=[.U96]-[.V96]-[.W96]" office:value-type="float" office:value="0" calcext:value-type="float">
            <text:p>0</text:p>
          </table:table-cell>
          <table:table-cell table:formula="of:=[.Y96]/[.U96]" office:value-type="float" office:value="0.0345" calcext:value-type="float">
            <text:p>0.0345</text:p>
          </table:table-cell>
          <table:table-cell table:formula="of:=MAX([.N96:.Q96])" office:value-type="float" office:value="0" calcext:value-type="float">
            <text:p>0</text:p>
          </table:table-cell>
          <table:table-cell table:formula="of:=([.F96]-[.G96])/(ABS([.F96])+0.00001)" office:value-type="float" office:value="0.000000996849508498909" calcext:value-type="float">
            <text:p>9.96849508498909E-07</text:p>
          </table:table-cell>
          <table:table-cell table:formula="of:=[.Y96]+[.Z96]" office:value-type="float" office:value="0.1348" calcext:value-type="float">
            <text:p>0.1348</text:p>
          </table:table-cell>
          <table:table-cell table:formula="of:=[.AA96]-[.Y96]"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2.58749389648437" calcext:value-type="float">
            <text:p>2.5874938965</text:p>
          </table:table-cell>
          <table:table-cell office:value-type="float" office:value="2.58888602256775" calcext:value-type="float">
            <text:p>2.588886022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4" calcext:value-type="float">
            <text:p>0.254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([.X97]=&quot;Optimal&quot;)" office:value-type="boolean" office:boolean-value="true" calcext:value-type="boolean">
            <text:p>TRUE</text:p>
          </table:table-cell>
          <table:table-cell table:formula="of:=[.U97]-[.V97]-[.W97]" office:value-type="float" office:value="0" calcext:value-type="float">
            <text:p>0</text:p>
          </table:table-cell>
          <table:table-cell table:formula="of:=[.Y97]/[.U97]" office:value-type="float" office:value="0.0603333333333333" calcext:value-type="float">
            <text:p>0.0603333333</text:p>
          </table:table-cell>
          <table:table-cell table:formula="of:=MAX([.N97:.Q97])" office:value-type="float" office:value="0.00000000221146791157256" calcext:value-type="float">
            <text:p>2.21146791157256E-09</text:p>
          </table:table-cell>
          <table:table-cell table:formula="of:=([.F97]-[.G97])/(ABS([.F97])+0.00001)" office:value-type="float" office:value="-0.00000198047536362032" calcext:value-type="float">
            <text:p>-1.98047536362032E-06</text:p>
          </table:table-cell>
          <table:table-cell table:formula="of:=[.Y97]+[.Z97]" office:value-type="float" office:value="0.435" calcext:value-type="float">
            <text:p>0.435</text:p>
          </table:table-cell>
          <table:table-cell table:formula="of:=[.AA97]-[.Y97]" office:value-type="float" office:value="1.919" calcext:value-type="float">
            <text:p>1.919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689933635" calcext:value-type="float">
            <text:p>-0.075983869</text:p>
          </table:table-cell>
          <table:table-cell office:value-type="float" office:value="0.00641202926635742" calcext:value-type="float">
            <text:p>0.0064120293</text:p>
          </table:table-cell>
          <table:table-cell office:value-type="float" office:value="0.00672221183776856" calcext:value-type="float">
            <text:p>0.0067222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796480005123279" calcext:value-type="float">
            <text:p>7.96480005123279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19034354249146" calcext:value-type="float">
            <text:p>6.19034354249146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8" calcext:value-type="float">
            <text:p>0.00598</text:p>
          </table:table-cell>
          <table:table-cell office:value-type="string" calcext:value-type="string">
            <text:p><text:s/></text:p>
          </table:table-cell>
          <table:table-cell table:formula="of:=([.X98]=&quot;Optimal&quot;)" office:value-type="boolean" office:boolean-value="false" calcext:value-type="boolean">
            <text:p>FALSE</text:p>
          </table:table-cell>
          <table:table-cell table:formula="of:=[.U98]-[.V98]-[.W98]" office:value-type="string" office:string-value="" calcext:value-type="error">
            <text:p>#VALUE!</text:p>
          </table:table-cell>
          <table:table-cell table:formula="of:=[.Y98]/[.U98]" office:value-type="string" office:string-value="" calcext:value-type="error">
            <text:p>#DIV/0!</text:p>
          </table:table-cell>
          <table:table-cell table:formula="of:=MAX([.N98:.Q98])" office:value-type="float" office:value="0.00000619034354249146" calcext:value-type="float">
            <text:p>6.19034354249146E-06</text:p>
          </table:table-cell>
          <table:table-cell table:formula="of:=([.F98]-[.G98])/(ABS([.F98])+0.00001)" office:value-type="float" office:value="0" calcext:value-type="float">
            <text:p>0</text:p>
          </table:table-cell>
          <table:table-cell table:formula="of:=[.Y98]+[.Z98]" office:value-type="float" office:value="0" calcext:value-type="float">
            <text:p>0</text:p>
          </table:table-cell>
          <table:table-cell table:formula="of:=[.AA98]-[.Y98]" office:value-type="float" office:value="0.00598" calcext:value-type="float">
            <text:p>0.00598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50732198889" calcext:value-type="float">
            <text:p>-0.0813950732</text:p>
          </table:table-cell>
          <table:table-cell office:value-type="float" office:value="-0.0813946594751704" calcext:value-type="float">
            <text:p>-0.0813946595</text:p>
          </table:table-cell>
          <table:table-cell office:value-type="float" office:value="0.0158679485321045" calcext:value-type="float">
            <text:p>0.0158679485</text:p>
          </table:table-cell>
          <table:table-cell office:value-type="float" office:value="0.01621413230896" calcext:value-type="float">
            <text:p>0.0162141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942574718575118" calcext:value-type="float">
            <text:p>9.42574718575118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15463179100014" calcext:value-type="float">
            <text:p>4.1546317910001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<text:s/></text:p>
          </table:table-cell>
          <table:table-cell table:formula="of:=([.X99]=&quot;Optimal&quot;)" office:value-type="boolean" office:boolean-value="false" calcext:value-type="boolean">
            <text:p>FALSE</text:p>
          </table:table-cell>
          <table:table-cell table:formula="of:=[.U99]-[.V99]-[.W99]" office:value-type="string" office:string-value="" calcext:value-type="error">
            <text:p>#VALUE!</text:p>
          </table:table-cell>
          <table:table-cell table:formula="of:=[.Y99]/[.U99]" office:value-type="string" office:string-value="" calcext:value-type="error">
            <text:p>#DIV/0!</text:p>
          </table:table-cell>
          <table:table-cell table:formula="of:=MAX([.N99:.Q99])" office:value-type="float" office:value="0.00000415463179100014" calcext:value-type="float">
            <text:p>4.15463179100014E-06</text:p>
          </table:table-cell>
          <table:table-cell table:formula="of:=([.F99]-[.G99])/(ABS([.F99])+0.00001)" office:value-type="float" office:value="-0.00000508254218238057" calcext:value-type="float">
            <text:p>-5.08254218238057E-06</text:p>
          </table:table-cell>
          <table:table-cell table:formula="of:=[.Y99]+[.Z99]" office:value-type="float" office:value="0" calcext:value-type="float">
            <text:p>0</text:p>
          </table:table-cell>
          <table:table-cell table:formula="of:=[.AA99]-[.Y99]"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67910658" calcext:value-type="float">
            <text:p>-0.1249426791</text:p>
          </table:table-cell>
          <table:table-cell office:value-type="float" office:value="-0.124943820476524" calcext:value-type="float">
            <text:p>-0.1249438205</text:p>
          </table:table-cell>
          <table:table-cell office:value-type="float" office:value="1.73114919662476" calcext:value-type="float">
            <text:p>1.7311491966</text:p>
          </table:table-cell>
          <table:table-cell office:value-type="float" office:value="1.73161315917969" calcext:value-type="float">
            <text:p>1.7316131592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PAJ_CPLEX_noconic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73714488956634" calcext:value-type="float">
            <text:p>7.7371448895663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152931779771631" calcext:value-type="float">
            <text:p>1.5293177977163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s/></text:p>
          </table:table-cell>
          <table:table-cell table:formula="of:=([.X100]=&quot;Optimal&quot;)" office:value-type="boolean" office:boolean-value="false" calcext:value-type="boolean">
            <text:p>FALSE</text:p>
          </table:table-cell>
          <table:table-cell table:formula="of:=[.U100]-[.V100]-[.W100]" office:value-type="string" office:string-value="" calcext:value-type="error">
            <text:p>#VALUE!</text:p>
          </table:table-cell>
          <table:table-cell table:formula="of:=[.Y100]/[.U100]" office:value-type="string" office:string-value="" calcext:value-type="error">
            <text:p>#DIV/0!</text:p>
          </table:table-cell>
          <table:table-cell table:formula="of:=MAX([.N100:.Q100])" office:value-type="float" office:value="0.00000152931779771631" calcext:value-type="float">
            <text:p>1.52931779771631E-06</text:p>
          </table:table-cell>
          <table:table-cell table:formula="of:=([.F100]-[.G100])/(ABS([.F100])+0.00001)" office:value-type="float" office:value="0.00000913441754252015" calcext:value-type="float">
            <text:p>9.13441754252015E-06</text:p>
          </table:table-cell>
          <table:table-cell table:formula="of:=[.Y100]+[.Z100]" office:value-type="float" office:value="0" calcext:value-type="float">
            <text:p>0</text:p>
          </table:table-cell>
          <table:table-cell table:formula="of:=[.AA100]-[.Y100]"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3260919772" calcext:value-type="float">
            <text:p>-0.1325732609</text:p>
          </table:table-cell>
          <table:table-cell office:value-type="float" office:value="-0.132574492494242" calcext:value-type="float">
            <text:p>-0.1325744925</text:p>
          </table:table-cell>
          <table:table-cell office:value-type="float" office:value="42.0575709342957" calcext:value-type="float">
            <text:p>42.0575709343</text:p>
          </table:table-cell>
          <table:table-cell office:value-type="float" office:value="42.0582630634308" calcext:value-type="float">
            <text:p>42.0582630634</text:p>
          </table:table-cell>
          <table:table-cell office:value-type="float" office:value="36764" calcext:value-type="float">
            <text:p>36764</text:p>
          </table:table-cell>
          <table:table-cell office:value-type="string" calcext:value-type="string">
            <text:p>PAJ_CPLEX_noconic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9106670958685" calcext:value-type="float">
            <text:p>1.19106670958685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0947018699428128" calcext:value-type="float">
            <text:p>0.000000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<text:s/></text:p>
          </table:table-cell>
          <table:table-cell table:formula="of:=([.X101]=&quot;Optimal&quot;)" office:value-type="boolean" office:boolean-value="false" calcext:value-type="boolean">
            <text:p>FALSE</text:p>
          </table:table-cell>
          <table:table-cell table:formula="of:=[.U101]-[.V101]-[.W101]" office:value-type="string" office:string-value="" calcext:value-type="error">
            <text:p>#VALUE!</text:p>
          </table:table-cell>
          <table:table-cell table:formula="of:=[.Y101]/[.U101]" office:value-type="string" office:string-value="" calcext:value-type="error">
            <text:p>#DIV/0!</text:p>
          </table:table-cell>
          <table:table-cell table:formula="of:=MAX([.N101:.Q101])" office:value-type="float" office:value="0.00000119106670958685" calcext:value-type="float">
            <text:p>1.19106670958685E-06</text:p>
          </table:table-cell>
          <table:table-cell table:formula="of:=([.F101]-[.G101])/(ABS([.F101])+0.00001)" office:value-type="float" office:value="0.00000928906455796879" calcext:value-type="float">
            <text:p>9.28906455796879E-06</text:p>
          </table:table-cell>
          <table:table-cell table:formula="of:=[.Y101]+[.Z101]" office:value-type="float" office:value="0" calcext:value-type="float">
            <text:p>0</text:p>
          </table:table-cell>
          <table:table-cell table:formula="of:=[.AA101]-[.Y101]"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1822465672" calcext:value-type="float">
            <text:p>-0.1286418225</text:p>
          </table:table-cell>
          <table:table-cell office:value-type="float" office:value="-0.128640919004018" calcext:value-type="float">
            <text:p>-0.128640919</text:p>
          </table:table-cell>
          <table:table-cell office:value-type="float" office:value="0.2947838306427" calcext:value-type="float">
            <text:p>0.2947838306</text:p>
          </table:table-cell>
          <table:table-cell office:value-type="float" office:value="0.295544147491455" calcext:value-type="float">
            <text:p>0.2955441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8297654792583" calcext:value-type="float">
            <text:p>0.0000015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23450313343379" calcext:value-type="float">
            <text:p>9.2345031334337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</text:p>
          </table:table-cell>
          <table:table-cell table:formula="of:=([.X102]=&quot;Optimal&quot;)" office:value-type="boolean" office:boolean-value="false" calcext:value-type="boolean">
            <text:p>FALSE</text:p>
          </table:table-cell>
          <table:table-cell table:formula="of:=[.U102]-[.V102]-[.W102]" office:value-type="string" office:string-value="" calcext:value-type="error">
            <text:p>#VALUE!</text:p>
          </table:table-cell>
          <table:table-cell table:formula="of:=[.Y102]/[.U102]" office:value-type="string" office:string-value="" calcext:value-type="error">
            <text:p>#DIV/0!</text:p>
          </table:table-cell>
          <table:table-cell table:formula="of:=MAX([.N102:.Q102])" office:value-type="float" office:value="0.00000923450313343379" calcext:value-type="float">
            <text:p>9.23450313343379E-06</text:p>
          </table:table-cell>
          <table:table-cell table:formula="of:=([.F102]-[.G102])/(ABS([.F102])+0.00001)" office:value-type="float" office:value="-0.00000702253288528565" calcext:value-type="float">
            <text:p>-7.02253288528565E-06</text:p>
          </table:table-cell>
          <table:table-cell table:formula="of:=[.Y102]+[.Z102]" office:value-type="float" office:value="0" calcext:value-type="float">
            <text:p>0</text:p>
          </table:table-cell>
          <table:table-cell table:formula="of:=[.AA102]-[.Y102]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4569809188" calcext:value-type="float">
            <text:p>-0.1260445698</text:p>
          </table:table-cell>
          <table:table-cell office:value-type="float" office:value="-0.126043423399797" calcext:value-type="float">
            <text:p>-0.1260434234</text:p>
          </table:table-cell>
          <table:table-cell office:value-type="float" office:value="1.11571192741394" calcext:value-type="float">
            <text:p>1.1157119274</text:p>
          </table:table-cell>
          <table:table-cell office:value-type="float" office:value="1.1171669960022" calcext:value-type="float">
            <text:p>1.117166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0239748609004" calcext:value-type="float">
            <text:p>2.60239748609004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82308513001461" calcext:value-type="float">
            <text:p>9.8230851300146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<text:s/></text:p>
          </table:table-cell>
          <table:table-cell table:formula="of:=([.X103]=&quot;Optimal&quot;)" office:value-type="boolean" office:boolean-value="false" calcext:value-type="boolean">
            <text:p>FALSE</text:p>
          </table:table-cell>
          <table:table-cell table:formula="of:=[.U103]-[.V103]-[.W103]" office:value-type="string" office:string-value="" calcext:value-type="error">
            <text:p>#VALUE!</text:p>
          </table:table-cell>
          <table:table-cell table:formula="of:=[.Y103]/[.U103]" office:value-type="string" office:string-value="" calcext:value-type="error">
            <text:p>#DIV/0!</text:p>
          </table:table-cell>
          <table:table-cell table:formula="of:=MAX([.N103:.Q103])" office:value-type="float" office:value="0.00000982308513001461" calcext:value-type="float">
            <text:p>9.82308513001461E-06</text:p>
          </table:table-cell>
          <table:table-cell table:formula="of:=([.F103]-[.G103])/(ABS([.F103])+0.00001)" office:value-type="float" office:value="-0.00000909454843831601" calcext:value-type="float">
            <text:p>-9.09454843831601E-06</text:p>
          </table:table-cell>
          <table:table-cell table:formula="of:=[.Y103]+[.Z103]" office:value-type="float" office:value="0" calcext:value-type="float">
            <text:p>0</text:p>
          </table:table-cell>
          <table:table-cell table:formula="of:=[.AA103]-[.Y103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508188894" calcext:value-type="float">
            <text:p>-0.0759838508</text:p>
          </table:table-cell>
          <table:table-cell office:value-type="float" office:value="0.0368349552154541" calcext:value-type="float">
            <text:p>0.0368349552</text:p>
          </table:table-cell>
          <table:table-cell office:value-type="float" office:value="0.0371840000152588" calcext:value-type="float">
            <text:p>0.03718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40638658951187" calcext:value-type="float">
            <text:p>7.4063865895118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88266135839921" calcext:value-type="float">
            <text:p>6.88266135839921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" calcext:value-type="float">
            <text:p>12</text:p>
          </table:table-cell>
          <table:table-cell table:formula="of:=([.X104]=&quot;Optimal&quot;)" office:value-type="boolean" office:boolean-value="false" calcext:value-type="boolean">
            <text:p>FALSE</text:p>
          </table:table-cell>
          <table:table-cell table:formula="of:=[.U104]-[.V104]-[.W104]" office:value-type="string" office:string-value="" calcext:value-type="error">
            <text:p>#VALUE!</text:p>
          </table:table-cell>
          <table:table-cell table:formula="of:=[.Y104]/[.U104]" office:value-type="string" office:string-value="" calcext:value-type="error">
            <text:p>#DIV/0!</text:p>
          </table:table-cell>
          <table:table-cell table:formula="of:=MAX([.N104:.Q104])" office:value-type="float" office:value="0.00000688266135839921" calcext:value-type="float">
            <text:p>6.88266135839921E-06</text:p>
          </table:table-cell>
          <table:table-cell table:formula="of:=([.F104]-[.G104])/(ABS([.F104])+0.00001)" office:value-type="float" office:value="0" calcext:value-type="float">
            <text:p>0</text:p>
          </table:table-cell>
          <table:table-cell table:formula="of:=[.Y104]+[.Z104]" office:value-type="float" office:value="0" calcext:value-type="float">
            <text:p>0</text:p>
          </table:table-cell>
          <table:table-cell table:formula="of:=[.AA104]-[.Y104]"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13950723793589" calcext:value-type="float">
            <text:p>-0.0813950724</text:p>
          </table:table-cell>
          <table:table-cell office:value-type="float" office:value="0.103847980499268" calcext:value-type="float">
            <text:p>0.1038479805</text:p>
          </table:table-cell>
          <table:table-cell office:value-type="float" office:value="0.104238986968994" calcext:value-type="float">
            <text:p>0.10423898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09170086153821" calcext:value-type="float">
            <text:p>9.0917008615382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344134276720303" calcext:value-type="float">
            <text:p>3.4413427672030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office:value-type="float" office:value="17" calcext:value-type="float">
            <text:p>17</text:p>
          </table:table-cell>
          <table:table-cell table:formula="of:=([.X105]=&quot;Optimal&quot;)" office:value-type="boolean" office:boolean-value="false" calcext:value-type="boolean">
            <text:p>FALSE</text:p>
          </table:table-cell>
          <table:table-cell table:formula="of:=[.U105]-[.V105]-[.W105]" office:value-type="string" office:string-value="" calcext:value-type="error">
            <text:p>#VALUE!</text:p>
          </table:table-cell>
          <table:table-cell table:formula="of:=[.Y105]/[.U105]" office:value-type="string" office:string-value="" calcext:value-type="error">
            <text:p>#DIV/0!</text:p>
          </table:table-cell>
          <table:table-cell table:formula="of:=MAX([.N105:.Q105])" office:value-type="float" office:value="0.00000344134276720303" calcext:value-type="float">
            <text:p>3.44134276720303E-06</text:p>
          </table:table-cell>
          <table:table-cell table:formula="of:=([.F105]-[.G105])/(ABS([.F105])+0.00001)" office:value-type="float" office:value="0" calcext:value-type="float">
            <text:p>0</text:p>
          </table:table-cell>
          <table:table-cell table:formula="of:=[.Y105]+[.Z105]" office:value-type="float" office:value="0" calcext:value-type="float">
            <text:p>0</text:p>
          </table:table-cell>
          <table:table-cell table:formula="of:=[.AA105]-[.Y105]" office:value-type="float" office:value="0.0977" calcext:value-type="float">
            <text:p>0.0977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951865065" calcext:value-type="float">
            <text:p>-0.1249429519</text:p>
          </table:table-cell>
          <table:table-cell office:value-type="float" office:value="-0.124943264453625" calcext:value-type="float">
            <text:p>-0.1249432645</text:p>
          </table:table-cell>
          <table:table-cell office:value-type="float" office:value="22.5980129241943" calcext:value-type="float">
            <text:p>22.5980129242</text:p>
          </table:table-cell>
          <table:table-cell office:value-type="float" office:value="22.5985758304596" calcext:value-type="float">
            <text:p>22.598575830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00000105498764772088" calcext:value-type="float">
            <text:p>0.0000010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298262138752117" calcext:value-type="float">
            <text:p>2.9826213875211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table:formula="of:=([.X106]=&quot;Optimal&quot;)" office:value-type="boolean" office:boolean-value="false" calcext:value-type="boolean">
            <text:p>FALSE</text:p>
          </table:table-cell>
          <table:table-cell table:formula="of:=[.U106]-[.V106]-[.W106]" office:value-type="string" office:string-value="" calcext:value-type="error">
            <text:p>#VALUE!</text:p>
          </table:table-cell>
          <table:table-cell table:formula="of:=[.Y106]/[.U106]" office:value-type="string" office:string-value="" calcext:value-type="error">
            <text:p>#DIV/0!</text:p>
          </table:table-cell>
          <table:table-cell table:formula="of:=MAX([.N106:.Q106])" office:value-type="float" office:value="0.00000298262138752117" calcext:value-type="float">
            <text:p>2.98262138752117E-06</text:p>
          </table:table-cell>
          <table:table-cell table:formula="of:=([.F106]-[.G106])/(ABS([.F106])+0.00001)" office:value-type="float" office:value="0.00000250165006371582" calcext:value-type="float">
            <text:p>2.50165006371582E-06</text:p>
          </table:table-cell>
          <table:table-cell table:formula="of:=[.Y106]+[.Z106]" office:value-type="float" office:value="0" calcext:value-type="float">
            <text:p>0</text:p>
          </table:table-cell>
          <table:table-cell table:formula="of:=[.AA106]-[.Y106]"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653289546" calcext:value-type="float">
            <text:p>-0.1325746533</text:p>
          </table:table-cell>
          <table:table-cell office:value-type="float" office:value="-0.132575613990819" calcext:value-type="float">
            <text:p>-0.132575614</text:p>
          </table:table-cell>
          <table:table-cell office:value-type="float" office:value="661.033992052078" calcext:value-type="float">
            <text:p>661.0339920521</text:p>
          </table:table-cell>
          <table:table-cell office:value-type="float" office:value="661.0346159935" calcext:value-type="float">
            <text:p>661.03461599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87323703042753" calcext:value-type="float">
            <text:p>6.8732370304275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4365364330607" calcext:value-type="float">
            <text:p>8.4436536433060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table:formula="of:=([.X107]=&quot;Optimal&quot;)" office:value-type="boolean" office:boolean-value="false" calcext:value-type="boolean">
            <text:p>FALSE</text:p>
          </table:table-cell>
          <table:table-cell table:formula="of:=[.U107]-[.V107]-[.W107]" office:value-type="string" office:string-value="" calcext:value-type="error">
            <text:p>#VALUE!</text:p>
          </table:table-cell>
          <table:table-cell table:formula="of:=[.Y107]/[.U107]" office:value-type="string" office:string-value="" calcext:value-type="error">
            <text:p>#DIV/0!</text:p>
          </table:table-cell>
          <table:table-cell table:formula="of:=MAX([.N107:.Q107])" office:value-type="float" office:value="0.00000844365364330607" calcext:value-type="float">
            <text:p>8.44365364330607E-06</text:p>
          </table:table-cell>
          <table:table-cell table:formula="of:=([.F107]-[.G107])/(ABS([.F107])+0.00001)" office:value-type="float" office:value="0.00000724594626278614" calcext:value-type="float">
            <text:p>7.24594626278614E-06</text:p>
          </table:table-cell>
          <table:table-cell table:formula="of:=[.Y107]+[.Z107]" office:value-type="float" office:value="0" calcext:value-type="float">
            <text:p>0</text:p>
          </table:table-cell>
          <table:table-cell table:formula="of:=[.AA107]-[.Y107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8639907868064" calcext:value-type="float">
            <text:p>-0.1286399079</text:p>
          </table:table-cell>
          <table:table-cell office:value-type="float" office:value="4.61179995536804" calcext:value-type="float">
            <text:p>4.6117999554</text:p>
          </table:table-cell>
          <table:table-cell office:value-type="float" office:value="4.61259293556213" calcext:value-type="float">
            <text:p>4.612592935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641683357928413" calcext:value-type="float">
            <text:p>6.4168335792841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61321898917111" calcext:value-type="float">
            <text:p>7.6132189891711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27" calcext:value-type="float">
            <text:p>27</text:p>
          </table:table-cell>
          <table:table-cell table:formula="of:=([.X108]=&quot;Optimal&quot;)" office:value-type="boolean" office:boolean-value="false" calcext:value-type="boolean">
            <text:p>FALSE</text:p>
          </table:table-cell>
          <table:table-cell table:formula="of:=[.U108]-[.V108]-[.W108]" office:value-type="string" office:string-value="" calcext:value-type="error">
            <text:p>#VALUE!</text:p>
          </table:table-cell>
          <table:table-cell table:formula="of:=[.Y108]/[.U108]" office:value-type="string" office:string-value="" calcext:value-type="error">
            <text:p>#DIV/0!</text:p>
          </table:table-cell>
          <table:table-cell table:formula="of:=MAX([.N108:.Q108])" office:value-type="float" office:value="0.00000761321898917111" calcext:value-type="float">
            <text:p>7.61321898917111E-06</text:p>
          </table:table-cell>
          <table:table-cell table:formula="of:=([.F108]-[.G108])/(ABS([.F108])+0.00001)" office:value-type="float" office:value="0" calcext:value-type="float">
            <text:p>0</text:p>
          </table:table-cell>
          <table:table-cell table:formula="of:=[.Y108]+[.Z108]" office:value-type="float" office:value="0" calcext:value-type="float">
            <text:p>0</text:p>
          </table:table-cell>
          <table:table-cell table:formula="of:=[.AA108]-[.Y108]"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604150684268" calcext:value-type="float">
            <text:p>-0.1260415068</text:p>
          </table:table-cell>
          <table:table-cell office:value-type="float" office:value="32.9795570373535" calcext:value-type="float">
            <text:p>32.9795570374</text:p>
          </table:table-cell>
          <table:table-cell office:value-type="float" office:value="32.9810888767242" calcext:value-type="float">
            <text:p>32.981088876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1.11022302462516E-015" calcext:value-type="float">
            <text:p>1.11022302462516E-15</text:p>
          </table:table-cell>
          <table:table-cell office:value-type="float" office:value="0.000000349107490950351" calcext:value-type="float">
            <text:p>3.4910749095035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45522330276995" calcext:value-type="float">
            <text:p>6.455223302769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25" calcext:value-type="float">
            <text:p>25</text:p>
          </table:table-cell>
          <table:table-cell table:formula="of:=([.X109]=&quot;Optimal&quot;)" office:value-type="boolean" office:boolean-value="false" calcext:value-type="boolean">
            <text:p>FALSE</text:p>
          </table:table-cell>
          <table:table-cell table:formula="of:=[.U109]-[.V109]-[.W109]" office:value-type="string" office:string-value="" calcext:value-type="error">
            <text:p>#VALUE!</text:p>
          </table:table-cell>
          <table:table-cell table:formula="of:=[.Y109]/[.U109]" office:value-type="string" office:string-value="" calcext:value-type="error">
            <text:p>#DIV/0!</text:p>
          </table:table-cell>
          <table:table-cell table:formula="of:=MAX([.N109:.Q109])" office:value-type="float" office:value="0.00000645522330276995" calcext:value-type="float">
            <text:p>6.45522330276995E-06</text:p>
          </table:table-cell>
          <table:table-cell table:formula="of:=([.F109]-[.G109])/(ABS([.F109])+0.00001)" office:value-type="float" office:value="0" calcext:value-type="float">
            <text:p>0</text:p>
          </table:table-cell>
          <table:table-cell table:formula="of:=[.Y109]+[.Z109]" office:value-type="float" office:value="0" calcext:value-type="float">
            <text:p>0</text:p>
          </table:table-cell>
          <table:table-cell table:formula="of:=[.AA109]-[.Y109]"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8384742382365" calcext:value-type="float">
            <text:p>-0.0758384742</text:p>
          </table:table-cell>
          <table:table-cell office:value-type="float" office:value="-0.0758027410657411" calcext:value-type="float">
            <text:p>-0.0758027411</text:p>
          </table:table-cell>
          <table:table-cell office:value-type="float" office:value="0.428498029708862" calcext:value-type="float">
            <text:p>0.4284980297</text:p>
          </table:table-cell>
          <table:table-cell office:value-type="float" office:value="0.428882122039795" calcext:value-type="float">
            <text:p>0.4288821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201960040934757" calcext:value-type="float">
            <text:p>0.000020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1" calcext:value-type="float">
            <text:p>1</text:p>
          </table:table-cell>
          <table:table-cell table:formula="of:=([.X110]=&quot;Optimal&quot;)" office:value-type="boolean" office:boolean-value="true" calcext:value-type="boolean">
            <text:p>TRUE</text:p>
          </table:table-cell>
          <table:table-cell table:formula="of:=[.U110]-[.V110]-[.W110]" office:value-type="float" office:value="0" calcext:value-type="float">
            <text:p>0</text:p>
          </table:table-cell>
          <table:table-cell table:formula="of:=[.Y110]/[.U110]" office:value-type="float" office:value="0.218" calcext:value-type="float">
            <text:p>0.218</text:p>
          </table:table-cell>
          <table:table-cell table:formula="of:=MAX([.N110:.Q110])" office:value-type="float" office:value="0" calcext:value-type="float">
            <text:p>0</text:p>
          </table:table-cell>
          <table:table-cell table:formula="of:=([.F110]-[.G110])/(ABS([.F110])+0.00001)" office:value-type="float" office:value="-0.000471112607791777" calcext:value-type="float">
            <text:p>-0.0004711126</text:p>
          </table:table-cell>
          <table:table-cell table:formula="of:=[.Y110]+[.Z110]" office:value-type="float" office:value="0.424" calcext:value-type="float">
            <text:p>0.424</text:p>
          </table:table-cell>
          <table:table-cell table:formula="of:=[.AA110]-[.Y110]" office:value-type="float" office:value="-0.21521" calcext:value-type="float">
            <text:p>-0.2152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2231835119072" calcext:value-type="float">
            <text:p>-0.0812231835</text:p>
          </table:table-cell>
          <table:table-cell office:value-type="float" office:value="-0.0811952299370478" calcext:value-type="float">
            <text:p>-0.0811952299</text:p>
          </table:table-cell>
          <table:table-cell office:value-type="float" office:value="0.571716070175171" calcext:value-type="float">
            <text:p>0.5717160702</text:p>
          </table:table-cell>
          <table:table-cell office:value-type="float" office:value="0.572127103805542" calcext:value-type="float">
            <text:p>0.57212710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315478996637183" calcext:value-type="float">
            <text:p>3.1547899663718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87176713522981" calcext:value-type="float">
            <text:p>7.87176713522981E-06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82" calcext:value-type="float">
            <text:p>0.0282</text:p>
          </table:table-cell>
          <table:table-cell office:value-type="float" office:value="2" calcext:value-type="float">
            <text:p>2</text:p>
          </table:table-cell>
          <table:table-cell table:formula="of:=([.X111]=&quot;Optimal&quot;)" office:value-type="boolean" office:boolean-value="true" calcext:value-type="boolean">
            <text:p>TRUE</text:p>
          </table:table-cell>
          <table:table-cell table:formula="of:=[.U111]-[.V111]-[.W111]" office:value-type="float" office:value="0" calcext:value-type="float">
            <text:p>0</text:p>
          </table:table-cell>
          <table:table-cell table:formula="of:=[.Y111]/[.U111]" office:value-type="float" office:value="0.141" calcext:value-type="float">
            <text:p>0.141</text:p>
          </table:table-cell>
          <table:table-cell table:formula="of:=MAX([.N111:.Q111])" office:value-type="float" office:value="0.00000787176713522981" calcext:value-type="float">
            <text:p>7.87176713522981E-06</text:p>
          </table:table-cell>
          <table:table-cell table:formula="of:=([.F111]-[.G111])/(ABS([.F111])+0.00001)" office:value-type="float" office:value="-0.000344115220540506" calcext:value-type="float">
            <text:p>-0.0003441152</text:p>
          </table:table-cell>
          <table:table-cell table:formula="of:=[.Y111]+[.Z111]" office:value-type="float" office:value="0.541" calcext:value-type="float">
            <text:p>0.541</text:p>
          </table:table-cell>
          <table:table-cell table:formula="of:=[.AA111]-[.Y111]" office:value-type="float" office:value="-0.2538" calcext:value-type="float">
            <text:p>-0.253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4179108119" calcext:value-type="float">
            <text:p>-0.1249441791</text:p>
          </table:table-cell>
          <table:table-cell office:value-type="float" office:value="-0.124945160094373" calcext:value-type="float">
            <text:p>-0.1249451601</text:p>
          </table:table-cell>
          <table:table-cell office:value-type="float" office:value="43.6841018199921" calcext:value-type="float">
            <text:p>43.68410182</text:p>
          </table:table-cell>
          <table:table-cell office:value-type="float" office:value="43.6847050189972" calcext:value-type="float">
            <text:p>43.68470501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835684592075114" calcext:value-type="float">
            <text:p>8.3568459207511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74045264114788" calcext:value-type="float">
            <text:p>6.7404526411478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68" calcext:value-type="float">
            <text:p>2.68</text:p>
          </table:table-cell>
          <table:table-cell office:value-type="float" office:value="0.879" calcext:value-type="float">
            <text:p>0.879</text:p>
          </table:table-cell>
          <table:table-cell office:value-type="float" office:value="40.1" calcext:value-type="float">
            <text:p>40.1</text:p>
          </table:table-cell>
          <table:table-cell office:value-type="float" office:value="25" calcext:value-type="float">
            <text:p>25</text:p>
          </table:table-cell>
          <table:table-cell table:formula="of:=([.X112]=&quot;Optimal&quot;)" office:value-type="boolean" office:boolean-value="false" calcext:value-type="boolean">
            <text:p>FALSE</text:p>
          </table:table-cell>
          <table:table-cell table:formula="of:=[.U112]-[.V112]-[.W112]" office:value-type="float" office:value="1" calcext:value-type="float">
            <text:p>1</text:p>
          </table:table-cell>
          <table:table-cell table:formula="of:=[.Y112]/[.U112]" office:value-type="float" office:value="0.157647058823529" calcext:value-type="float">
            <text:p>0.1576470588</text:p>
          </table:table-cell>
          <table:table-cell table:formula="of:=MAX([.N112:.Q112])" office:value-type="float" office:value="0.00000674045264114788" calcext:value-type="float">
            <text:p>6.74045264114788E-06</text:p>
          </table:table-cell>
          <table:table-cell table:formula="of:=([.F112]-[.G112])/(ABS([.F112])+0.00001)" office:value-type="float" office:value="0.00000785076786542666" calcext:value-type="float">
            <text:p>7.85076786542666E-06</text:p>
          </table:table-cell>
          <table:table-cell table:formula="of:=[.Y112]+[.Z112]" office:value-type="float" office:value="3.559" calcext:value-type="float">
            <text:p>3.559</text:p>
          </table:table-cell>
          <table:table-cell table:formula="of:=[.AA112]-[.Y112]" office:value-type="float" office:value="37.42" calcext:value-type="float">
            <text:p>37.4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095995756" calcext:value-type="float">
            <text:p>-0.132574096</text:p>
          </table:table-cell>
          <table:table-cell office:value-type="float" office:value="-0.132575064738251" calcext:value-type="float">
            <text:p>-0.1325750647</text:p>
          </table:table-cell>
          <table:table-cell office:value-type="float" office:value="1981.25340104103" calcext:value-type="float">
            <text:p>1981.253401041</text:p>
          </table:table-cell>
          <table:table-cell office:value-type="float" office:value="1981.25411200523" calcext:value-type="float">
            <text:p>1981.254112005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816234954612027" calcext:value-type="float">
            <text:p>8.1623495461202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563340747174183" calcext:value-type="float">
            <text:p>5.633407471741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2" calcext:value-type="float">
            <text:p>2.2</text:p>
          </table:table-cell>
          <table:table-cell office:value-type="float" office:value="1.48" calcext:value-type="float">
            <text:p>1.48</text:p>
          </table:table-cell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table:formula="of:=([.X113]=&quot;Optimal&quot;)" office:value-type="boolean" office:boolean-value="false" calcext:value-type="boolean">
            <text:p>FALSE</text:p>
          </table:table-cell>
          <table:table-cell table:formula="of:=[.U113]-[.V113]-[.W113]" office:value-type="float" office:value="1" calcext:value-type="float">
            <text:p>1</text:p>
          </table:table-cell>
          <table:table-cell table:formula="of:=[.Y113]/[.U113]" office:value-type="float" office:value="0.169230769230769" calcext:value-type="float">
            <text:p>0.1692307692</text:p>
          </table:table-cell>
          <table:table-cell table:formula="of:=MAX([.N113:.Q113])" office:value-type="float" office:value="0.00000563340747174183" calcext:value-type="float">
            <text:p>5.63340747174183E-06</text:p>
          </table:table-cell>
          <table:table-cell table:formula="of:=([.F113]-[.G113])/(ABS([.F113])+0.00001)" office:value-type="float" office:value="0.00000730662669398159" calcext:value-type="float">
            <text:p>7.30662669398159E-06</text:p>
          </table:table-cell>
          <table:table-cell table:formula="of:=[.Y113]+[.Z113]" office:value-type="float" office:value="3.68" calcext:value-type="float">
            <text:p>3.68</text:p>
          </table:table-cell>
          <table:table-cell table:formula="of:=[.AA113]-[.Y113]" office:value-type="float" office:value="1977.8" calcext:value-type="float">
            <text:p>1977.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8640199033618" calcext:value-type="float">
            <text:p>-0.128640199</text:p>
          </table:table-cell>
          <table:table-cell office:value-type="float" office:value="17.7477021217346" calcext:value-type="float">
            <text:p>17.7477021217</text:p>
          </table:table-cell>
          <table:table-cell office:value-type="float" office:value="17.7485089302063" calcext:value-type="float">
            <text:p>17.74850893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186586741765526" calcext:value-type="float">
            <text:p>1.86586741765526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1608954629416" calcext:value-type="float">
            <text:p>8.4160895462941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.99" calcext:value-type="float">
            <text:p>7.99</text:p>
          </table:table-cell>
          <table:table-cell office:value-type="float" office:value="2.87" calcext:value-type="float">
            <text:p>2.87</text:p>
          </table:table-cell>
          <table:table-cell office:value-type="float" office:value="6.82" calcext:value-type="float">
            <text:p>6.82</text:p>
          </table:table-cell>
          <table:table-cell office:value-type="float" office:value="29" calcext:value-type="float">
            <text:p>29</text:p>
          </table:table-cell>
          <table:table-cell table:formula="of:=([.X114]=&quot;Optimal&quot;)" office:value-type="boolean" office:boolean-value="false" calcext:value-type="boolean">
            <text:p>FALSE</text:p>
          </table:table-cell>
          <table:table-cell table:formula="of:=[.U114]-[.V114]-[.W114]" office:value-type="float" office:value="2" calcext:value-type="float">
            <text:p>2</text:p>
          </table:table-cell>
          <table:table-cell table:formula="of:=[.Y114]/[.U114]" office:value-type="float" office:value="1.14142857142857" calcext:value-type="float">
            <text:p>1.1414285714</text:p>
          </table:table-cell>
          <table:table-cell table:formula="of:=MAX([.N114:.Q114])" office:value-type="float" office:value="0.00000841608954629416" calcext:value-type="float">
            <text:p>8.41608954629416E-06</text:p>
          </table:table-cell>
          <table:table-cell table:formula="of:=([.F114]-[.G114])/(ABS([.F114])+0.00001)" office:value-type="float" office:value="0" calcext:value-type="float">
            <text:p>0</text:p>
          </table:table-cell>
          <table:table-cell table:formula="of:=[.Y114]+[.Z114]" office:value-type="float" office:value="10.86" calcext:value-type="float">
            <text:p>10.86</text:p>
          </table:table-cell>
          <table:table-cell table:formula="of:=[.AA114]-[.Y114]" office:value-type="float" office:value="-1.17" calcext:value-type="float">
            <text:p>-1.1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6041430870589" calcext:value-type="float">
            <text:p>-0.1260414309</text:p>
          </table:table-cell>
          <table:table-cell office:value-type="float" office:value="234.743894815445" calcext:value-type="float">
            <text:p>234.7438948154</text:p>
          </table:table-cell>
          <table:table-cell office:value-type="float" office:value="234.745274066925" calcext:value-type="float">
            <text:p>234.745274066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0116725261747885" calcext:value-type="float">
            <text:p>1.16725261747885E-0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41998798292046" calcext:value-type="float">
            <text:p>0.00000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5.8" calcext:value-type="float">
            <text:p>55.8</text:p>
          </table:table-cell>
          <table:table-cell office:value-type="float" office:value="7.12" calcext:value-type="float">
            <text:p>7.12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table:formula="of:=([.X115]=&quot;Optimal&quot;)" office:value-type="boolean" office:boolean-value="false" calcext:value-type="boolean">
            <text:p>FALSE</text:p>
          </table:table-cell>
          <table:table-cell table:formula="of:=[.U115]-[.V115]-[.W115]" office:value-type="float" office:value="3" calcext:value-type="float">
            <text:p>3</text:p>
          </table:table-cell>
          <table:table-cell table:formula="of:=[.Y115]/[.U115]" office:value-type="float" office:value="2.232" calcext:value-type="float">
            <text:p>2.232</text:p>
          </table:table-cell>
          <table:table-cell table:formula="of:=MAX([.N115:.Q115])" office:value-type="float" office:value="0.00000441998798292046" calcext:value-type="float">
            <text:p>0.00000442</text:p>
          </table:table-cell>
          <table:table-cell table:formula="of:=([.F115]-[.G115])/(ABS([.F115])+0.00001)" office:value-type="float" office:value="0" calcext:value-type="float">
            <text:p>0</text:p>
          </table:table-cell>
          <table:table-cell table:formula="of:=[.Y115]+[.Z115]" office:value-type="float" office:value="62.92" calcext:value-type="float">
            <text:p>62.92</text:p>
          </table:table-cell>
          <table:table-cell table:formula="of:=[.AA115]-[.Y115]" office:value-type="float" office:value="116.2" calcext:value-type="float">
            <text:p>116.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6031563142388" calcext:value-type="float">
            <text:p>-0.0716031563</text:p>
          </table:table-cell>
          <table:table-cell office:value-type="float" office:value="0.00899004936218262" calcext:value-type="float">
            <text:p>0.0089900494</text:p>
          </table:table-cell>
          <table:table-cell office:value-type="float" office:value="0.00931692123413086" calcext:value-type="float">
            <text:p>0.0093169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41546165561524" calcext:value-type="float">
            <text:p>9.41546165561524E-07</text:p>
          </table:table-cell>
          <table:table-cell office:value-type="string" calcext:value-type="string">
            <text:p>-Inf</text:p>
          </table:table-cell>
          <table:table-cell office:value-type="float" office:value="0.000000940221273282305" calcext:value-type="float">
            <text:p>9.40221273282305E-07</text:p>
          </table:table-cell>
          <table:table-cell office:value-type="float" office:value="0.00000716639422806701" calcext:value-type="float">
            <text:p>7.1663942280670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5" calcext:value-type="float">
            <text:p>0.00855</text:p>
          </table:table-cell>
          <table:table-cell office:value-type="string" calcext:value-type="string">
            <text:p><text:s/></text:p>
          </table:table-cell>
          <table:table-cell table:formula="of:=([.X116]=&quot;Optimal&quot;)" office:value-type="boolean" office:boolean-value="false" calcext:value-type="boolean">
            <text:p>FALSE</text:p>
          </table:table-cell>
          <table:table-cell table:formula="of:=[.U116]-[.V116]-[.W116]" office:value-type="string" office:string-value="" calcext:value-type="error">
            <text:p>#VALUE!</text:p>
          </table:table-cell>
          <table:table-cell table:formula="of:=[.Y116]/[.U116]" office:value-type="string" office:string-value="" calcext:value-type="error">
            <text:p>#DIV/0!</text:p>
          </table:table-cell>
          <table:table-cell table:formula="of:=MAX([.N116:.Q116])" office:value-type="float" office:value="0.00000716639422806701" calcext:value-type="float">
            <text:p>7.16639422806701E-06</text:p>
          </table:table-cell>
          <table:table-cell table:formula="of:=([.F116]-[.G116])/(ABS([.F116])+0.00001)" office:value-type="float" office:value="0" calcext:value-type="float">
            <text:p>0</text:p>
          </table:table-cell>
          <table:table-cell table:formula="of:=[.Y116]+[.Z116]" office:value-type="float" office:value="0" calcext:value-type="float">
            <text:p>0</text:p>
          </table:table-cell>
          <table:table-cell table:formula="of:=[.AA116]-[.Y116]" office:value-type="float" office:value="0.00855" calcext:value-type="float">
            <text:p>0.00855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890099158117" calcext:value-type="float">
            <text:p>-0.0990890099</text:p>
          </table:table-cell>
          <table:table-cell office:value-type="float" office:value="-0.0990889991138765" calcext:value-type="float">
            <text:p>-0.0990889991</text:p>
          </table:table-cell>
          <table:table-cell office:value-type="float" office:value="0.0201311111450195" calcext:value-type="float">
            <text:p>0.0201311111</text:p>
          </table:table-cell>
          <table:table-cell office:value-type="float" office:value="0.0204999446868897" calcext:value-type="float">
            <text:p>0.0204999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5.42101086242752E-018" calcext:value-type="float">
            <text:p>5.42101086242752E-18</text:p>
          </table:table-cell>
          <table:table-cell office:value-type="float" office:value="0.000000853668643663319" calcext:value-type="float">
            <text:p>8.53668643663319E-07</text:p>
          </table:table-cell>
          <table:table-cell office:value-type="string" calcext:value-type="string">
            <text:p>-Inf</text:p>
          </table:table-cell>
          <table:table-cell office:value-type="float" office:value="0.000000562631388589807" calcext:value-type="float">
            <text:p>5.62631388589807E-07</text:p>
          </table:table-cell>
          <table:table-cell office:value-type="float" office:value="0.00000357559544552619" calcext:value-type="float">
            <text:p>3.5755954455261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<text:s/></text:p>
          </table:table-cell>
          <table:table-cell table:formula="of:=([.X117]=&quot;Optimal&quot;)" office:value-type="boolean" office:boolean-value="false" calcext:value-type="boolean">
            <text:p>FALSE</text:p>
          </table:table-cell>
          <table:table-cell table:formula="of:=[.U117]-[.V117]-[.W117]" office:value-type="string" office:string-value="" calcext:value-type="error">
            <text:p>#VALUE!</text:p>
          </table:table-cell>
          <table:table-cell table:formula="of:=[.Y117]/[.U117]" office:value-type="string" office:string-value="" calcext:value-type="error">
            <text:p>#DIV/0!</text:p>
          </table:table-cell>
          <table:table-cell table:formula="of:=MAX([.N117:.Q117])" office:value-type="float" office:value="0.00000357559544552619" calcext:value-type="float">
            <text:p>3.57559544552619E-06</text:p>
          </table:table-cell>
          <table:table-cell table:formula="of:=([.F117]-[.G117])/(ABS([.F117])+0.00001)" office:value-type="float" office:value="-0.000000109001444138696" calcext:value-type="float">
            <text:p>-0.000000109</text:p>
          </table:table-cell>
          <table:table-cell table:formula="of:=[.Y117]+[.Z117]" office:value-type="float" office:value="0" calcext:value-type="float">
            <text:p>0</text:p>
          </table:table-cell>
          <table:table-cell table:formula="of:=[.AA117]-[.Y117]"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13213718030319" calcext:value-type="float">
            <text:p>-0.0913213718</text:p>
          </table:table-cell>
          <table:table-cell office:value-type="float" office:value="0.806281805038452" calcext:value-type="float">
            <text:p>0.806281805</text:p>
          </table:table-cell>
          <table:table-cell office:value-type="float" office:value="0.80681300163269" calcext:value-type="float">
            <text:p>0.806813001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AJ_CPLEX_noconic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09596795218925" calcext:value-type="float">
            <text:p>7.09596795218925E-07</text:p>
          </table:table-cell>
          <table:table-cell office:value-type="string" calcext:value-type="string">
            <text:p>-Inf</text:p>
          </table:table-cell>
          <table:table-cell office:value-type="float" office:value="0.000000776132899060755" calcext:value-type="float">
            <text:p>7.76132899060755E-07</text:p>
          </table:table-cell>
          <table:table-cell office:value-type="float" office:value="0.000000861514153569495" calcext:value-type="float">
            <text:p>8.615141535694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</text:p>
          </table:table-cell>
          <table:table-cell table:formula="of:=([.X118]=&quot;Optimal&quot;)" office:value-type="boolean" office:boolean-value="false" calcext:value-type="boolean">
            <text:p>FALSE</text:p>
          </table:table-cell>
          <table:table-cell table:formula="of:=[.U118]-[.V118]-[.W118]" office:value-type="string" office:string-value="" calcext:value-type="error">
            <text:p>#VALUE!</text:p>
          </table:table-cell>
          <table:table-cell table:formula="of:=[.Y118]/[.U118]" office:value-type="string" office:string-value="" calcext:value-type="error">
            <text:p>#DIV/0!</text:p>
          </table:table-cell>
          <table:table-cell table:formula="of:=MAX([.N118:.Q118])" office:value-type="float" office:value="0.000000861514153569495" calcext:value-type="float">
            <text:p>8.61514153569495E-07</text:p>
          </table:table-cell>
          <table:table-cell table:formula="of:=([.F118]-[.G118])/(ABS([.F118])+0.00001)" office:value-type="float" office:value="0" calcext:value-type="float">
            <text:p>0</text:p>
          </table:table-cell>
          <table:table-cell table:formula="of:=[.Y118]+[.Z118]" office:value-type="float" office:value="0" calcext:value-type="float">
            <text:p>0</text:p>
          </table:table-cell>
          <table:table-cell table:formula="of:=[.AA118]-[.Y118]"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0578564876" calcext:value-type="float">
            <text:p>-0.1197005786</text:p>
          </table:table-cell>
          <table:table-cell office:value-type="float" office:value="-0.11970124170235" calcext:value-type="float">
            <text:p>-0.1197012417</text:p>
          </table:table-cell>
          <table:table-cell office:value-type="float" office:value="63.7237200737" calcext:value-type="float">
            <text:p>63.7237200737</text:p>
          </table:table-cell>
          <table:table-cell office:value-type="float" office:value="63.7245490550995" calcext:value-type="float">
            <text:p>63.7245490551</text:p>
          </table:table-cell>
          <table:table-cell office:value-type="float" office:value="68893" calcext:value-type="float">
            <text:p>68893</text:p>
          </table:table-cell>
          <table:table-cell office:value-type="string" calcext:value-type="string">
            <text:p>PAJ_CPLEX_noconic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7089518703734" calcext:value-type="float">
            <text:p>1.17089518703734E-06</text:p>
          </table:table-cell>
          <table:table-cell office:value-type="string" calcext:value-type="string">
            <text:p>-Inf</text:p>
          </table:table-cell>
          <table:table-cell office:value-type="float" office:value="0.000000917616884033023" calcext:value-type="float">
            <text:p>9.17616884033023E-07</text:p>
          </table:table-cell>
          <table:table-cell office:value-type="float" office:value="0.00000560602461165499" calcext:value-type="float">
            <text:p>0.0000056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<text:s/></text:p>
          </table:table-cell>
          <table:table-cell table:formula="of:=([.X119]=&quot;Optimal&quot;)" office:value-type="boolean" office:boolean-value="false" calcext:value-type="boolean">
            <text:p>FALSE</text:p>
          </table:table-cell>
          <table:table-cell table:formula="of:=[.U119]-[.V119]-[.W119]" office:value-type="string" office:string-value="" calcext:value-type="error">
            <text:p>#VALUE!</text:p>
          </table:table-cell>
          <table:table-cell table:formula="of:=[.Y119]/[.U119]" office:value-type="string" office:string-value="" calcext:value-type="error">
            <text:p>#DIV/0!</text:p>
          </table:table-cell>
          <table:table-cell table:formula="of:=MAX([.N119:.Q119])" office:value-type="float" office:value="0.00000560602461165499" calcext:value-type="float">
            <text:p>0.000005606</text:p>
          </table:table-cell>
          <table:table-cell table:formula="of:=([.F119]-[.G119])/(ABS([.F119])+0.00001)" office:value-type="float" office:value="0.00000553950604815693" calcext:value-type="float">
            <text:p>5.53950604815693E-06</text:p>
          </table:table-cell>
          <table:table-cell table:formula="of:=[.Y119]+[.Z119]" office:value-type="float" office:value="0" calcext:value-type="float">
            <text:p>0</text:p>
          </table:table-cell>
          <table:table-cell table:formula="of:=[.AA119]-[.Y119]" office:value-type="float" office:value="63.7" calcext:value-type="float">
            <text:p>63.7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85296056171" calcext:value-type="float">
            <text:p>-0.1259852961</text:p>
          </table:table-cell>
          <table:table-cell office:value-type="float" office:value="-0.125986356373645" calcext:value-type="float">
            <text:p>-0.1259863564</text:p>
          </table:table-cell>
          <table:table-cell office:value-type="float" office:value="104.82746386528" calcext:value-type="float">
            <text:p>104.8274638653</text:p>
          </table:table-cell>
          <table:table-cell office:value-type="float" office:value="104.828737974167" calcext:value-type="float">
            <text:p>104.8287379742</text:p>
          </table:table-cell>
          <table:table-cell office:value-type="float" office:value="33355" calcext:value-type="float">
            <text:p>33355</text:p>
          </table:table-cell>
          <table:table-cell office:value-type="string" calcext:value-type="string">
            <text:p>PAJ_CPLEX_noconic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89824818855322" calcext:value-type="float">
            <text:p>1.89824818855322E-06</text:p>
          </table:table-cell>
          <table:table-cell office:value-type="string" calcext:value-type="string">
            <text:p>-Inf</text:p>
          </table:table-cell>
          <table:table-cell office:value-type="float" office:value="0.000000924115745259968" calcext:value-type="float">
            <text:p>9.24115745259968E-07</text:p>
          </table:table-cell>
          <table:table-cell office:value-type="float" office:value="0.00000078757021575996" calcext:value-type="float">
            <text:p>7.8757021575996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([.X120]=&quot;Optimal&quot;)" office:value-type="boolean" office:boolean-value="false" calcext:value-type="boolean">
            <text:p>FALSE</text:p>
          </table:table-cell>
          <table:table-cell table:formula="of:=[.U120]-[.V120]-[.W120]" office:value-type="string" office:string-value="" calcext:value-type="error">
            <text:p>#VALUE!</text:p>
          </table:table-cell>
          <table:table-cell table:formula="of:=[.Y120]/[.U120]" office:value-type="string" office:string-value="" calcext:value-type="error">
            <text:p>#DIV/0!</text:p>
          </table:table-cell>
          <table:table-cell table:formula="of:=MAX([.N120:.Q120])" office:value-type="float" office:value="0.00000189824818855322" calcext:value-type="float">
            <text:p>1.89824818855322E-06</text:p>
          </table:table-cell>
          <table:table-cell table:formula="of:=([.F120]-[.G120])/(ABS([.F120])+0.00001)" office:value-type="float" office:value="0.0000084155322236475" calcext:value-type="float">
            <text:p>8.4155322236475E-06</text:p>
          </table:table-cell>
          <table:table-cell table:formula="of:=[.Y120]+[.Z120]" office:value-type="float" office:value="0" calcext:value-type="float">
            <text:p>0</text:p>
          </table:table-cell>
          <table:table-cell table:formula="of:=[.AA120]-[.Y12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218476906073" calcext:value-type="float">
            <text:p>-0.1302184769</text:p>
          </table:table-cell>
          <table:table-cell office:value-type="float" office:value="-0.13021901825161" calcext:value-type="float">
            <text:p>-0.1302190183</text:p>
          </table:table-cell>
          <table:table-cell office:value-type="float" office:value="2.46009206771851" calcext:value-type="float">
            <text:p>2.4600920677</text:p>
          </table:table-cell>
          <table:table-cell office:value-type="float" office:value="2.46196293830872" calcext:value-type="float">
            <text:p>2.4619629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J_CPLEX_noconic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9.51929507442273E-017" calcext:value-type="float">
            <text:p>9.51929507442273E-17</text:p>
          </table:table-cell>
          <table:table-cell office:value-type="float" office:value="0.00000285716256811369" calcext:value-type="float">
            <text:p>2.85716256811369E-06</text:p>
          </table:table-cell>
          <table:table-cell office:value-type="string" calcext:value-type="string">
            <text:p>-Inf</text:p>
          </table:table-cell>
          <table:table-cell office:value-type="float" office:value="0.000000947249085170299" calcext:value-type="float">
            <text:p>9.47249085170299E-07</text:p>
          </table:table-cell>
          <table:table-cell office:value-type="float" office:value="0.0000087416510537983" calcext:value-type="float">
            <text:p>8.74165105379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<text:s/></text:p>
          </table:table-cell>
          <table:table-cell table:formula="of:=([.X121]=&quot;Optimal&quot;)" office:value-type="boolean" office:boolean-value="false" calcext:value-type="boolean">
            <text:p>FALSE</text:p>
          </table:table-cell>
          <table:table-cell table:formula="of:=[.U121]-[.V121]-[.W121]" office:value-type="string" office:string-value="" calcext:value-type="error">
            <text:p>#VALUE!</text:p>
          </table:table-cell>
          <table:table-cell table:formula="of:=[.Y121]/[.U121]" office:value-type="string" office:string-value="" calcext:value-type="error">
            <text:p>#DIV/0!</text:p>
          </table:table-cell>
          <table:table-cell table:formula="of:=MAX([.N121:.Q121])" office:value-type="float" office:value="0.0000087416510537983" calcext:value-type="float">
            <text:p>8.7416510537983E-06</text:p>
          </table:table-cell>
          <table:table-cell table:formula="of:=([.F121]-[.G121])/(ABS([.F121])+0.00001)" office:value-type="float" office:value="0.00000415689064206097" calcext:value-type="float">
            <text:p>4.15689064206097E-06</text:p>
          </table:table-cell>
          <table:table-cell table:formula="of:=[.Y121]+[.Z121]" office:value-type="float" office:value="0" calcext:value-type="float">
            <text:p>0</text:p>
          </table:table-cell>
          <table:table-cell table:formula="of:=[.AA121]-[.Y121]"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6030767494585" calcext:value-type="float">
            <text:p>-0.0716030767</text:p>
          </table:table-cell>
          <table:table-cell office:value-type="float" office:value="0.06581711769104" calcext:value-type="float">
            <text:p>0.0658171177</text:p>
          </table:table-cell>
          <table:table-cell office:value-type="float" office:value="0.066195011138916" calcext:value-type="float">
            <text:p>0.06619501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544617056799646" calcext:value-type="float">
            <text:p>5.44617056799646E-07</text:p>
          </table:table-cell>
          <table:table-cell office:value-type="string" calcext:value-type="string">
            <text:p>-Inf</text:p>
          </table:table-cell>
          <table:table-cell office:value-type="float" office:value="0.00000088669987485801" calcext:value-type="float">
            <text:p>8.8669987485801E-07</text:p>
          </table:table-cell>
          <table:table-cell office:value-type="float" office:value="0.0000076183874261926" calcext:value-type="float">
            <text:p>7.6183874261926E-06</text:p>
          </table:table-cell>
          <table:table-cell office:value-type="float" office:value="1.22124532708767E-015" calcext:value-type="float">
            <text:p>1.22124532708767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18" calcext:value-type="float">
            <text:p>18</text:p>
          </table:table-cell>
          <table:table-cell table:formula="of:=([.X122]=&quot;Optimal&quot;)" office:value-type="boolean" office:boolean-value="false" calcext:value-type="boolean">
            <text:p>FALSE</text:p>
          </table:table-cell>
          <table:table-cell table:formula="of:=[.U122]-[.V122]-[.W122]" office:value-type="string" office:string-value="" calcext:value-type="error">
            <text:p>#VALUE!</text:p>
          </table:table-cell>
          <table:table-cell table:formula="of:=[.Y122]/[.U122]" office:value-type="string" office:string-value="" calcext:value-type="error">
            <text:p>#DIV/0!</text:p>
          </table:table-cell>
          <table:table-cell table:formula="of:=MAX([.N122:.Q122])" office:value-type="float" office:value="0.0000076183874261926" calcext:value-type="float">
            <text:p>7.6183874261926E-06</text:p>
          </table:table-cell>
          <table:table-cell table:formula="of:=([.F122]-[.G122])/(ABS([.F122])+0.00001)" office:value-type="float" office:value="0" calcext:value-type="float">
            <text:p>0</text:p>
          </table:table-cell>
          <table:table-cell table:formula="of:=[.Y122]+[.Z122]" office:value-type="float" office:value="0" calcext:value-type="float">
            <text:p>0</text:p>
          </table:table-cell>
          <table:table-cell table:formula="of:=[.AA122]-[.Y122]" office:value-type="float" office:value="0.0621" calcext:value-type="float">
            <text:p>0.0621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90945534771343" calcext:value-type="float">
            <text:p>-0.0990945535</text:p>
          </table:table-cell>
          <table:table-cell office:value-type="float" office:value="0.18270206451416" calcext:value-type="float">
            <text:p>0.1827020645</text:p>
          </table:table-cell>
          <table:table-cell office:value-type="float" office:value="0.183129072189331" calcext:value-type="float">
            <text:p>0.18312907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883715236627003" calcext:value-type="float">
            <text:p>8.83715236627003E-07</text:p>
          </table:table-cell>
          <table:table-cell office:value-type="string" calcext:value-type="string">
            <text:p>-Inf</text:p>
          </table:table-cell>
          <table:table-cell office:value-type="float" office:value="0.000000831390215783046" calcext:value-type="float">
            <text:p>8.31390215783046E-07</text:p>
          </table:table-cell>
          <table:table-cell office:value-type="float" office:value="0.00000344696956643192" calcext:value-type="float">
            <text:p>0.000003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27" calcext:value-type="float">
            <text:p>27</text:p>
          </table:table-cell>
          <table:table-cell table:formula="of:=([.X123]=&quot;Optimal&quot;)" office:value-type="boolean" office:boolean-value="false" calcext:value-type="boolean">
            <text:p>FALSE</text:p>
          </table:table-cell>
          <table:table-cell table:formula="of:=[.U123]-[.V123]-[.W123]" office:value-type="string" office:string-value="" calcext:value-type="error">
            <text:p>#VALUE!</text:p>
          </table:table-cell>
          <table:table-cell table:formula="of:=[.Y123]/[.U123]" office:value-type="string" office:string-value="" calcext:value-type="error">
            <text:p>#DIV/0!</text:p>
          </table:table-cell>
          <table:table-cell table:formula="of:=MAX([.N123:.Q123])" office:value-type="float" office:value="0.00000344696956643192" calcext:value-type="float">
            <text:p>0.000003447</text:p>
          </table:table-cell>
          <table:table-cell table:formula="of:=([.F123]-[.G123])/(ABS([.F123])+0.00001)" office:value-type="float" office:value="0" calcext:value-type="float">
            <text:p>0</text:p>
          </table:table-cell>
          <table:table-cell table:formula="of:=[.Y123]+[.Z123]" office:value-type="float" office:value="0" calcext:value-type="float">
            <text:p>0</text:p>
          </table:table-cell>
          <table:table-cell table:formula="of:=[.AA123]-[.Y123]"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41810855033" calcext:value-type="float">
            <text:p>-0.0913241811</text:p>
          </table:table-cell>
          <table:table-cell office:value-type="float" office:value="-0.0913249812973634" calcext:value-type="float">
            <text:p>-0.0913249813</text:p>
          </table:table-cell>
          <table:table-cell office:value-type="float" office:value="5.36760687828064" calcext:value-type="float">
            <text:p>5.3676068783</text:p>
          </table:table-cell>
          <table:table-cell office:value-type="float" office:value="5.36812305450439" calcext:value-type="float">
            <text:p>5.36812305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412157850556566" calcext:value-type="float">
            <text:p>4.12157850556566E-06</text:p>
          </table:table-cell>
          <table:table-cell office:value-type="string" calcext:value-type="string">
            <text:p>-Inf</text:p>
          </table:table-cell>
          <table:table-cell office:value-type="float" office:value="0.000000881801937691051" calcext:value-type="float">
            <text:p>8.81801937691051E-07</text:p>
          </table:table-cell>
          <table:table-cell office:value-type="float" office:value="0.00000289818104461655" calcext:value-type="float">
            <text:p>2.898181044616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18" calcext:value-type="float">
            <text:p>18</text:p>
          </table:table-cell>
          <table:table-cell table:formula="of:=([.X124]=&quot;Optimal&quot;)" office:value-type="boolean" office:boolean-value="false" calcext:value-type="boolean">
            <text:p>FALSE</text:p>
          </table:table-cell>
          <table:table-cell table:formula="of:=[.U124]-[.V124]-[.W124]" office:value-type="string" office:string-value="" calcext:value-type="error">
            <text:p>#VALUE!</text:p>
          </table:table-cell>
          <table:table-cell table:formula="of:=[.Y124]/[.U124]" office:value-type="string" office:string-value="" calcext:value-type="error">
            <text:p>#DIV/0!</text:p>
          </table:table-cell>
          <table:table-cell table:formula="of:=MAX([.N124:.Q124])" office:value-type="float" office:value="0.00000412157850556566" calcext:value-type="float">
            <text:p>4.12157850556566E-06</text:p>
          </table:table-cell>
          <table:table-cell table:formula="of:=([.F124]-[.G124])/(ABS([.F124])+0.00001)" office:value-type="float" office:value="0.00000876136240106026" calcext:value-type="float">
            <text:p>8.76136240106026E-06</text:p>
          </table:table-cell>
          <table:table-cell table:formula="of:=[.Y124]+[.Z124]" office:value-type="float" office:value="0" calcext:value-type="float">
            <text:p>0</text:p>
          </table:table-cell>
          <table:table-cell table:formula="of:=[.AA124]-[.Y124]"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968839637" calcext:value-type="float">
            <text:p>-0.1197096884</text:p>
          </table:table-cell>
          <table:table-cell office:value-type="float" office:value="-0.119710589862437" calcext:value-type="float">
            <text:p>-0.1197105899</text:p>
          </table:table-cell>
          <table:table-cell office:value-type="float" office:value="511.637151002884" calcext:value-type="float">
            <text:p>511.6371510029</text:p>
          </table:table-cell>
          <table:table-cell office:value-type="float" office:value="511.637942075729" calcext:value-type="float">
            <text:p>511.63794207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0628921852832698" calcext:value-type="float">
            <text:p>6.28921852832698E-07</text:p>
          </table:table-cell>
          <table:table-cell office:value-type="string" calcext:value-type="string">
            <text:p>-Inf</text:p>
          </table:table-cell>
          <table:table-cell office:value-type="float" office:value="0.00000089592087393342" calcext:value-type="float">
            <text:p>8.9592087393342E-07</text:p>
          </table:table-cell>
          <table:table-cell office:value-type="float" office:value="0.00000987318764246742" calcext:value-type="float">
            <text:p>9.8731876424674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table:formula="of:=([.X125]=&quot;Optimal&quot;)" office:value-type="boolean" office:boolean-value="false" calcext:value-type="boolean">
            <text:p>FALSE</text:p>
          </table:table-cell>
          <table:table-cell table:formula="of:=[.U125]-[.V125]-[.W125]" office:value-type="string" office:string-value="" calcext:value-type="error">
            <text:p>#VALUE!</text:p>
          </table:table-cell>
          <table:table-cell table:formula="of:=[.Y125]/[.U125]" office:value-type="string" office:string-value="" calcext:value-type="error">
            <text:p>#DIV/0!</text:p>
          </table:table-cell>
          <table:table-cell table:formula="of:=MAX([.N125:.Q125])" office:value-type="float" office:value="0.00000987318764246742" calcext:value-type="float">
            <text:p>9.87318764246742E-06</text:p>
          </table:table-cell>
          <table:table-cell table:formula="of:=([.F125]-[.G125])/(ABS([.F125])+0.00001)" office:value-type="float" office:value="0.00000752980632573519" calcext:value-type="float">
            <text:p>7.52980632573519E-06</text:p>
          </table:table-cell>
          <table:table-cell table:formula="of:=[.Y125]+[.Z125]" office:value-type="float" office:value="0" calcext:value-type="float">
            <text:p>0</text:p>
          </table:table-cell>
          <table:table-cell table:formula="of:=[.AA125]-[.Y125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5293501548" calcext:value-type="float">
            <text:p>-0.125952935</text:p>
          </table:table-cell>
          <table:table-cell office:value-type="float" office:value="-0.12595392122871" calcext:value-type="float">
            <text:p>-0.1259539212</text:p>
          </table:table-cell>
          <table:table-cell office:value-type="float" office:value="2983.01086878777" calcext:value-type="float">
            <text:p>2983.0108687878</text:p>
          </table:table-cell>
          <table:table-cell office:value-type="float" office:value="2983.01202201843" calcext:value-type="float">
            <text:p>2983.012022018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282981565062623" calcext:value-type="float">
            <text:p>0.000000283</text:p>
          </table:table-cell>
          <table:table-cell office:value-type="string" calcext:value-type="string">
            <text:p>-Inf</text:p>
          </table:table-cell>
          <table:table-cell office:value-type="float" office:value="0.00000097881745353412" calcext:value-type="float">
            <text:p>9.7881745353412E-07</text:p>
          </table:table-cell>
          <table:table-cell office:value-type="float" office:value="0.00000867412358197195" calcext:value-type="float">
            <text:p>8.674123581971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table:formula="of:=([.X126]=&quot;Optimal&quot;)" office:value-type="boolean" office:boolean-value="false" calcext:value-type="boolean">
            <text:p>FALSE</text:p>
          </table:table-cell>
          <table:table-cell table:formula="of:=[.U126]-[.V126]-[.W126]" office:value-type="string" office:string-value="" calcext:value-type="error">
            <text:p>#VALUE!</text:p>
          </table:table-cell>
          <table:table-cell table:formula="of:=[.Y126]/[.U126]" office:value-type="string" office:string-value="" calcext:value-type="error">
            <text:p>#DIV/0!</text:p>
          </table:table-cell>
          <table:table-cell table:formula="of:=MAX([.N126:.Q126])" office:value-type="float" office:value="0.00000867412358197195" calcext:value-type="float">
            <text:p>8.67412358197195E-06</text:p>
          </table:table-cell>
          <table:table-cell table:formula="of:=([.F126]-[.G126])/(ABS([.F126])+0.00001)" office:value-type="float" office:value="0.00000782939227222985" calcext:value-type="float">
            <text:p>7.82939227222985E-06</text:p>
          </table:table-cell>
          <table:table-cell table:formula="of:=[.Y126]+[.Z126]" office:value-type="float" office:value="0" calcext:value-type="float">
            <text:p>0</text:p>
          </table:table-cell>
          <table:table-cell table:formula="of:=[.AA126]-[.Y126]"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57216351899" calcext:value-type="float">
            <text:p>-0.1301572164</text:p>
          </table:table-cell>
          <table:table-cell office:value-type="float" office:value="-0.130157223817509" calcext:value-type="float">
            <text:p>-0.1301572238</text:p>
          </table:table-cell>
          <table:table-cell office:value-type="float" office:value="187.318871974945" calcext:value-type="float">
            <text:p>187.3188719749</text:p>
          </table:table-cell>
          <table:table-cell office:value-type="float" office:value="187.320819139481" calcext:value-type="float">
            <text:p>187.32081913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313134424806405" calcext:value-type="float">
            <text:p>3.13134424806405E-07</text:p>
          </table:table-cell>
          <table:table-cell office:value-type="string" calcext:value-type="string">
            <text:p>-Inf</text:p>
          </table:table-cell>
          <table:table-cell office:value-type="float" office:value="0.000000969005737871953" calcext:value-type="float">
            <text:p>0.000000969</text:p>
          </table:table-cell>
          <table:table-cell office:value-type="float" office:value="0.00000845628302205475" calcext:value-type="float">
            <text:p>8.4562830220547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formula="of:=([.X127]=&quot;Optimal&quot;)" office:value-type="boolean" office:boolean-value="false" calcext:value-type="boolean">
            <text:p>FALSE</text:p>
          </table:table-cell>
          <table:table-cell table:formula="of:=[.U127]-[.V127]-[.W127]" office:value-type="string" office:string-value="" calcext:value-type="error">
            <text:p>#VALUE!</text:p>
          </table:table-cell>
          <table:table-cell table:formula="of:=[.Y127]/[.U127]" office:value-type="string" office:string-value="" calcext:value-type="error">
            <text:p>#DIV/0!</text:p>
          </table:table-cell>
          <table:table-cell table:formula="of:=MAX([.N127:.Q127])" office:value-type="float" office:value="0.00000845628302205475" calcext:value-type="float">
            <text:p>8.45628302205475E-06</text:p>
          </table:table-cell>
          <table:table-cell table:formula="of:=([.F127]-[.G127])/(ABS([.F127])+0.00001)" office:value-type="float" office:value="0.0000000573539961006178" calcext:value-type="float">
            <text:p>5.73539961006178E-08</text:p>
          </table:table-cell>
          <table:table-cell table:formula="of:=[.Y127]+[.Z127]" office:value-type="float" office:value="0" calcext:value-type="float">
            <text:p>0</text:p>
          </table:table-cell>
          <table:table-cell table:formula="of:=[.AA127]-[.Y127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5978342785627" calcext:value-type="float">
            <text:p>-0.0715978343</text:p>
          </table:table-cell>
          <table:table-cell office:value-type="float" office:value="-0.0715975387219185" calcext:value-type="float">
            <text:p>-0.0715975387</text:p>
          </table:table-cell>
          <table:table-cell office:value-type="float" office:value="0.0129780769348145" calcext:value-type="float">
            <text:p>0.0129780769</text:p>
          </table:table-cell>
          <table:table-cell office:value-type="float" office:value="0.0133929252624512" calcext:value-type="float">
            <text:p>0.0133929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399376050057992" calcext:value-type="float">
            <text:p>3.99376050057992E-06</text:p>
          </table:table-cell>
          <table:table-cell office:value-type="string" calcext:value-type="string">
            <text:p>-Inf</text:p>
          </table:table-cell>
          <table:table-cell office:value-type="float" office:value="0.00000053225046392491" calcext:value-type="float">
            <text:p>5.3225046392491E-07</text:p>
          </table:table-cell>
          <table:table-cell office:value-type="float" office:value="0.000000175597829034995" calcext:value-type="float">
            <text:p>1.755978290349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<text:s/></text:p>
          </table:table-cell>
          <table:table-cell table:formula="of:=([.X128]=&quot;Optimal&quot;)" office:value-type="boolean" office:boolean-value="false" calcext:value-type="boolean">
            <text:p>FALSE</text:p>
          </table:table-cell>
          <table:table-cell table:formula="of:=[.U128]-[.V128]-[.W128]" office:value-type="string" office:string-value="" calcext:value-type="error">
            <text:p>#VALUE!</text:p>
          </table:table-cell>
          <table:table-cell table:formula="of:=[.Y128]/[.U128]" office:value-type="string" office:string-value="" calcext:value-type="error">
            <text:p>#DIV/0!</text:p>
          </table:table-cell>
          <table:table-cell table:formula="of:=MAX([.N128:.Q128])" office:value-type="float" office:value="0.00000399376050057992" calcext:value-type="float">
            <text:p>3.99376050057992E-06</text:p>
          </table:table-cell>
          <table:table-cell table:formula="of:=([.F128]-[.G128])/(ABS([.F128])+0.00001)" office:value-type="float" office:value="-0.00000412743447945353" calcext:value-type="float">
            <text:p>-4.12743447945353E-06</text:p>
          </table:table-cell>
          <table:table-cell table:formula="of:=[.Y128]+[.Z128]" office:value-type="float" office:value="0" calcext:value-type="float">
            <text:p>0</text:p>
          </table:table-cell>
          <table:table-cell table:formula="of:=[.AA128]-[.Y128]"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988490837805" calcext:value-type="float">
            <text:p>-0.0990988491</text:p>
          </table:table-cell>
          <table:table-cell office:value-type="float" office:value="-0.0990986767411831" calcext:value-type="float">
            <text:p>-0.0990986767</text:p>
          </table:table-cell>
          <table:table-cell office:value-type="float" office:value="0.0221920013427734" calcext:value-type="float">
            <text:p>0.0221920013</text:p>
          </table:table-cell>
          <table:table-cell office:value-type="float" office:value="0.0226080417633057" calcext:value-type="float">
            <text:p>0.0226080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1.95156391047391E-018" calcext:value-type="float">
            <text:p>1.95156391047391E-18</text:p>
          </table:table-cell>
          <table:table-cell office:value-type="float" office:value="0.00000125235948213176" calcext:value-type="float">
            <text:p>1.25235948213176E-06</text:p>
          </table:table-cell>
          <table:table-cell office:value-type="string" calcext:value-type="string">
            <text:p>-Inf</text:p>
          </table:table-cell>
          <table:table-cell office:value-type="float" office:value="0.000000981986787884637" calcext:value-type="float">
            <text:p>0.000000982</text:p>
          </table:table-cell>
          <table:table-cell office:value-type="float" office:value="0.00000160746412347209" calcext:value-type="float">
            <text:p>1.6074641234720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<text:s/></text:p>
          </table:table-cell>
          <table:table-cell table:formula="of:=([.X129]=&quot;Optimal&quot;)" office:value-type="boolean" office:boolean-value="false" calcext:value-type="boolean">
            <text:p>FALSE</text:p>
          </table:table-cell>
          <table:table-cell table:formula="of:=[.U129]-[.V129]-[.W129]" office:value-type="string" office:string-value="" calcext:value-type="error">
            <text:p>#VALUE!</text:p>
          </table:table-cell>
          <table:table-cell table:formula="of:=[.Y129]/[.U129]" office:value-type="string" office:string-value="" calcext:value-type="error">
            <text:p>#DIV/0!</text:p>
          </table:table-cell>
          <table:table-cell table:formula="of:=MAX([.N129:.Q129])" office:value-type="float" office:value="0.00000160746412347209" calcext:value-type="float">
            <text:p>1.60746412347209E-06</text:p>
          </table:table-cell>
          <table:table-cell table:formula="of:=([.F129]-[.G129])/(ABS([.F129])+0.00001)" office:value-type="float" office:value="-0.0000017389223968873" calcext:value-type="float">
            <text:p>-1.7389223968873E-06</text:p>
          </table:table-cell>
          <table:table-cell table:formula="of:=[.Y129]+[.Z129]" office:value-type="float" office:value="0" calcext:value-type="float">
            <text:p>0</text:p>
          </table:table-cell>
          <table:table-cell table:formula="of:=[.AA129]-[.Y129]" office:value-type="float" office:value="0.0215" calcext:value-type="float">
            <text:p>0.0215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54397851498" calcext:value-type="float">
            <text:p>-0.0913254398</text:p>
          </table:table-cell>
          <table:table-cell office:value-type="float" office:value="-0.0913261744178383" calcext:value-type="float">
            <text:p>-0.0913261744</text:p>
          </table:table-cell>
          <table:table-cell office:value-type="float" office:value="1.41481709480286" calcext:value-type="float">
            <text:p>1.4148170948</text:p>
          </table:table-cell>
          <table:table-cell office:value-type="float" office:value="1.41540503501892" calcext:value-type="float">
            <text:p>1.415405035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PAJ_CPLEX_noconic_noinit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23599047663348E-017" calcext:value-type="float">
            <text:p>1.23599047663348E-17</text:p>
          </table:table-cell>
          <table:table-cell office:value-type="float" office:value="0.000000539337856160504" calcext:value-type="float">
            <text:p>5.39337856160504E-07</text:p>
          </table:table-cell>
          <table:table-cell office:value-type="string" calcext:value-type="string">
            <text:p>-Inf</text:p>
          </table:table-cell>
          <table:table-cell office:value-type="float" office:value="0.000000759665671479226" calcext:value-type="float">
            <text:p>7.59665671479226E-07</text:p>
          </table:table-cell>
          <table:table-cell office:value-type="float" office:value="0.00000027188442318234" calcext:value-type="float">
            <text:p>2.7188442318234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<text:s/></text:p>
          </table:table-cell>
          <table:table-cell table:formula="of:=([.X130]=&quot;Optimal&quot;)" office:value-type="boolean" office:boolean-value="false" calcext:value-type="boolean">
            <text:p>FALSE</text:p>
          </table:table-cell>
          <table:table-cell table:formula="of:=[.U130]-[.V130]-[.W130]" office:value-type="string" office:string-value="" calcext:value-type="error">
            <text:p>#VALUE!</text:p>
          </table:table-cell>
          <table:table-cell table:formula="of:=[.Y130]/[.U130]" office:value-type="string" office:string-value="" calcext:value-type="error">
            <text:p>#DIV/0!</text:p>
          </table:table-cell>
          <table:table-cell table:formula="of:=MAX([.N130:.Q130])" office:value-type="float" office:value="0.000000759665671479226" calcext:value-type="float">
            <text:p>7.59665671479226E-07</text:p>
          </table:table-cell>
          <table:table-cell table:formula="of:=([.F130]-[.G130])/(ABS([.F130])+0.00001)" office:value-type="float" office:value="0.00000804323809278346" calcext:value-type="float">
            <text:p>8.04323809278346E-06</text:p>
          </table:table-cell>
          <table:table-cell table:formula="of:=[.Y130]+[.Z130]" office:value-type="float" office:value="0" calcext:value-type="float">
            <text:p>0</text:p>
          </table:table-cell>
          <table:table-cell table:formula="of:=[.AA130]-[.Y130]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682232941016" calcext:value-type="float">
            <text:p>-0.1196822329</text:p>
          </table:table-cell>
          <table:table-cell office:value-type="float" office:value="-0.119683387707354" calcext:value-type="float">
            <text:p>-0.1196833877</text:p>
          </table:table-cell>
          <table:table-cell office:value-type="float" office:value="208.485455036163" calcext:value-type="float">
            <text:p>208.4854550362</text:p>
          </table:table-cell>
          <table:table-cell office:value-type="float" office:value="208.486361980438" calcext:value-type="float">
            <text:p>208.4863619804</text:p>
          </table:table-cell>
          <table:table-cell office:value-type="float" office:value="112034" calcext:value-type="float">
            <text:p>112034</text:p>
          </table:table-cell>
          <table:table-cell office:value-type="string" calcext:value-type="string">
            <text:p>PAJ_CPLEX_noconic_noinit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763890076103946" calcext:value-type="float">
            <text:p>7.63890076103946E-07</text:p>
          </table:table-cell>
          <table:table-cell office:value-type="string" calcext:value-type="string">
            <text:p>-Inf</text:p>
          </table:table-cell>
          <table:table-cell office:value-type="float" office:value="0.000000899866668291338" calcext:value-type="float">
            <text:p>8.99866668291338E-07</text:p>
          </table:table-cell>
          <table:table-cell office:value-type="float" office:value="0.00000317669201649912" calcext:value-type="float">
            <text:p>3.1766920164991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formula="of:=([.X131]=&quot;Optimal&quot;)" office:value-type="boolean" office:boolean-value="false" calcext:value-type="boolean">
            <text:p>FALSE</text:p>
          </table:table-cell>
          <table:table-cell table:formula="of:=[.U131]-[.V131]-[.W131]" office:value-type="string" office:string-value="" calcext:value-type="error">
            <text:p>#VALUE!</text:p>
          </table:table-cell>
          <table:table-cell table:formula="of:=[.Y131]/[.U131]" office:value-type="string" office:string-value="" calcext:value-type="error">
            <text:p>#DIV/0!</text:p>
          </table:table-cell>
          <table:table-cell table:formula="of:=MAX([.N131:.Q131])" office:value-type="float" office:value="0.00000317669201649912" calcext:value-type="float">
            <text:p>3.17669201649912E-06</text:p>
          </table:table-cell>
          <table:table-cell table:formula="of:=([.F131]-[.G131])/(ABS([.F131])+0.00001)" office:value-type="float" office:value="0.0000096477967669409" calcext:value-type="float">
            <text:p>9.6477967669409E-06</text:p>
          </table:table-cell>
          <table:table-cell table:formula="of:=[.Y131]+[.Z131]" office:value-type="float" office:value="0" calcext:value-type="float">
            <text:p>0</text:p>
          </table:table-cell>
          <table:table-cell table:formula="of:=[.AA131]-[.Y131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UserLimit</text:p>
          </table:table-cell>
          <table:table-cell office:value-type="float" office:value="-0.125950180203502" calcext:value-type="float">
            <text:p>-0.1259501802</text:p>
          </table:table-cell>
          <table:table-cell office:value-type="float" office:value="-0.126036938181904" calcext:value-type="float">
            <text:p>-0.1260369382</text:p>
          </table:table-cell>
          <table:table-cell office:value-type="float" office:value="7200.00315713882" calcext:value-type="float">
            <text:p>7200.0031571388</text:p>
          </table:table-cell>
          <table:table-cell office:value-type="float" office:value="7200.00450110436" calcext:value-type="float">
            <text:p>7200.0045011044</text:p>
          </table:table-cell>
          <table:table-cell office:value-type="float" office:value="508956" calcext:value-type="float">
            <text:p>508956</text:p>
          </table:table-cell>
          <table:table-cell office:value-type="string" calcext:value-type="string">
            <text:p>PAJ_CPLEX_noconic_noinit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161163900149613" calcext:value-type="float">
            <text:p>1.61163900149613E-06</text:p>
          </table:table-cell>
          <table:table-cell office:value-type="string" calcext:value-type="string">
            <text:p>-Inf</text:p>
          </table:table-cell>
          <table:table-cell office:value-type="float" office:value="0.000000932698042577229" calcext:value-type="float">
            <text:p>9.32698042577229E-07</text:p>
          </table:table-cell>
          <table:table-cell office:value-type="float" office:value="0.000000975790344905323" calcext:value-type="float">
            <text:p>9.75790344905323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<text:s/></text:p>
          </table:table-cell>
          <table:table-cell table:formula="of:=([.X132]=&quot;Optimal&quot;)" office:value-type="boolean" office:boolean-value="false" calcext:value-type="boolean">
            <text:p>FALSE</text:p>
          </table:table-cell>
          <table:table-cell table:formula="of:=[.U132]-[.V132]-[.W132]" office:value-type="string" office:string-value="" calcext:value-type="error">
            <text:p>#VALUE!</text:p>
          </table:table-cell>
          <table:table-cell table:formula="of:=[.Y132]/[.U132]" office:value-type="string" office:string-value="" calcext:value-type="error">
            <text:p>#DIV/0!</text:p>
          </table:table-cell>
          <table:table-cell table:formula="of:=MAX([.N132:.Q132])" office:value-type="float" office:value="0.00000161163900149613" calcext:value-type="float">
            <text:p>1.61163900149613E-06</text:p>
          </table:table-cell>
          <table:table-cell table:formula="of:=([.F132]-[.G132])/(ABS([.F132])+0.00001)" office:value-type="float" office:value="0.000688773057182234" calcext:value-type="float">
            <text:p>0.0006887731</text:p>
          </table:table-cell>
          <table:table-cell table:formula="of:=[.Y132]+[.Z132]" office:value-type="float" office:value="0" calcext:value-type="float">
            <text:p>0</text:p>
          </table:table-cell>
          <table:table-cell table:formula="of:=[.AA132]-[.Y132]"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48563245393" calcext:value-type="float">
            <text:p>-0.1301485632</text:p>
          </table:table-cell>
          <table:table-cell office:value-type="float" office:value="-0.130147228556216" calcext:value-type="float">
            <text:p>-0.1301472286</text:p>
          </table:table-cell>
          <table:table-cell office:value-type="float" office:value="12.7995510101318" calcext:value-type="float">
            <text:p>12.7995510101</text:p>
          </table:table-cell>
          <table:table-cell office:value-type="float" office:value="12.8099429607391" calcext:value-type="float">
            <text:p>12.8099429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7" calcext:value-type="float">
            <text:p>6.93889390390723E-17</text:p>
          </table:table-cell>
          <table:table-cell office:value-type="float" office:value="0.00000183570952361906" calcext:value-type="float">
            <text:p>1.83570952361906E-06</text:p>
          </table:table-cell>
          <table:table-cell office:value-type="string" calcext:value-type="string">
            <text:p>-Inf</text:p>
          </table:table-cell>
          <table:table-cell office:value-type="float" office:value="0.000000932053134450328" calcext:value-type="float">
            <text:p>9.32053134450328E-07</text:p>
          </table:table-cell>
          <table:table-cell office:value-type="float" office:value="0.00000883778252015528" calcext:value-type="float">
            <text:p>8.8377825201552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<text:s/></text:p>
          </table:table-cell>
          <table:table-cell table:formula="of:=([.X133]=&quot;Optimal&quot;)" office:value-type="boolean" office:boolean-value="false" calcext:value-type="boolean">
            <text:p>FALSE</text:p>
          </table:table-cell>
          <table:table-cell table:formula="of:=[.U133]-[.V133]-[.W133]" office:value-type="string" office:string-value="" calcext:value-type="error">
            <text:p>#VALUE!</text:p>
          </table:table-cell>
          <table:table-cell table:formula="of:=[.Y133]/[.U133]" office:value-type="string" office:string-value="" calcext:value-type="error">
            <text:p>#DIV/0!</text:p>
          </table:table-cell>
          <table:table-cell table:formula="of:=MAX([.N133:.Q133])" office:value-type="float" office:value="0.00000883778252015528" calcext:value-type="float">
            <text:p>8.83778252015528E-06</text:p>
          </table:table-cell>
          <table:table-cell table:formula="of:=([.F133]-[.G133])/(ABS([.F133])+0.00001)" office:value-type="float" office:value="-0.0000102543324365731" calcext:value-type="float">
            <text:p>-1.02543324365731E-05</text:p>
          </table:table-cell>
          <table:table-cell table:formula="of:=[.Y133]+[.Z133]" office:value-type="float" office:value="0" calcext:value-type="float">
            <text:p>0</text:p>
          </table:table-cell>
          <table:table-cell table:formula="of:=[.AA133]-[.Y133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5994890746946" calcext:value-type="float">
            <text:p>-0.0715994891</text:p>
          </table:table-cell>
          <table:table-cell office:value-type="float" office:value="0.161079883575439" calcext:value-type="float">
            <text:p>0.1610798836</text:p>
          </table:table-cell>
          <table:table-cell office:value-type="float" office:value="0.1615309715271" calcext:value-type="float">
            <text:p>0.161530971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755833136380224" calcext:value-type="float">
            <text:p>7.55833136380224E-06</text:p>
          </table:table-cell>
          <table:table-cell office:value-type="string" calcext:value-type="string">
            <text:p>-Inf</text:p>
          </table:table-cell>
          <table:table-cell office:value-type="float" office:value="0.000000519202379090089" calcext:value-type="float">
            <text:p>5.19202379090089E-07</text:p>
          </table:table-cell>
          <table:table-cell office:value-type="float" office:value="0.000000899943400161504" calcext:value-type="float">
            <text:p>8.99943400161504E-07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52" calcext:value-type="float">
            <text:p>52</text:p>
          </table:table-cell>
          <table:table-cell table:formula="of:=([.X134]=&quot;Optimal&quot;)" office:value-type="boolean" office:boolean-value="false" calcext:value-type="boolean">
            <text:p>FALSE</text:p>
          </table:table-cell>
          <table:table-cell table:formula="of:=[.U134]-[.V134]-[.W134]" office:value-type="string" office:string-value="" calcext:value-type="error">
            <text:p>#VALUE!</text:p>
          </table:table-cell>
          <table:table-cell table:formula="of:=[.Y134]/[.U134]" office:value-type="string" office:string-value="" calcext:value-type="error">
            <text:p>#DIV/0!</text:p>
          </table:table-cell>
          <table:table-cell table:formula="of:=MAX([.N134:.Q134])" office:value-type="float" office:value="0.00000755833136380224" calcext:value-type="float">
            <text:p>7.55833136380224E-06</text:p>
          </table:table-cell>
          <table:table-cell table:formula="of:=([.F134]-[.G134])/(ABS([.F134])+0.00001)" office:value-type="float" office:value="0" calcext:value-type="float">
            <text:p>0</text:p>
          </table:table-cell>
          <table:table-cell table:formula="of:=[.Y134]+[.Z134]" office:value-type="float" office:value="0" calcext:value-type="float">
            <text:p>0</text:p>
          </table:table-cell>
          <table:table-cell table:formula="of:=[.AA134]-[.Y134]"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90981975365407" calcext:value-type="float">
            <text:p>-0.0990981975</text:p>
          </table:table-cell>
          <table:table-cell office:value-type="float" office:value="0.255563020706177" calcext:value-type="float">
            <text:p>0.2555630207</text:p>
          </table:table-cell>
          <table:table-cell office:value-type="float" office:value="0.256043195724487" calcext:value-type="float">
            <text:p>0.25604319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302127358922655" calcext:value-type="float">
            <text:p>3.02127358922655E-07</text:p>
          </table:table-cell>
          <table:table-cell office:value-type="string" calcext:value-type="string">
            <text:p>-Inf</text:p>
          </table:table-cell>
          <table:table-cell office:value-type="float" office:value="0.000000812969344732295" calcext:value-type="float">
            <text:p>0.000000813</text:p>
          </table:table-cell>
          <table:table-cell office:value-type="float" office:value="0.00000283711109132558" calcext:value-type="float">
            <text:p>2.83711109132558E-06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40" calcext:value-type="float">
            <text:p>40</text:p>
          </table:table-cell>
          <table:table-cell table:formula="of:=([.X135]=&quot;Optimal&quot;)" office:value-type="boolean" office:boolean-value="false" calcext:value-type="boolean">
            <text:p>FALSE</text:p>
          </table:table-cell>
          <table:table-cell table:formula="of:=[.U135]-[.V135]-[.W135]" office:value-type="string" office:string-value="" calcext:value-type="error">
            <text:p>#VALUE!</text:p>
          </table:table-cell>
          <table:table-cell table:formula="of:=[.Y135]/[.U135]" office:value-type="string" office:string-value="" calcext:value-type="error">
            <text:p>#DIV/0!</text:p>
          </table:table-cell>
          <table:table-cell table:formula="of:=MAX([.N135:.Q135])" office:value-type="float" office:value="0.00000283711109132558" calcext:value-type="float">
            <text:p>2.83711109132558E-06</text:p>
          </table:table-cell>
          <table:table-cell table:formula="of:=([.F135]-[.G135])/(ABS([.F135])+0.00001)" office:value-type="float" office:value="0" calcext:value-type="float">
            <text:p>0</text:p>
          </table:table-cell>
          <table:table-cell table:formula="of:=[.Y135]+[.Z135]" office:value-type="float" office:value="0" calcext:value-type="float">
            <text:p>0</text:p>
          </table:table-cell>
          <table:table-cell table:formula="of:=[.AA135]-[.Y135]"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57659608864" calcext:value-type="float">
            <text:p>-0.091325766</text:p>
          </table:table-cell>
          <table:table-cell office:value-type="float" office:value="-0.0913265877711413" calcext:value-type="float">
            <text:p>-0.0913265878</text:p>
          </table:table-cell>
          <table:table-cell office:value-type="float" office:value="13.1287779808044" calcext:value-type="float">
            <text:p>13.1287779808</text:p>
          </table:table-cell>
          <table:table-cell office:value-type="float" office:value="13.1295070648193" calcext:value-type="float">
            <text:p>13.12950706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69042557542576" calcext:value-type="float">
            <text:p>0.000000669</text:p>
          </table:table-cell>
          <table:table-cell office:value-type="string" calcext:value-type="string">
            <text:p>-Inf</text:p>
          </table:table-cell>
          <table:table-cell office:value-type="float" office:value="0.000000977955979086786" calcext:value-type="float">
            <text:p>0.000000978</text:p>
          </table:table-cell>
          <table:table-cell office:value-type="float" office:value="0.000000328684752263432" calcext:value-type="float">
            <text:p>3.2868475226343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57" calcext:value-type="float">
            <text:p>57</text:p>
          </table:table-cell>
          <table:table-cell table:formula="of:=([.X136]=&quot;Optimal&quot;)" office:value-type="boolean" office:boolean-value="false" calcext:value-type="boolean">
            <text:p>FALSE</text:p>
          </table:table-cell>
          <table:table-cell table:formula="of:=[.U136]-[.V136]-[.W136]" office:value-type="string" office:string-value="" calcext:value-type="error">
            <text:p>#VALUE!</text:p>
          </table:table-cell>
          <table:table-cell table:formula="of:=[.Y136]/[.U136]" office:value-type="string" office:string-value="" calcext:value-type="error">
            <text:p>#DIV/0!</text:p>
          </table:table-cell>
          <table:table-cell table:formula="of:=MAX([.N136:.Q136])" office:value-type="float" office:value="0.000000977955979086786" calcext:value-type="float">
            <text:p>0.000000978</text:p>
          </table:table-cell>
          <table:table-cell table:formula="of:=([.F136]-[.G136])/(ABS([.F136])+0.00001)" office:value-type="float" office:value="0.00000899768284917917" calcext:value-type="float">
            <text:p>8.99768284917917E-06</text:p>
          </table:table-cell>
          <table:table-cell table:formula="of:=[.Y136]+[.Z136]" office:value-type="float" office:value="0" calcext:value-type="float">
            <text:p>0</text:p>
          </table:table-cell>
          <table:table-cell table:formula="of:=[.AA136]-[.Y136]"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670899396112" calcext:value-type="float">
            <text:p>-0.1196708994</text:p>
          </table:table-cell>
          <table:table-cell office:value-type="float" office:value="-0.119671825643177" calcext:value-type="float">
            <text:p>-0.1196718256</text:p>
          </table:table-cell>
          <table:table-cell office:value-type="float" office:value="1346.53413796425" calcext:value-type="float">
            <text:p>1346.5341379643</text:p>
          </table:table-cell>
          <table:table-cell office:value-type="float" office:value="1346.53501915932" calcext:value-type="float">
            <text:p>1346.535019159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239522253024649" calcext:value-type="float">
            <text:p>2.39522253024649E-07</text:p>
          </table:table-cell>
          <table:table-cell office:value-type="string" calcext:value-type="string">
            <text:p>-Inf</text:p>
          </table:table-cell>
          <table:table-cell office:value-type="float" office:value="0.000000916611807122436" calcext:value-type="float">
            <text:p>9.16611807122436E-07</text:p>
          </table:table-cell>
          <table:table-cell office:value-type="float" office:value="0.00000638835253249455" calcext:value-type="float">
            <text:p>6.388352532494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87" calcext:value-type="float">
            <text:p>87</text:p>
          </table:table-cell>
          <table:table-cell table:formula="of:=([.X137]=&quot;Optimal&quot;)" office:value-type="boolean" office:boolean-value="false" calcext:value-type="boolean">
            <text:p>FALSE</text:p>
          </table:table-cell>
          <table:table-cell table:formula="of:=[.U137]-[.V137]-[.W137]" office:value-type="string" office:string-value="" calcext:value-type="error">
            <text:p>#VALUE!</text:p>
          </table:table-cell>
          <table:table-cell table:formula="of:=[.Y137]/[.U137]" office:value-type="string" office:string-value="" calcext:value-type="error">
            <text:p>#DIV/0!</text:p>
          </table:table-cell>
          <table:table-cell table:formula="of:=MAX([.N137:.Q137])" office:value-type="float" office:value="0.00000638835253249455" calcext:value-type="float">
            <text:p>6.38835253249455E-06</text:p>
          </table:table-cell>
          <table:table-cell table:formula="of:=([.F137]-[.G137])/(ABS([.F137])+0.00001)" office:value-type="float" office:value="0.00000773930568424414" calcext:value-type="float">
            <text:p>7.73930568424414E-06</text:p>
          </table:table-cell>
          <table:table-cell table:formula="of:=[.Y137]+[.Z137]" office:value-type="float" office:value="0" calcext:value-type="float">
            <text:p>0</text:p>
          </table:table-cell>
          <table:table-cell table:formula="of:=[.AA137]-[.Y137]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62984938462" calcext:value-type="float">
            <text:p>-0.1259629849</text:p>
          </table:table-cell>
          <table:table-cell office:value-type="float" office:value="-0.125963981608046" calcext:value-type="float">
            <text:p>-0.1259639816</text:p>
          </table:table-cell>
          <table:table-cell office:value-type="float" office:value="1110.08751296997" calcext:value-type="float">
            <text:p>1110.08751297</text:p>
          </table:table-cell>
          <table:table-cell office:value-type="float" office:value="1110.08883404732" calcext:value-type="float">
            <text:p>1110.088834047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53703308361608E-017" calcext:value-type="float">
            <text:p>2.53703308361608E-17</text:p>
          </table:table-cell>
          <table:table-cell office:value-type="float" office:value="0.000000942533293482595" calcext:value-type="float">
            <text:p>9.42533293482595E-07</text:p>
          </table:table-cell>
          <table:table-cell office:value-type="string" calcext:value-type="string">
            <text:p>-Inf</text:p>
          </table:table-cell>
          <table:table-cell office:value-type="float" office:value="0.000000864755325569178" calcext:value-type="float">
            <text:p>8.64755325569178E-07</text:p>
          </table:table-cell>
          <table:table-cell office:value-type="float" office:value="0.00000569241208110944" calcext:value-type="float">
            <text:p>5.6924120811094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77" calcext:value-type="float">
            <text:p>77</text:p>
          </table:table-cell>
          <table:table-cell table:formula="of:=([.X138]=&quot;Optimal&quot;)" office:value-type="boolean" office:boolean-value="false" calcext:value-type="boolean">
            <text:p>FALSE</text:p>
          </table:table-cell>
          <table:table-cell table:formula="of:=[.U138]-[.V138]-[.W138]" office:value-type="string" office:string-value="" calcext:value-type="error">
            <text:p>#VALUE!</text:p>
          </table:table-cell>
          <table:table-cell table:formula="of:=[.Y138]/[.U138]" office:value-type="string" office:string-value="" calcext:value-type="error">
            <text:p>#DIV/0!</text:p>
          </table:table-cell>
          <table:table-cell table:formula="of:=MAX([.N138:.Q138])" office:value-type="float" office:value="0.00000569241208110944" calcext:value-type="float">
            <text:p>5.69241208110944E-06</text:p>
          </table:table-cell>
          <table:table-cell table:formula="of:=([.F138]-[.G138])/(ABS([.F138])+0.00001)" office:value-type="float" office:value="0.00000791177238905101" calcext:value-type="float">
            <text:p>7.91177238905101E-06</text:p>
          </table:table-cell>
          <table:table-cell table:formula="of:=[.Y138]+[.Z138]" office:value-type="float" office:value="0" calcext:value-type="float">
            <text:p>0</text:p>
          </table:table-cell>
          <table:table-cell table:formula="of:=[.AA138]-[.Y138]"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PAJ_CPLEX_noconic_noinit.multiportfolio_socexppsd_f.txt</text:p>
          </table:table-cell>
          <table:table-cell table:number-columns-repeated="17" office:value-type="string" calcext:value-type="string">
            <text:p><text:s/></text:p>
          </table:table-cell>
          <table:table-cell table:formula="of:=([.X139]=&quot;Optimal&quot;)" office:value-type="boolean" office:boolean-value="false" calcext:value-type="boolean">
            <text:p>FALSE</text:p>
          </table:table-cell>
          <table:table-cell table:formula="of:=[.U139]-[.V139]-[.W139]" office:value-type="string" office:string-value="" calcext:value-type="error">
            <text:p>#VALUE!</text:p>
          </table:table-cell>
          <table:table-cell table:formula="of:=[.Y139]/[.U139]" office:value-type="string" office:string-value="" calcext:value-type="error">
            <text:p>#VALUE!</text:p>
          </table:table-cell>
          <table:table-cell table:formula="of:=MAX([.N139:.Q139])" office:value-type="float" office:value="0" calcext:value-type="float">
            <text:p>0</text:p>
          </table:table-cell>
          <table:table-cell table:formula="of:=([.F139]-[.G139])/(ABS([.F139])+0.00001)" office:value-type="string" office:string-value="" calcext:value-type="error">
            <text:p>#VALUE!</text:p>
          </table:table-cell>
          <table:table-cell table:formula="of:=[.Y139]+[.Z139]" office:value-type="string" office:string-value="" calcext:value-type="error">
            <text:p>#VALUE!</text:p>
          </table:table-cell>
          <table:table-cell table:formula="of:=[.AA139]-[.Y13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44031383" calcext:value-type="float">
            <text:p>-0.071604444</text:p>
          </table:table-cell>
          <table:table-cell office:value-type="float" office:value="-0.0702381441713558" calcext:value-type="float">
            <text:p>-0.0702381442</text:p>
          </table:table-cell>
          <table:table-cell office:value-type="float" office:value="2.78455877304077" calcext:value-type="float">
            <text:p>2.784558773</text:p>
          </table:table-cell>
          <table:table-cell office:value-type="float" office:value="2.78502178192139" calcext:value-type="float">
            <text:p>2.7850217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58265111767664" calcext:value-type="float">
            <text:p>4.58265111767664E-07</text:p>
          </table:table-cell>
          <table:table-cell office:value-type="string" calcext:value-type="string">
            <text:p>-Inf</text:p>
          </table:table-cell>
          <table:table-cell office:value-type="float" office:value="0.000000960614739309307" calcext:value-type="float">
            <text:p>9.60614739309307E-07</text:p>
          </table:table-cell>
          <table:table-cell office:value-type="float" office:value="0.00000816552501556475" calcext:value-type="float">
            <text:p>8.16552501556475E-06</text:p>
          </table:table-cell>
          <table:table-cell office:value-type="float" office:value="1.55431223447522E-015" calcext:value-type="float">
            <text:p>1.5543122344752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957" calcext:value-type="float">
            <text:p>0.957</text:p>
          </table:table-cell>
          <table:table-cell office:value-type="float" office:value="1.81" calcext:value-type="float">
            <text:p>1.81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<text:s/></text:p>
          </table:table-cell>
          <table:table-cell table:formula="of:=([.X140]=&quot;Optimal&quot;)" office:value-type="boolean" office:boolean-value="true" calcext:value-type="boolean">
            <text:p>TRUE</text:p>
          </table:table-cell>
          <table:table-cell table:formula="of:=[.U140]-[.V140]-[.W140]" office:value-type="float" office:value="0" calcext:value-type="float">
            <text:p>0</text:p>
          </table:table-cell>
          <table:table-cell table:formula="of:=[.Y140]/[.U140]" office:value-type="float" office:value="0.4785" calcext:value-type="float">
            <text:p>0.4785</text:p>
          </table:table-cell>
          <table:table-cell table:formula="of:=MAX([.N140:.Q140])" office:value-type="float" office:value="0.00000816552501556475" calcext:value-type="float">
            <text:p>8.16552501556475E-06</text:p>
          </table:table-cell>
          <table:table-cell table:formula="of:=([.F140]-[.G140])/(ABS([.F140])+0.00001)" office:value-type="float" office:value="-0.0190785515199765" calcext:value-type="float">
            <text:p>-0.0190785515</text:p>
          </table:table-cell>
          <table:table-cell table:formula="of:=[.Y140]+[.Z140]" office:value-type="float" office:value="2.767" calcext:value-type="float">
            <text:p>2.767</text:p>
          </table:table-cell>
          <table:table-cell table:formula="of:=[.AA140]-[.Y140]" office:value-type="float" office:value="0.0069999999999999" calcext:value-type="float">
            <text:p>0.007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568528405128" calcext:value-type="float">
            <text:p>-0.0982568528</text:p>
          </table:table-cell>
          <table:table-cell office:value-type="float" office:value="-0.0977776991789896" calcext:value-type="float">
            <text:p>-0.0977776992</text:p>
          </table:table-cell>
          <table:table-cell office:value-type="float" office:value="6.73417496681213" calcext:value-type="float">
            <text:p>6.7341749668</text:p>
          </table:table-cell>
          <table:table-cell office:value-type="float" office:value="6.73484086990356" calcext:value-type="float">
            <text:p>6.7348408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498516602794" calcext:value-type="float">
            <text:p>1.9849851660279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39408544723063" calcext:value-type="float">
            <text:p>3.9408544723063E-06</text:p>
          </table:table-cell>
          <table:table-cell office:value-type="float" office:value="0.0000000710431764455884" calcext:value-type="float">
            <text:p>0.000000071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  <table:table-cell table:formula="of:=([.X141]=&quot;Optimal&quot;)" office:value-type="boolean" office:boolean-value="true" calcext:value-type="boolean">
            <text:p>TRUE</text:p>
          </table:table-cell>
          <table:table-cell table:formula="of:=[.U141]-[.V141]-[.W141]" office:value-type="float" office:value="0" calcext:value-type="float">
            <text:p>0</text:p>
          </table:table-cell>
          <table:table-cell table:formula="of:=[.Y141]/[.U141]" office:value-type="float" office:value="1.655" calcext:value-type="float">
            <text:p>1.655</text:p>
          </table:table-cell>
          <table:table-cell table:formula="of:=MAX([.N141:.Q141])" office:value-type="float" office:value="0.0000039408544723063" calcext:value-type="float">
            <text:p>3.9408544723063E-06</text:p>
          </table:table-cell>
          <table:table-cell table:formula="of:=([.F141]-[.G141])/(ABS([.F141])+0.00001)" office:value-type="float" office:value="-0.00487604566212041" calcext:value-type="float">
            <text:p>-0.0048760457</text:p>
          </table:table-cell>
          <table:table-cell table:formula="of:=[.Y141]+[.Z141]" office:value-type="float" office:value="6.73" calcext:value-type="float">
            <text:p>6.73</text:p>
          </table:table-cell>
          <table:table-cell table:formula="of:=[.AA141]-[.Y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27358978662959" calcext:value-type="float">
            <text:p>-0.0927358979</text:p>
          </table:table-cell>
          <table:table-cell office:value-type="float" office:value="-0.0917207193245239" calcext:value-type="float">
            <text:p>-0.0917207193</text:p>
          </table:table-cell>
          <table:table-cell office:value-type="float" office:value="27.8769631385803" calcext:value-type="float">
            <text:p>27.8769631386</text:p>
          </table:table-cell>
          <table:table-cell office:value-type="float" office:value="27.8776698112488" calcext:value-type="float">
            <text:p>27.8776698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J_CPLEX_SCS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621509555663983" calcext:value-type="float">
            <text:p>0.0006215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541264765012706" calcext:value-type="float">
            <text:p>5.41264765012706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9.5" calcext:value-type="float">
            <text:p>19.5</text:p>
          </table:table-cell>
          <table:table-cell office:value-type="float" office:value="8.28" calcext:value-type="float">
            <text:p>8.28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<text:s/></text:p>
          </table:table-cell>
          <table:table-cell table:formula="of:=([.X142]=&quot;Optimal&quot;)" office:value-type="boolean" office:boolean-value="true" calcext:value-type="boolean">
            <text:p>TRUE</text:p>
          </table:table-cell>
          <table:table-cell table:formula="of:=[.U142]-[.V142]-[.W142]" office:value-type="float" office:value="1" calcext:value-type="float">
            <text:p>1</text:p>
          </table:table-cell>
          <table:table-cell table:formula="of:=[.Y142]/[.U142]" office:value-type="float" office:value="4.875" calcext:value-type="float">
            <text:p>4.875</text:p>
          </table:table-cell>
          <table:table-cell table:formula="of:=MAX([.N142:.Q142])" office:value-type="float" office:value="0.0000541264765012706" calcext:value-type="float">
            <text:p>5.41264765012706E-05</text:p>
          </table:table-cell>
          <table:table-cell table:formula="of:=([.F142]-[.G142])/(ABS([.F142])+0.00001)" office:value-type="float" office:value="-0.0109458053145972" calcext:value-type="float">
            <text:p>-0.0109458053</text:p>
          </table:table-cell>
          <table:table-cell table:formula="of:=[.Y142]+[.Z142]" office:value-type="float" office:value="27.78" calcext:value-type="float">
            <text:p>27.78</text:p>
          </table:table-cell>
          <table:table-cell table:formula="of:=[.AA142]-[.Y142]" office:value-type="float" office:value="0.100000000000001" calcext:value-type="float">
            <text:p>0.1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19972382145015" calcext:value-type="float">
            <text:p>-0.1199723821</text:p>
          </table:table-cell>
          <table:table-cell office:value-type="float" office:value="-0.121653423912337" calcext:value-type="float">
            <text:p>-0.1216534239</text:p>
          </table:table-cell>
          <table:table-cell office:value-type="float" office:value="158.913300991058" calcext:value-type="float">
            <text:p>158.9133009911</text:p>
          </table:table-cell>
          <table:table-cell office:value-type="float" office:value="158.914034843445" calcext:value-type="float">
            <text:p>158.914034843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AJ_CPLEX_SCS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70723933258361" calcext:value-type="float">
            <text:p>0.000570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55362523144953" calcext:value-type="float">
            <text:p>2.55362523144953E-05</text:p>
          </table:table-cell>
          <table:table-cell office:value-type="float" office:value="0.0000300209951058094" calcext:value-type="float">
            <text:p>0.000030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44" calcext:value-type="float">
            <text:p>144</text:p>
          </table:table-cell>
          <table:table-cell office:value-type="float" office:value="14.4" calcext:value-type="float">
            <text:p>14.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([.X143]=&quot;Optimal&quot;)" office:value-type="boolean" office:boolean-value="false" calcext:value-type="boolean">
            <text:p>FALSE</text:p>
          </table:table-cell>
          <table:table-cell table:formula="of:=[.U143]-[.V143]-[.W143]" office:value-type="float" office:value="6" calcext:value-type="float">
            <text:p>6</text:p>
          </table:table-cell>
          <table:table-cell table:formula="of:=[.Y143]/[.U143]" office:value-type="float" office:value="7.2" calcext:value-type="float">
            <text:p>7.2</text:p>
          </table:table-cell>
          <table:table-cell table:formula="of:=MAX([.N143:.Q143])" office:value-type="float" office:value="0.0000300209951058094" calcext:value-type="float">
            <text:p>0.000030021</text:p>
          </table:table-cell>
          <table:table-cell table:formula="of:=([.F143]-[.G143])/(ABS([.F143])+0.00001)" office:value-type="float" office:value="0.0140107383873262" calcext:value-type="float">
            <text:p>0.0140107384</text:p>
          </table:table-cell>
          <table:table-cell table:formula="of:=[.Y143]+[.Z143]" office:value-type="float" office:value="158.4" calcext:value-type="float">
            <text:p>158.4</text:p>
          </table:table-cell>
          <table:table-cell table:formula="of:=[.AA143]-[.Y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26129147001961" calcext:value-type="float">
            <text:p>-0.126129147</text:p>
          </table:table-cell>
          <table:table-cell office:value-type="float" office:value="-0.127479953456006" calcext:value-type="float">
            <text:p>-0.1274799535</text:p>
          </table:table-cell>
          <table:table-cell office:value-type="float" office:value="351.800223827362" calcext:value-type="float">
            <text:p>351.8002238274</text:p>
          </table:table-cell>
          <table:table-cell office:value-type="float" office:value="351.801375150681" calcext:value-type="float">
            <text:p>351.8013751507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PAJ_CPLEX_SCS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55383924014827" calcext:value-type="float">
            <text:p>0.0003553839</text:p>
          </table:table-cell>
          <table:table-cell office:value-type="float" office:value="0.00000169894302046864" calcext:value-type="float">
            <text:p>1.69894302046864E-06</text:p>
          </table:table-cell>
          <table:table-cell office:value-type="string" calcext:value-type="string">
            <text:p>-Inf</text:p>
          </table:table-cell>
          <table:table-cell office:value-type="float" office:value="0.00000752173892948349" calcext:value-type="float">
            <text:p>7.52173892948349E-06</text:p>
          </table:table-cell>
          <table:table-cell office:value-type="float" office:value="0.0000000136237054497148" calcext:value-type="float">
            <text:p>1.36237054497148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97" calcext:value-type="float">
            <text:p>297</text:p>
          </table:table-cell>
          <table:table-cell office:value-type="float" office:value="31.8" calcext:value-type="float">
            <text:p>31.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table:formula="of:=([.X144]=&quot;Optimal&quot;)" office:value-type="boolean" office:boolean-value="false" calcext:value-type="boolean">
            <text:p>FALSE</text:p>
          </table:table-cell>
          <table:table-cell table:formula="of:=[.U144]-[.V144]-[.W144]" office:value-type="float" office:value="2" calcext:value-type="float">
            <text:p>2</text:p>
          </table:table-cell>
          <table:table-cell table:formula="of:=[.Y144]/[.U144]" office:value-type="float" office:value="19.8" calcext:value-type="float">
            <text:p>19.8</text:p>
          </table:table-cell>
          <table:table-cell table:formula="of:=MAX([.N144:.Q144])" office:value-type="float" office:value="0.00000752173892948349" calcext:value-type="float">
            <text:p>7.52173892948349E-06</text:p>
          </table:table-cell>
          <table:table-cell table:formula="of:=([.F144]-[.G144])/(ABS([.F144])+0.00001)" office:value-type="float" office:value="0.0107088599070993" calcext:value-type="float">
            <text:p>0.0107088599</text:p>
          </table:table-cell>
          <table:table-cell table:formula="of:=[.Y144]+[.Z144]" office:value-type="float" office:value="328.8" calcext:value-type="float">
            <text:p>328.8</text:p>
          </table:table-cell>
          <table:table-cell table:formula="of:=[.AA144]-[.Y14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3065856787474" calcext:value-type="float">
            <text:p>-0.1330658568</text:p>
          </table:table-cell>
          <table:table-cell office:value-type="float" office:value="-0.133304119368499" calcext:value-type="float">
            <text:p>-0.1333041194</text:p>
          </table:table-cell>
          <table:table-cell office:value-type="float" office:value="870.415869951248" calcext:value-type="float">
            <text:p>870.4158699512</text:p>
          </table:table-cell>
          <table:table-cell office:value-type="float" office:value="870.417852163315" calcext:value-type="float">
            <text:p>870.417852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5922641802177" calcext:value-type="float">
            <text:p>0.0011592264</text:p>
          </table:table-cell>
          <table:table-cell office:value-type="float" office:value="0.0000197964671193318" calcext:value-type="float">
            <text:p>1.97964671193318E-05</text:p>
          </table:table-cell>
          <table:table-cell office:value-type="string" calcext:value-type="string">
            <text:p>-Inf</text:p>
          </table:table-cell>
          <table:table-cell office:value-type="float" office:value="0.0000151514531347985" calcext:value-type="float">
            <text:p>1.51514531347985E-05</text:p>
          </table:table-cell>
          <table:table-cell office:value-type="float" office:value="0.000000480404985486528" calcext:value-type="float">
            <text:p>4.80404985486528E-07</text:p>
          </table:table-cell>
          <table:table-cell office:value-type="float" office:value="4.2188474935756E-015" calcext:value-type="float">
            <text:p>4.218847493575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86" calcext:value-type="float">
            <text:p>786</text:p>
          </table:table-cell>
          <table:table-cell office:value-type="float" office:value="83.8" calcext:value-type="float">
            <text:p>83.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</text:p>
          </table:table-cell>
          <table:table-cell table:formula="of:=([.X145]=&quot;Optimal&quot;)" office:value-type="boolean" office:boolean-value="false" calcext:value-type="boolean">
            <text:p>FALSE</text:p>
          </table:table-cell>
          <table:table-cell table:formula="of:=[.U145]-[.V145]-[.W145]" office:value-type="float" office:value="10" calcext:value-type="float">
            <text:p>10</text:p>
          </table:table-cell>
          <table:table-cell table:formula="of:=[.Y145]/[.U145]" office:value-type="float" office:value="56.1428571428572" calcext:value-type="float">
            <text:p>56.1428571429</text:p>
          </table:table-cell>
          <table:table-cell table:formula="of:=MAX([.N145:.Q145])" office:value-type="float" office:value="0.0000197964671193318" calcext:value-type="float">
            <text:p>1.97964671193318E-05</text:p>
          </table:table-cell>
          <table:table-cell table:formula="of:=([.F145]-[.G145])/(ABS([.F145])+0.00001)" office:value-type="float" office:value="0.00179042680450675" calcext:value-type="float">
            <text:p>0.0017904268</text:p>
          </table:table-cell>
          <table:table-cell table:formula="of:=[.Y145]+[.Z145]" office:value-type="float" office:value="869.8" calcext:value-type="float">
            <text:p>869.8</text:p>
          </table:table-cell>
          <table:table-cell table:formula="of:=[.AA145]-[.Y1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645799676" calcext:value-type="float">
            <text:p>-0.0716044646</text:p>
          </table:table-cell>
          <table:table-cell office:value-type="float" office:value="-0.0702381441713558" calcext:value-type="float">
            <text:p>-0.0702381442</text:p>
          </table:table-cell>
          <table:table-cell office:value-type="float" office:value="2.83410787582397" calcext:value-type="float">
            <text:p>2.8341078758</text:p>
          </table:table-cell>
          <table:table-cell office:value-type="float" office:value="2.83449101448059" calcext:value-type="float">
            <text:p>2.83449101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38352331280645" calcext:value-type="float">
            <text:p>4.38352331280645E-07</text:p>
          </table:table-cell>
          <table:table-cell office:value-type="string" calcext:value-type="string">
            <text:p>-Inf</text:p>
          </table:table-cell>
          <table:table-cell office:value-type="float" office:value="0.000000968670542222938" calcext:value-type="float">
            <text:p>9.68670542222938E-07</text:p>
          </table:table-cell>
          <table:table-cell office:value-type="float" office:value="0.00000807374495631694" calcext:value-type="float">
            <text:p>8.0737449563169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956" calcext:value-type="float">
            <text:p>0.956</text:p>
          </table:table-cell>
          <table:table-cell office:value-type="float" office:value="1.81" calcext:value-type="float">
            <text:p>1.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13" calcext:value-type="float">
            <text:p>13</text:p>
          </table:table-cell>
          <table:table-cell table:formula="of:=([.X146]=&quot;Optimal&quot;)" office:value-type="boolean" office:boolean-value="true" calcext:value-type="boolean">
            <text:p>TRUE</text:p>
          </table:table-cell>
          <table:table-cell table:formula="of:=[.U146]-[.V146]-[.W146]" office:value-type="float" office:value="0" calcext:value-type="float">
            <text:p>0</text:p>
          </table:table-cell>
          <table:table-cell table:formula="of:=[.Y146]/[.U146]" office:value-type="float" office:value="0.318666666666667" calcext:value-type="float">
            <text:p>0.3186666667</text:p>
          </table:table-cell>
          <table:table-cell table:formula="of:=MAX([.N146:.Q146])" office:value-type="float" office:value="0.00000807374495631694" calcext:value-type="float">
            <text:p>8.07374495631694E-06</text:p>
          </table:table-cell>
          <table:table-cell table:formula="of:=([.F146]-[.G146])/(ABS([.F146])+0.00001)" office:value-type="float" office:value="-0.0190788329791409" calcext:value-type="float">
            <text:p>-0.019078833</text:p>
          </table:table-cell>
          <table:table-cell table:formula="of:=[.Y146]+[.Z146]" office:value-type="float" office:value="2.766" calcext:value-type="float">
            <text:p>2.766</text:p>
          </table:table-cell>
          <table:table-cell table:formula="of:=[.AA146]-[.Y146]" office:value-type="float" office:value="-0.8968" calcext:value-type="float">
            <text:p>-0.896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650140345628" calcext:value-type="float">
            <text:p>-0.098265014</text:p>
          </table:table-cell>
          <table:table-cell office:value-type="float" office:value="-0.0977776991789896" calcext:value-type="float">
            <text:p>-0.0977776992</text:p>
          </table:table-cell>
          <table:table-cell office:value-type="float" office:value="7.14764189720154" calcext:value-type="float">
            <text:p>7.1476418972</text:p>
          </table:table-cell>
          <table:table-cell office:value-type="float" office:value="7.14825105667114" calcext:value-type="float">
            <text:p>7.148251056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015942644153" calcext:value-type="float">
            <text:p>1.9801594264415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294200169048686" calcext:value-type="float">
            <text:p>0.000002942</text:p>
          </table:table-cell>
          <table:table-cell office:value-type="float" office:value="0.0000000772142796779331" calcext:value-type="float">
            <text:p>7.72142796779331E-08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7" calcext:value-type="float">
            <text:p>3.7</text:p>
          </table:table-cell>
          <table:table-cell office:value-type="float" office:value="3.42" calcext:value-type="float">
            <text:p>3.42</text:p>
          </table:table-cell>
          <table:table-cell office:value-type="float" office:value="0.0225" calcext:value-type="float">
            <text:p>0.0225</text:p>
          </table:table-cell>
          <table:table-cell office:value-type="float" office:value="3" calcext:value-type="float">
            <text:p>3</text:p>
          </table:table-cell>
          <table:table-cell table:formula="of:=([.X147]=&quot;Optimal&quot;)" office:value-type="boolean" office:boolean-value="true" calcext:value-type="boolean">
            <text:p>TRUE</text:p>
          </table:table-cell>
          <table:table-cell table:formula="of:=[.U147]-[.V147]-[.W147]" office:value-type="float" office:value="0" calcext:value-type="float">
            <text:p>0</text:p>
          </table:table-cell>
          <table:table-cell table:formula="of:=[.Y147]/[.U147]" office:value-type="float" office:value="1.23333333333333" calcext:value-type="float">
            <text:p>1.2333333333</text:p>
          </table:table-cell>
          <table:table-cell table:formula="of:=MAX([.N147:.Q147])" office:value-type="float" office:value="0.00000294200169048686" calcext:value-type="float">
            <text:p>0.000002942</text:p>
          </table:table-cell>
          <table:table-cell table:formula="of:=([.F147]-[.G147])/(ABS([.F147])+0.00001)" office:value-type="float" office:value="-0.0049586851791424" calcext:value-type="float">
            <text:p>-0.0049586852</text:p>
          </table:table-cell>
          <table:table-cell table:formula="of:=[.Y147]+[.Z147]" office:value-type="float" office:value="7.12" calcext:value-type="float">
            <text:p>7.12</text:p>
          </table:table-cell>
          <table:table-cell table:formula="of:=[.AA147]-[.Y147]" office:value-type="float" office:value="-3.6775" calcext:value-type="float">
            <text:p>-3.677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6319343466403" calcext:value-type="float">
            <text:p>-0.0916319343</text:p>
          </table:table-cell>
          <table:table-cell office:value-type="float" office:value="-0.0914960252803719" calcext:value-type="float">
            <text:p>-0.0914960253</text:p>
          </table:table-cell>
          <table:table-cell office:value-type="float" office:value="19.3239469528198" calcext:value-type="float">
            <text:p>19.3239469528</text:p>
          </table:table-cell>
          <table:table-cell office:value-type="float" office:value="19.3246438503265" calcext:value-type="float">
            <text:p>19.324643850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310763805938357" calcext:value-type="float">
            <text:p>0.0003107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6492743605333" calcext:value-type="float">
            <text:p>2.6492743605333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0.5" calcext:value-type="float">
            <text:p>10.5</text:p>
          </table:table-cell>
          <table:table-cell office:value-type="float" office:value="8.24" calcext:value-type="float">
            <text:p>8.24</text:p>
          </table:table-cell>
          <table:table-cell office:value-type="float" office:value="0.607" calcext:value-type="float">
            <text:p>0.607</text:p>
          </table:table-cell>
          <table:table-cell office:value-type="float" office:value="3" calcext:value-type="float">
            <text:p>3</text:p>
          </table:table-cell>
          <table:table-cell table:formula="of:=([.X148]=&quot;Optimal&quot;)" office:value-type="boolean" office:boolean-value="true" calcext:value-type="boolean">
            <text:p>TRUE</text:p>
          </table:table-cell>
          <table:table-cell table:formula="of:=[.U148]-[.V148]-[.W148]" office:value-type="float" office:value="0" calcext:value-type="float">
            <text:p>0</text:p>
          </table:table-cell>
          <table:table-cell table:formula="of:=[.Y148]/[.U148]" office:value-type="float" office:value="3.5" calcext:value-type="float">
            <text:p>3.5</text:p>
          </table:table-cell>
          <table:table-cell table:formula="of:=MAX([.N148:.Q148])" office:value-type="float" office:value="0.000026492743605333" calcext:value-type="float">
            <text:p>2.6492743605333E-05</text:p>
          </table:table-cell>
          <table:table-cell table:formula="of:=([.F148]-[.G148])/(ABS([.F148])+0.00001)" office:value-type="float" office:value="-0.00148304449526692" calcext:value-type="float">
            <text:p>-0.0014830445</text:p>
          </table:table-cell>
          <table:table-cell table:formula="of:=[.Y148]+[.Z148]" office:value-type="float" office:value="18.74" calcext:value-type="float">
            <text:p>18.74</text:p>
          </table:table-cell>
          <table:table-cell table:formula="of:=[.AA148]-[.Y148]" office:value-type="float" office:value="-9.893" calcext:value-type="float">
            <text:p>-9.89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0020739405378" calcext:value-type="float">
            <text:p>-0.1200207394</text:p>
          </table:table-cell>
          <table:table-cell office:value-type="float" office:value="-0.1199669831748" calcext:value-type="float">
            <text:p>-0.1199669832</text:p>
          </table:table-cell>
          <table:table-cell office:value-type="float" office:value="290.317820072174" calcext:value-type="float">
            <text:p>290.3178200722</text:p>
          </table:table-cell>
          <table:table-cell office:value-type="float" office:value="290.318784952164" calcext:value-type="float">
            <text:p>290.31878495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68119838819188" calcext:value-type="float">
            <text:p>0.0005681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42661381970599" calcext:value-type="float">
            <text:p>2.42661381970599E-05</text:p>
          </table:table-cell>
          <table:table-cell office:value-type="float" office:value="0.000000109451863397222" calcext:value-type="float">
            <text:p>1.0945186339722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40" calcext:value-type="float">
            <text:p>140</text:p>
          </table:table-cell>
          <table:table-cell office:value-type="float" office:value="14.4" calcext:value-type="float">
            <text:p>14.4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table:formula="of:=([.X149]=&quot;Optimal&quot;)" office:value-type="boolean" office:boolean-value="false" calcext:value-type="boolean">
            <text:p>FALSE</text:p>
          </table:table-cell>
          <table:table-cell table:formula="of:=[.U149]-[.V149]-[.W149]" office:value-type="float" office:value="5" calcext:value-type="float">
            <text:p>5</text:p>
          </table:table-cell>
          <table:table-cell table:formula="of:=[.Y149]/[.U149]" office:value-type="float" office:value="8.23529411764706" calcext:value-type="float">
            <text:p>8.2352941176</text:p>
          </table:table-cell>
          <table:table-cell table:formula="of:=MAX([.N149:.Q149])" office:value-type="float" office:value="0.0000242661381970599" calcext:value-type="float">
            <text:p>2.42661381970599E-05</text:p>
          </table:table-cell>
          <table:table-cell table:formula="of:=([.F149]-[.G149])/(ABS([.F149])+0.00001)" office:value-type="float" office:value="-0.000447853865137438" calcext:value-type="float">
            <text:p>-0.0004478539</text:p>
          </table:table-cell>
          <table:table-cell table:formula="of:=[.Y149]+[.Z149]" office:value-type="float" office:value="154.4" calcext:value-type="float">
            <text:p>154.4</text:p>
          </table:table-cell>
          <table:table-cell table:formula="of:=[.AA149]-[.Y149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70977128039" calcext:value-type="float">
            <text:p>-0.1260709771</text:p>
          </table:table-cell>
          <table:table-cell office:value-type="float" office:value="-0.126007703793619" calcext:value-type="float">
            <text:p>-0.1260077038</text:p>
          </table:table-cell>
          <table:table-cell office:value-type="float" office:value="758.16317820549" calcext:value-type="float">
            <text:p>758.1631782055</text:p>
          </table:table-cell>
          <table:table-cell office:value-type="float" office:value="758.164464950562" calcext:value-type="float">
            <text:p>758.164464950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30012661190982" calcext:value-type="float">
            <text:p>0.0003300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708554826545083" calcext:value-type="float">
            <text:p>7.08554826545083E-06</text:p>
          </table:table-cell>
          <table:table-cell office:value-type="float" office:value="0.0000000322905998674125" calcext:value-type="float">
            <text:p>3.22905998674125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58" calcext:value-type="float">
            <text:p>258</text:p>
          </table:table-cell>
          <table:table-cell office:value-type="float" office:value="31.7" calcext:value-type="float">
            <text:p>31.7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table:formula="of:=([.X150]=&quot;Optimal&quot;)" office:value-type="boolean" office:boolean-value="false" calcext:value-type="boolean">
            <text:p>FALSE</text:p>
          </table:table-cell>
          <table:table-cell table:formula="of:=[.U150]-[.V150]-[.W150]" office:value-type="float" office:value="2" calcext:value-type="float">
            <text:p>2</text:p>
          </table:table-cell>
          <table:table-cell table:formula="of:=[.Y150]/[.U150]" office:value-type="float" office:value="17.2" calcext:value-type="float">
            <text:p>17.2</text:p>
          </table:table-cell>
          <table:table-cell table:formula="of:=MAX([.N150:.Q150])" office:value-type="float" office:value="0.00000708554826545083" calcext:value-type="float">
            <text:p>7.08554826545083E-06</text:p>
          </table:table-cell>
          <table:table-cell table:formula="of:=([.F150]-[.G150])/(ABS([.F150])+0.00001)" office:value-type="float" office:value="-0.000501846796093104" calcext:value-type="float">
            <text:p>-0.0005018468</text:p>
          </table:table-cell>
          <table:table-cell table:formula="of:=[.Y150]+[.Z150]" office:value-type="float" office:value="289.7" calcext:value-type="float">
            <text:p>289.7</text:p>
          </table:table-cell>
          <table:table-cell table:formula="of:=[.AA150]-[.Y150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3074194495691" calcext:value-type="float">
            <text:p>-0.1330741945</text:p>
          </table:table-cell>
          <table:table-cell office:value-type="float" office:value="-0.1327681984659" calcext:value-type="float">
            <text:p>-0.1327681985</text:p>
          </table:table-cell>
          <table:table-cell office:value-type="float" office:value="734.875089168549" calcext:value-type="float">
            <text:p>734.8750891685</text:p>
          </table:table-cell>
          <table:table-cell office:value-type="float" office:value="734.883764028549" calcext:value-type="float">
            <text:p>734.883764028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7170505138029" calcext:value-type="float">
            <text:p>0.0011717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136305348379384" calcext:value-type="float">
            <text:p>1.36305348379384E-05</text:p>
          </table:table-cell>
          <table:table-cell office:value-type="float" office:value="0.000030806192820778" calcext:value-type="float">
            <text:p>3.0806192820778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639" calcext:value-type="float">
            <text:p>639</text:p>
          </table:table-cell>
          <table:table-cell office:value-type="float" office:value="84.1" calcext:value-type="float">
            <text:p>84.1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table:formula="of:=([.X151]=&quot;Optimal&quot;)" office:value-type="boolean" office:boolean-value="false" calcext:value-type="boolean">
            <text:p>FALSE</text:p>
          </table:table-cell>
          <table:table-cell table:formula="of:=[.U151]-[.V151]-[.W151]" office:value-type="float" office:value="9" calcext:value-type="float">
            <text:p>9</text:p>
          </table:table-cell>
          <table:table-cell table:formula="of:=[.Y151]/[.U151]" office:value-type="float" office:value="58.0909090909091" calcext:value-type="float">
            <text:p>58.0909090909</text:p>
          </table:table-cell>
          <table:table-cell table:formula="of:=MAX([.N151:.Q151])" office:value-type="float" office:value="0.000030806192820778" calcext:value-type="float">
            <text:p>3.0806192820778E-05</text:p>
          </table:table-cell>
          <table:table-cell table:formula="of:=([.F151]-[.G151])/(ABS([.F151])+0.00001)" office:value-type="float" office:value="-0.00229926649780274" calcext:value-type="float">
            <text:p>-0.0022992665</text:p>
          </table:table-cell>
          <table:table-cell table:formula="of:=[.Y151]+[.Z151]" office:value-type="float" office:value="723.1" calcext:value-type="float">
            <text:p>723.1</text:p>
          </table:table-cell>
          <table:table-cell table:formula="of:=[.AA151]-[.Y151]" office:value-type="float" office:value="-627.7" calcext:value-type="float">
            <text:p>-627.7</text:p>
          </table:table-cell>
        </table:table-row>
      </table:table>
      <table:table table:name="Pivot Table_Sheet1_2" table:style-name="ta1">
        <table:table-column table:style-name="co26" table:default-cell-style-name="ce4"/>
        <table:table-column table:style-name="co27" table:default-cell-style-name="ce8"/>
        <table:table-column table:style-name="co28" table:default-cell-style-name="ce12"/>
        <table:table-column table:style-name="co29" table:default-cell-style-name="ce16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Data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7" office:value-type="string" calcext:value-type="string">
            <text:p>solver</text:p>
          </table:table-cell>
          <table:table-cell table:style-name="ce11" office:value-type="string" calcext:value-type="string">
            <text:p>Sum - solvertime</text:p>
          </table:table-cell>
          <table:table-cell table:style-name="ce15" office:value-type="string" calcext:value-type="string">
            <text:p>Sum - status</text:p>
          </table:table-cell>
        </table:table-row>
        <table:table-row table:style-name="ro1"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PAJ_CPLEX_noconic_noinit_msd</text:p>
          </table:table-cell>
          <table:table-cell office:value-type="float" office:value="0.0129780769348145" calcext:value-type="float">
            <text:p>0.0129780769</text:p>
          </table:table-cell>
          <table:table-cell/>
        </table:table-row>
        <table:table-row table:style-name="ro1"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PAJ_CPLEX_noconic_noinit_msd</text:p>
          </table:table-cell>
          <table:table-cell office:value-type="float" office:value="0.0221920013427734" calcext:value-type="float">
            <text:p>0.0221920013</text:p>
          </table:table-cell>
          <table:table-cell/>
        </table:table-row>
        <table:table-row table:style-name="ro1"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PAJ_CPLEX_noconic_noinit_msd</text:p>
          </table:table-cell>
          <table:table-cell office:value-type="float" office:value="1.41481709480286" calcext:value-type="float">
            <text:p>1.4148170948</text:p>
          </table:table-cell>
          <table:table-cell/>
        </table:table-row>
        <table:table-row table:style-name="ro1"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PAJ_CPLEX_noconic_noinit_msd</text:p>
          </table:table-cell>
          <table:table-cell office:value-type="float" office:value="208.485455036163" calcext:value-type="float">
            <text:p>208.4854550362</text:p>
          </table:table-cell>
          <table:table-cell/>
        </table:table-row>
        <table:table-row table:style-name="ro1"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PAJ_CPLEX_noconic_noinit_msd</text:p>
          </table:table-cell>
          <table:table-cell office:value-type="float" office:value="7200.00315713882" calcext:value-type="float">
            <text:p>7200.0031571388</text:p>
          </table:table-cell>
          <table:table-cell/>
        </table:table-row>
        <table:table-row table:style-name="ro1">
          <table:table-cell table:style-name="ce5" office:value-type="string" calcext:value-type="string">
            <text:p>multiportfolio_socexppsd_f.cbf</text:p>
          </table:table-cell>
          <table:table-cell table:style-name="ce9" office:value-type="string" calcext:value-type="string">
            <text:p>PAJ_CPLEX_noconic_noinit_msd</text:p>
          </table:table-cell>
          <table:table-cell table:style-name="ce13" office:value-type="float" office:value="12.7995510101318" calcext:value-type="float">
            <text:p>12.7995510101</text:p>
          </table:table-cell>
          <table:table-cell table:style-name="ce17"/>
        </table:table-row>
      </table:table>
      <table:table table:name="Pivot Table_Sheet1_1" table:style-name="ta1">
        <table:table-column table:style-name="co30" table:default-cell-style-name="ce18"/>
        <table:table-column table:style-name="co31" table:default-cell-style-name="ce22"/>
        <table:table-column table:style-name="co32" table:default-cell-style-name="ce26"/>
        <table:table-column table:style-name="co33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8"/>
        <table:table-column table:style-name="co38" table:default-cell-style-name="ce33"/>
        <table:table-column table:style-name="co39" table:default-cell-style-name="ce33"/>
        <table:table-column table:style-name="co40" table:default-cell-style-name="ce33"/>
        <table:table-column table:style-name="co25" table:default-cell-style-name="ce4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Data</text:p>
          </table:table-cell>
          <table:table-cell table:style-name="ce31" table:number-columns-repeated="8"/>
          <table:table-cell table:style-name="ce1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7" office:value-type="string" calcext:value-type="string">
            <text:p>solver</text:p>
          </table:table-cell>
          <table:table-cell table:style-name="ce11" office:value-type="string" calcext:value-type="string">
            <text:p>status</text:p>
          </table:table-cell>
          <table:table-cell table:style-name="ce32" office:value-type="string" calcext:value-type="string">
            <text:p>Sum - iteration_count</text:p>
          </table:table-cell>
          <table:table-cell table:style-name="ce32" office:value-type="string" calcext:value-type="string">
            <text:p>Sum - subp fails</text:p>
          </table:table-cell>
          <table:table-cell table:style-name="ce32" office:value-type="string" calcext:value-type="string">
            <text:p>Sum - conic_relaxation_time</text:p>
          </table:table-cell>
          <table:table-cell table:style-name="ce32" office:value-type="string" calcext:value-type="string">
            <text:p>Sum - conic_subproblem_count</text:p>
          </table:table-cell>
          <table:table-cell table:style-name="ce32" office:value-type="string" calcext:value-type="string">
            <text:p>Sum - relax success?</text:p>
          </table:table-cell>
          <table:table-cell table:style-name="ce32" office:value-type="string" calcext:value-type="string">
            <text:p>Sum - avg subp time</text:p>
          </table:table-cell>
          <table:table-cell table:style-name="ce32" office:value-type="string" calcext:value-type="string">
            <text:p>Sum - max_linear_violation</text:p>
          </table:table-cell>
          <table:table-cell table:style-name="ce32" office:value-type="string" calcext:value-type="string">
            <text:p>Sum - conic viol</text:p>
          </table:table-cell>
          <table:table-cell table:style-name="ce15" office:value-type="string" calcext:value-type="string">
            <text:p>Sum - gap</text:p>
          </table:table-cell>
        </table:table-row>
        <table:table-row table:style-name="ro1">
          <table:table-cell office:value-type="string" calcext:value-type="string">
            <text:p>multiportfolio_soc_a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00000000189576212258908" calcext:value-type="float">
            <text:p>1.89576212258908E-13</text:p>
          </table:table-cell>
          <table:table-cell office:value-type="float" office:value="0.0000000000184324430718696" calcext:value-type="float">
            <text:p>1.84324430718696E-11</text:p>
          </table:table-cell>
          <table:table-cell office:value-type="float" office:value="-0.000000000147479683681396" calcext:value-type="float">
            <text:p>-1.47479683681396E-10</text:p>
          </table:table-cell>
        </table:table-row>
        <table:table-row table:style-name="ro1">
          <table:table-cell table:style-name="ce19"/>
          <table:table-cell table:style-name="ce23" office:value-type="string" calcext:value-type="string">
            <text:p>PAJ_CPLEX_MOSEK</text:p>
          </table:table-cell>
          <table:table-cell table:style-name="ce2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293" calcext:value-type="float">
            <text:p>0.00293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4" office:value-type="float" office:value="0.00112" calcext:value-type="float">
            <text:p>0.00112</text:p>
          </table:table-cell>
          <table:table-cell table:style-name="ce34" office:value-type="float" office:value="0.0000000000000183811299514502" calcext:value-type="float">
            <text:p>1.83811299514502E-14</text:p>
          </table:table-cell>
          <table:table-cell table:style-name="ce34" office:value-type="float" office:value="0.00000000387420086289669" calcext:value-type="float">
            <text:p>3.87420086289669E-09</text:p>
          </table:table-cell>
          <table:table-cell table:style-name="ce44" office:value-type="float" office:value="-0.0000000257722601138134" calcext:value-type="float">
            <text:p>-2.57722601138134E-08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0149" calcext:value-type="float">
            <text:p>0.00149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00107" calcext:value-type="float">
            <text:p>0.00107</text:p>
          </table:table-cell>
          <table:table-cell table:style-name="ce35" office:value-type="float" office:value="0.000157922322779933" calcext:value-type="float">
            <text:p>0.0001579223</text:p>
          </table:table-cell>
          <table:table-cell table:style-name="ce35" office:value-type="float" office:value="0.000160291235278436" calcext:value-type="float">
            <text:p>0.0001602912</text:p>
          </table:table-cell>
          <table:table-cell table:style-name="ce45" office:value-type="float" office:value="-0.000804048666051482" calcext:value-type="float">
            <text:p>-0.0008040487</text:p>
          </table:table-cell>
        </table:table-row>
        <table:table-row table:style-name="ro1">
          <table:table-cell office:value-type="string" calcext:value-type="string">
            <text:p>multiportfolio_soc_b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283298198630599" calcext:value-type="float">
            <text:p>0.000002833</text:p>
          </table:table-cell>
          <table:table-cell office:value-type="float" office:value="0.00000292522885553786" calcext:value-type="float">
            <text:p>2.92522885553786E-06</text:p>
          </table:table-cell>
        </table:table-row>
        <table:table-row table:style-name="ro1">
          <table:table-cell table:style-name="ce19"/>
          <table:table-cell table:style-name="ce23" office:value-type="string" calcext:value-type="string">
            <text:p>PAJ_CPLEX_MOSEK</text:p>
          </table:table-cell>
          <table:table-cell table:style-name="ce27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493" calcext:value-type="float">
            <text:p>0.00493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4" office:value-type="float" office:value="0.00181333333333333" calcext:value-type="float">
            <text:p>0.0018133333</text:p>
          </table:table-cell>
          <table:table-cell table:style-name="ce34" office:value-type="float" office:value="9.95037385820297E-015" calcext:value-type="float">
            <text:p>9.95037385820297E-15</text:p>
          </table:table-cell>
          <table:table-cell table:style-name="ce34" office:value-type="float" office:value="0.00000000596226788079912" calcext:value-type="float">
            <text:p>0.000000006</text:p>
          </table:table-cell>
          <table:table-cell table:style-name="ce44" office:value-type="float" office:value="0.00000660334377370151" calcext:value-type="float">
            <text:p>6.60334377370151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0398" calcext:value-type="float">
            <text:p>0.00398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00366666666666667" calcext:value-type="float">
            <text:p>0.0036666667</text:p>
          </table:table-cell>
          <table:table-cell table:style-name="ce35" office:value-type="float" office:value="6.93889390390723E-018" calcext:value-type="float">
            <text:p>6.93889390390723E-18</text:p>
          </table:table-cell>
          <table:table-cell table:style-name="ce35" office:value-type="float" office:value="0.0000007906375408262" calcext:value-type="float">
            <text:p>7.906375408262E-07</text:p>
          </table:table-cell>
          <table:table-cell table:style-name="ce45" office:value-type="float" office:value="-0.000187885719501508" calcext:value-type="float">
            <text:p>-0.0001878857</text:p>
          </table:table-cell>
        </table:table-row>
        <table:table-row table:style-name="ro1">
          <table:table-cell office:value-type="string" calcext:value-type="string">
            <text:p>multiportfolio_soc_c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22" calcext:value-type="float">
            <text:p>0.0122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000000000028915411731667" calcext:value-type="float">
            <text:p>2.8915411731667E-13</text:p>
          </table:table-cell>
          <table:table-cell office:value-type="float" office:value="0.000000000141466706404803" calcext:value-type="float">
            <text:p>1.41466706404803E-10</text:p>
          </table:table-cell>
          <table:table-cell office:value-type="float" office:value="0.00000929059395571132" calcext:value-type="float">
            <text:p>9.29059395571132E-06</text:p>
          </table:table-cell>
        </table:table-row>
        <table:table-row table:style-name="ro1">
          <table:table-cell table:style-name="ce19"/>
          <table:table-cell table:style-name="ce23" office:value-type="string" calcext:value-type="string">
            <text:p>PAJ_CPLEX_MOSEK</text:p>
          </table:table-cell>
          <table:table-cell table:style-name="ce27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795" calcext:value-type="float">
            <text:p>0.00795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4" office:value-type="float" office:value="0.002675" calcext:value-type="float">
            <text:p>0.002675</text:p>
          </table:table-cell>
          <table:table-cell table:style-name="ce34" office:value-type="float" office:value="0.0000000000000224820162486594" calcext:value-type="float">
            <text:p>2.24820162486594E-14</text:p>
          </table:table-cell>
          <table:table-cell table:style-name="ce34" office:value-type="float" office:value="0.00000000784787733409953" calcext:value-type="float">
            <text:p>7.84787733409953E-09</text:p>
          </table:table-cell>
          <table:table-cell table:style-name="ce44" office:value-type="float" office:value="0.00000924120111884943" calcext:value-type="float">
            <text:p>9.24120111884943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0523" calcext:value-type="float">
            <text:p>0.00523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004525" calcext:value-type="float">
            <text:p>0.004525</text:p>
          </table:table-cell>
          <table:table-cell table:style-name="ce35" office:value-type="float" office:value="0.000237391273212838" calcext:value-type="float">
            <text:p>0.0002373913</text:p>
          </table:table-cell>
          <table:table-cell table:style-name="ce35" office:value-type="float" office:value="0.000337714951909936" calcext:value-type="float">
            <text:p>0.000337715</text:p>
          </table:table-cell>
          <table:table-cell table:style-name="ce45" office:value-type="float" office:value="-0.00085022856950124" calcext:value-type="float">
            <text:p>-0.0008502286</text:p>
          </table:table-cell>
        </table:table-row>
        <table:table-row table:style-name="ro1">
          <table:table-cell office:value-type="string" calcext:value-type="string">
            <text:p>multiportfolio_soc_d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41" calcext:value-type="float">
            <text:p>0.0441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0419226760459135" calcext:value-type="float">
            <text:p>4.19226760459135E-08</text:p>
          </table:table-cell>
          <table:table-cell office:value-type="float" office:value="0.000000123160583080116" calcext:value-type="float">
            <text:p>1.23160583080116E-07</text:p>
          </table:table-cell>
        </table:table-row>
        <table:table-row table:style-name="ro1">
          <table:table-cell table:style-name="ce19"/>
          <table:table-cell table:style-name="ce23" office:value-type="string" calcext:value-type="string">
            <text:p>PAJ_CPLEX_MOSEK</text:p>
          </table:table-cell>
          <table:table-cell table:style-name="ce2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202" calcext:value-type="float">
            <text:p>0.0202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4" office:value-type="float" office:value="0.00575" calcext:value-type="float">
            <text:p>0.00575</text:p>
          </table:table-cell>
          <table:table-cell table:style-name="ce34" office:value-type="float" office:value="6.86950496486816E-016" calcext:value-type="float">
            <text:p>6.86950496486816E-16</text:p>
          </table:table-cell>
          <table:table-cell table:style-name="ce34" office:value-type="float" office:value="0.0000000059477531302865" calcext:value-type="float">
            <text:p>5.9477531302865E-09</text:p>
          </table:table-cell>
          <table:table-cell table:style-name="ce44" office:value-type="float" office:value="-0.00000254282199251674" calcext:value-type="float">
            <text:p>-2.54282199251674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106" calcext:value-type="float">
            <text:p>0.0106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0209" calcext:value-type="float">
            <text:p>0.0209</text:p>
          </table:table-cell>
          <table:table-cell table:style-name="ce35" office:value-type="float" office:value="0.00079805291582611" calcext:value-type="float">
            <text:p>0.0007980529</text:p>
          </table:table-cell>
          <table:table-cell table:style-name="ce35" office:value-type="float" office:value="0.000000966916269121154" calcext:value-type="float">
            <text:p>9.66916269121154E-07</text:p>
          </table:table-cell>
          <table:table-cell table:style-name="ce45" office:value-type="float" office:value="-0.000767194613929817" calcext:value-type="float">
            <text:p>-0.0007671946</text:p>
          </table:table-cell>
        </table:table-row>
        <table:table-row table:style-name="ro1">
          <table:table-cell office:value-type="string" calcext:value-type="string">
            <text:p>multiportfolio_soc_e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0000000176464745593741" calcext:value-type="float">
            <text:p>1.76464745593741E-13</text:p>
          </table:table-cell>
          <table:table-cell office:value-type="float" office:value="0.00000000012435198704086" calcext:value-type="float">
            <text:p>1.2435198704086E-10</text:p>
          </table:table-cell>
          <table:table-cell office:value-type="float" office:value="-0.00000000165868760446467" calcext:value-type="float">
            <text:p>-1.65868760446467E-09</text:p>
          </table:table-cell>
        </table:table-row>
        <table:table-row table:style-name="ro1">
          <table:table-cell table:style-name="ce19"/>
          <table:table-cell table:style-name="ce23" office:value-type="string" calcext:value-type="string">
            <text:p>PAJ_CPLEX_MOSEK</text:p>
          </table:table-cell>
          <table:table-cell table:style-name="ce27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667" calcext:value-type="float">
            <text:p>0.0667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4" office:value-type="float" office:value="0.0130333333333333" calcext:value-type="float">
            <text:p>0.0130333333</text:p>
          </table:table-cell>
          <table:table-cell table:style-name="ce34" office:value-type="float" office:value="0.0000000000000622418783180478" calcext:value-type="float">
            <text:p>6.22418783180478E-14</text:p>
          </table:table-cell>
          <table:table-cell table:style-name="ce34" office:value-type="float" office:value="0.00000000450820946545916" calcext:value-type="float">
            <text:p>4.50820946545916E-09</text:p>
          </table:table-cell>
          <table:table-cell table:style-name="ce44" office:value-type="float" office:value="-0.000000295092787235417" calcext:value-type="float">
            <text:p>-2.95092787235417E-07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592" calcext:value-type="float">
            <text:p>0.0592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0678" calcext:value-type="float">
            <text:p>0.0678</text:p>
          </table:table-cell>
          <table:table-cell table:style-name="ce35" office:value-type="float" office:value="0.000753437023082393" calcext:value-type="float">
            <text:p>0.000753437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-0.0000981922218766252" calcext:value-type="float">
            <text:p>-9.81922218766252E-05</text:p>
          </table:table-cell>
        </table:table-row>
        <table:table-row table:style-name="ro1">
          <table:table-cell office:value-type="string" calcext:value-type="string">
            <text:p>multiportfolio_soc_f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0000000000270984623629289" calcext:value-type="float">
            <text:p>2.70984623629289E-13</text:p>
          </table:table-cell>
          <table:table-cell office:value-type="float" office:value="0.000000000697651630909846" calcext:value-type="float">
            <text:p>6.97651630909846E-10</text:p>
          </table:table-cell>
          <table:table-cell office:value-type="float" office:value="-0.0000000244120114316293" calcext:value-type="float">
            <text:p>-2.44120114316293E-08</text:p>
          </table:table-cell>
        </table:table-row>
        <table:table-row table:style-name="ro1">
          <table:table-cell table:style-name="ce19"/>
          <table:table-cell table:style-name="ce23" office:value-type="string" calcext:value-type="string">
            <text:p>PAJ_CPLEX_MOSEK</text:p>
          </table:table-cell>
          <table:table-cell table:style-name="ce27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34" office:value-type="float" office:value="0.0449" calcext:value-type="float">
            <text:p>0.0449</text:p>
          </table:table-cell>
          <table:table-cell table:style-name="ce34" office:value-type="float" office:value="0.000000000222242901403305" calcext:value-type="float">
            <text:p>2.22242901403305E-10</text:p>
          </table:table-cell>
          <table:table-cell table:style-name="ce34" office:value-type="float" office:value="0.000000000481611042713048" calcext:value-type="float">
            <text:p>4.81611042713048E-10</text:p>
          </table:table-cell>
          <table:table-cell table:style-name="ce44" office:value-type="float" office:value="-0.00000229025888708141" calcext:value-type="float">
            <text:p>-2.29025888708141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336" calcext:value-type="float">
            <text:p>0.336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0.00110854524964332" calcext:value-type="float">
            <text:p>0.0011085452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-0.0000945616412851647" calcext:value-type="float">
            <text:p>-9.45616412851647E-05</text:p>
          </table:table-cell>
        </table:table-row>
        <table:table-row table:style-name="ro1">
          <table:table-cell office:value-type="string" calcext:value-type="string">
            <text:p>multiportfolio_socexp_a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228333333333333" calcext:value-type="float">
            <text:p>0.0022833333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float" office:value="-0.000000457558019810713" calcext:value-type="float">
            <text:p>-4.57558019810713E-07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4095" calcext:value-type="float">
            <text:p>0.4095</text:p>
          </table:table-cell>
          <table:table-cell table:style-name="ce35" office:value-type="float" office:value="0.000141300688717806" calcext:value-type="float">
            <text:p>0.0001413007</text:p>
          </table:table-cell>
          <table:table-cell table:style-name="ce35" office:value-type="float" office:value="0.0000495539843203829" calcext:value-type="float">
            <text:p>0.000049554</text:p>
          </table:table-cell>
          <table:table-cell table:style-name="ce45" office:value-type="float" office:value="-0.00071482915032395" calcext:value-type="float">
            <text:p>-0.0007148292</text:p>
          </table:table-cell>
        </table:table-row>
        <table:table-row table:style-name="ro1">
          <table:table-cell office:value-type="string" calcext:value-type="string">
            <text:p>multiportfolio_socexp_b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float" office:value="-0.000000143581430007924" calcext:value-type="float">
            <text:p>-1.43581430007924E-07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.71" calcext:value-type="float">
            <text:p>3.71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1.385" calcext:value-type="float">
            <text:p>1.385</text:p>
          </table:table-cell>
          <table:table-cell table:style-name="ce35" office:value-type="float" office:value="0.000815651753861776" calcext:value-type="float">
            <text:p>0.0008156518</text:p>
          </table:table-cell>
          <table:table-cell table:style-name="ce35" office:value-type="float" office:value="0.000138742914386425" calcext:value-type="float">
            <text:p>0.0001387429</text:p>
          </table:table-cell>
          <table:table-cell table:style-name="ce45" office:value-type="float" office:value="-0.00255011218410129" calcext:value-type="float">
            <text:p>-0.0025501122</text:p>
          </table:table-cell>
        </table:table-row>
        <table:table-row table:style-name="ro1">
          <table:table-cell office:value-type="string" calcext:value-type="string">
            <text:p>multiportfolio_socexp_c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25285714285714" calcext:value-type="float">
            <text:p>0.0125285714</text:p>
          </table:table-cell>
          <table:table-cell office:value-type="float" office:value="0.0000000000262429559420158" calcext:value-type="float">
            <text:p>2.62429559420158E-11</text:p>
          </table:table-cell>
          <table:table-cell office:value-type="float" office:value="0.000000000408172967647502" calcext:value-type="float">
            <text:p>4.08172967647502E-10</text:p>
          </table:table-cell>
          <table:table-cell office:value-type="float" office:value="0.00000772995555325391" calcext:value-type="float">
            <text:p>0.00000773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.8" calcext:value-type="float">
            <text:p>20.8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9.46666666666667" calcext:value-type="float">
            <text:p>9.4666666667</text:p>
          </table:table-cell>
          <table:table-cell table:style-name="ce35" office:value-type="float" office:value="0.000388440319546383" calcext:value-type="float">
            <text:p>0.0003884403</text:p>
          </table:table-cell>
          <table:table-cell table:style-name="ce35" office:value-type="float" office:value="0.0000332028960052799" calcext:value-type="float">
            <text:p>3.32028960052799E-05</text:p>
          </table:table-cell>
          <table:table-cell table:style-name="ce45" office:value-type="float" office:value="-0.00195316013867917" calcext:value-type="float">
            <text:p>-0.0019531601</text:p>
          </table:table-cell>
        </table:table-row>
        <table:table-row table:style-name="ro1">
          <table:table-cell office:value-type="string" calcext:value-type="string">
            <text:p>multiportfolio_socexp_d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00000655520466467247" calcext:value-type="float">
            <text:p>6.55520466467247E-11</text:p>
          </table:table-cell>
          <table:table-cell office:value-type="float" office:value="0.000000000845932879300904" calcext:value-type="float">
            <text:p>8.45932879300904E-10</text:p>
          </table:table-cell>
          <table:table-cell office:value-type="float" office:value="0.00000680687572366805" calcext:value-type="float">
            <text:p>6.80687572366805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4.5" calcext:value-type="float">
            <text:p>44.5</text:p>
          </table:table-cell>
          <table:table-cell table:style-name="ce35" office:value-type="float" office:value="10" calcext:value-type="float">
            <text:p>10</text:p>
          </table:table-cell>
          <table:table-cell table:style-name="ce40" office:value-type="boolean" office:boolean-value="false" calcext:value-type="boolean">
            <text:p>FALSE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0.00071004783337396" calcext:value-type="float">
            <text:p>0.0007100478</text:p>
          </table:table-cell>
          <table:table-cell table:style-name="ce35" office:value-type="float" office:value="0.000292354360446966" calcext:value-type="float">
            <text:p>0.0002923544</text:p>
          </table:table-cell>
          <table:table-cell table:style-name="ce45" office:value-type="float" office:value="-0.000677015079766613" calcext:value-type="float">
            <text:p>-0.0006770151</text:p>
          </table:table-cell>
        </table:table-row>
        <table:table-row table:style-name="ro1">
          <table:table-cell office:value-type="string" calcext:value-type="string">
            <text:p>multiportfolio_socexp_e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.296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58571428571429" calcext:value-type="float">
            <text:p>0.1585714286</text:p>
          </table:table-cell>
          <table:table-cell office:value-type="float" office:value="6.66133814775094E-016" calcext:value-type="float">
            <text:p>6.66133814775094E-16</text:p>
          </table:table-cell>
          <table:table-cell office:value-type="float" office:value="0.00000009979636138302" calcext:value-type="float">
            <text:p>9.979636138302E-08</text:p>
          </table:table-cell>
          <table:table-cell office:value-type="float" office:value="0.00000686475635953576" calcext:value-type="float">
            <text:p>6.86475635953576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5" calcext:value-type="float">
            <text:p>15</text:p>
          </table:table-cell>
          <table:table-cell table:style-name="ce40" office:value-type="boolean" office:boolean-value="false" calcext:value-type="boolean">
            <text:p>FALSE</text:p>
          </table:table-cell>
          <table:table-cell table:style-name="ce35" office:value-type="float" office:value="35.6666666666667" calcext:value-type="float">
            <text:p>35.6666666667</text:p>
          </table:table-cell>
          <table:table-cell table:style-name="ce35" office:value-type="float" office:value="0.000513277364818808" calcext:value-type="float">
            <text:p>0.0005132774</text:p>
          </table:table-cell>
          <table:table-cell table:style-name="ce35" office:value-type="float" office:value="0.0000107603117223132" calcext:value-type="float">
            <text:p>1.07603117223132E-05</text:p>
          </table:table-cell>
          <table:table-cell table:style-name="ce45" office:value-type="float" office:value="-0.00233365840271514" calcext:value-type="float">
            <text:p>-0.0023336584</text:p>
          </table:table-cell>
        </table:table-row>
        <table:table-row table:style-name="ro1">
          <table:table-cell office:value-type="string" calcext:value-type="string">
            <text:p>multiportfolio_socexp_f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0000000000193817980328331" calcext:value-type="float">
            <text:p>1.93817980328331E-11</text:p>
          </table:table-cell>
          <table:table-cell office:value-type="float" office:value="0.000000000379615672230216" calcext:value-type="float">
            <text:p>3.79615672230216E-10</text:p>
          </table:table-cell>
          <table:table-cell office:value-type="float" office:value="0.00000048894735798423" calcext:value-type="float">
            <text:p>4.8894735798423E-07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13" calcext:value-type="float">
            <text:p>13</text:p>
          </table:table-cell>
          <table:table-cell table:style-name="ce40" office:value-type="boolean" office:boolean-value="false" calcext:value-type="boolean">
            <text:p>FALSE</text:p>
          </table:table-cell>
          <table:table-cell table:style-name="ce35" office:value-type="float" office:value="92.3076923076923" calcext:value-type="float">
            <text:p>92.3076923077</text:p>
          </table:table-cell>
          <table:table-cell table:style-name="ce35" office:value-type="float" office:value="0.000311116182564878" calcext:value-type="float">
            <text:p>0.0003111162</text:p>
          </table:table-cell>
          <table:table-cell table:style-name="ce35" office:value-type="float" office:value="0.0000438471451474909" calcext:value-type="float">
            <text:p>4.38471451474909E-05</text:p>
          </table:table-cell>
          <table:table-cell table:style-name="ce45" office:value-type="float" office:value="-0.00307463006367886" calcext:value-type="float">
            <text:p>-0.0030746301</text:p>
          </table:table-cell>
        </table:table-row>
        <table:table-row table:style-name="ro1">
          <table:table-cell table:style-name="ce4" office:value-type="string" calcext:value-type="string">
            <text:p>multiportfolio_socexppsd_a.cbf</text:p>
          </table:table-cell>
          <table:table-cell table:style-name="ce8" office:value-type="string" calcext:value-type="string">
            <text:p>PAJ_CPLEX_SCS</text:p>
          </table:table-cell>
          <table:table-cell table:style-name="ce29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.81" calcext:value-type="float">
            <text:p>1.8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6" office:value-type="float" office:value="0.318666666666667" calcext:value-type="float">
            <text:p>0.3186666667</text:p>
          </table:table-cell>
          <table:table-cell table:style-name="ce36" office:value-type="float" office:value="6.93889390390723E-018" calcext:value-type="float">
            <text:p>6.93889390390723E-18</text:p>
          </table:table-cell>
          <table:table-cell table:style-name="ce36" office:value-type="float" office:value="0.00000807374495631694" calcext:value-type="float">
            <text:p>8.07374495631694E-06</text:p>
          </table:table-cell>
          <table:table-cell table:style-name="ce46" office:value-type="float" office:value="-0.0190788329791409" calcext:value-type="float">
            <text:p>-0.019078833</text:p>
          </table:table-cell>
        </table:table-row>
        <table:table-row table:style-name="ro1">
          <table:table-cell table:style-name="ce4" office:value-type="string" calcext:value-type="string">
            <text:p>multiportfolio_socexppsd_b.cbf</text:p>
          </table:table-cell>
          <table:table-cell table:style-name="ce8" office:value-type="string" calcext:value-type="string">
            <text:p>PAJ_CPLEX_SCS</text:p>
          </table:table-cell>
          <table:table-cell table:style-name="ce2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.42" calcext:value-type="float">
            <text:p>3.4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6" office:value-type="float" office:value="1.23333333333333" calcext:value-type="float">
            <text:p>1.2333333333</text:p>
          </table:table-cell>
          <table:table-cell table:style-name="ce36" office:value-type="float" office:value="0.0000198015942644153" calcext:value-type="float">
            <text:p>1.98015942644153E-05</text:p>
          </table:table-cell>
          <table:table-cell table:style-name="ce36" office:value-type="float" office:value="0.00000294200169048686" calcext:value-type="float">
            <text:p>0.000002942</text:p>
          </table:table-cell>
          <table:table-cell table:style-name="ce46" office:value-type="float" office:value="-0.0049586851791424" calcext:value-type="float">
            <text:p>-0.0049586852</text:p>
          </table:table-cell>
        </table:table-row>
        <table:table-row table:style-name="ro1">
          <table:table-cell table:style-name="ce4" office:value-type="string" calcext:value-type="string">
            <text:p>multiportfolio_socexppsd_c.cbf</text:p>
          </table:table-cell>
          <table:table-cell table:style-name="ce8" office:value-type="string" calcext:value-type="string">
            <text:p>PAJ_CPLEX_SCS</text:p>
          </table:table-cell>
          <table:table-cell table:style-name="ce2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.24" calcext:value-type="float">
            <text:p>8.2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6" office:value-type="float" office:value="3.5" calcext:value-type="float">
            <text:p>3.5</text:p>
          </table:table-cell>
          <table:table-cell table:style-name="ce36" office:value-type="float" office:value="0.000310763805938357" calcext:value-type="float">
            <text:p>0.0003107638</text:p>
          </table:table-cell>
          <table:table-cell table:style-name="ce36" office:value-type="float" office:value="0.000026492743605333" calcext:value-type="float">
            <text:p>2.6492743605333E-05</text:p>
          </table:table-cell>
          <table:table-cell table:style-name="ce46" office:value-type="float" office:value="-0.00148304449526692" calcext:value-type="float">
            <text:p>-0.0014830445</text:p>
          </table:table-cell>
        </table:table-row>
        <table:table-row table:style-name="ro1">
          <table:table-cell table:style-name="ce4" office:value-type="string" calcext:value-type="string">
            <text:p>multiportfolio_socexppsd_d.cbf</text:p>
          </table:table-cell>
          <table:table-cell table:style-name="ce8" office:value-type="string" calcext:value-type="string">
            <text:p>PAJ_CPLEX_SCS</text:p>
          </table:table-cell>
          <table:table-cell table:style-name="ce29"/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.4" calcext:value-type="float">
            <text:p>14.4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6" office:value-type="float" office:value="8.23529411764706" calcext:value-type="float">
            <text:p>8.2352941176</text:p>
          </table:table-cell>
          <table:table-cell table:style-name="ce36" office:value-type="float" office:value="0.000568119838819188" calcext:value-type="float">
            <text:p>0.0005681198</text:p>
          </table:table-cell>
          <table:table-cell table:style-name="ce36" office:value-type="float" office:value="0.0000242661381970599" calcext:value-type="float">
            <text:p>2.42661381970599E-05</text:p>
          </table:table-cell>
          <table:table-cell table:style-name="ce46" office:value-type="float" office:value="-0.000447853865137438" calcext:value-type="float">
            <text:p>-0.0004478539</text:p>
          </table:table-cell>
        </table:table-row>
        <table:table-row table:style-name="ro1">
          <table:table-cell table:style-name="ce4" office:value-type="string" calcext:value-type="string">
            <text:p>multiportfolio_socexppsd_e.cbf</text:p>
          </table:table-cell>
          <table:table-cell table:style-name="ce8" office:value-type="string" calcext:value-type="string">
            <text:p>PAJ_CPLEX_SCS</text:p>
          </table:table-cell>
          <table:table-cell table:style-name="ce29"/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1.7" calcext:value-type="float">
            <text:p>31.7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6" office:value-type="float" office:value="17.2" calcext:value-type="float">
            <text:p>17.2</text:p>
          </table:table-cell>
          <table:table-cell table:style-name="ce36" office:value-type="float" office:value="0.000330012661190982" calcext:value-type="float">
            <text:p>0.0003300127</text:p>
          </table:table-cell>
          <table:table-cell table:style-name="ce36" office:value-type="float" office:value="0.00000708554826545083" calcext:value-type="float">
            <text:p>7.08554826545083E-06</text:p>
          </table:table-cell>
          <table:table-cell table:style-name="ce46" office:value-type="float" office:value="-0.000501846796093104" calcext:value-type="float">
            <text:p>-0.0005018468</text:p>
          </table:table-cell>
        </table:table-row>
        <table:table-row table:style-name="ro1">
          <table:table-cell table:style-name="ce4" office:value-type="string" calcext:value-type="string">
            <text:p>multiportfolio_socexppsd_f.cbf</text:p>
          </table:table-cell>
          <table:table-cell table:style-name="ce8" office:value-type="string" calcext:value-type="string">
            <text:p>PAJ_CPLEX_SCS</text:p>
          </table:table-cell>
          <table:table-cell table:style-name="ce29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4.1" calcext:value-type="float">
            <text:p>84.1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6" office:value-type="float" office:value="58.0909090909091" calcext:value-type="float">
            <text:p>58.0909090909</text:p>
          </table:table-cell>
          <table:table-cell table:style-name="ce36" office:value-type="float" office:value="0.00117170505138029" calcext:value-type="float">
            <text:p>0.0011717051</text:p>
          </table:table-cell>
          <table:table-cell table:style-name="ce36" office:value-type="float" office:value="0.000030806192820778" calcext:value-type="float">
            <text:p>3.0806192820778E-05</text:p>
          </table:table-cell>
          <table:table-cell table:style-name="ce46" office:value-type="float" office:value="-0.00229926649780274" calcext:value-type="float">
            <text:p>-0.0022992665</text:p>
          </table:table-cell>
        </table:table-row>
        <table:table-row table:style-name="ro1">
          <table:table-cell office:value-type="string" calcext:value-type="string">
            <text:p>multiportfolio_socpsd_a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office:value-type="float" office:value="-0.0000959460677346281" calcext:value-type="float">
            <text:p>-9.59460677346281E-05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06" calcext:value-type="float">
            <text:p>0.206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218" calcext:value-type="float">
            <text:p>0.218</text:p>
          </table:table-cell>
          <table:table-cell table:style-name="ce35" office:value-type="float" office:value="0.0000201960040934757" calcext:value-type="float">
            <text:p>0.000020196</text:p>
          </table:table-cell>
          <table:table-cell table:style-name="ce35" office:value-type="float" office:value="0" calcext:value-type="float">
            <text:p>0</text:p>
          </table:table-cell>
          <table:table-cell table:style-name="ce45" office:value-type="float" office:value="-0.000471112607791777" calcext:value-type="float">
            <text:p>-0.0004711126</text:p>
          </table:table-cell>
        </table:table-row>
        <table:table-row table:style-name="ro1">
          <table:table-cell office:value-type="string" calcext:value-type="string">
            <text:p>multiportfolio_socpsd_b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office:value-type="float" office:value="0.00000984316145016589" calcext:value-type="float">
            <text:p>9.84316145016589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259" calcext:value-type="float">
            <text:p>0.259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35" office:value-type="float" office:value="0.141" calcext:value-type="float">
            <text:p>0.141</text:p>
          </table:table-cell>
          <table:table-cell table:style-name="ce35" office:value-type="float" office:value="0.0000315478996637183" calcext:value-type="float">
            <text:p>3.15478996637183E-05</text:p>
          </table:table-cell>
          <table:table-cell table:style-name="ce35" office:value-type="float" office:value="0.00000787176713522981" calcext:value-type="float">
            <text:p>7.87176713522981E-06</text:p>
          </table:table-cell>
          <table:table-cell table:style-name="ce45" office:value-type="float" office:value="-0.000344115220540506" calcext:value-type="float">
            <text:p>-0.0003441152</text:p>
          </table:table-cell>
        </table:table-row>
        <table:table-row table:style-name="ro1">
          <table:table-cell office:value-type="string" calcext:value-type="string">
            <text:p>multiportfolio_socpsd_c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office:value-type="float" office:value="0.00000958432005698347" calcext:value-type="float">
            <text:p>9.58432005698347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879" calcext:value-type="float">
            <text:p>0.879</text:p>
          </table:table-cell>
          <table:table-cell table:style-name="ce35" office:value-type="float" office:value="17" calcext:value-type="float">
            <text:p>17</text:p>
          </table:table-cell>
          <table:table-cell table:style-name="ce40" office:value-type="boolean" office:boolean-value="false" calcext:value-type="boolean">
            <text:p>FALSE</text:p>
          </table:table-cell>
          <table:table-cell table:style-name="ce35" office:value-type="float" office:value="0.157647058823529" calcext:value-type="float">
            <text:p>0.1576470588</text:p>
          </table:table-cell>
          <table:table-cell table:style-name="ce35" office:value-type="float" office:value="6.93889390390723E-018" calcext:value-type="float">
            <text:p>6.93889390390723E-18</text:p>
          </table:table-cell>
          <table:table-cell table:style-name="ce35" office:value-type="float" office:value="0.00000674045264114788" calcext:value-type="float">
            <text:p>6.74045264114788E-06</text:p>
          </table:table-cell>
          <table:table-cell table:style-name="ce45" office:value-type="float" office:value="0.00000785076786542666" calcext:value-type="float">
            <text:p>7.85076786542666E-06</text:p>
          </table:table-cell>
        </table:table-row>
        <table:table-row table:style-name="ro1">
          <table:table-cell office:value-type="string" calcext:value-type="string">
            <text:p>multiportfolio_socpsd_d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158571428571429" calcext:value-type="float">
            <text:p>0.0158571429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office:value-type="float" office:value="0.00000920353761685772" calcext:value-type="float">
            <text:p>9.20353761685772E-06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.48" calcext:value-type="float">
            <text:p>1.48</text:p>
          </table:table-cell>
          <table:table-cell table:style-name="ce35" office:value-type="float" office:value="13" calcext:value-type="float">
            <text:p>13</text:p>
          </table:table-cell>
          <table:table-cell table:style-name="ce40" office:value-type="boolean" office:boolean-value="false" calcext:value-type="boolean">
            <text:p>FALSE</text:p>
          </table:table-cell>
          <table:table-cell table:style-name="ce35" office:value-type="float" office:value="0.169230769230769" calcext:value-type="float">
            <text:p>0.1692307692</text:p>
          </table:table-cell>
          <table:table-cell table:style-name="ce35" office:value-type="float" office:value="1.04083408558608E-017" calcext:value-type="float">
            <text:p>1.04083408558608E-17</text:p>
          </table:table-cell>
          <table:table-cell table:style-name="ce35" office:value-type="float" office:value="0.00000563340747174183" calcext:value-type="float">
            <text:p>5.63340747174183E-06</text:p>
          </table:table-cell>
          <table:table-cell table:style-name="ce45" office:value-type="float" office:value="0.00000730662669398159" calcext:value-type="float">
            <text:p>7.30662669398159E-06</text:p>
          </table:table-cell>
        </table:table-row>
        <table:table-row table:style-name="ro1">
          <table:table-cell office:value-type="string" calcext:value-type="string">
            <text:p>multiportfolio_socpsd_e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4" calcext:value-type="float">
            <text:p>0.06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office:value-type="float" office:value="0.000000923604617268996" calcext:value-type="float">
            <text:p>9.23604617268996E-07</text:p>
          </table:table-cell>
        </table:table-row>
        <table:table-row table:style-name="ro1">
          <table:table-cell table:style-name="ce20"/>
          <table:table-cell table:style-name="ce24" office:value-type="string" calcext:value-type="string">
            <text:p>PAJ_CPLEX_SCS</text:p>
          </table:table-cell>
          <table:table-cell table:style-name="ce28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.87" calcext:value-type="float">
            <text:p>2.87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boolean" office:boolean-value="false" calcext:value-type="boolean">
            <text:p>FALSE</text:p>
          </table:table-cell>
          <table:table-cell table:style-name="ce35" office:value-type="float" office:value="1.14142857142857" calcext:value-type="float">
            <text:p>1.1414285714</text:p>
          </table:table-cell>
          <table:table-cell table:style-name="ce35" office:value-type="float" office:value="6.93889390390723E-018" calcext:value-type="float">
            <text:p>6.93889390390723E-18</text:p>
          </table:table-cell>
          <table:table-cell table:style-name="ce35" office:value-type="float" office:value="0.00000841608954629416" calcext:value-type="float">
            <text:p>8.41608954629416E-06</text:p>
          </table:table-cell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ortfolio_socpsd_f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626666666666667" calcext:value-type="float">
            <text:p>0.0626666667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0.000000012</text:p>
          </table:table-cell>
          <table:table-cell office:value-type="float" office:value="-0.00000228137137540235" calcext:value-type="float">
            <text:p>-2.28137137540235E-06</text:p>
          </table:table-cell>
        </table:table-row>
        <table:table-row table:style-name="ro1">
          <table:table-cell table:style-name="ce21"/>
          <table:table-cell table:style-name="ce25" office:value-type="string" calcext:value-type="string">
            <text:p>PAJ_CPLEX_SCS</text:p>
          </table:table-cell>
          <table:table-cell table:style-name="ce30"/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12" calcext:value-type="float">
            <text:p>7.12</text:p>
          </table:table-cell>
          <table:table-cell table:style-name="ce37" office:value-type="float" office:value="25" calcext:value-type="float">
            <text:p>25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37" office:value-type="float" office:value="2.232" calcext:value-type="float">
            <text:p>2.232</text:p>
          </table:table-cell>
          <table:table-cell table:style-name="ce37" office:value-type="float" office:value="4.44089209850063E-016" calcext:value-type="float">
            <text:p>4.44089209850063E-16</text:p>
          </table:table-cell>
          <table:table-cell table:style-name="ce37" office:value-type="float" office:value="0.00000441998798292046" calcext:value-type="float">
            <text:p>0.00000442</text:p>
          </table:table-cell>
          <table:table-cell table:style-name="ce47" office:value-type="float" office:value="0" calcext:value-type="float">
            <text:p>0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L52" table:buttons="'Pivot Table_Sheet1_1'.A1 'Pivot Table_Sheet1_1'.A4 'Pivot Table_Sheet1_1'.B4 'Pivot Table_Sheet1_1'.C3" table:grand-total="none" table:identify-categories="true">
          <table:source-cell-range table:cell-range-address="Sheet1.A1:Sheet1.AH1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true" table:show-details="true"/>
                <table:data-pilot-member table:name="multiportfolio_soc_b.cbf" table:display="true" table:show-details="true"/>
                <table:data-pilot-member table:name="multiportfolio_soc_c.cbf" table:display="true" table:show-details="true"/>
                <table:data-pilot-member table:name="multiportfolio_soc_d.cbf" table:display="true" table:show-details="true"/>
                <table:data-pilot-member table:name="multiportfolio_soc_e.cbf" table:display="true" table:show-details="true"/>
                <table:data-pilot-member table:name="multiportfolio_soc_f.cbf" table:display="true" table:show-details="true"/>
                <table:data-pilot-member table:name="multiportfolio_socexp_a.cbf" table:display="true" table:show-details="true"/>
                <table:data-pilot-member table:name="multiportfolio_socexp_b.cbf" table:display="true" table:show-details="true"/>
                <table:data-pilot-member table:name="multiportfolio_socexp_c.cbf" table:display="true" table:show-details="true"/>
                <table:data-pilot-member table:name="multiportfolio_socexp_d.cbf" table:display="true" table:show-details="true"/>
                <table:data-pilot-member table:name="multiportfolio_socexp_e.cbf" table:display="true" table:show-details="true"/>
                <table:data-pilot-member table:name="multiportfolio_socexp_f.cbf" table:display="true" table:show-details="true"/>
                <table:data-pilot-member table:name="multiportfolio_socexppsd_a.cbf" table:display="true" table:show-details="true"/>
                <table:data-pilot-member table:name="multiportfolio_socexppsd_b.cbf" table:display="true" table:show-details="true"/>
                <table:data-pilot-member table:name="multiportfolio_socexppsd_c.cbf" table:display="true" table:show-details="true"/>
                <table:data-pilot-member table:name="multiportfolio_socexppsd_d.cbf" table:display="true" table:show-details="true"/>
                <table:data-pilot-member table:name="multiportfolio_socexppsd_e.cbf" table:display="true" table:show-details="true"/>
                <table:data-pilot-member table:name="multiportfolio_socexppsd_f.cbf" table:display="true" table:show-details="true"/>
                <table:data-pilot-member table:name="multiportfolio_socpsd_a.cbf" table:display="true" table:show-details="true"/>
                <table:data-pilot-member table:name="multiportfolio_socpsd_b.cbf" table:display="true" table:show-details="true"/>
                <table:data-pilot-member table:name="multiportfolio_socpsd_c.cbf" table:display="true" table:show-details="true"/>
                <table:data-pilot-member table:name="multiportfolio_socpsd_d.cbf" table:display="true" table:show-details="true"/>
                <table:data-pilot-member table:name="multiportfolio_socpsd_e.cbf" table:display="true" table:show-details="true"/>
                <table:data-pilot-member table:name="multiportfolio_socpsd_f.cb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" table:orientation="row" table:used-hierarchy="0" table:function="auto">
            <table:data-pilot-level table:show-empty="false" calcext:repeat-item-labels="false">
              <table:data-pilot-members>
                <table:data-pilot-member table:name="PAJ_CPLEX_ECOS" table:display="true" table:show-details="true"/>
                <table:data-pilot-member table:name="PAJ_CPLEX_ECOS_msd" table:display="false" table:show-details="true"/>
                <table:data-pilot-member table:name="PAJ_CPLEX_MOSEK" table:display="true" table:show-details="true"/>
                <table:data-pilot-member table:name="PAJ_CPLEX_MOSEK_msd" table:display="false" table:show-details="true"/>
                <table:data-pilot-member table:name="PAJ_CPLEX_MOSEK_nopresolve" table:display="false" table:show-details="true"/>
                <table:data-pilot-member table:name="PAJ_CPLEX_MOSEK_noscale" table:display="false" table:show-details="true"/>
                <table:data-pilot-member table:name="PAJ_CPLEX_MOSEK_noscale_nopresolve" table:display="false" table:show-details="true"/>
                <table:data-pilot-member table:name="PAJ_CPLEX_noconic" table:display="false" table:show-details="true"/>
                <table:data-pilot-member table:name="PAJ_CPLEX_noconic_msd" table:display="false" table:show-details="true"/>
                <table:data-pilot-member table:name="PAJ_CPLEX_noconic_noinit" table:display="false" table:show-details="true"/>
                <table:data-pilot-member table:name="PAJ_CPLEX_noconic_noinit_msd" table:display="false" table:show-details="true"/>
                <table:data-pilot-member table:name="PAJ_CPLEX_SCS" table:display="true" table:show-details="true"/>
                <table:data-pilot-member table:name="PAJ_CPLEX_SCS_ms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data" table:used-hierarchy="0" table:function="none">
            <table:data-pilot-level table:show-empty="false" calcext:repeat-item-labels="false">
              <table:data-pilot-members>
                <table:data-pilot-member table:name=" " table:display="true" table:show-details="true"/>
                <table:data-pilot-member table:name="Optimal" table:display="true" table:show-details="true"/>
                <table:data-pilot-member table:name="Suboptimal" table:display="true" table:show-details="true"/>
                <table:data-pilot-member table:name="UserLim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_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52" table:display="true" table:show-details="true"/>
                <table:data-pilot-member table:name="57" table:display="true" table:show-details="true"/>
                <table:data-pilot-member table:name="77" table:display="true" table:show-details="true"/>
                <table:data-pilot-member table:name="87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p fail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_relaxation_tim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49" table:display="true" table:show-details="true"/>
                <table:data-pilot-member table:name="0.00159" table:display="true" table:show-details="true"/>
                <table:data-pilot-member table:name="0.00293" table:display="true" table:show-details="true"/>
                <table:data-pilot-member table:name="0.00301" table:display="true" table:show-details="true"/>
                <table:data-pilot-member table:name="0.00398" table:display="true" table:show-details="true"/>
                <table:data-pilot-member table:name="0.00415" table:display="true" table:show-details="true"/>
                <table:data-pilot-member table:name="0.00487" table:display="true" table:show-details="true"/>
                <table:data-pilot-member table:name="0.00493" table:display="true" table:show-details="true"/>
                <table:data-pilot-member table:name="0.00497" table:display="true" table:show-details="true"/>
                <table:data-pilot-member table:name="0.00501" table:display="true" table:show-details="true"/>
                <table:data-pilot-member table:name="0.00505" table:display="true" table:show-details="true"/>
                <table:data-pilot-member table:name="0.00508" table:display="true" table:show-details="true"/>
                <table:data-pilot-member table:name="0.00513" table:display="true" table:show-details="true"/>
                <table:data-pilot-member table:name="0.00517" table:display="true" table:show-details="true"/>
                <table:data-pilot-member table:name="0.00523" table:display="true" table:show-details="true"/>
                <table:data-pilot-member table:name="0.00795" table:display="true" table:show-details="true"/>
                <table:data-pilot-member table:name="0.00813" table:display="true" table:show-details="true"/>
                <table:data-pilot-member table:name="0.0106" table:display="true" table:show-details="true"/>
                <table:data-pilot-member table:name="0.011" table:display="true" table:show-details="true"/>
                <table:data-pilot-member table:name="0.0111" table:display="true" table:show-details="true"/>
                <table:data-pilot-member table:name="0.0112" table:display="true" table:show-details="true"/>
                <table:data-pilot-member table:name="0.0122" table:display="true" table:show-details="true"/>
                <table:data-pilot-member table:name="0.0128" table:display="true" table:show-details="true"/>
                <table:data-pilot-member table:name="0.0152" table:display="true" table:show-details="true"/>
                <table:data-pilot-member table:name="0.0153" table:display="true" table:show-details="true"/>
                <table:data-pilot-member table:name="0.0156" table:display="true" table:show-details="true"/>
                <table:data-pilot-member table:name="0.0199" table:display="true" table:show-details="true"/>
                <table:data-pilot-member table:name="0.0202" table:display="true" table:show-details="true"/>
                <table:data-pilot-member table:name="0.0211" table:display="true" table:show-details="true"/>
                <table:data-pilot-member table:name="0.0221" table:display="true" table:show-details="true"/>
                <table:data-pilot-member table:name="0.0222" table:display="true" table:show-details="true"/>
                <table:data-pilot-member table:name="0.0224" table:display="true" table:show-details="true"/>
                <table:data-pilot-member table:name="0.0227" table:display="true" table:show-details="true"/>
                <table:data-pilot-member table:name="0.0241" table:display="true" table:show-details="true"/>
                <table:data-pilot-member table:name="0.0244" table:display="true" table:show-details="true"/>
                <table:data-pilot-member table:name="0.0441" table:display="true" table:show-details="true"/>
                <table:data-pilot-member table:name="0.0592" table:display="true" table:show-details="true"/>
                <table:data-pilot-member table:name="0.0654" table:display="true" table:show-details="true"/>
                <table:data-pilot-member table:name="0.0656" table:display="true" table:show-details="true"/>
                <table:data-pilot-member table:name="0.0658" table:display="true" table:show-details="true"/>
                <table:data-pilot-member table:name="0.0664" table:display="true" table:show-details="true"/>
                <table:data-pilot-member table:name="0.0667" table:display="true" table:show-details="true"/>
                <table:data-pilot-member table:name="0.0675" table:display="true" table:show-details="true"/>
                <table:data-pilot-member table:name="0.103" table:display="true" table:show-details="true"/>
                <table:data-pilot-member table:name="0.105" table:display="true" table:show-details="true"/>
                <table:data-pilot-member table:name="0.2" table:display="true" table:show-details="true"/>
                <table:data-pilot-member table:name="0.206" table:display="true" table:show-details="true"/>
                <table:data-pilot-member table:name="0.254" table:display="true" table:show-details="true"/>
                <table:data-pilot-member table:name="0.255" table:display="true" table:show-details="true"/>
                <table:data-pilot-member table:name="0.257" table:display="true" table:show-details="true"/>
                <table:data-pilot-member table:name="0.259" table:display="true" table:show-details="true"/>
                <table:data-pilot-member table:name="0.295" table:display="true" table:show-details="true"/>
                <table:data-pilot-member table:name="0.296" table:display="true" table:show-details="true"/>
                <table:data-pilot-member table:name="0.3" table:display="true" table:show-details="true"/>
                <table:data-pilot-member table:name="0.311" table:display="true" table:show-details="true"/>
                <table:data-pilot-member table:name="0.336" table:display="true" table:show-details="true"/>
                <table:data-pilot-member table:name="0.879" table:display="true" table:show-details="true"/>
                <table:data-pilot-member table:name="1.07" table:display="true" table:show-details="true"/>
                <table:data-pilot-member table:name="1.48" table:display="true" table:show-details="true"/>
                <table:data-pilot-member table:name="1.7" table:display="true" table:show-details="true"/>
                <table:data-pilot-member table:name="1.81" table:display="true" table:show-details="true"/>
                <table:data-pilot-member table:name="1.82" table:display="true" table:show-details="true"/>
                <table:data-pilot-member table:name="1.83" table:display="true" table:show-details="true"/>
                <table:data-pilot-member table:name="2.87" table:display="true" table:show-details="true"/>
                <table:data-pilot-member table:name="3.42" table:display="true" table:show-details="true"/>
                <table:data-pilot-member table:name="3.71" table:display="true" table:show-details="true"/>
                <table:data-pilot-member table:name="7.12" table:display="true" table:show-details="true"/>
                <table:data-pilot-member table:name="8.24" table:display="true" table:show-details="true"/>
                <table:data-pilot-member table:name="8.28" table:display="true" table:show-details="true"/>
                <table:data-pilot-member table:name="14.4" table:display="true" table:show-details="true"/>
                <table:data-pilot-member table:name="20.8" table:display="true" table:show-details="true"/>
                <table:data-pilot-member table:name="31.7" table:display="true" table:show-details="true"/>
                <table:data-pilot-member table:name="31.8" table:display="true" table:show-details="true"/>
                <table:data-pilot-member table:name="44.5" table:display="true" table:show-details="true"/>
                <table:data-pilot-member table:name="83.8" table:display="true" table:show-details="true"/>
                <table:data-pilot-member table:name="84.1" table:display="true" table:show-details="true"/>
                <table:data-pilot-member table:name="112" table:display="true" table:show-details="true"/>
                <table:data-pilot-member table:name="257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_subproblem_c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x success?" table:orientation="data" table:used-hierarchy="0" table:function="sum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subp time" table:orientation="data" table:used-hierarchy="0" table:function="sum">
            <table:data-pilot-level table:show-empty="false" calcext:repeat-item-labels="false">
              <table:data-pilot-members>
                <table:data-pilot-member table:name="0.00105" table:display="true" table:show-details="true"/>
                <table:data-pilot-member table:name="0.00107" table:display="true" table:show-details="true"/>
                <table:data-pilot-member table:name="0.00111" table:display="true" table:show-details="true"/>
                <table:data-pilot-member table:name="0.00112" table:display="true" table:show-details="true"/>
                <table:data-pilot-member table:name="0.001784" table:display="true" table:show-details="true"/>
                <table:data-pilot-member table:name="0.0018133333" table:display="true" table:show-details="true"/>
                <table:data-pilot-member table:name="0.00223" table:display="true" table:show-details="true"/>
                <table:data-pilot-member table:name="0.0022833333" table:display="true" table:show-details="true"/>
                <table:data-pilot-member table:name="0.00251" table:display="true" table:show-details="true"/>
                <table:data-pilot-member table:name="0.002675" table:display="true" table:show-details="true"/>
                <table:data-pilot-member table:name="0.0034142857" table:display="true" table:show-details="true"/>
                <table:data-pilot-member table:name="0.00362" table:display="true" table:show-details="true"/>
                <table:data-pilot-member table:name="0.00363" table:display="true" table:show-details="true"/>
                <table:data-pilot-member table:name="0.00364" table:display="true" table:show-details="true"/>
                <table:data-pilot-member table:name="0.0036666667" table:display="true" table:show-details="true"/>
                <table:data-pilot-member table:name="0.00378" table:display="true" table:show-details="true"/>
                <table:data-pilot-member table:name="0.004525" table:display="true" table:show-details="true"/>
                <table:data-pilot-member table:name="0.00538" table:display="true" table:show-details="true"/>
                <table:data-pilot-member table:name="0.0057" table:display="true" table:show-details="true"/>
                <table:data-pilot-member table:name="0.00575" table:display="true" table:show-details="true"/>
                <table:data-pilot-member table:name="0.006425" table:display="true" table:show-details="true"/>
                <table:data-pilot-member table:name="0.00795" table:display="true" table:show-details="true"/>
                <table:data-pilot-member table:name="0.008" table:display="true" table:show-details="true"/>
                <table:data-pilot-member table:name="0.0081" table:display="true" table:show-details="true"/>
                <table:data-pilot-member table:name="0.0096" table:display="true" table:show-details="true"/>
                <table:data-pilot-member table:name="0.0105882353" table:display="true" table:show-details="true"/>
                <table:data-pilot-member table:name="0.0108571429" table:display="true" table:show-details="true"/>
                <table:data-pilot-member table:name="0.0109" table:display="true" table:show-details="true"/>
                <table:data-pilot-member table:name="0.0109166667" table:display="true" table:show-details="true"/>
                <table:data-pilot-member table:name="0.01115" table:display="true" table:show-details="true"/>
                <table:data-pilot-member table:name="0.0116153846" table:display="true" table:show-details="true"/>
                <table:data-pilot-member table:name="0.0125285714" table:display="true" table:show-details="true"/>
                <table:data-pilot-member table:name="0.01295" table:display="true" table:show-details="true"/>
                <table:data-pilot-member table:name="0.0130333333" table:display="true" table:show-details="true"/>
                <table:data-pilot-member table:name="0.01334" table:display="true" table:show-details="true"/>
                <table:data-pilot-member table:name="0.0154210526" table:display="true" table:show-details="true"/>
                <table:data-pilot-member table:name="0.015625" table:display="true" table:show-details="true"/>
                <table:data-pilot-member table:name="0.0157142857" table:display="true" table:show-details="true"/>
                <table:data-pilot-member table:name="0.0158571429" table:display="true" table:show-details="true"/>
                <table:data-pilot-member table:name="0.01708" table:display="true" table:show-details="true"/>
                <table:data-pilot-member table:name="0.0209" table:display="true" table:show-details="true"/>
                <table:data-pilot-member table:name="0.03025" table:display="true" table:show-details="true"/>
                <table:data-pilot-member table:name="0.0336666667" table:display="true" table:show-details="true"/>
                <table:data-pilot-member table:name="0.03375" table:display="true" table:show-details="true"/>
                <table:data-pilot-member table:name="0.0338" table:display="true" table:show-details="true"/>
                <table:data-pilot-member table:name="0.0345" table:display="true" table:show-details="true"/>
                <table:data-pilot-member table:name="0.03455" table:display="true" table:show-details="true"/>
                <table:data-pilot-member table:name="0.0449" table:display="true" table:show-details="true"/>
                <table:data-pilot-member table:name="0.046" table:display="true" table:show-details="true"/>
                <table:data-pilot-member table:name="0.0486" table:display="true" table:show-details="true"/>
                <table:data-pilot-member table:name="0.053" table:display="true" table:show-details="true"/>
                <table:data-pilot-member table:name="0.0603333333" table:display="true" table:show-details="true"/>
                <table:data-pilot-member table:name="0.0626666667" table:display="true" table:show-details="true"/>
                <table:data-pilot-member table:name="0.0633333333" table:display="true" table:show-details="true"/>
                <table:data-pilot-member table:name="0.0636666667" table:display="true" table:show-details="true"/>
                <table:data-pilot-member table:name="0.06375" table:display="true" table:show-details="true"/>
                <table:data-pilot-member table:name="0.0678" table:display="true" table:show-details="true"/>
                <table:data-pilot-member table:name="0.134" table:display="true" table:show-details="true"/>
                <table:data-pilot-member table:name="0.141" table:display="true" table:show-details="true"/>
                <table:data-pilot-member table:name="0.1530434783" table:display="true" table:show-details="true"/>
                <table:data-pilot-member table:name="0.1576470588" table:display="true" table:show-details="true"/>
                <table:data-pilot-member table:name="0.1585714286" table:display="true" table:show-details="true"/>
                <table:data-pilot-member table:name="0.1692307692" table:display="true" table:show-details="true"/>
                <table:data-pilot-member table:name="0.218" table:display="true" table:show-details="true"/>
                <table:data-pilot-member table:name="0.26" table:display="true" table:show-details="true"/>
                <table:data-pilot-member table:name="0.3186666667" table:display="true" table:show-details="true"/>
                <table:data-pilot-member table:name="0.4095" table:display="true" table:show-details="true"/>
                <table:data-pilot-member table:name="0.4785" table:display="true" table:show-details="true"/>
                <table:data-pilot-member table:name="0.605" table:display="true" table:show-details="true"/>
                <table:data-pilot-member table:name="0.8975" table:display="true" table:show-details="true"/>
                <table:data-pilot-member table:name="0.9" table:display="true" table:show-details="true"/>
                <table:data-pilot-member table:name="1.1414285714" table:display="true" table:show-details="true"/>
                <table:data-pilot-member table:name="1.2333333333" table:display="true" table:show-details="true"/>
                <table:data-pilot-member table:name="1.385" table:display="true" table:show-details="true"/>
                <table:data-pilot-member table:name="1.655" table:display="true" table:show-details="true"/>
                <table:data-pilot-member table:name="2.232" table:display="true" table:show-details="true"/>
                <table:data-pilot-member table:name="3.5" table:display="true" table:show-details="true"/>
                <table:data-pilot-member table:name="4.875" table:display="true" table:show-details="true"/>
                <table:data-pilot-member table:name="7.2" table:display="true" table:show-details="true"/>
                <table:data-pilot-member table:name="8.2352941176" table:display="true" table:show-details="true"/>
                <table:data-pilot-member table:name="9.4666666667" table:display="true" table:show-details="true"/>
                <table:data-pilot-member table:name="17.2" table:display="true" table:show-details="true"/>
                <table:data-pilot-member table:name="19.8" table:display="true" table:show-details="true"/>
                <table:data-pilot-member table:name="21" table:display="true" table:show-details="true"/>
                <table:data-pilot-member table:name="35.6666666667" table:display="true" table:show-details="true"/>
                <table:data-pilot-member table:name="56.1428571429" table:display="true" table:show-details="true"/>
                <table:data-pilot-member table:name="58.0909090909" table:display="true" table:show-details="true"/>
                <table:data-pilot-member table:name="92.3076923077" table:display="true" table:show-details="true"/>
                <table:data-pilot-member table:name="#DIV/0!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_linear_violatio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.95156391047391E-18" table:display="true" table:show-details="true"/>
                <table:data-pilot-member table:name="3.46944695195361E-18" table:display="true" table:show-details="true"/>
                <table:data-pilot-member table:name="3.68628738645071E-18" table:display="true" table:show-details="true"/>
                <table:data-pilot-member table:name="4.55364912443912E-18" table:display="true" table:show-details="true"/>
                <table:data-pilot-member table:name="5.42101086242752E-18" table:display="true" table:show-details="true"/>
                <table:data-pilot-member table:name="6.93889390390723E-18" table:display="true" table:show-details="true"/>
                <table:data-pilot-member table:name="7.15573433840433E-18" table:display="true" table:show-details="true"/>
                <table:data-pilot-member table:name="8.67361737988404E-18" table:display="true" table:show-details="true"/>
                <table:data-pilot-member table:name="1.04083408558608E-17" table:display="true" table:show-details="true"/>
                <table:data-pilot-member table:name="1.06251812903579E-17" table:display="true" table:show-details="true"/>
                <table:data-pilot-member table:name="1.23599047663348E-17" table:display="true" table:show-details="true"/>
                <table:data-pilot-member table:name="1.38777878078145E-17" table:display="true" table:show-details="true"/>
                <table:data-pilot-member table:name="2.42861286636753E-17" table:display="true" table:show-details="true"/>
                <table:data-pilot-member table:name="2.53703308361608E-17" table:display="true" table:show-details="true"/>
                <table:data-pilot-member table:name="6.93889390390723E-17" table:display="true" table:show-details="true"/>
                <table:data-pilot-member table:name="9.51929507442273E-17" table:display="true" table:show-details="true"/>
                <table:data-pilot-member table:name="1.01047642475649E-16" table:display="true" table:show-details="true"/>
                <table:data-pilot-member table:name="2.22044604925031E-16" table:display="true" table:show-details="true"/>
                <table:data-pilot-member table:name="4.44089209850063E-16" table:display="true" table:show-details="true"/>
                <table:data-pilot-member table:name="6.66133814775094E-16" table:display="true" table:show-details="true"/>
                <table:data-pilot-member table:name="6.86950496486816E-16" table:display="true" table:show-details="true"/>
                <table:data-pilot-member table:name="8.88178419700125E-16" table:display="true" table:show-details="true"/>
                <table:data-pilot-member table:name="1.11022302462516E-15" table:display="true" table:show-details="true"/>
                <table:data-pilot-member table:name="2.1614654510671E-15" table:display="true" table:show-details="true"/>
                <table:data-pilot-member table:name="4.35415592470179E-15" table:display="true" table:show-details="true"/>
                <table:data-pilot-member table:name="4.64212002171394E-15" table:display="true" table:show-details="true"/>
                <table:data-pilot-member table:name="9.95037385820297E-15" table:display="true" table:show-details="true"/>
                <table:data-pilot-member table:name="1.48804579769291E-14" table:display="true" table:show-details="true"/>
                <table:data-pilot-member table:name="1.83811299514502E-14" table:display="true" table:show-details="true"/>
                <table:data-pilot-member table:name="1.97342142627122E-14" table:display="true" table:show-details="true"/>
                <table:data-pilot-member table:name="2.24820162486594E-14" table:display="true" table:show-details="true"/>
                <table:data-pilot-member table:name="2.45428677381199E-14" table:display="true" table:show-details="true"/>
                <table:data-pilot-member table:name="4.96130914129367E-14" table:display="true" table:show-details="true"/>
                <table:data-pilot-member table:name="6.22418783180478E-14" table:display="true" table:show-details="true"/>
                <table:data-pilot-member table:name="6.567316135353E-14" table:display="true" table:show-details="true"/>
                <table:data-pilot-member table:name="1.31956945370604E-13" table:display="true" table:show-details="true"/>
                <table:data-pilot-member table:name="1.76464745593741E-13" table:display="true" table:show-details="true"/>
                <table:data-pilot-member table:name="1.89576212258908E-13" table:display="true" table:show-details="true"/>
                <table:data-pilot-member table:name="2.70984623629289E-13" table:display="true" table:show-details="true"/>
                <table:data-pilot-member table:name="2.74516520626378E-13" table:display="true" table:show-details="true"/>
                <table:data-pilot-member table:name="2.8915411731667E-13" table:display="true" table:show-details="true"/>
                <table:data-pilot-member table:name="3.51420281763382E-13" table:display="true" table:show-details="true"/>
                <table:data-pilot-member table:name="1.19701191233362E-11" table:display="true" table:show-details="true"/>
                <table:data-pilot-member table:name="1.83999109351629E-11" table:display="true" table:show-details="true"/>
                <table:data-pilot-member table:name="1.93817980328331E-11" table:display="true" table:show-details="true"/>
                <table:data-pilot-member table:name="2.62429559420158E-11" table:display="true" table:show-details="true"/>
                <table:data-pilot-member table:name="6.55520466467247E-11" table:display="true" table:show-details="true"/>
                <table:data-pilot-member table:name="7.02135088351957E-11" table:display="true" table:show-details="true"/>
                <table:data-pilot-member table:name="1.65787831596723E-10" table:display="true" table:show-details="true"/>
                <table:data-pilot-member table:name="2.22242901403305E-10" table:display="true" table:show-details="true"/>
                <table:data-pilot-member table:name="4.93953557369629E-09" table:display="true" table:show-details="true"/>
                <table:data-pilot-member table:name="1.98015942644153E-05" table:display="true" table:show-details="true"/>
                <table:data-pilot-member table:name="1.98498516602794E-05" table:display="true" table:show-details="true"/>
                <table:data-pilot-member table:name="0.000020196" table:display="true" table:show-details="true"/>
                <table:data-pilot-member table:name="3.15478996637183E-05" table:display="true" table:show-details="true"/>
                <table:data-pilot-member table:name="0.0001413007" table:display="true" table:show-details="true"/>
                <table:data-pilot-member table:name="0.0001579223" table:display="true" table:show-details="true"/>
                <table:data-pilot-member table:name="0.0002373913" table:display="true" table:show-details="true"/>
                <table:data-pilot-member table:name="0.0003107638" table:display="true" table:show-details="true"/>
                <table:data-pilot-member table:name="0.0003111162" table:display="true" table:show-details="true"/>
                <table:data-pilot-member table:name="0.0003300127" table:display="true" table:show-details="true"/>
                <table:data-pilot-member table:name="0.0003553839" table:display="true" table:show-details="true"/>
                <table:data-pilot-member table:name="0.0003884403" table:display="true" table:show-details="true"/>
                <table:data-pilot-member table:name="0.0005132774" table:display="true" table:show-details="true"/>
                <table:data-pilot-member table:name="0.0005681198" table:display="true" table:show-details="true"/>
                <table:data-pilot-member table:name="0.0005707239" table:display="true" table:show-details="true"/>
                <table:data-pilot-member table:name="0.0006215096" table:display="true" table:show-details="true"/>
                <table:data-pilot-member table:name="0.0007100478" table:display="true" table:show-details="true"/>
                <table:data-pilot-member table:name="0.000753437" table:display="true" table:show-details="true"/>
                <table:data-pilot-member table:name="0.0007980529" table:display="true" table:show-details="true"/>
                <table:data-pilot-member table:name="0.0008156518" table:display="true" table:show-details="true"/>
                <table:data-pilot-member table:name="0.0011085452" table:display="true" table:show-details="true"/>
                <table:data-pilot-member table:name="0.0011592264" table:display="true" table:show-details="true"/>
                <table:data-pilot-member table:name="0.0011717051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 vio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.84324430718696E-11" table:display="true" table:show-details="true"/>
                <table:data-pilot-member table:name="1.2435198704086E-10" table:display="true" table:show-details="true"/>
                <table:data-pilot-member table:name="1.41466706404803E-10" table:display="true" table:show-details="true"/>
                <table:data-pilot-member table:name="1.69421143780824E-10" table:display="true" table:show-details="true"/>
                <table:data-pilot-member table:name="2.76385136999124E-10" table:display="true" table:show-details="true"/>
                <table:data-pilot-member table:name="3.79615672230216E-10" table:display="true" table:show-details="true"/>
                <table:data-pilot-member table:name="4.08172967647502E-10" table:display="true" table:show-details="true"/>
                <table:data-pilot-member table:name="4.72754724256674E-10" table:display="true" table:show-details="true"/>
                <table:data-pilot-member table:name="4.81611042713048E-10" table:display="true" table:show-details="true"/>
                <table:data-pilot-member table:name="6.97651630909846E-10" table:display="true" table:show-details="true"/>
                <table:data-pilot-member table:name="8.45932879300904E-10" table:display="true" table:show-details="true"/>
                <table:data-pilot-member table:name="8.82203032848139E-10" table:display="true" table:show-details="true"/>
                <table:data-pilot-member table:name="1.15663212341133E-09" table:display="true" table:show-details="true"/>
                <table:data-pilot-member table:name="2.21146791157256E-09" table:display="true" table:show-details="true"/>
                <table:data-pilot-member table:name="3.87420086289669E-09" table:display="true" table:show-details="true"/>
                <table:data-pilot-member table:name="4.50820946545916E-09" table:display="true" table:show-details="true"/>
                <table:data-pilot-member table:name="4.90376056427877E-09" table:display="true" table:show-details="true"/>
                <table:data-pilot-member table:name="5.34393439222125E-09" table:display="true" table:show-details="true"/>
                <table:data-pilot-member table:name="5.9477531302865E-09" table:display="true" table:show-details="true"/>
                <table:data-pilot-member table:name="0.000000006" table:display="true" table:show-details="true"/>
                <table:data-pilot-member table:name="7.84787733409953E-09" table:display="true" table:show-details="true"/>
                <table:data-pilot-member table:name="8.94824204317191E-09" table:display="true" table:show-details="true"/>
                <table:data-pilot-member table:name="1.18613677282942E-08" table:display="true" table:show-details="true"/>
                <table:data-pilot-member table:name="0.000000012" table:display="true" table:show-details="true"/>
                <table:data-pilot-member table:name="4.19226760459135E-08" table:display="true" table:show-details="true"/>
                <table:data-pilot-member table:name="9.979636138302E-08" table:display="true" table:show-details="true"/>
                <table:data-pilot-member table:name="7.4913461700632E-07" table:display="true" table:show-details="true"/>
                <table:data-pilot-member table:name="7.59665671479226E-07" table:display="true" table:show-details="true"/>
                <table:data-pilot-member table:name="7.906375408262E-07" table:display="true" table:show-details="true"/>
                <table:data-pilot-member table:name="8.61514153569495E-07" table:display="true" table:show-details="true"/>
                <table:data-pilot-member table:name="9.32709925724473E-07" table:display="true" table:show-details="true"/>
                <table:data-pilot-member table:name="9.66916269121154E-07" table:display="true" table:show-details="true"/>
                <table:data-pilot-member table:name="0.000000978" table:display="true" table:show-details="true"/>
                <table:data-pilot-member table:name="1.19106670958685E-06" table:display="true" table:show-details="true"/>
                <table:data-pilot-member table:name="1.44147917344878E-06" table:display="true" table:show-details="true"/>
                <table:data-pilot-member table:name="1.52931779771631E-06" table:display="true" table:show-details="true"/>
                <table:data-pilot-member table:name="1.54512979172461E-06" table:display="true" table:show-details="true"/>
                <table:data-pilot-member table:name="1.56121163384648E-06" table:display="true" table:show-details="true"/>
                <table:data-pilot-member table:name="1.60746412347209E-06" table:display="true" table:show-details="true"/>
                <table:data-pilot-member table:name="1.61163900149613E-06" table:display="true" table:show-details="true"/>
                <table:data-pilot-member table:name="1.89824818855322E-06" table:display="true" table:show-details="true"/>
                <table:data-pilot-member table:name="2.26636287248283E-06" table:display="true" table:show-details="true"/>
                <table:data-pilot-member table:name="0.000002654" table:display="true" table:show-details="true"/>
                <table:data-pilot-member table:name="2.70566228920133E-06" table:display="true" table:show-details="true"/>
                <table:data-pilot-member table:name="0.000002833" table:display="true" table:show-details="true"/>
                <table:data-pilot-member table:name="2.83711109132558E-06" table:display="true" table:show-details="true"/>
                <table:data-pilot-member table:name="0.000002942" table:display="true" table:show-details="true"/>
                <table:data-pilot-member table:name="2.98205375937055E-06" table:display="true" table:show-details="true"/>
                <table:data-pilot-member table:name="2.98262138752117E-06" table:display="true" table:show-details="true"/>
                <table:data-pilot-member table:name="3.17669201649912E-06" table:display="true" table:show-details="true"/>
                <table:data-pilot-member table:name="3.36308590100087E-06" table:display="true" table:show-details="true"/>
                <table:data-pilot-member table:name="3.44134276720303E-06" table:display="true" table:show-details="true"/>
                <table:data-pilot-member table:name="0.000003447" table:display="true" table:show-details="true"/>
                <table:data-pilot-member table:name="3.57559544552619E-06" table:display="true" table:show-details="true"/>
                <table:data-pilot-member table:name="3.61731017649997E-06" table:display="true" table:show-details="true"/>
                <table:data-pilot-member table:name="3.90151352834545E-06" table:display="true" table:show-details="true"/>
                <table:data-pilot-member table:name="3.9408544723063E-06" table:display="true" table:show-details="true"/>
                <table:data-pilot-member table:name="3.99376050057992E-06" table:display="true" table:show-details="true"/>
                <table:data-pilot-member table:name="4.12157850556566E-06" table:display="true" table:show-details="true"/>
                <table:data-pilot-member table:name="4.15463179100014E-06" table:display="true" table:show-details="true"/>
                <table:data-pilot-member table:name="0.00000424" table:display="true" table:show-details="true"/>
                <table:data-pilot-member table:name="0.00000442" table:display="true" table:show-details="true"/>
                <table:data-pilot-member table:name="4.42146233751994E-06" table:display="true" table:show-details="true"/>
                <table:data-pilot-member table:name="4.69034281819214E-06" table:display="true" table:show-details="true"/>
                <table:data-pilot-member table:name="5.17467282310641E-06" table:display="true" table:show-details="true"/>
                <table:data-pilot-member table:name="5.26258714302758E-06" table:display="true" table:show-details="true"/>
                <table:data-pilot-member table:name="5.42274545189264E-06" table:display="true" table:show-details="true"/>
                <table:data-pilot-member table:name="5.43526774653136E-06" table:display="true" table:show-details="true"/>
                <table:data-pilot-member table:name="5.45785518248076E-06" table:display="true" table:show-details="true"/>
                <table:data-pilot-member table:name="0.000005468" table:display="true" table:show-details="true"/>
                <table:data-pilot-member table:name="0.000005606" table:display="true" table:show-details="true"/>
                <table:data-pilot-member table:name="5.63029314469554E-06" table:display="true" table:show-details="true"/>
                <table:data-pilot-member table:name="5.63340747174183E-06" table:display="true" table:show-details="true"/>
                <table:data-pilot-member table:name="5.69241208110944E-06" table:display="true" table:show-details="true"/>
                <table:data-pilot-member table:name="5.74942239189857E-06" table:display="true" table:show-details="true"/>
                <table:data-pilot-member table:name="6.19034354249146E-06" table:display="true" table:show-details="true"/>
                <table:data-pilot-member table:name="6.27175995939616E-06" table:display="true" table:show-details="true"/>
                <table:data-pilot-member table:name="6.38835253249455E-06" table:display="true" table:show-details="true"/>
                <table:data-pilot-member table:name="6.45522330276995E-06" table:display="true" table:show-details="true"/>
                <table:data-pilot-member table:name="6.74045264114788E-06" table:display="true" table:show-details="true"/>
                <table:data-pilot-member table:name="6.88266135839921E-06" table:display="true" table:show-details="true"/>
                <table:data-pilot-member table:name="7.08554826545083E-06" table:display="true" table:show-details="true"/>
                <table:data-pilot-member table:name="7.16639422806701E-06" table:display="true" table:show-details="true"/>
                <table:data-pilot-member table:name="7.43032396513521E-06" table:display="true" table:show-details="true"/>
                <table:data-pilot-member table:name="7.44755596080587E-06" table:display="true" table:show-details="true"/>
                <table:data-pilot-member table:name="7.52173892948349E-06" table:display="true" table:show-details="true"/>
                <table:data-pilot-member table:name="7.55833136380224E-06" table:display="true" table:show-details="true"/>
                <table:data-pilot-member table:name="7.61321898917111E-06" table:display="true" table:show-details="true"/>
                <table:data-pilot-member table:name="7.6183874261926E-06" table:display="true" table:show-details="true"/>
                <table:data-pilot-member table:name="7.87176713522981E-06" table:display="true" table:show-details="true"/>
                <table:data-pilot-member table:name="8.03223391088875E-06" table:display="true" table:show-details="true"/>
                <table:data-pilot-member table:name="8.07374495631694E-06" table:display="true" table:show-details="true"/>
                <table:data-pilot-member table:name="8.16552501556475E-06" table:display="true" table:show-details="true"/>
                <table:data-pilot-member table:name="8.41608954629416E-06" table:display="true" table:show-details="true"/>
                <table:data-pilot-member table:name="8.44365364330607E-06" table:display="true" table:show-details="true"/>
                <table:data-pilot-member table:name="8.45628302205475E-06" table:display="true" table:show-details="true"/>
                <table:data-pilot-member table:name="8.67412358197195E-06" table:display="true" table:show-details="true"/>
                <table:data-pilot-member table:name="8.7263227711229E-06" table:display="true" table:show-details="true"/>
                <table:data-pilot-member table:name="8.7416510537983E-06" table:display="true" table:show-details="true"/>
                <table:data-pilot-member table:name="8.83778252015528E-06" table:display="true" table:show-details="true"/>
                <table:data-pilot-member table:name="9.23450313343379E-06" table:display="true" table:show-details="true"/>
                <table:data-pilot-member table:name="9.7224011684563E-06" table:display="true" table:show-details="true"/>
                <table:data-pilot-member table:name="9.82308513001461E-06" table:display="true" table:show-details="true"/>
                <table:data-pilot-member table:name="9.87318764246742E-06" table:display="true" table:show-details="true"/>
                <table:data-pilot-member table:name="1.07603117223132E-05" table:display="true" table:show-details="true"/>
                <table:data-pilot-member table:name="1.97964671193318E-05" table:display="true" table:show-details="true"/>
                <table:data-pilot-member table:name="2.42661381970599E-05" table:display="true" table:show-details="true"/>
                <table:data-pilot-member table:name="2.6492743605333E-05" table:display="true" table:show-details="true"/>
                <table:data-pilot-member table:name="0.000030021" table:display="true" table:show-details="true"/>
                <table:data-pilot-member table:name="3.0806192820778E-05" table:display="true" table:show-details="true"/>
                <table:data-pilot-member table:name="3.32028960052799E-05" table:display="true" table:show-details="true"/>
                <table:data-pilot-member table:name="4.38471451474909E-05" table:display="true" table:show-details="true"/>
                <table:data-pilot-member table:name="0.000049554" table:display="true" table:show-details="true"/>
                <table:data-pilot-member table:name="5.41264765012706E-05" table:display="true" table:show-details="true"/>
                <table:data-pilot-member table:name="0.0001387429" table:display="true" table:show-details="true"/>
                <table:data-pilot-member table:name="0.0001602912" table:display="true" table:show-details="true"/>
                <table:data-pilot-member table:name="0.0002923544" table:display="true" table:show-details="true"/>
                <table:data-pilot-member table:name="0.0003377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ap" table:orientation="data" table:used-hierarchy="0" table:function="sum">
            <table:data-pilot-level table:show-empty="false" calcext:repeat-item-labels="false">
              <table:data-pilot-members>
                <table:data-pilot-member table:name="-0.019078833" table:display="true" table:show-details="true"/>
                <table:data-pilot-member table:name="-0.0190785515" table:display="true" table:show-details="true"/>
                <table:data-pilot-member table:name="-0.0109458053" table:display="true" table:show-details="true"/>
                <table:data-pilot-member table:name="-0.0049586852" table:display="true" table:show-details="true"/>
                <table:data-pilot-member table:name="-0.0048760457" table:display="true" table:show-details="true"/>
                <table:data-pilot-member table:name="-0.0030746301" table:display="true" table:show-details="true"/>
                <table:data-pilot-member table:name="-0.0025501122" table:display="true" table:show-details="true"/>
                <table:data-pilot-member table:name="-0.0023336584" table:display="true" table:show-details="true"/>
                <table:data-pilot-member table:name="-0.0022992665" table:display="true" table:show-details="true"/>
                <table:data-pilot-member table:name="-0.0019531601" table:display="true" table:show-details="true"/>
                <table:data-pilot-member table:name="-0.0014830445" table:display="true" table:show-details="true"/>
                <table:data-pilot-member table:name="-0.0008502286" table:display="true" table:show-details="true"/>
                <table:data-pilot-member table:name="-0.0008040487" table:display="true" table:show-details="true"/>
                <table:data-pilot-member table:name="-0.0007671946" table:display="true" table:show-details="true"/>
                <table:data-pilot-member table:name="-0.0007148292" table:display="true" table:show-details="true"/>
                <table:data-pilot-member table:name="-0.0006770151" table:display="true" table:show-details="true"/>
                <table:data-pilot-member table:name="-0.0005018468" table:display="true" table:show-details="true"/>
                <table:data-pilot-member table:name="-0.0004711126" table:display="true" table:show-details="true"/>
                <table:data-pilot-member table:name="-0.0004478539" table:display="true" table:show-details="true"/>
                <table:data-pilot-member table:name="-0.0003441152" table:display="true" table:show-details="true"/>
                <table:data-pilot-member table:name="-0.0001878857" table:display="true" table:show-details="true"/>
                <table:data-pilot-member table:name="-0.0001526033" table:display="true" table:show-details="true"/>
                <table:data-pilot-member table:name="-9.81922218766252E-05" table:display="true" table:show-details="true"/>
                <table:data-pilot-member table:name="-9.59460677346281E-05" table:display="true" table:show-details="true"/>
                <table:data-pilot-member table:name="-9.45616412851647E-05" table:display="true" table:show-details="true"/>
                <table:data-pilot-member table:name="-4.36249169824582E-05" table:display="true" table:show-details="true"/>
                <table:data-pilot-member table:name="-2.53371725395454E-05" table:display="true" table:show-details="true"/>
                <table:data-pilot-member table:name="-1.84381707197707E-05" table:display="true" table:show-details="true"/>
                <table:data-pilot-member table:name="-1.23174466039525E-05" table:display="true" table:show-details="true"/>
                <table:data-pilot-member table:name="-1.14299257702894E-05" table:display="true" table:show-details="true"/>
                <table:data-pilot-member table:name="-1.06121542302899E-05" table:display="true" table:show-details="true"/>
                <table:data-pilot-member table:name="-1.02543324365731E-05" table:display="true" table:show-details="true"/>
                <table:data-pilot-member table:name="-9.17309877774842E-06" table:display="true" table:show-details="true"/>
                <table:data-pilot-member table:name="-9.09454843831601E-06" table:display="true" table:show-details="true"/>
                <table:data-pilot-member table:name="-7.02253288528565E-06" table:display="true" table:show-details="true"/>
                <table:data-pilot-member table:name="-5.08254218238057E-06" table:display="true" table:show-details="true"/>
                <table:data-pilot-member table:name="-4.12743447945353E-06" table:display="true" table:show-details="true"/>
                <table:data-pilot-member table:name="-2.96932136879564E-06" table:display="true" table:show-details="true"/>
                <table:data-pilot-member table:name="-0.000002887" table:display="true" table:show-details="true"/>
                <table:data-pilot-member table:name="-2.88535003183443E-06" table:display="true" table:show-details="true"/>
                <table:data-pilot-member table:name="-2.76209080382874E-06" table:display="true" table:show-details="true"/>
                <table:data-pilot-member table:name="-2.54282199251674E-06" table:display="true" table:show-details="true"/>
                <table:data-pilot-member table:name="-2.35225814239189E-06" table:display="true" table:show-details="true"/>
                <table:data-pilot-member table:name="-2.29025888708141E-06" table:display="true" table:show-details="true"/>
                <table:data-pilot-member table:name="-2.28137137540235E-06" table:display="true" table:show-details="true"/>
                <table:data-pilot-member table:name="-1.98047536362032E-06" table:display="true" table:show-details="true"/>
                <table:data-pilot-member table:name="-1.7389223968873E-06" table:display="true" table:show-details="true"/>
                <table:data-pilot-member table:name="-1.20170177382006E-06" table:display="true" table:show-details="true"/>
                <table:data-pilot-member table:name="-4.57558019810713E-07" table:display="true" table:show-details="true"/>
                <table:data-pilot-member table:name="-2.96365341232254E-07" table:display="true" table:show-details="true"/>
                <table:data-pilot-member table:name="-2.95092787235417E-07" table:display="true" table:show-details="true"/>
                <table:data-pilot-member table:name="-1.43581430007924E-07" table:display="true" table:show-details="true"/>
                <table:data-pilot-member table:name="-0.000000109" table:display="true" table:show-details="true"/>
                <table:data-pilot-member table:name="-2.57722601138134E-08" table:display="true" table:show-details="true"/>
                <table:data-pilot-member table:name="-2.44120114316293E-08" table:display="true" table:show-details="true"/>
                <table:data-pilot-member table:name="-1.65868760446467E-09" table:display="true" table:show-details="true"/>
                <table:data-pilot-member table:name="-1.47479683681396E-10" table:display="true" table:show-details="true"/>
                <table:data-pilot-member table:name="0" table:display="true" table:show-details="true"/>
                <table:data-pilot-member table:name="5.73539961006178E-08" table:display="true" table:show-details="true"/>
                <table:data-pilot-member table:name="1.23160583080116E-07" table:display="true" table:show-details="true"/>
                <table:data-pilot-member table:name="1.29942245266901E-07" table:display="true" table:show-details="true"/>
                <table:data-pilot-member table:name="4.8894735798423E-07" table:display="true" table:show-details="true"/>
                <table:data-pilot-member table:name="9.19418498156891E-07" table:display="true" table:show-details="true"/>
                <table:data-pilot-member table:name="9.23604617268996E-07" table:display="true" table:show-details="true"/>
                <table:data-pilot-member table:name="9.96849508498909E-07" table:display="true" table:show-details="true"/>
                <table:data-pilot-member table:name="0.000001308" table:display="true" table:show-details="true"/>
                <table:data-pilot-member table:name="1.38112631796459E-06" table:display="true" table:show-details="true"/>
                <table:data-pilot-member table:name="1.5351006129445E-06" table:display="true" table:show-details="true"/>
                <table:data-pilot-member table:name="1.82733295317561E-06" table:display="true" table:show-details="true"/>
                <table:data-pilot-member table:name="2.2768810570227E-06" table:display="true" table:show-details="true"/>
                <table:data-pilot-member table:name="2.43764148729963E-06" table:display="true" table:show-details="true"/>
                <table:data-pilot-member table:name="2.4389106579682E-06" table:display="true" table:show-details="true"/>
                <table:data-pilot-member table:name="2.50165006371582E-06" table:display="true" table:show-details="true"/>
                <table:data-pilot-member table:name="2.92522885553786E-06" table:display="true" table:show-details="true"/>
                <table:data-pilot-member table:name="3.48846893340789E-06" table:display="true" table:show-details="true"/>
                <table:data-pilot-member table:name="4.15689064206097E-06" table:display="true" table:show-details="true"/>
                <table:data-pilot-member table:name="4.24481174211183E-06" table:display="true" table:show-details="true"/>
                <table:data-pilot-member table:name="4.43218006729627E-06" table:display="true" table:show-details="true"/>
                <table:data-pilot-member table:name="4.55938049868466E-06" table:display="true" table:show-details="true"/>
                <table:data-pilot-member table:name="4.57984888728037E-06" table:display="true" table:show-details="true"/>
                <table:data-pilot-member table:name="5.53950604815693E-06" table:display="true" table:show-details="true"/>
                <table:data-pilot-member table:name="6.4026143792952E-06" table:display="true" table:show-details="true"/>
                <table:data-pilot-member table:name="6.60334377370151E-06" table:display="true" table:show-details="true"/>
                <table:data-pilot-member table:name="6.80687572366805E-06" table:display="true" table:show-details="true"/>
                <table:data-pilot-member table:name="6.86475635953576E-06" table:display="true" table:show-details="true"/>
                <table:data-pilot-member table:name="6.95074744641025E-06" table:display="true" table:show-details="true"/>
                <table:data-pilot-member table:name="7.24594626278614E-06" table:display="true" table:show-details="true"/>
                <table:data-pilot-member table:name="7.30662669398159E-06" table:display="true" table:show-details="true"/>
                <table:data-pilot-member table:name="7.39230775787784E-06" table:display="true" table:show-details="true"/>
                <table:data-pilot-member table:name="7.52980632573519E-06" table:display="true" table:show-details="true"/>
                <table:data-pilot-member table:name="0.000007705" table:display="true" table:show-details="true"/>
                <table:data-pilot-member table:name="0.00000773" table:display="true" table:show-details="true"/>
                <table:data-pilot-member table:name="7.73930568424414E-06" table:display="true" table:show-details="true"/>
                <table:data-pilot-member table:name="7.78987125102704E-06" table:display="true" table:show-details="true"/>
                <table:data-pilot-member table:name="7.82939227222985E-06" table:display="true" table:show-details="true"/>
                <table:data-pilot-member table:name="7.85076786542666E-06" table:display="true" table:show-details="true"/>
                <table:data-pilot-member table:name="7.91177238905101E-06" table:display="true" table:show-details="true"/>
                <table:data-pilot-member table:name="8.01919173386055E-06" table:display="true" table:show-details="true"/>
                <table:data-pilot-member table:name="8.04323809278346E-06" table:display="true" table:show-details="true"/>
                <table:data-pilot-member table:name="8.06458686015415E-06" table:display="true" table:show-details="true"/>
                <table:data-pilot-member table:name="8.4155322236475E-06" table:display="true" table:show-details="true"/>
                <table:data-pilot-member table:name="8.76136240106026E-06" table:display="true" table:show-details="true"/>
                <table:data-pilot-member table:name="8.99768284917917E-06" table:display="true" table:show-details="true"/>
                <table:data-pilot-member table:name="9.13441754252015E-06" table:display="true" table:show-details="true"/>
                <table:data-pilot-member table:name="9.19537941313784E-06" table:display="true" table:show-details="true"/>
                <table:data-pilot-member table:name="9.20353761685772E-06" table:display="true" table:show-details="true"/>
                <table:data-pilot-member table:name="9.24120111884943E-06" table:display="true" table:show-details="true"/>
                <table:data-pilot-member table:name="9.27618922582409E-06" table:display="true" table:show-details="true"/>
                <table:data-pilot-member table:name="9.28906455796879E-06" table:display="true" table:show-details="true"/>
                <table:data-pilot-member table:name="9.29059395571132E-06" table:display="true" table:show-details="true"/>
                <table:data-pilot-member table:name="9.45484435611085E-06" table:display="true" table:show-details="true"/>
                <table:data-pilot-member table:name="9.58432005698347E-06" table:display="true" table:show-details="true"/>
                <table:data-pilot-member table:name="9.6458969760904E-06" table:display="true" table:show-details="true"/>
                <table:data-pilot-member table:name="9.6477967669409E-06" table:display="true" table:show-details="true"/>
                <table:data-pilot-member table:name="9.84316145016589E-06" table:display="true" table:show-details="true"/>
                <table:data-pilot-member table:name="9.88909302382162E-06" table:display="true" table:show-details="true"/>
                <table:data-pilot-member table:name="0.000009995" table:display="true" table:show-details="true"/>
                <table:data-pilot-member table:name="1.75643706870685E-05" table:display="true" table:show-details="true"/>
                <table:data-pilot-member table:name="1.86204614769653E-05" table:display="true" table:show-details="true"/>
                <table:data-pilot-member table:name="2.22422786190384E-05" table:display="true" table:show-details="true"/>
                <table:data-pilot-member table:name="0.0006887731" table:display="true" table:show-details="true"/>
                <table:data-pilot-member table:name="0.0017904268" table:display="true" table:show-details="true"/>
                <table:data-pilot-member table:name="0.0107088599" table:display="true" table:show-details="true"/>
                <table:data-pilot-member table:name="0.0140107384" table:display="true" table:show-details="true"/>
                <table:data-pilot-member table:name="#VALUE!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D10" table:buttons="'Pivot Table_Sheet1_2'.A1 'Pivot Table_Sheet1_2'.A4 'Pivot Table_Sheet1_2'.B4 'Pivot Table_Sheet1_2'.C3" table:grand-total="none" table:identify-categories="true" table:drill-down-on-double-click="false">
          <table:source-cell-range table:cell-range-address="Sheet1.A1:Sheet1.AI1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false" table:show-details="true"/>
                <table:data-pilot-member table:name="multiportfolio_soc_b.cbf" table:display="false" table:show-details="true"/>
                <table:data-pilot-member table:name="multiportfolio_soc_c.cbf" table:display="false" table:show-details="true"/>
                <table:data-pilot-member table:name="multiportfolio_soc_d.cbf" table:display="false" table:show-details="true"/>
                <table:data-pilot-member table:name="multiportfolio_soc_e.cbf" table:display="false" table:show-details="true"/>
                <table:data-pilot-member table:name="multiportfolio_soc_f.cbf" table:display="false" table:show-details="true"/>
                <table:data-pilot-member table:name="multiportfolio_socexp_a.cbf" table:display="false" table:show-details="true"/>
                <table:data-pilot-member table:name="multiportfolio_socexp_b.cbf" table:display="false" table:show-details="true"/>
                <table:data-pilot-member table:name="multiportfolio_socexp_c.cbf" table:display="false" table:show-details="true"/>
                <table:data-pilot-member table:name="multiportfolio_socexp_d.cbf" table:display="false" table:show-details="true"/>
                <table:data-pilot-member table:name="multiportfolio_socexp_e.cbf" table:display="false" table:show-details="true"/>
                <table:data-pilot-member table:name="multiportfolio_socexp_f.cbf" table:display="false" table:show-details="true"/>
                <table:data-pilot-member table:name="multiportfolio_socexppsd_a.cbf" table:display="true" table:show-details="true"/>
                <table:data-pilot-member table:name="multiportfolio_socexppsd_b.cbf" table:display="true" table:show-details="true"/>
                <table:data-pilot-member table:name="multiportfolio_socexppsd_c.cbf" table:display="true" table:show-details="true"/>
                <table:data-pilot-member table:name="multiportfolio_socexppsd_d.cbf" table:display="true" table:show-details="true"/>
                <table:data-pilot-member table:name="multiportfolio_socexppsd_e.cbf" table:display="true" table:show-details="true"/>
                <table:data-pilot-member table:name="multiportfolio_socexppsd_f.cbf" table:display="true" table:show-details="true"/>
                <table:data-pilot-member table:name="multiportfolio_socpsd_a.cbf" table:display="false" table:show-details="true"/>
                <table:data-pilot-member table:name="multiportfolio_socpsd_b.cbf" table:display="false" table:show-details="true"/>
                <table:data-pilot-member table:name="multiportfolio_socpsd_c.cbf" table:display="false" table:show-details="true"/>
                <table:data-pilot-member table:name="multiportfolio_socpsd_d.cbf" table:display="false" table:show-details="true"/>
                <table:data-pilot-member table:name="multiportfolio_socpsd_e.cbf" table:display="false" table:show-details="true"/>
                <table:data-pilot-member table:name="multiportfolio_socpsd_f.cbf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" table:orientation="row" table:used-hierarchy="0" table:function="auto">
            <table:data-pilot-level table:show-empty="false" calcext:repeat-item-labels="false">
              <table:data-pilot-members>
                <table:data-pilot-member table:name="PAJ_CPLEX_ECOS" table:display="false" table:show-details="true"/>
                <table:data-pilot-member table:name="PAJ_CPLEX_ECOS_msd" table:display="false" table:show-details="true"/>
                <table:data-pilot-member table:name="PAJ_CPLEX_MOSEK" table:display="false" table:show-details="true"/>
                <table:data-pilot-member table:name="PAJ_CPLEX_MOSEK_msd" table:display="false" table:show-details="true"/>
                <table:data-pilot-member table:name="PAJ_CPLEX_MOSEK_nopresolve" table:display="false" table:show-details="true"/>
                <table:data-pilot-member table:name="PAJ_CPLEX_MOSEK_noscale" table:display="false" table:show-details="true"/>
                <table:data-pilot-member table:name="PAJ_CPLEX_MOSEK_noscale_nopresolve" table:display="false" table:show-details="true"/>
                <table:data-pilot-member table:name="PAJ_CPLEX_noconic" table:display="false" table:show-details="true"/>
                <table:data-pilot-member table:name="PAJ_CPLEX_noconic_msd" table:display="false" table:show-details="true"/>
                <table:data-pilot-member table:name="PAJ_CPLEX_noconic_noinit" table:display="false" table:show-details="true"/>
                <table:data-pilot-member table:name="PAJ_CPLEX_noconic_noinit_msd" table:display="true" table:show-details="true"/>
                <table:data-pilot-member table:name="PAJ_CPLEX_SCS" table:display="false" table:show-details="true"/>
                <table:data-pilot-member table:name="PAJ_CPLEX_SCS_ms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time" table:orientation="data" table:used-hierarchy="0" table:function="sum">
            <table:data-pilot-level table:show-empty="false" calcext:repeat-item-labels="false">
              <table:data-pilot-members>
                <table:data-pilot-member table:name="0.0063710213" table:display="true" table:show-details="true"/>
                <table:data-pilot-member table:name="0.0064120293" table:display="true" table:show-details="true"/>
                <table:data-pilot-member table:name="0.0081009865" table:display="true" table:show-details="true"/>
                <table:data-pilot-member table:name="0.0086550713" table:display="true" table:show-details="true"/>
                <table:data-pilot-member table:name="0.0089900494" table:display="true" table:show-details="true"/>
                <table:data-pilot-member table:name="0.0126800537" table:display="true" table:show-details="true"/>
                <table:data-pilot-member table:name="0.0128090382" table:display="true" table:show-details="true"/>
                <table:data-pilot-member table:name="0.0129780769" table:display="true" table:show-details="true"/>
                <table:data-pilot-member table:name="0.0135278702" table:display="true" table:show-details="true"/>
                <table:data-pilot-member table:name="0.0135338306" table:display="true" table:show-details="true"/>
                <table:data-pilot-member table:name="0.0135660172" table:display="true" table:show-details="true"/>
                <table:data-pilot-member table:name="0.0136079788" table:display="true" table:show-details="true"/>
                <table:data-pilot-member table:name="0.0136258602" table:display="true" table:show-details="true"/>
                <table:data-pilot-member table:name="0.0142459869" table:display="true" table:show-details="true"/>
                <table:data-pilot-member table:name="0.0158679485" table:display="true" table:show-details="true"/>
                <table:data-pilot-member table:name="0.0166330338" table:display="true" table:show-details="true"/>
                <table:data-pilot-member table:name="0.0201311111" table:display="true" table:show-details="true"/>
                <table:data-pilot-member table:name="0.0221920013" table:display="true" table:show-details="true"/>
                <table:data-pilot-member table:name="0.0237710476" table:display="true" table:show-details="true"/>
                <table:data-pilot-member table:name="0.0265350342" table:display="true" table:show-details="true"/>
                <table:data-pilot-member table:name="0.0368349552" table:display="true" table:show-details="true"/>
                <table:data-pilot-member table:name="0.0581378937" table:display="true" table:show-details="true"/>
                <table:data-pilot-member table:name="0.0583758354" table:display="true" table:show-details="true"/>
                <table:data-pilot-member table:name="0.0585520267" table:display="true" table:show-details="true"/>
                <table:data-pilot-member table:name="0.0595757961" table:display="true" table:show-details="true"/>
                <table:data-pilot-member table:name="0.059787035" table:display="true" table:show-details="true"/>
                <table:data-pilot-member table:name="0.0602750778" table:display="true" table:show-details="true"/>
                <table:data-pilot-member table:name="0.0614709854" table:display="true" table:show-details="true"/>
                <table:data-pilot-member table:name="0.0658171177" table:display="true" table:show-details="true"/>
                <table:data-pilot-member table:name="0.0885119438" table:display="true" table:show-details="true"/>
                <table:data-pilot-member table:name="0.0984911919" table:display="true" table:show-details="true"/>
                <table:data-pilot-member table:name="0.1038479805" table:display="true" table:show-details="true"/>
                <table:data-pilot-member table:name="0.1066851616" table:display="true" table:show-details="true"/>
                <table:data-pilot-member table:name="0.1076390743" table:display="true" table:show-details="true"/>
                <table:data-pilot-member table:name="0.1197359562" table:display="true" table:show-details="true"/>
                <table:data-pilot-member table:name="0.1250817776" table:display="true" table:show-details="true"/>
                <table:data-pilot-member table:name="0.1610798836" table:display="true" table:show-details="true"/>
                <table:data-pilot-member table:name="0.1712858677" table:display="true" table:show-details="true"/>
                <table:data-pilot-member table:name="0.1715800762" table:display="true" table:show-details="true"/>
                <table:data-pilot-member table:name="0.1827020645" table:display="true" table:show-details="true"/>
                <table:data-pilot-member table:name="0.2064819336" table:display="true" table:show-details="true"/>
                <table:data-pilot-member table:name="0.2464540005" table:display="true" table:show-details="true"/>
                <table:data-pilot-member table:name="0.2555630207" table:display="true" table:show-details="true"/>
                <table:data-pilot-member table:name="0.2718579769" table:display="true" table:show-details="true"/>
                <table:data-pilot-member table:name="0.289607048" table:display="true" table:show-details="true"/>
                <table:data-pilot-member table:name="0.2947838306" table:display="true" table:show-details="true"/>
                <table:data-pilot-member table:name="0.3549621105" table:display="true" table:show-details="true"/>
                <table:data-pilot-member table:name="0.3773288727" table:display="true" table:show-details="true"/>
                <table:data-pilot-member table:name="0.4183299541" table:display="true" table:show-details="true"/>
                <table:data-pilot-member table:name="0.4284980297" table:display="true" table:show-details="true"/>
                <table:data-pilot-member table:name="0.4285371304" table:display="true" table:show-details="true"/>
                <table:data-pilot-member table:name="0.4486570358" table:display="true" table:show-details="true"/>
                <table:data-pilot-member table:name="0.4796130657" table:display="true" table:show-details="true"/>
                <table:data-pilot-member table:name="0.4831418991" table:display="true" table:show-details="true"/>
                <table:data-pilot-member table:name="0.5052309036" table:display="true" table:show-details="true"/>
                <table:data-pilot-member table:name="0.5653288364" table:display="true" table:show-details="true"/>
                <table:data-pilot-member table:name="0.5717160702" table:display="true" table:show-details="true"/>
                <table:data-pilot-member table:name="0.653429985" table:display="true" table:show-details="true"/>
                <table:data-pilot-member table:name="0.7908990383" table:display="true" table:show-details="true"/>
                <table:data-pilot-member table:name="0.806281805" table:display="true" table:show-details="true"/>
                <table:data-pilot-member table:name="1.0157129765" table:display="true" table:show-details="true"/>
                <table:data-pilot-member table:name="1.1157119274" table:display="true" table:show-details="true"/>
                <table:data-pilot-member table:name="1.1898338795" table:display="true" table:show-details="true"/>
                <table:data-pilot-member table:name="1.2229001522" table:display="true" table:show-details="true"/>
                <table:data-pilot-member table:name="1.3867390156" table:display="true" table:show-details="true"/>
                <table:data-pilot-member table:name="1.4148170948" table:display="true" table:show-details="true"/>
                <table:data-pilot-member table:name="1.6631779671" table:display="true" table:show-details="true"/>
                <table:data-pilot-member table:name="1.7311491966" table:display="true" table:show-details="true"/>
                <table:data-pilot-member table:name="1.9000339508" table:display="true" table:show-details="true"/>
                <table:data-pilot-member table:name="1.9517188072" table:display="true" table:show-details="true"/>
                <table:data-pilot-member table:name="2.1972229481" table:display="true" table:show-details="true"/>
                <table:data-pilot-member table:name="2.2357850075" table:display="true" table:show-details="true"/>
                <table:data-pilot-member table:name="2.2400960922" table:display="true" table:show-details="true"/>
                <table:data-pilot-member table:name="2.25086689" table:display="true" table:show-details="true"/>
                <table:data-pilot-member table:name="2.2625920773" table:display="true" table:show-details="true"/>
                <table:data-pilot-member table:name="2.3073658943" table:display="true" table:show-details="true"/>
                <table:data-pilot-member table:name="2.3209869862" table:display="true" table:show-details="true"/>
                <table:data-pilot-member table:name="2.4600920677" table:display="true" table:show-details="true"/>
                <table:data-pilot-member table:name="2.5874938965" table:display="true" table:show-details="true"/>
                <table:data-pilot-member table:name="2.784558773" table:display="true" table:show-details="true"/>
                <table:data-pilot-member table:name="2.8341078758" table:display="true" table:show-details="true"/>
                <table:data-pilot-member table:name="2.8355519772" table:display="true" table:show-details="true"/>
                <table:data-pilot-member table:name="2.8994460106" table:display="true" table:show-details="true"/>
                <table:data-pilot-member table:name="4.019313097" table:display="true" table:show-details="true"/>
                <table:data-pilot-member table:name="4.6117999554" table:display="true" table:show-details="true"/>
                <table:data-pilot-member table:name="4.8573322296" table:display="true" table:show-details="true"/>
                <table:data-pilot-member table:name="5.0687408447" table:display="true" table:show-details="true"/>
                <table:data-pilot-member table:name="5.127931118" table:display="true" table:show-details="true"/>
                <table:data-pilot-member table:name="5.3676068783" table:display="true" table:show-details="true"/>
                <table:data-pilot-member table:name="5.6739749908" table:display="true" table:show-details="true"/>
                <table:data-pilot-member table:name="5.7239141464" table:display="true" table:show-details="true"/>
                <table:data-pilot-member table:name="6.4969730377" table:display="true" table:show-details="true"/>
                <table:data-pilot-member table:name="6.5334441662" table:display="true" table:show-details="true"/>
                <table:data-pilot-member table:name="6.7341749668" table:display="true" table:show-details="true"/>
                <table:data-pilot-member table:name="7.1476418972" table:display="true" table:show-details="true"/>
                <table:data-pilot-member table:name="9.1485691071" table:display="true" table:show-details="true"/>
                <table:data-pilot-member table:name="9.1702401638" table:display="true" table:show-details="true"/>
                <table:data-pilot-member table:name="10.4970059395" table:display="true" table:show-details="true"/>
                <table:data-pilot-member table:name="11.2225849628" table:display="true" table:show-details="true"/>
                <table:data-pilot-member table:name="11.5055501461" table:display="true" table:show-details="true"/>
                <table:data-pilot-member table:name="11.9676249027" table:display="true" table:show-details="true"/>
                <table:data-pilot-member table:name="12.7995510101" table:display="true" table:show-details="true"/>
                <table:data-pilot-member table:name="13.1287779808" table:display="true" table:show-details="true"/>
                <table:data-pilot-member table:name="16.7521460056" table:display="true" table:show-details="true"/>
                <table:data-pilot-member table:name="17.7477021217" table:display="true" table:show-details="true"/>
                <table:data-pilot-member table:name="18.3039410114" table:display="true" table:show-details="true"/>
                <table:data-pilot-member table:name="19.0612149239" table:display="true" table:show-details="true"/>
                <table:data-pilot-member table:name="19.3239469528" table:display="true" table:show-details="true"/>
                <table:data-pilot-member table:name="21.1317567825" table:display="true" table:show-details="true"/>
                <table:data-pilot-member table:name="22.5980129242" table:display="true" table:show-details="true"/>
                <table:data-pilot-member table:name="23.178812027" table:display="true" table:show-details="true"/>
                <table:data-pilot-member table:name="27.8284621239" table:display="true" table:show-details="true"/>
                <table:data-pilot-member table:name="27.8769631386" table:display="true" table:show-details="true"/>
                <table:data-pilot-member table:name="32.9795570374" table:display="true" table:show-details="true"/>
                <table:data-pilot-member table:name="37.8924860954" table:display="true" table:show-details="true"/>
                <table:data-pilot-member table:name="38.1945779324" table:display="true" table:show-details="true"/>
                <table:data-pilot-member table:name="41.1259360313" table:display="true" table:show-details="true"/>
                <table:data-pilot-member table:name="42.0575709343" table:display="true" table:show-details="true"/>
                <table:data-pilot-member table:name="43.5657391548" table:display="true" table:show-details="true"/>
                <table:data-pilot-member table:name="43.68410182" table:display="true" table:show-details="true"/>
                <table:data-pilot-member table:name="46.5261540413" table:display="true" table:show-details="true"/>
                <table:data-pilot-member table:name="51.0393559933" table:display="true" table:show-details="true"/>
                <table:data-pilot-member table:name="53.6555700302" table:display="true" table:show-details="true"/>
                <table:data-pilot-member table:name="53.9076020718" table:display="true" table:show-details="true"/>
                <table:data-pilot-member table:name="63.7237200737" table:display="true" table:show-details="true"/>
                <table:data-pilot-member table:name="104.8274638653" table:display="true" table:show-details="true"/>
                <table:data-pilot-member table:name="107.2061240673" table:display="true" table:show-details="true"/>
                <table:data-pilot-member table:name="109.3773560524" table:display="true" table:show-details="true"/>
                <table:data-pilot-member table:name="110.2813391685" table:display="true" table:show-details="true"/>
                <table:data-pilot-member table:name="120.4341890812" table:display="true" table:show-details="true"/>
                <table:data-pilot-member table:name="158.9133009911" table:display="true" table:show-details="true"/>
                <table:data-pilot-member table:name="187.3188719749" table:display="true" table:show-details="true"/>
                <table:data-pilot-member table:name="208.4854550362" table:display="true" table:show-details="true"/>
                <table:data-pilot-member table:name="234.7438948154" table:display="true" table:show-details="true"/>
                <table:data-pilot-member table:name="256.4191610813" table:display="true" table:show-details="true"/>
                <table:data-pilot-member table:name="290.3178200722" table:display="true" table:show-details="true"/>
                <table:data-pilot-member table:name="351.8002238274" table:display="true" table:show-details="true"/>
                <table:data-pilot-member table:name="511.6371510029" table:display="true" table:show-details="true"/>
                <table:data-pilot-member table:name="657.4634130001" table:display="true" table:show-details="true"/>
                <table:data-pilot-member table:name="661.0339920521" table:display="true" table:show-details="true"/>
                <table:data-pilot-member table:name="734.8750891685" table:display="true" table:show-details="true"/>
                <table:data-pilot-member table:name="758.1631782055" table:display="true" table:show-details="true"/>
                <table:data-pilot-member table:name="870.4158699512" table:display="true" table:show-details="true"/>
                <table:data-pilot-member table:name="1110.08751297" table:display="true" table:show-details="true"/>
                <table:data-pilot-member table:name="1346.5341379643" table:display="true" table:show-details="true"/>
                <table:data-pilot-member table:name="1497.419192791" table:display="true" table:show-details="true"/>
                <table:data-pilot-member table:name="1981.253401041" table:display="true" table:show-details="true"/>
                <table:data-pilot-member table:name="2983.0108687878" table:display="true" table:show-details="true"/>
                <table:data-pilot-member table:name="7200.0031571388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data" table:used-hierarchy="0" table:function="sum">
            <table:data-pilot-level table:show-empty="false" calcext:repeat-item-labels="false">
              <table:data-pilot-members>
                <table:data-pilot-member table:name=" " table:display="true" table:show-details="true"/>
                <table:data-pilot-member table:name="Optimal" table:display="true" table:show-details="true"/>
                <table:data-pilot-member table:name="Suboptimal" table:display="true" table:show-details="true"/>
                <table:data-pilot-member table:name="UserLim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20:40.909733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46:04.459721280</meta:creation-date>
    <dc:date>2017-07-18T16:02:55.265346203</dc:date>
    <meta:editing-duration>PT52M46S</meta:editing-duration>
    <meta:editing-cycles>6</meta:editing-cycles>
    <meta:generator>LibreOffice/5.1.6.2$Linux_X86_64 LibreOffice_project/10m0$Build-2</meta:generator>
    <meta:document-statistic meta:table-count="3" meta:cell-count="5827" meta:object-count="0"/>
  </office:meta>
</office:document-meta>
</file>